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8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12.8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co22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3" style:family="table-cell" style:parent-style-name="Default"/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15" style:family="table-cell" style:parent-style-name="Default" style:data-style-name="N0"/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fossil energy.Secondary Fossil Energy Output[1]</text:p>
          </table:table-cell>
          <table:table-cell table:style-name="ce8" office:value-type="float" office:value="25423.09344" calcext:value-type="float">
            <text:p>25423.09</text:p>
          </table:table-cell>
          <table:table-cell table:style-name="ce8" office:value-type="float" office:value="25132.89348" calcext:value-type="float">
            <text:p>25132.89</text:p>
          </table:table-cell>
          <table:table-cell table:style-name="ce8" office:value-type="float" office:value="24862.7718" calcext:value-type="float">
            <text:p>24862.77</text:p>
          </table:table-cell>
          <table:table-cell table:style-name="ce8" office:value-type="float" office:value="25094.44512" calcext:value-type="float">
            <text:p>25094.45</text:p>
          </table:table-cell>
          <table:table-cell table:style-name="ce8" office:value-type="float" office:value="26130.19968" calcext:value-type="float">
            <text:p>26130.20</text:p>
          </table:table-cell>
          <table:table-cell table:style-name="ce8" office:value-type="float" office:value="26610.17256" calcext:value-type="float">
            <text:p>26610.17</text:p>
          </table:table-cell>
          <table:table-cell table:style-name="ce8" office:value-type="float" office:value="27141.13692" calcext:value-type="float">
            <text:p>27141.14</text:p>
          </table:table-cell>
          <table:table-cell table:style-name="ce8" office:value-type="float" office:value="28043.52516" calcext:value-type="float">
            <text:p>28043.53</text:p>
          </table:table-cell>
          <table:table-cell table:style-name="ce8" office:value-type="float" office:value="29018.67732" calcext:value-type="float">
            <text:p>29018.68</text:p>
          </table:table-cell>
          <table:table-cell table:style-name="ce8" office:value-type="float" office:value="29616.62148" calcext:value-type="float">
            <text:p>29616.62</text:p>
          </table:table-cell>
          <table:table-cell table:style-name="ce8" office:value-type="float" office:value="29903.1552" calcext:value-type="float">
            <text:p>29903.16</text:p>
          </table:table-cell>
          <table:table-cell table:style-name="ce8" office:value-type="float" office:value="29985.8634" calcext:value-type="float">
            <text:p>29985.86</text:p>
          </table:table-cell>
          <table:table-cell table:style-name="ce8" office:value-type="float" office:value="30156.86664" calcext:value-type="float">
            <text:p>30156.87</text:p>
          </table:table-cell>
          <table:table-cell table:style-name="ce8" office:value-type="float" office:value="30209.67288" calcext:value-type="float">
            <text:p>30209.67</text:p>
          </table:table-cell>
          <table:table-cell table:style-name="ce8" office:value-type="float" office:value="30585.81456" calcext:value-type="float">
            <text:p>30585.81</text:p>
          </table:table-cell>
          <table:table-cell table:style-name="ce8" office:value-type="float" office:value="31151.38356" calcext:value-type="float">
            <text:p>31151.38</text:p>
          </table:table-cell>
          <table:table-cell table:style-name="ce8" office:value-type="float" office:value="32068.39824" calcext:value-type="float">
            <text:p>32068.40</text:p>
          </table:table-cell>
          <table:table-cell table:style-name="ce8" office:value-type="float" office:value="32408.63172" calcext:value-type="float">
            <text:p>32408.63</text:p>
          </table:table-cell>
          <table:table-cell table:style-name="ce8" office:value-type="float" office:value="32571.59652" calcext:value-type="float">
            <text:p>32571.60</text:p>
          </table:table-cell>
          <table:table-cell table:style-name="ce8" office:value-type="float" office:value="33098.5782" calcext:value-type="float">
            <text:p>33098.58</text:p>
          </table:table-cell>
          <table:table-cell table:style-name="ce8" office:value-type="float" office:value="33986.493" calcext:value-type="float">
            <text:p>33986.49</text:p>
          </table:table-cell>
          <table:table-cell table:style-name="ce8" office:value-type="float" office:value="34626.0836188235" calcext:value-type="float">
            <text:p>34626.08</text:p>
          </table:table-cell>
          <table:table-cell table:style-name="ce8" office:value-type="float" office:value="35620.5193647059" calcext:value-type="float">
            <text:p>35620.52</text:p>
          </table:table-cell>
          <table:table-cell table:style-name="ce8" office:value-type="float" office:value="37398.8883105882" calcext:value-type="float">
            <text:p>37398.89</text:p>
          </table:table-cell>
          <table:table-cell table:style-name="ce8" office:value-type="float" office:value="39451.1339929412" calcext:value-type="float">
            <text:p>39451.13</text:p>
          </table:table-cell>
          <table:table-cell table:style-name="ce8" office:value-type="float" office:value="41083.4882682353" calcext:value-type="float">
            <text:p>41083.49</text:p>
          </table:table-cell>
          <table:table-cell table:style-name="ce8" office:value-type="float" office:value="42506.6039505882" calcext:value-type="float">
            <text:p>42506.60</text:p>
          </table:table-cell>
          <table:table-cell table:style-name="ce8" office:value-type="float" office:value="44231.5098352941" calcext:value-type="float">
            <text:p>44231.51</text:p>
          </table:table-cell>
          <table:table-cell table:style-name="ce8" office:value-type="float" office:value="44831.5057811765" calcext:value-type="float">
            <text:p>44831.51</text:p>
          </table:table-cell>
          <table:table-cell table:style-name="ce8" office:value-type="float" office:value="44231.2297411765" calcext:value-type="float">
            <text:p>44231.23</text:p>
          </table:table-cell>
          <table:table-cell table:style-name="ce8" office:value-type="float" office:value="46599.8149529412" calcext:value-type="float">
            <text:p>46599.81</text:p>
          </table:table-cell>
          <table:table-cell table:style-name="ce8" office:value-type="float" office:value="48064.6553976471" calcext:value-type="float">
            <text:p>48064.66</text:p>
          </table:table-cell>
          <table:table-cell table:style-name="ce8" office:value-type="float" office:value="49049.3422941177" calcext:value-type="float">
            <text:p>49049.34</text:p>
          </table:table-cell>
          <table:table-cell table:style-name="ce8" office:value-type="float" office:value="49996.4053411765" calcext:value-type="float">
            <text:p>49996.41</text:p>
          </table:table-cell>
          <table:table-cell table:style-name="ce8" office:value-type="float" office:value="50599.0997364706" calcext:value-type="float">
            <text:p>50599.10</text:p>
          </table:table-cell>
          <table:table-cell table:style-name="ce8" office:value-type="float" office:value="51159.7050917647" calcext:value-type="float">
            <text:p>51159.71</text:p>
          </table:table-cell>
          <table:table-cell table:style-name="ce8" office:value-type="float" office:value="51813.5191294118" calcext:value-type="float">
            <text:p>51813.52</text:p>
          </table:table-cell>
          <table:table-cell table:style-name="ce8" office:value-type="float" office:value="53006.9748" calcext:value-type="float">
            <text:p>53006.97</text:p>
          </table:table-cell>
          <table:table-cell table:style-name="ce8" office:value-type="float" office:value="54427.9352348485" calcext:value-type="float">
            <text:p>54427.94</text:p>
          </table:table-cell>
          <table:table-cell table:style-name="ce8" office:value-type="float" office:value="54854.7307848485" calcext:value-type="float">
            <text:p>54854.73</text:p>
          </table:table-cell>
          <table:table-cell table:style-name="ce8" office:value-type="float" office:value="52366.9693136364" calcext:value-type="float">
            <text:p>52366.97</text:p>
          </table:table-cell>
          <table:table-cell table:style-name="ce8" office:value-type="float" office:value="55461.8398545455" calcext:value-type="float">
            <text:p>55461.84</text:p>
          </table:table-cell>
          <table:table-cell table:style-name="ce8" office:value-type="float" office:value="55934.3389272727" calcext:value-type="float">
            <text:p>55934.3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coal.Secondary Fossil Energy Output[1]</text:p>
          </table:table-cell>
          <table:table-cell table:style-name="ce8" office:value-type="float" office:value="7508.7396" calcext:value-type="float">
            <text:p>7508.74</text:p>
          </table:table-cell>
          <table:table-cell table:style-name="ce8" office:value-type="float" office:value="7613.8848" calcext:value-type="float">
            <text:p>7613.88</text:p>
          </table:table-cell>
          <table:table-cell table:style-name="ce8" office:value-type="float" office:value="7698.76236" calcext:value-type="float">
            <text:p>7698.76</text:p>
          </table:table-cell>
          <table:table-cell table:style-name="ce8" office:value-type="float" office:value="7936.68456" calcext:value-type="float">
            <text:p>7936.68</text:p>
          </table:table-cell>
          <table:table-cell table:style-name="ce8" office:value-type="float" office:value="8280.38808" calcext:value-type="float">
            <text:p>8280.39</text:p>
          </table:table-cell>
          <table:table-cell table:style-name="ce8" office:value-type="float" office:value="8635.61736" calcext:value-type="float">
            <text:p>8635.62</text:p>
          </table:table-cell>
          <table:table-cell table:style-name="ce8" office:value-type="float" office:value="8732.8926" calcext:value-type="float">
            <text:p>8732.89</text:p>
          </table:table-cell>
          <table:table-cell table:style-name="ce8" office:value-type="float" office:value="9076.47336" calcext:value-type="float">
            <text:p>9076.47</text:p>
          </table:table-cell>
          <table:table-cell table:style-name="ce8" office:value-type="float" office:value="9348.16644" calcext:value-type="float">
            <text:p>9348.17</text:p>
          </table:table-cell>
          <table:table-cell table:style-name="ce8" office:value-type="float" office:value="9437.64264" calcext:value-type="float">
            <text:p>9437.64</text:p>
          </table:table-cell>
          <table:table-cell table:style-name="ce8" office:value-type="float" office:value="9326.385" calcext:value-type="float">
            <text:p>9326.39</text:p>
          </table:table-cell>
          <table:table-cell table:style-name="ce8" office:value-type="float" office:value="9236.94552" calcext:value-type="float">
            <text:p>9236.95</text:p>
          </table:table-cell>
          <table:table-cell table:style-name="ce8" office:value-type="float" office:value="9201.03192" calcext:value-type="float">
            <text:p>9201.03</text:p>
          </table:table-cell>
          <table:table-cell table:style-name="ce8" office:value-type="float" office:value="9248.01552" calcext:value-type="float">
            <text:p>9248.02</text:p>
          </table:table-cell>
          <table:table-cell table:style-name="ce8" office:value-type="float" office:value="9284.01408" calcext:value-type="float">
            <text:p>9284.01</text:p>
          </table:table-cell>
          <table:table-cell table:style-name="ce8" office:value-type="float" office:value="9347.88852" calcext:value-type="float">
            <text:p>9347.89</text:p>
          </table:table-cell>
          <table:table-cell table:style-name="ce8" office:value-type="float" office:value="9570.59568" calcext:value-type="float">
            <text:p>9570.60</text:p>
          </table:table-cell>
          <table:table-cell table:style-name="ce8" office:value-type="float" office:value="9554.45004" calcext:value-type="float">
            <text:p>9554.45</text:p>
          </table:table-cell>
          <table:table-cell table:style-name="ce8" office:value-type="float" office:value="9494.09244" calcext:value-type="float">
            <text:p>9494.09</text:p>
          </table:table-cell>
          <table:table-cell table:style-name="ce8" office:value-type="float" office:value="9534.73428" calcext:value-type="float">
            <text:p>9534.73</text:p>
          </table:table-cell>
          <table:table-cell table:style-name="ce8" office:value-type="float" office:value="9876.46572" calcext:value-type="float">
            <text:p>9876.47</text:p>
          </table:table-cell>
          <table:table-cell table:style-name="ce8" office:value-type="float" office:value="10096.9447764706" calcext:value-type="float">
            <text:p>10096.94</text:p>
          </table:table-cell>
          <table:table-cell table:style-name="ce8" office:value-type="float" office:value="10562.9586" calcext:value-type="float">
            <text:p>10562.96</text:p>
          </table:table-cell>
          <table:table-cell table:style-name="ce8" office:value-type="float" office:value="11564.6140235294" calcext:value-type="float">
            <text:p>11564.61</text:p>
          </table:table-cell>
          <table:table-cell table:style-name="ce8" office:value-type="float" office:value="12443.8273882353" calcext:value-type="float">
            <text:p>12443.83</text:p>
          </table:table-cell>
          <table:table-cell table:style-name="ce8" office:value-type="float" office:value="13451.6917270588" calcext:value-type="float">
            <text:p>13451.69</text:p>
          </table:table-cell>
          <table:table-cell table:style-name="ce8" office:value-type="float" office:value="14242.2349482353" calcext:value-type="float">
            <text:p>14242.23</text:p>
          </table:table-cell>
          <table:table-cell table:style-name="ce8" office:value-type="float" office:value="15145.8793411765" calcext:value-type="float">
            <text:p>15145.88</text:p>
          </table:table-cell>
          <table:table-cell table:style-name="ce8" office:value-type="float" office:value="15448.4538352941" calcext:value-type="float">
            <text:p>15448.45</text:p>
          </table:table-cell>
          <table:table-cell table:style-name="ce8" office:value-type="float" office:value="15302.0244705882" calcext:value-type="float">
            <text:p>15302.02</text:p>
          </table:table-cell>
          <table:table-cell table:style-name="ce8" office:value-type="float" office:value="16084.2570352941" calcext:value-type="float">
            <text:p>16084.26</text:p>
          </table:table-cell>
          <table:table-cell table:style-name="ce8" office:value-type="float" office:value="16938.66784" calcext:value-type="float">
            <text:p>16938.67</text:p>
          </table:table-cell>
          <table:table-cell table:style-name="ce8" office:value-type="float" office:value="17091.0971647059" calcext:value-type="float">
            <text:p>17091.10</text:p>
          </table:table-cell>
          <table:table-cell table:style-name="ce8" office:value-type="float" office:value="17447.8205882353" calcext:value-type="float">
            <text:p>17447.82</text:p>
          </table:table-cell>
          <table:table-cell table:style-name="ce8" office:value-type="float" office:value="17626.6024470588" calcext:value-type="float">
            <text:p>17626.60</text:p>
          </table:table-cell>
          <table:table-cell table:style-name="ce8" office:value-type="float" office:value="17262.4269176471" calcext:value-type="float">
            <text:p>17262.43</text:p>
          </table:table-cell>
          <table:table-cell table:style-name="ce8" office:value-type="float" office:value="16985.5497882353" calcext:value-type="float">
            <text:p>16985.55</text:p>
          </table:table-cell>
          <table:table-cell table:style-name="ce8" office:value-type="float" office:value="17251.9468" calcext:value-type="float">
            <text:p>17251.95</text:p>
          </table:table-cell>
          <table:table-cell table:style-name="ce8" office:value-type="float" office:value="17584.5166666667" calcext:value-type="float">
            <text:p>17584.52</text:p>
          </table:table-cell>
          <table:table-cell table:style-name="ce8" office:value-type="float" office:value="17545.768269697" calcext:value-type="float">
            <text:p>17545.77</text:p>
          </table:table-cell>
          <table:table-cell table:style-name="ce8" office:value-type="float" office:value="17085.3259545455" calcext:value-type="float">
            <text:p>17085.33</text:p>
          </table:table-cell>
          <table:table-cell table:style-name="ce8" office:value-type="float" office:value="18096.014569697" calcext:value-type="float">
            <text:p>18096.01</text:p>
          </table:table-cell>
          <table:table-cell table:style-name="ce8" office:value-type="float" office:value="18281.4172954545" calcext:value-type="float">
            <text:p>18281.42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oil.Secondary Fossil Energy Output[1]</text:p>
          </table:table-cell>
          <table:table-cell table:style-name="ce8" office:value-type="float" office:value="12789.04788" calcext:value-type="float">
            <text:p>12789.05</text:p>
          </table:table-cell>
          <table:table-cell table:style-name="ce8" office:value-type="float" office:value="12336.4944" calcext:value-type="float">
            <text:p>12336.49</text:p>
          </table:table-cell>
          <table:table-cell table:style-name="ce8" office:value-type="float" office:value="11954.9052" calcext:value-type="float">
            <text:p>11954.91</text:p>
          </table:table-cell>
          <table:table-cell table:style-name="ce8" office:value-type="float" office:value="11864.38068" calcext:value-type="float">
            <text:p>11864.38</text:p>
          </table:table-cell>
          <table:table-cell table:style-name="ce8" office:value-type="float" office:value="12124.8468" calcext:value-type="float">
            <text:p>12124.85</text:p>
          </table:table-cell>
          <table:table-cell table:style-name="ce8" office:value-type="float" office:value="12120.15528" calcext:value-type="float">
            <text:p>12120.16</text:p>
          </table:table-cell>
          <table:table-cell table:style-name="ce8" office:value-type="float" office:value="12496.64472" calcext:value-type="float">
            <text:p>12496.64</text:p>
          </table:table-cell>
          <table:table-cell table:style-name="ce8" office:value-type="float" office:value="12745.5696" calcext:value-type="float">
            <text:p>12745.57</text:p>
          </table:table-cell>
          <table:table-cell table:style-name="ce8" office:value-type="float" office:value="13158.5256" calcext:value-type="float">
            <text:p>13158.53</text:p>
          </table:table-cell>
          <table:table-cell table:style-name="ce8" office:value-type="float" office:value="13379.05548" calcext:value-type="float">
            <text:p>13379.06</text:p>
          </table:table-cell>
          <table:table-cell table:style-name="ce8" office:value-type="float" office:value="13563.5652" calcext:value-type="float">
            <text:p>13563.57</text:p>
          </table:table-cell>
          <table:table-cell table:style-name="ce8" office:value-type="float" office:value="13558.69548" calcext:value-type="float">
            <text:p>13558.70</text:p>
          </table:table-cell>
          <table:table-cell table:style-name="ce8" office:value-type="float" office:value="13732.98048" calcext:value-type="float">
            <text:p>13732.98</text:p>
          </table:table-cell>
          <table:table-cell table:style-name="ce8" office:value-type="float" office:value="13666.08384" calcext:value-type="float">
            <text:p>13666.08</text:p>
          </table:table-cell>
          <table:table-cell table:style-name="ce8" office:value-type="float" office:value="13961.5398" calcext:value-type="float">
            <text:p>13961.54</text:p>
          </table:table-cell>
          <table:table-cell table:style-name="ce8" office:value-type="float" office:value="14205.8772" calcext:value-type="float">
            <text:p>14205.88</text:p>
          </table:table-cell>
          <table:table-cell table:style-name="ce8" office:value-type="float" office:value="14520.4704" calcext:value-type="float">
            <text:p>14520.47</text:p>
          </table:table-cell>
          <table:table-cell table:style-name="ce8" office:value-type="float" office:value="14923.2402" calcext:value-type="float">
            <text:p>14923.24</text:p>
          </table:table-cell>
          <table:table-cell table:style-name="ce8" office:value-type="float" office:value="15001.2648" calcext:value-type="float">
            <text:p>15001.26</text:p>
          </table:table-cell>
          <table:table-cell table:style-name="ce8" office:value-type="float" office:value="15257.9592" calcext:value-type="float">
            <text:p>15257.96</text:p>
          </table:table-cell>
          <table:table-cell table:style-name="ce8" office:value-type="float" office:value="15472.0944" calcext:value-type="float">
            <text:p>15472.09</text:p>
          </table:table-cell>
          <table:table-cell table:style-name="ce8" office:value-type="float" office:value="15717.8632470588" calcext:value-type="float">
            <text:p>15717.86</text:p>
          </table:table-cell>
          <table:table-cell table:style-name="ce8" office:value-type="float" office:value="15928.9098" calcext:value-type="float">
            <text:p>15928.91</text:p>
          </table:table-cell>
          <table:table-cell table:style-name="ce8" office:value-type="float" office:value="16389.9913411765" calcext:value-type="float">
            <text:p>16389.99</text:p>
          </table:table-cell>
          <table:table-cell table:style-name="ce8" office:value-type="float" office:value="17136.2034917647" calcext:value-type="float">
            <text:p>17136.20</text:p>
          </table:table-cell>
          <table:table-cell table:style-name="ce8" office:value-type="float" office:value="17431.2120752941" calcext:value-type="float">
            <text:p>17431.21</text:p>
          </table:table-cell>
          <table:table-cell table:style-name="ce8" office:value-type="float" office:value="17728.6885552941" calcext:value-type="float">
            <text:p>17728.69</text:p>
          </table:table-cell>
          <table:table-cell table:style-name="ce8" office:value-type="float" office:value="18049.1181176471" calcext:value-type="float">
            <text:p>18049.12</text:p>
          </table:table-cell>
          <table:table-cell table:style-name="ce8" office:value-type="float" office:value="18008.43604" calcext:value-type="float">
            <text:p>18008.44</text:p>
          </table:table-cell>
          <table:table-cell table:style-name="ce8" office:value-type="float" office:value="17720.5777411765" calcext:value-type="float">
            <text:p>17720.58</text:p>
          </table:table-cell>
          <table:table-cell table:style-name="ce8" office:value-type="float" office:value="18398.4466588235" calcext:value-type="float">
            <text:p>18398.45</text:p>
          </table:table-cell>
          <table:table-cell table:style-name="ce8" office:value-type="float" office:value="18642.9874823529" calcext:value-type="float">
            <text:p>18642.99</text:p>
          </table:table-cell>
          <table:table-cell table:style-name="ce8" office:value-type="float" office:value="19067.6671058824" calcext:value-type="float">
            <text:p>19067.67</text:p>
          </table:table-cell>
          <table:table-cell table:style-name="ce8" office:value-type="float" office:value="19369.3916705882" calcext:value-type="float">
            <text:p>19369.39</text:p>
          </table:table-cell>
          <table:table-cell table:style-name="ce8" office:value-type="float" office:value="19621.3934776471" calcext:value-type="float">
            <text:p>19621.39</text:p>
          </table:table-cell>
          <table:table-cell table:style-name="ce8" office:value-type="float" office:value="20145.7773176471" calcext:value-type="float">
            <text:p>20145.78</text:p>
          </table:table-cell>
          <table:table-cell table:style-name="ce8" office:value-type="float" office:value="20674.6885647059" calcext:value-type="float">
            <text:p>20674.69</text:p>
          </table:table-cell>
          <table:table-cell table:style-name="ce8" office:value-type="float" office:value="21146.584" calcext:value-type="float">
            <text:p>21146.58</text:p>
          </table:table-cell>
          <table:table-cell table:style-name="ce8" office:value-type="float" office:value="21442.9716742424" calcext:value-type="float">
            <text:p>21442.97</text:p>
          </table:table-cell>
          <table:table-cell table:style-name="ce8" office:value-type="float" office:value="21567.2977333333" calcext:value-type="float">
            <text:p>21567.30</text:p>
          </table:table-cell>
          <table:table-cell table:style-name="ce8" office:value-type="float" office:value="19664.8109318182" calcext:value-type="float">
            <text:p>19664.81</text:p>
          </table:table-cell>
          <table:table-cell table:style-name="ce8" office:value-type="float" office:value="20851.0724363636" calcext:value-type="float">
            <text:p>20851.07</text:p>
          </table:table-cell>
          <table:table-cell table:style-name="ce8" office:value-type="float" office:value="21589.1207727273" calcext:value-type="float">
            <text:p>21589.12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gas.Secondary Fossil Energy Output[1]</text:p>
          </table:table-cell>
          <table:table-cell table:style-name="ce8" office:value-type="float" office:value="5125.30596" calcext:value-type="float">
            <text:p>5125.31</text:p>
          </table:table-cell>
          <table:table-cell table:style-name="ce8" office:value-type="float" office:value="5182.51428" calcext:value-type="float">
            <text:p>5182.51</text:p>
          </table:table-cell>
          <table:table-cell table:style-name="ce8" office:value-type="float" office:value="5209.10424" calcext:value-type="float">
            <text:p>5209.10</text:p>
          </table:table-cell>
          <table:table-cell table:style-name="ce8" office:value-type="float" office:value="5293.37988" calcext:value-type="float">
            <text:p>5293.38</text:p>
          </table:table-cell>
          <table:table-cell table:style-name="ce8" office:value-type="float" office:value="5724.9648" calcext:value-type="float">
            <text:p>5724.96</text:p>
          </table:table-cell>
          <table:table-cell table:style-name="ce8" office:value-type="float" office:value="5854.39992" calcext:value-type="float">
            <text:p>5854.40</text:p>
          </table:table-cell>
          <table:table-cell table:style-name="ce8" office:value-type="float" office:value="5911.5996" calcext:value-type="float">
            <text:p>5911.60</text:p>
          </table:table-cell>
          <table:table-cell table:style-name="ce8" office:value-type="float" office:value="6221.4822" calcext:value-type="float">
            <text:p>6221.48</text:p>
          </table:table-cell>
          <table:table-cell table:style-name="ce8" office:value-type="float" office:value="6511.98528" calcext:value-type="float">
            <text:p>6511.99</text:p>
          </table:table-cell>
          <table:table-cell table:style-name="ce8" office:value-type="float" office:value="6799.92336" calcext:value-type="float">
            <text:p>6799.92</text:p>
          </table:table-cell>
          <table:table-cell table:style-name="ce8" office:value-type="float" office:value="7013.205" calcext:value-type="float">
            <text:p>7013.21</text:p>
          </table:table-cell>
          <table:table-cell table:style-name="ce8" office:value-type="float" office:value="7190.2224" calcext:value-type="float">
            <text:p>7190.22</text:p>
          </table:table-cell>
          <table:table-cell table:style-name="ce8" office:value-type="float" office:value="7222.85424" calcext:value-type="float">
            <text:p>7222.85</text:p>
          </table:table-cell>
          <table:table-cell table:style-name="ce8" office:value-type="float" office:value="7295.57352" calcext:value-type="float">
            <text:p>7295.57</text:p>
          </table:table-cell>
          <table:table-cell table:style-name="ce8" office:value-type="float" office:value="7340.26068" calcext:value-type="float">
            <text:p>7340.26</text:p>
          </table:table-cell>
          <table:table-cell table:style-name="ce8" office:value-type="float" office:value="7597.61784" calcext:value-type="float">
            <text:p>7597.62</text:p>
          </table:table-cell>
          <table:table-cell table:style-name="ce8" office:value-type="float" office:value="7977.33216" calcext:value-type="float">
            <text:p>7977.33</text:p>
          </table:table-cell>
          <table:table-cell table:style-name="ce8" office:value-type="float" office:value="7930.94148" calcext:value-type="float">
            <text:p>7930.94</text:p>
          </table:table-cell>
          <table:table-cell table:style-name="ce8" office:value-type="float" office:value="8076.23928" calcext:value-type="float">
            <text:p>8076.24</text:p>
          </table:table-cell>
          <table:table-cell table:style-name="ce8" office:value-type="float" office:value="8305.88472" calcext:value-type="float">
            <text:p>8305.88</text:p>
          </table:table-cell>
          <table:table-cell table:style-name="ce8" office:value-type="float" office:value="8637.93288" calcext:value-type="float">
            <text:p>8637.93</text:p>
          </table:table-cell>
          <table:table-cell table:style-name="ce8" office:value-type="float" office:value="8811.27559529412" calcext:value-type="float">
            <text:p>8811.28</text:p>
          </table:table-cell>
          <table:table-cell table:style-name="ce8" office:value-type="float" office:value="9128.65096470588" calcext:value-type="float">
            <text:p>9128.65</text:p>
          </table:table-cell>
          <table:table-cell table:style-name="ce8" office:value-type="float" office:value="9444.28294588235" calcext:value-type="float">
            <text:p>9444.28</text:p>
          </table:table-cell>
          <table:table-cell table:style-name="ce8" office:value-type="float" office:value="9871.10311294118" calcext:value-type="float">
            <text:p>9871.10</text:p>
          </table:table-cell>
          <table:table-cell table:style-name="ce8" office:value-type="float" office:value="10200.5844658824" calcext:value-type="float">
            <text:p>10200.58</text:p>
          </table:table-cell>
          <table:table-cell table:style-name="ce8" office:value-type="float" office:value="10535.6804470588" calcext:value-type="float">
            <text:p>10535.68</text:p>
          </table:table-cell>
          <table:table-cell table:style-name="ce8" office:value-type="float" office:value="11036.5123764706" calcext:value-type="float">
            <text:p>11036.51</text:p>
          </table:table-cell>
          <table:table-cell table:style-name="ce8" office:value-type="float" office:value="11374.6159058824" calcext:value-type="float">
            <text:p>11374.62</text:p>
          </table:table-cell>
          <table:table-cell table:style-name="ce8" office:value-type="float" office:value="11208.6275294118" calcext:value-type="float">
            <text:p>11208.63</text:p>
          </table:table-cell>
          <table:table-cell table:style-name="ce8" office:value-type="float" office:value="12117.1112588235" calcext:value-type="float">
            <text:p>12117.11</text:p>
          </table:table-cell>
          <table:table-cell table:style-name="ce8" office:value-type="float" office:value="12483.0000752941" calcext:value-type="float">
            <text:p>12483.00</text:p>
          </table:table-cell>
          <table:table-cell table:style-name="ce8" office:value-type="float" office:value="12890.5780235294" calcext:value-type="float">
            <text:p>12890.58</text:p>
          </table:table-cell>
          <table:table-cell table:style-name="ce8" office:value-type="float" office:value="13179.1930823529" calcext:value-type="float">
            <text:p>13179.19</text:p>
          </table:table-cell>
          <table:table-cell table:style-name="ce8" office:value-type="float" office:value="13351.1038117647" calcext:value-type="float">
            <text:p>13351.10</text:p>
          </table:table-cell>
          <table:table-cell table:style-name="ce8" office:value-type="float" office:value="13751.5008564706" calcext:value-type="float">
            <text:p>13751.50</text:p>
          </table:table-cell>
          <table:table-cell table:style-name="ce8" office:value-type="float" office:value="14153.2807764706" calcext:value-type="float">
            <text:p>14153.28</text:p>
          </table:table-cell>
          <table:table-cell table:style-name="ce8" office:value-type="float" office:value="14608.444" calcext:value-type="float">
            <text:p>14608.44</text:p>
          </table:table-cell>
          <table:table-cell table:style-name="ce8" office:value-type="float" office:value="15400.4468939394" calcext:value-type="float">
            <text:p>15400.45</text:p>
          </table:table-cell>
          <table:table-cell table:style-name="ce8" office:value-type="float" office:value="15741.6647818182" calcext:value-type="float">
            <text:p>15741.66</text:p>
          </table:table-cell>
          <table:table-cell table:style-name="ce8" office:value-type="float" office:value="15616.8324272727" calcext:value-type="float">
            <text:p>15616.83</text:p>
          </table:table-cell>
          <table:table-cell table:style-name="ce8" office:value-type="float" office:value="16514.7528484849" calcext:value-type="float">
            <text:p>16514.75</text:p>
          </table:table-cell>
          <table:table-cell table:style-name="ce8" office:value-type="float" office:value="16063.8008590909" calcext:value-type="float">
            <text:p>16063.8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renewable energy.Renewable Energy Output[1]</text:p>
          </table:table-cell>
          <table:table-cell table:style-name="ce8" office:value-type="float" office:value="1898.74383059988" calcext:value-type="float">
            <text:p>1898.74</text:p>
          </table:table-cell>
          <table:table-cell table:style-name="ce8" office:value-type="float" office:value="1942.40413739988" calcext:value-type="float">
            <text:p>1942.40</text:p>
          </table:table-cell>
          <table:table-cell table:style-name="ce8" office:value-type="float" office:value="1985.95915349868" calcext:value-type="float">
            <text:p>1985.96</text:p>
          </table:table-cell>
          <table:table-cell table:style-name="ce8" office:value-type="float" office:value="2075.19081315156" calcext:value-type="float">
            <text:p>2075.19</text:p>
          </table:table-cell>
          <table:table-cell table:style-name="ce8" office:value-type="float" office:value="2151.75299528088" calcext:value-type="float">
            <text:p>2151.75</text:p>
          </table:table-cell>
          <table:table-cell table:style-name="ce8" office:value-type="float" office:value="2194.554450798" calcext:value-type="float">
            <text:p>2194.55</text:p>
          </table:table-cell>
          <table:table-cell table:style-name="ce8" office:value-type="float" office:value="2230.5792388068" calcext:value-type="float">
            <text:p>2230.58</text:p>
          </table:table-cell>
          <table:table-cell table:style-name="ce8" office:value-type="float" office:value="2266.26050880468" calcext:value-type="float">
            <text:p>2266.26</text:p>
          </table:table-cell>
          <table:table-cell table:style-name="ce8" office:value-type="float" office:value="2338.80309267948" calcext:value-type="float">
            <text:p>2338.80</text:p>
          </table:table-cell>
          <table:table-cell table:style-name="ce8" office:value-type="float" office:value="2341.4170256424" calcext:value-type="float">
            <text:p>2341.42</text:p>
          </table:table-cell>
          <table:table-cell table:style-name="ce8" office:value-type="float" office:value="2432.4440049" calcext:value-type="float">
            <text:p>2432.44</text:p>
          </table:table-cell>
          <table:table-cell table:style-name="ce8" office:value-type="float" office:value="2491.739084664" calcext:value-type="float">
            <text:p>2491.74</text:p>
          </table:table-cell>
          <table:table-cell table:style-name="ce8" office:value-type="float" office:value="2502.19655964" calcext:value-type="float">
            <text:p>2502.20</text:p>
          </table:table-cell>
          <table:table-cell table:style-name="ce8" office:value-type="float" office:value="2649.752202384" calcext:value-type="float">
            <text:p>2649.75</text:p>
          </table:table-cell>
          <table:table-cell table:style-name="ce8" office:value-type="float" office:value="2672.918269308" calcext:value-type="float">
            <text:p>2672.92</text:p>
          </table:table-cell>
          <table:table-cell table:style-name="ce8" office:value-type="float" office:value="2816.94236742" calcext:value-type="float">
            <text:p>2816.94</text:p>
          </table:table-cell>
          <table:table-cell table:style-name="ce8" office:value-type="float" office:value="2857.85207874" calcext:value-type="float">
            <text:p>2857.85</text:p>
          </table:table-cell>
          <table:table-cell table:style-name="ce8" office:value-type="float" office:value="2920.189115232" calcext:value-type="float">
            <text:p>2920.19</text:p>
          </table:table-cell>
          <table:table-cell table:style-name="ce8" office:value-type="float" office:value="2952.863383536" calcext:value-type="float">
            <text:p>2952.86</text:p>
          </table:table-cell>
          <table:table-cell table:style-name="ce8" office:value-type="float" office:value="2988.606554856" calcext:value-type="float">
            <text:p>2988.61</text:p>
          </table:table-cell>
          <table:table-cell table:style-name="ce8" office:value-type="float" office:value="3057.843127104" calcext:value-type="float">
            <text:p>3057.84</text:p>
          </table:table-cell>
          <table:table-cell table:style-name="ce8" office:value-type="float" office:value="3002.60765452612" calcext:value-type="float">
            <text:p>3002.61</text:p>
          </table:table-cell>
          <table:table-cell table:style-name="ce8" office:value-type="float" office:value="3086.53975404706" calcext:value-type="float">
            <text:p>3086.54</text:p>
          </table:table-cell>
          <table:table-cell table:style-name="ce8" office:value-type="float" office:value="3109.73461931294" calcext:value-type="float">
            <text:p>3109.73</text:p>
          </table:table-cell>
          <table:table-cell table:style-name="ce8" office:value-type="float" office:value="3362.07872127294" calcext:value-type="float">
            <text:p>3362.08</text:p>
          </table:table-cell>
          <table:table-cell table:style-name="ce8" office:value-type="float" office:value="3508.68781698823" calcext:value-type="float">
            <text:p>3508.69</text:p>
          </table:table-cell>
          <table:table-cell table:style-name="ce8" office:value-type="float" office:value="3680.22299752941" calcext:value-type="float">
            <text:p>3680.22</text:p>
          </table:table-cell>
          <table:table-cell table:style-name="ce8" office:value-type="float" office:value="3805.41762861177" calcext:value-type="float">
            <text:p>3805.42</text:p>
          </table:table-cell>
          <table:table-cell table:style-name="ce8" office:value-type="float" office:value="4080.69045421882" calcext:value-type="float">
            <text:p>4080.69</text:p>
          </table:table-cell>
          <table:table-cell table:style-name="ce8" office:value-type="float" office:value="4172.89888944" calcext:value-type="float">
            <text:p>4172.90</text:p>
          </table:table-cell>
          <table:table-cell table:style-name="ce8" office:value-type="float" office:value="4506.51586771765" calcext:value-type="float">
            <text:p>4506.52</text:p>
          </table:table-cell>
          <table:table-cell table:style-name="ce8" office:value-type="float" office:value="4732.55712225882" calcext:value-type="float">
            <text:p>4732.56</text:p>
          </table:table-cell>
          <table:table-cell table:style-name="ce8" office:value-type="float" office:value="5067.89217" calcext:value-type="float">
            <text:p>5067.89</text:p>
          </table:table-cell>
          <table:table-cell table:style-name="ce8" office:value-type="float" office:value="5419.8056456" calcext:value-type="float">
            <text:p>5419.81</text:p>
          </table:table-cell>
          <table:table-cell table:style-name="ce8" office:value-type="float" office:value="5714.68870545882" calcext:value-type="float">
            <text:p>5714.69</text:p>
          </table:table-cell>
          <table:table-cell table:style-name="ce8" office:value-type="float" office:value="5954.76005534118" calcext:value-type="float">
            <text:p>5954.76</text:p>
          </table:table-cell>
          <table:table-cell table:style-name="ce8" office:value-type="float" office:value="6329.11749661177" calcext:value-type="float">
            <text:p>6329.12</text:p>
          </table:table-cell>
          <table:table-cell table:style-name="ce8" office:value-type="float" office:value="6753.74904" calcext:value-type="float">
            <text:p>6753.75</text:p>
          </table:table-cell>
          <table:table-cell table:style-name="ce8" office:value-type="float" office:value="7203.61589621212" calcext:value-type="float">
            <text:p>7203.62</text:p>
          </table:table-cell>
          <table:table-cell table:style-name="ce8" office:value-type="float" office:value="7601.65034575758" calcext:value-type="float">
            <text:p>7601.65</text:p>
          </table:table-cell>
          <table:table-cell table:style-name="ce8" office:value-type="float" office:value="8115.48130318182" calcext:value-type="float">
            <text:p>8115.48</text:p>
          </table:table-cell>
          <table:table-cell table:style-name="ce8" office:value-type="float" office:value="8600.80806969697" calcext:value-type="float">
            <text:p>8600.81</text:p>
          </table:table-cell>
          <table:table-cell table:style-name="ce8" office:value-type="float" office:value="9231.371185" calcext:value-type="float">
            <text:p>9231.3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Wind and Solar Energy Output[1]</text:p>
          </table:table-cell>
          <table:table-cell table:number-columns-repeated="2" table:style-name="ce8" office:value-type="float" office:value="0.01117739988" calcext:value-type="float">
            <text:p>0.01</text:p>
          </table:table-cell>
          <table:table-cell table:style-name="ce8" office:value-type="float" office:value="0.01969349868" calcext:value-type="float">
            <text:p>0.02</text:p>
          </table:table-cell>
          <table:table-cell table:style-name="ce8" office:value-type="float" office:value="0.03810435156" calcext:value-type="float">
            <text:p>0.04</text:p>
          </table:table-cell>
          <table:table-cell table:style-name="ce8" office:value-type="float" office:value="0.05436128088" calcext:value-type="float">
            <text:p>0.05</text:p>
          </table:table-cell>
          <table:table-cell table:style-name="ce8" office:value-type="float" office:value="0.080868798" calcext:value-type="float">
            <text:p>0.08</text:p>
          </table:table-cell>
          <table:table-cell table:style-name="ce8" office:value-type="float" office:value="0.1639516068" calcext:value-type="float">
            <text:p>0.16</text:p>
          </table:table-cell>
          <table:table-cell table:style-name="ce8" office:value-type="float" office:value="0.21926880468" calcext:value-type="float">
            <text:p>0.22</text:p>
          </table:table-cell>
          <table:table-cell table:style-name="ce8" office:value-type="float" office:value="0.36382587948" calcext:value-type="float">
            <text:p>0.36</text:p>
          </table:table-cell>
          <table:table-cell table:style-name="ce8" office:value-type="float" office:value="3.0998708424" calcext:value-type="float">
            <text:p>3.10</text:p>
          </table:table-cell>
          <table:table-cell table:style-name="ce8" office:value-type="float" office:value="4.2802281" calcext:value-type="float">
            <text:p>4.28</text:p>
          </table:table-cell>
          <table:table-cell table:style-name="ce8" office:value-type="float" office:value="4.887650664" calcext:value-type="float">
            <text:p>4.89</text:p>
          </table:table-cell>
          <table:table-cell table:style-name="ce8" office:value-type="float" office:value="5.53494204" calcext:value-type="float">
            <text:p>5.53</text:p>
          </table:table-cell>
          <table:table-cell table:style-name="ce8" office:value-type="float" office:value="6.664771584" calcext:value-type="float">
            <text:p>6.66</text:p>
          </table:table-cell>
          <table:table-cell table:style-name="ce8" office:value-type="float" office:value="8.227339308" calcext:value-type="float">
            <text:p>8.23</text:p>
          </table:table-cell>
          <table:table-cell table:style-name="ce8" office:value-type="float" office:value="9.48590982" calcext:value-type="float">
            <text:p>9.49</text:p>
          </table:table-cell>
          <table:table-cell table:style-name="ce8" office:value-type="float" office:value="10.55449674" calcext:value-type="float">
            <text:p>10.55</text:p>
          </table:table-cell>
          <table:table-cell table:style-name="ce8" office:value-type="float" office:value="13.602251232" calcext:value-type="float">
            <text:p>13.60</text:p>
          </table:table-cell>
          <table:table-cell table:style-name="ce8" office:value-type="float" office:value="17.821183536" calcext:value-type="float">
            <text:p>17.82</text:p>
          </table:table-cell>
          <table:table-cell table:style-name="ce8" office:value-type="float" office:value="23.560068456" calcext:value-type="float">
            <text:p>23.56</text:p>
          </table:table-cell>
          <table:table-cell table:style-name="ce8" office:value-type="float" office:value="34.563847104" calcext:value-type="float">
            <text:p>34.56</text:p>
          </table:table-cell>
          <table:table-cell table:style-name="ce8" office:value-type="float" office:value="42.3718746672941" calcext:value-type="float">
            <text:p>42.37</text:p>
          </table:table-cell>
          <table:table-cell table:style-name="ce8" office:value-type="float" office:value="57.6769274588235" calcext:value-type="float">
            <text:p>57.68</text:p>
          </table:table-cell>
          <table:table-cell table:style-name="ce8" office:value-type="float" office:value="69.7687491952941" calcext:value-type="float">
            <text:p>69.77</text:p>
          </table:table-cell>
          <table:table-cell table:style-name="ce8" office:value-type="float" office:value="94.3058191082353" calcext:value-type="float">
            <text:p>94.31</text:p>
          </table:table-cell>
          <table:table-cell table:style-name="ce8" office:value-type="float" office:value="115.835766823529" calcext:value-type="float">
            <text:p>115.84</text:p>
          </table:table-cell>
          <table:table-cell table:style-name="ce8" office:value-type="float" office:value="148.2505188" calcext:value-type="float">
            <text:p>148.25</text:p>
          </table:table-cell>
          <table:table-cell table:style-name="ce8" office:value-type="float" office:value="190.896555670588" calcext:value-type="float">
            <text:p>190.90</text:p>
          </table:table-cell>
          <table:table-cell table:style-name="ce8" office:value-type="float" office:value="249.217833512941" calcext:value-type="float">
            <text:p>249.22</text:p>
          </table:table-cell>
          <table:table-cell table:style-name="ce8" office:value-type="float" office:value="317.089166145882" calcext:value-type="float">
            <text:p>317.09</text:p>
          </table:table-cell>
          <table:table-cell table:style-name="ce8" office:value-type="float" office:value="404.858310776471" calcext:value-type="float">
            <text:p>404.86</text:p>
          </table:table-cell>
          <table:table-cell table:style-name="ce8" office:value-type="float" office:value="538.992806964706" calcext:value-type="float">
            <text:p>538.99</text:p>
          </table:table-cell>
          <table:table-cell table:style-name="ce8" office:value-type="float" office:value="672.800758235294" calcext:value-type="float">
            <text:p>672.80</text:p>
          </table:table-cell>
          <table:table-cell table:style-name="ce8" office:value-type="float" office:value="824.0425256" calcext:value-type="float">
            <text:p>824.04</text:p>
          </table:table-cell>
          <table:table-cell table:style-name="ce8" office:value-type="float" office:value="961.417726870588" calcext:value-type="float">
            <text:p>961.42</text:p>
          </table:table-cell>
          <table:table-cell table:style-name="ce8" office:value-type="float" office:value="1157.50744545882" calcext:value-type="float">
            <text:p>1157.51</text:p>
          </table:table-cell>
          <table:table-cell table:style-name="ce8" office:value-type="float" office:value="1373.81036061176" calcext:value-type="float">
            <text:p>1373.81</text:p>
          </table:table-cell>
          <table:table-cell table:style-name="ce8" office:value-type="float" office:value="1689.3914" calcext:value-type="float">
            <text:p>1689.39</text:p>
          </table:table-cell>
          <table:table-cell table:style-name="ce8" office:value-type="float" office:value="1960.24960833333" calcext:value-type="float">
            <text:p>1960.25</text:p>
          </table:table-cell>
          <table:table-cell table:style-name="ce8" office:value-type="float" office:value="2258.45268727273" calcext:value-type="float">
            <text:p>2258.45</text:p>
          </table:table-cell>
          <table:table-cell table:style-name="ce8" office:value-type="float" office:value="2601.23374545455" calcext:value-type="float">
            <text:p>2601.23</text:p>
          </table:table-cell>
          <table:table-cell table:style-name="ce8" office:value-type="float" office:value="3095.57176363636" calcext:value-type="float">
            <text:p>3095.57</text:p>
          </table:table-cell>
          <table:table-cell table:style-name="ce8" office:value-type="float" office:value="3642.03065712121" calcext:value-type="float">
            <text:p>3642.0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hydropower energy.Hydropower Energy Output[1]</text:p>
          </table:table-cell>
          <table:table-cell table:style-name="ce8" office:value-type="float" office:value="1843.368768" calcext:value-type="float">
            <text:p>1843.37</text:p>
          </table:table-cell>
          <table:table-cell table:style-name="ce8" office:value-type="float" office:value="1883.026224" calcext:value-type="float">
            <text:p>1883.03</text:p>
          </table:table-cell>
          <table:table-cell table:style-name="ce8" office:value-type="float" office:value="1917.095616" calcext:value-type="float">
            <text:p>1917.10</text:p>
          </table:table-cell>
          <table:table-cell table:style-name="ce8" office:value-type="float" office:value="1998.9153" calcext:value-type="float">
            <text:p>1998.92</text:p>
          </table:table-cell>
          <table:table-cell table:style-name="ce8" office:value-type="float" office:value="2066.6232" calcext:value-type="float">
            <text:p>2066.62</text:p>
          </table:table-cell>
          <table:table-cell table:style-name="ce8" office:value-type="float" office:value="2106.9378" calcext:value-type="float">
            <text:p>2106.94</text:p>
          </table:table-cell>
          <table:table-cell table:style-name="ce8" office:value-type="float" office:value="2135.488536" calcext:value-type="float">
            <text:p>2135.49</text:p>
          </table:table-cell>
          <table:table-cell table:style-name="ce8" office:value-type="float" office:value="2164.361652" calcext:value-type="float">
            <text:p>2164.36</text:p>
          </table:table-cell>
          <table:table-cell table:style-name="ce8" office:value-type="float" office:value="2233.729332" calcext:value-type="float">
            <text:p>2233.73</text:p>
          </table:table-cell>
          <table:table-cell table:style-name="ce8" office:value-type="float" office:value="2222.271" calcext:value-type="float">
            <text:p>2222.27</text:p>
          </table:table-cell>
          <table:table-cell table:style-name="ce8" office:value-type="float" office:value="2298.13488" calcext:value-type="float">
            <text:p>2298.13</text:p>
          </table:table-cell>
          <table:table-cell table:style-name="ce8" office:value-type="float" office:value="2351.19888" calcext:value-type="float">
            <text:p>2351.20</text:p>
          </table:table-cell>
          <table:table-cell table:style-name="ce8" office:value-type="float" office:value="2350.9404" calcext:value-type="float">
            <text:p>2350.94</text:p>
          </table:table-cell>
          <table:table-cell table:style-name="ce8" office:value-type="float" office:value="2492.52156" calcext:value-type="float">
            <text:p>2492.52</text:p>
          </table:table-cell>
          <table:table-cell table:style-name="ce8" office:value-type="float" office:value="2508.215976" calcext:value-type="float">
            <text:p>2508.22</text:p>
          </table:table-cell>
          <table:table-cell table:style-name="ce8" office:value-type="float" office:value="2643.924744" calcext:value-type="float">
            <text:p>2643.92</text:p>
          </table:table-cell>
          <table:table-cell table:style-name="ce8" office:value-type="float" office:value="2679.419016" calcext:value-type="float">
            <text:p>2679.42</text:p>
          </table:table-cell>
          <table:table-cell table:style-name="ce8" office:value-type="float" office:value="2726.607816" calcext:value-type="float">
            <text:p>2726.61</text:p>
          </table:table-cell>
          <table:table-cell table:style-name="ce8" office:value-type="float" office:value="2747.6442" calcext:value-type="float">
            <text:p>2747.64</text:p>
          </table:table-cell>
          <table:table-cell table:style-name="ce8" office:value-type="float" office:value="2768.43384" calcext:value-type="float">
            <text:p>2768.43</text:p>
          </table:table-cell>
          <table:table-cell table:style-name="ce8" office:value-type="float" office:value="2817.48492" calcext:value-type="float">
            <text:p>2817.48</text:p>
          </table:table-cell>
          <table:table-cell table:style-name="ce8" office:value-type="float" office:value="2745.10714305882" calcext:value-type="float">
            <text:p>2745.11</text:p>
          </table:table-cell>
          <table:table-cell table:style-name="ce8" office:value-type="float" office:value="2795.74484705882" calcext:value-type="float">
            <text:p>2795.74</text:p>
          </table:table-cell>
          <table:table-cell table:style-name="ce8" office:value-type="float" office:value="2792.28254117647" calcext:value-type="float">
            <text:p>2792.28</text:p>
          </table:table-cell>
          <table:table-cell table:style-name="ce8" office:value-type="float" office:value="2998.33184423529" calcext:value-type="float">
            <text:p>2998.33</text:p>
          </table:table-cell>
          <table:table-cell table:style-name="ce8" office:value-type="float" office:value="3099.15847529412" calcext:value-type="float">
            <text:p>3099.16</text:p>
          </table:table-cell>
          <table:table-cell table:style-name="ce8" office:value-type="float" office:value="3217.23144" calcext:value-type="float">
            <text:p>3217.23</text:p>
          </table:table-cell>
          <table:table-cell table:style-name="ce8" office:value-type="float" office:value="3270.73731764706" calcext:value-type="float">
            <text:p>3270.74</text:p>
          </table:table-cell>
          <table:table-cell table:style-name="ce8" office:value-type="float" office:value="3461.48939294118" calcext:value-type="float">
            <text:p>3461.49</text:p>
          </table:table-cell>
          <table:table-cell table:style-name="ce8" office:value-type="float" office:value="3455.89339764706" calcext:value-type="float">
            <text:p>3455.89</text:p>
          </table:table-cell>
          <table:table-cell table:style-name="ce8" office:value-type="float" office:value="3651.43088470588" calcext:value-type="float">
            <text:p>3651.43</text:p>
          </table:table-cell>
          <table:table-cell table:style-name="ce8" office:value-type="float" office:value="3718.00811294118" calcext:value-type="float">
            <text:p>3718.01</text:p>
          </table:table-cell>
          <table:table-cell table:style-name="ce8" office:value-type="float" office:value="3876.807" calcext:value-type="float">
            <text:p>3876.81</text:p>
          </table:table-cell>
          <table:table-cell table:style-name="ce8" office:value-type="float" office:value="4032.51184" calcext:value-type="float">
            <text:p>4032.51</text:p>
          </table:table-cell>
          <table:table-cell table:style-name="ce8" office:value-type="float" office:value="4139.92607058824" calcext:value-type="float">
            <text:p>4139.93</text:p>
          </table:table-cell>
          <table:table-cell table:style-name="ce8" office:value-type="float" office:value="4129.74081882353" calcext:value-type="float">
            <text:p>4129.74</text:p>
          </table:table-cell>
          <table:table-cell table:style-name="ce8" office:value-type="float" office:value="4273.40597411765" calcext:value-type="float">
            <text:p>4273.41</text:p>
          </table:table-cell>
          <table:table-cell table:style-name="ce8" office:value-type="float" office:value="4333.8824" calcext:value-type="float">
            <text:p>4333.88</text:p>
          </table:table-cell>
          <table:table-cell table:style-name="ce8" office:value-type="float" office:value="4450.77698484849" calcext:value-type="float">
            <text:p>4450.78</text:p>
          </table:table-cell>
          <table:table-cell table:style-name="ce8" office:value-type="float" office:value="4507.97011212121" calcext:value-type="float">
            <text:p>4507.97</text:p>
          </table:table-cell>
          <table:table-cell table:style-name="ce8" office:value-type="float" office:value="4631.24728636364" calcext:value-type="float">
            <text:p>4631.25</text:p>
          </table:table-cell>
          <table:table-cell table:style-name="ce8" office:value-type="float" office:value="4556.9583030303" calcext:value-type="float">
            <text:p>4556.96</text:p>
          </table:table-cell>
          <table:table-cell table:style-name="ce8" office:value-type="float" office:value="4605.53106666667" calcext:value-type="float">
            <text:p>4605.5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nuclear energy.Nuclear Energy Output[1]</text:p>
          </table:table-cell>
          <table:table-cell table:style-name="ce8" office:value-type="float" office:value="727.234416" calcext:value-type="float">
            <text:p>727.23</text:p>
          </table:table-cell>
          <table:table-cell table:style-name="ce8" office:value-type="float" office:value="858.831408" calcext:value-type="float">
            <text:p>858.83</text:p>
          </table:table-cell>
          <table:table-cell table:style-name="ce8" office:value-type="float" office:value="931.794264" calcext:value-type="float">
            <text:p>931.79</text:p>
          </table:table-cell>
          <table:table-cell table:style-name="ce8" office:value-type="float" office:value="1056.04524" calcext:value-type="float">
            <text:p>1056.05</text:p>
          </table:table-cell>
          <table:table-cell table:style-name="ce8" office:value-type="float" office:value="1281.548412" calcext:value-type="float">
            <text:p>1281.55</text:p>
          </table:table-cell>
          <table:table-cell table:style-name="ce8" office:value-type="float" office:value="1520.941464" calcext:value-type="float">
            <text:p>1520.94</text:p>
          </table:table-cell>
          <table:table-cell table:style-name="ce8" office:value-type="float" office:value="1629.031104" calcext:value-type="float">
            <text:p>1629.03</text:p>
          </table:table-cell>
          <table:table-cell table:style-name="ce8" office:value-type="float" office:value="1772.03916" calcext:value-type="float">
            <text:p>1772.04</text:p>
          </table:table-cell>
          <table:table-cell table:style-name="ce8" office:value-type="float" office:value="1931.92128" calcext:value-type="float">
            <text:p>1931.92</text:p>
          </table:table-cell>
          <table:table-cell table:style-name="ce8" office:value-type="float" office:value="1986.83856" calcext:value-type="float">
            <text:p>1986.84</text:p>
          </table:table-cell>
          <table:table-cell table:style-name="ce8" office:value-type="float" office:value="2043.619452" calcext:value-type="float">
            <text:p>2043.62</text:p>
          </table:table-cell>
          <table:table-cell table:style-name="ce8" office:value-type="float" office:value="2141.39196" calcext:value-type="float">
            <text:p>2141.39</text:p>
          </table:table-cell>
          <table:table-cell table:style-name="ce8" office:value-type="float" office:value="2157.646824" calcext:value-type="float">
            <text:p>2157.65</text:p>
          </table:table-cell>
          <table:table-cell table:style-name="ce8" office:value-type="float" office:value="2231.953056" calcext:value-type="float">
            <text:p>2231.95</text:p>
          </table:table-cell>
          <table:table-cell table:style-name="ce8" office:value-type="float" office:value="2273.84928" calcext:value-type="float">
            <text:p>2273.85</text:p>
          </table:table-cell>
          <table:table-cell table:style-name="ce8" office:value-type="float" office:value="2372.47668" calcext:value-type="float">
            <text:p>2372.48</text:p>
          </table:table-cell>
          <table:table-cell table:style-name="ce8" office:value-type="float" office:value="2458.370052" calcext:value-type="float">
            <text:p>2458.37</text:p>
          </table:table-cell>
          <table:table-cell table:style-name="ce8" office:value-type="float" office:value="2441.46348" calcext:value-type="float">
            <text:p>2441.46</text:p>
          </table:table-cell>
          <table:table-cell table:style-name="ce8" office:value-type="float" office:value="2483.47872" calcext:value-type="float">
            <text:p>2483.48</text:p>
          </table:table-cell>
          <table:table-cell table:style-name="ce8" office:value-type="float" office:value="2577.978792" calcext:value-type="float">
            <text:p>2577.98</text:p>
          </table:table-cell>
          <table:table-cell table:style-name="ce8" office:value-type="float" office:value="2636.165736" calcext:value-type="float">
            <text:p>2636.17</text:p>
          </table:table-cell>
          <table:table-cell table:style-name="ce8" office:value-type="float" office:value="2710.60183058824" calcext:value-type="float">
            <text:p>2710.60</text:p>
          </table:table-cell>
          <table:table-cell table:style-name="ce8" office:value-type="float" office:value="2753.92209058824" calcext:value-type="float">
            <text:p>2753.92</text:p>
          </table:table-cell>
          <table:table-cell table:style-name="ce8" office:value-type="float" office:value="2698.12321694118" calcext:value-type="float">
            <text:p>2698.12</text:p>
          </table:table-cell>
          <table:table-cell table:style-name="ce8" office:value-type="float" office:value="2820.74308588235" calcext:value-type="float">
            <text:p>2820.74</text:p>
          </table:table-cell>
          <table:table-cell table:style-name="ce8" office:value-type="float" office:value="2828.14553647059" calcext:value-type="float">
            <text:p>2828.15</text:p>
          </table:table-cell>
          <table:table-cell table:style-name="ce8" office:value-type="float" office:value="2863.39235364706" calcext:value-type="float">
            <text:p>2863.39</text:p>
          </table:table-cell>
          <table:table-cell table:style-name="ce8" office:value-type="float" office:value="2805.02061176471" calcext:value-type="float">
            <text:p>2805.02</text:p>
          </table:table-cell>
          <table:table-cell table:style-name="ce8" office:value-type="float" office:value="2796.32437082353" calcext:value-type="float">
            <text:p>2796.32</text:p>
          </table:table-cell>
          <table:table-cell table:style-name="ce8" office:value-type="float" office:value="2756.75590588235" calcext:value-type="float">
            <text:p>2756.76</text:p>
          </table:table-cell>
          <table:table-cell table:style-name="ce8" office:value-type="float" office:value="2827.79725411765" calcext:value-type="float">
            <text:p>2827.80</text:p>
          </table:table-cell>
          <table:table-cell table:style-name="ce8" office:value-type="float" office:value="2709.46765458824" calcext:value-type="float">
            <text:p>2709.47</text:p>
          </table:table-cell>
          <table:table-cell table:style-name="ce8" office:value-type="float" office:value="2523.67255411765" calcext:value-type="float">
            <text:p>2523.67</text:p>
          </table:table-cell>
          <table:table-cell table:style-name="ce8" office:value-type="float" office:value="2543.82563670588" calcext:value-type="float">
            <text:p>2543.83</text:p>
          </table:table-cell>
          <table:table-cell table:style-name="ce8" office:value-type="float" office:value="2595.77255529412" calcext:value-type="float">
            <text:p>2595.77</text:p>
          </table:table-cell>
          <table:table-cell table:style-name="ce8" office:value-type="float" office:value="2630.72425411765" calcext:value-type="float">
            <text:p>2630.72</text:p>
          </table:table-cell>
          <table:table-cell table:style-name="ce8" office:value-type="float" office:value="2669.86398823529" calcext:value-type="float">
            <text:p>2669.86</text:p>
          </table:table-cell>
          <table:table-cell table:style-name="ce8" office:value-type="float" office:value="2693.7116" calcext:value-type="float">
            <text:p>2693.71</text:p>
          </table:table-cell>
          <table:table-cell table:style-name="ce8" office:value-type="float" office:value="2752.55018181818" calcext:value-type="float">
            <text:p>2752.55</text:p>
          </table:table-cell>
          <table:table-cell table:style-name="ce8" office:value-type="float" office:value="2850.14232151515" calcext:value-type="float">
            <text:p>2850.14</text:p>
          </table:table-cell>
          <table:table-cell table:style-name="ce8" office:value-type="float" office:value="2741.55033636364" calcext:value-type="float">
            <text:p>2741.55</text:p>
          </table:table-cell>
          <table:table-cell table:style-name="ce8" office:value-type="float" office:value="2857.4765030303" calcext:value-type="float">
            <text:p>2857.48</text:p>
          </table:table-cell>
          <table:table-cell table:style-name="ce8" office:value-type="float" office:value="2731.71105848485" calcext:value-type="float">
            <text:p>2731.7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other energy.Other Energy Output[1]</text:p>
          </table:table-cell>
          <table:table-cell table:style-name="ce8" office:value-type="float" office:value="55.3638852" calcext:value-type="float">
            <text:p>55.36</text:p>
          </table:table-cell>
          <table:table-cell table:style-name="ce8" office:value-type="float" office:value="59.366736" calcext:value-type="float">
            <text:p>59.37</text:p>
          </table:table-cell>
          <table:table-cell table:style-name="ce8" office:value-type="float" office:value="68.843844" calcext:value-type="float">
            <text:p>68.84</text:p>
          </table:table-cell>
          <table:table-cell table:style-name="ce8" office:value-type="float" office:value="76.2374088" calcext:value-type="float">
            <text:p>76.24</text:p>
          </table:table-cell>
          <table:table-cell table:style-name="ce8" office:value-type="float" office:value="85.075434" calcext:value-type="float">
            <text:p>85.08</text:p>
          </table:table-cell>
          <table:table-cell table:style-name="ce8" office:value-type="float" office:value="87.535782" calcext:value-type="float">
            <text:p>87.54</text:p>
          </table:table-cell>
          <table:table-cell table:style-name="ce8" office:value-type="float" office:value="94.9267512" calcext:value-type="float">
            <text:p>94.93</text:p>
          </table:table-cell>
          <table:table-cell table:style-name="ce8" office:value-type="float" office:value="101.679588" calcext:value-type="float">
            <text:p>101.68</text:p>
          </table:table-cell>
          <table:table-cell table:style-name="ce8" office:value-type="float" office:value="104.7099348" calcext:value-type="float">
            <text:p>104.71</text:p>
          </table:table-cell>
          <table:table-cell table:style-name="ce8" office:value-type="float" office:value="116.0461548" calcext:value-type="float">
            <text:p>116.05</text:p>
          </table:table-cell>
          <table:table-cell table:style-name="ce8" office:value-type="float" office:value="130.0288968" calcext:value-type="float">
            <text:p>130.03</text:p>
          </table:table-cell>
          <table:table-cell table:style-name="ce8" office:value-type="float" office:value="135.652554" calcext:value-type="float">
            <text:p>135.65</text:p>
          </table:table-cell>
          <table:table-cell table:style-name="ce8" office:value-type="float" office:value="145.7212176" calcext:value-type="float">
            <text:p>145.72</text:p>
          </table:table-cell>
          <table:table-cell table:style-name="ce8" office:value-type="float" office:value="150.5658708" calcext:value-type="float">
            <text:p>150.57</text:p>
          </table:table-cell>
          <table:table-cell table:style-name="ce8" office:value-type="float" office:value="156.474954" calcext:value-type="float">
            <text:p>156.47</text:p>
          </table:table-cell>
          <table:table-cell table:style-name="ce8" office:value-type="float" office:value="163.5317136" calcext:value-type="float">
            <text:p>163.53</text:p>
          </table:table-cell>
          <table:table-cell table:style-name="ce8" office:value-type="float" office:value="167.878566" calcext:value-type="float">
            <text:p>167.88</text:p>
          </table:table-cell>
          <table:table-cell table:style-name="ce8" office:value-type="float" office:value="179.979048" calcext:value-type="float">
            <text:p>179.98</text:p>
          </table:table-cell>
          <table:table-cell table:style-name="ce8" office:value-type="float" office:value="187.398" calcext:value-type="float">
            <text:p>187.40</text:p>
          </table:table-cell>
          <table:table-cell table:style-name="ce8" office:value-type="float" office:value="196.6126464" calcext:value-type="float">
            <text:p>196.61</text:p>
          </table:table-cell>
          <table:table-cell table:style-name="ce8" office:value-type="float" office:value="205.79436" calcext:value-type="float">
            <text:p>205.79</text:p>
          </table:table-cell>
          <table:table-cell table:style-name="ce8" office:value-type="float" office:value="215.1286368" calcext:value-type="float">
            <text:p>215.13</text:p>
          </table:table-cell>
          <table:table-cell table:style-name="ce8" office:value-type="float" office:value="233.117979529412" calcext:value-type="float">
            <text:p>233.12</text:p>
          </table:table-cell>
          <table:table-cell table:style-name="ce8" office:value-type="float" office:value="247.683328941176" calcext:value-type="float">
            <text:p>247.68</text:p>
          </table:table-cell>
          <table:table-cell table:style-name="ce8" office:value-type="float" office:value="269.441057929412" calcext:value-type="float">
            <text:p>269.44</text:p>
          </table:table-cell>
          <table:table-cell table:style-name="ce8" office:value-type="float" office:value="293.693574870588" calcext:value-type="float">
            <text:p>293.69</text:p>
          </table:table-cell>
          <table:table-cell table:style-name="ce8" office:value-type="float" office:value="314.741038729412" calcext:value-type="float">
            <text:p>314.74</text:p>
          </table:table-cell>
          <table:table-cell table:style-name="ce8" office:value-type="float" office:value="343.783755294118" calcext:value-type="float">
            <text:p>343.78</text:p>
          </table:table-cell>
          <table:table-cell table:style-name="ce8" office:value-type="float" office:value="369.983227764706" calcext:value-type="float">
            <text:p>369.98</text:p>
          </table:table-cell>
          <table:table-cell table:style-name="ce8" office:value-type="float" office:value="399.916325647059" calcext:value-type="float">
            <text:p>399.92</text:p>
          </table:table-cell>
          <table:table-cell table:style-name="ce8" office:value-type="float" office:value="450.226672235294" calcext:value-type="float">
            <text:p>450.23</text:p>
          </table:table-cell>
          <table:table-cell table:style-name="ce8" office:value-type="float" office:value="475.556202352941" calcext:value-type="float">
            <text:p>475.56</text:p>
          </table:table-cell>
          <table:table-cell table:style-name="ce8" office:value-type="float" office:value="518.284411764706" calcext:value-type="float">
            <text:p>518.28</text:p>
          </table:table-cell>
          <table:table-cell table:style-name="ce8" office:value-type="float" office:value="563.25128" calcext:value-type="float">
            <text:p>563.25</text:p>
          </table:table-cell>
          <table:table-cell table:style-name="ce8" office:value-type="float" office:value="613.344908" calcext:value-type="float">
            <text:p>613.34</text:p>
          </table:table-cell>
          <table:table-cell table:style-name="ce8" office:value-type="float" office:value="667.511791058824" calcext:value-type="float">
            <text:p>667.51</text:p>
          </table:table-cell>
          <table:table-cell table:style-name="ce8" office:value-type="float" office:value="681.901161882353" calcext:value-type="float">
            <text:p>681.90</text:p>
          </table:table-cell>
          <table:table-cell table:style-name="ce8" office:value-type="float" office:value="730.47524" calcext:value-type="float">
            <text:p>730.48</text:p>
          </table:table-cell>
          <table:table-cell table:style-name="ce8" office:value-type="float" office:value="792.589303030303" calcext:value-type="float">
            <text:p>792.59</text:p>
          </table:table-cell>
          <table:table-cell table:style-name="ce8" office:value-type="float" office:value="835.227546363636" calcext:value-type="float">
            <text:p>835.23</text:p>
          </table:table-cell>
          <table:table-cell table:style-name="ce8" office:value-type="float" office:value="883.000271363636" calcext:value-type="float">
            <text:p>883.00</text:p>
          </table:table-cell>
          <table:table-cell table:style-name="ce8" office:value-type="float" office:value="948.278003030303" calcext:value-type="float">
            <text:p>948.28</text:p>
          </table:table-cell>
          <table:table-cell table:style-name="ce8" office:value-type="float" office:value="983.809461212121" calcext:value-type="float">
            <text:p>983.8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cludes bioenergy and geothermal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supply.Total Energy Output[1]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above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renewable energy.Total Renewable Energy Capacity[1]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Wind and Solar Energy Capacity[1]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hydropower energy.Hydropower Energy Capacity[1]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other energy.Other Energy Capacity[1]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nuclear energy.Nuclear Energy Capacity[1]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.Primary Fossil Energy FUEL[1]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coal.Primary Fossil Energy FUEL[1]</text:p>
          </table:table-cell>
          <table:table-cell table:style-name="ce8"/>
          <table:table-cell table:style-name="ce8" office:value-type="float" office:value="21445.264" calcext:value-type="float">
            <text:p>21445.26</text:p>
          </table:table-cell>
          <table:table-cell table:style-name="ce8" office:value-type="float" office:value="22204.45" calcext:value-type="float">
            <text:p>22204.45</text:p>
          </table:table-cell>
          <table:table-cell table:style-name="ce8" office:value-type="float" office:value="22137.21" calcext:value-type="float">
            <text:p>22137.21</text:p>
          </table:table-cell>
          <table:table-cell table:style-name="ce8" office:value-type="float" office:value="23105.666" calcext:value-type="float">
            <text:p>23105.67</text:p>
          </table:table-cell>
          <table:table-cell table:style-name="ce8" office:value-type="float" office:value="24276.508" calcext:value-type="float">
            <text:p>24276.51</text:p>
          </table:table-cell>
          <table:table-cell table:style-name="ce8" office:value-type="float" office:value="24852.295" calcext:value-type="float">
            <text:p>24852.30</text:p>
          </table:table-cell>
          <table:table-cell table:style-name="ce8" office:value-type="float" office:value="25321.266" calcext:value-type="float">
            <text:p>25321.27</text:p>
          </table:table-cell>
          <table:table-cell table:style-name="ce8" office:value-type="float" office:value="25936.305" calcext:value-type="float">
            <text:p>25936.31</text:p>
          </table:table-cell>
          <table:table-cell table:style-name="ce8" office:value-type="float" office:value="26394.465" calcext:value-type="float">
            <text:p>26394.47</text:p>
          </table:table-cell>
          <table:table-cell table:style-name="ce8" office:value-type="float" office:value="26344.955" calcext:value-type="float">
            <text:p>26344.96</text:p>
          </table:table-cell>
          <table:table-cell table:style-name="ce8" office:value-type="float" office:value="25628.816" calcext:value-type="float">
            <text:p>25628.82</text:p>
          </table:table-cell>
          <table:table-cell table:style-name="ce8" office:value-type="float" office:value="25572.445" calcext:value-type="float">
            <text:p>25572.45</text:p>
          </table:table-cell>
          <table:table-cell table:style-name="ce8" office:value-type="float" office:value="24802.262" calcext:value-type="float">
            <text:p>24802.26</text:p>
          </table:table-cell>
          <table:table-cell table:style-name="ce8" office:value-type="float" office:value="25371.623" calcext:value-type="float">
            <text:p>25371.62</text:p>
          </table:table-cell>
          <table:table-cell table:style-name="ce8" office:value-type="float" office:value="26146.615" calcext:value-type="float">
            <text:p>26146.62</text:p>
          </table:table-cell>
          <table:table-cell table:style-name="ce8" office:value-type="float" office:value="26501.201" calcext:value-type="float">
            <text:p>26501.20</text:p>
          </table:table-cell>
          <table:table-cell table:style-name="ce8" office:value-type="float" office:value="26889.982" calcext:value-type="float">
            <text:p>26889.98</text:p>
          </table:table-cell>
          <table:table-cell table:style-name="ce8" office:value-type="float" office:value="26406.455" calcext:value-type="float">
            <text:p>26406.46</text:p>
          </table:table-cell>
          <table:table-cell table:style-name="ce8" office:value-type="float" office:value="26415.219" calcext:value-type="float">
            <text:p>26415.22</text:p>
          </table:table-cell>
          <table:table-cell table:style-name="ce8" office:value-type="float" office:value="26801.97" calcext:value-type="float">
            <text:p>26801.97</text:p>
          </table:table-cell>
          <table:table-cell table:style-name="ce8" office:value-type="float" office:value="27938.29" calcext:value-type="float">
            <text:p>27938.29</text:p>
          </table:table-cell>
          <table:table-cell table:style-name="ce8" office:value-type="float" office:value="28275.645" calcext:value-type="float">
            <text:p>28275.65</text:p>
          </table:table-cell>
          <table:table-cell table:style-name="ce8" office:value-type="float" office:value="30349.32" calcext:value-type="float">
            <text:p>30349.32</text:p>
          </table:table-cell>
          <table:table-cell table:style-name="ce8" office:value-type="float" office:value="32973.28" calcext:value-type="float">
            <text:p>32973.28</text:p>
          </table:table-cell>
          <table:table-cell table:style-name="ce8" office:value-type="float" office:value="35048.484" calcext:value-type="float">
            <text:p>35048.48</text:p>
          </table:table-cell>
          <table:table-cell table:style-name="ce8" office:value-type="float" office:value="36816.934" calcext:value-type="float">
            <text:p>36816.93</text:p>
          </table:table-cell>
          <table:table-cell table:style-name="ce8" office:value-type="float" office:value="38440.793" calcext:value-type="float">
            <text:p>38440.79</text:p>
          </table:table-cell>
          <table:table-cell table:style-name="ce8" office:value-type="float" office:value="39704.37" calcext:value-type="float">
            <text:p>39704.37</text:p>
          </table:table-cell>
          <table:table-cell table:style-name="ce8" office:value-type="float" office:value="39646.293" calcext:value-type="float">
            <text:p>39646.29</text:p>
          </table:table-cell>
          <table:table-cell table:style-name="ce8" office:value-type="float" office:value="41774.6" calcext:value-type="float">
            <text:p>41774.60</text:p>
          </table:table-cell>
          <table:table-cell table:style-name="ce8" office:value-type="float" office:value="44738.312" calcext:value-type="float">
            <text:p>44738.31</text:p>
          </table:table-cell>
          <table:table-cell table:style-name="ce8" office:value-type="float" office:value="45209.387" calcext:value-type="float">
            <text:p>45209.39</text:p>
          </table:table-cell>
          <table:table-cell table:style-name="ce8" office:value-type="float" office:value="45935.535" calcext:value-type="float">
            <text:p>45935.54</text:p>
          </table:table-cell>
          <table:table-cell table:style-name="ce8" office:value-type="float" office:value="45822.684" calcext:value-type="float">
            <text:p>45822.68</text:p>
          </table:table-cell>
          <table:table-cell table:style-name="ce8" office:value-type="float" office:value="44548.598" calcext:value-type="float">
            <text:p>44548.60</text:p>
          </table:table-cell>
          <table:table-cell table:style-name="ce8" office:value-type="float" office:value="42106.707" calcext:value-type="float">
            <text:p>42106.71</text:p>
          </table:table-cell>
          <table:table-cell table:style-name="ce8" office:value-type="float" office:value="43059.48" calcext:value-type="float">
            <text:p>43059.48</text:p>
          </table:table-cell>
          <table:table-cell table:style-name="ce8" office:value-type="float" office:value="45083.88" calcext:value-type="float">
            <text:p>45083.88</text:p>
          </table:table-cell>
          <table:table-cell table:style-name="ce8" office:value-type="float" office:value="45541.91" calcext:value-type="float">
            <text:p>45541.91</text:p>
          </table:table-cell>
          <table:table-cell table:style-name="ce8" office:value-type="float" office:value="43394.56" calcext:value-type="float">
            <text:p>43394.56</text:p>
          </table:table-cell>
          <table:table-cell table:style-name="ce8" office:value-type="float" office:value="45137.516" calcext:value-type="float">
            <text:p>45137.52</text:p>
          </table:table-cell>
          <table:table-cell table:style-name="ce8" office:value-type="float" office:value="48490" calcext:value-type="float">
            <text:p>48490.00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oil.Primary Fossil Energy FUEL[1]</text:p>
          </table:table-cell>
          <table:table-cell table:style-name="ce8" office:value-type="float" office:value="35949.586" calcext:value-type="float">
            <text:p>35949.59</text:p>
          </table:table-cell>
          <table:table-cell table:style-name="ce8" office:value-type="float" office:value="33877.83" calcext:value-type="float">
            <text:p>33877.83</text:p>
          </table:table-cell>
          <table:table-cell table:style-name="ce8" office:value-type="float" office:value="32537.879" calcext:value-type="float">
            <text:p>32537.88</text:p>
          </table:table-cell>
          <table:table-cell table:style-name="ce8" office:value-type="float" office:value="32122.488" calcext:value-type="float">
            <text:p>32122.49</text:p>
          </table:table-cell>
          <table:table-cell table:style-name="ce8" office:value-type="float" office:value="32752.213" calcext:value-type="float">
            <text:p>32752.21</text:p>
          </table:table-cell>
          <table:table-cell table:style-name="ce8" office:value-type="float" office:value="32465.695" calcext:value-type="float">
            <text:p>32465.70</text:p>
          </table:table-cell>
          <table:table-cell table:style-name="ce8" office:value-type="float" office:value="34069.387" calcext:value-type="float">
            <text:p>34069.39</text:p>
          </table:table-cell>
          <table:table-cell table:style-name="ce8" office:value-type="float" office:value="34148.08" calcext:value-type="float">
            <text:p>34148.08</text:p>
          </table:table-cell>
          <table:table-cell table:style-name="ce8" office:value-type="float" office:value="35607.57" calcext:value-type="float">
            <text:p>35607.57</text:p>
          </table:table-cell>
          <table:table-cell table:style-name="ce8" office:value-type="float" office:value="36037.492" calcext:value-type="float">
            <text:p>36037.49</text:p>
          </table:table-cell>
          <table:table-cell table:style-name="ce8" office:value-type="float" office:value="36726.777" calcext:value-type="float">
            <text:p>36726.78</text:p>
          </table:table-cell>
          <table:table-cell table:style-name="ce8" office:value-type="float" office:value="36627.695" calcext:value-type="float">
            <text:p>36627.70</text:p>
          </table:table-cell>
          <table:table-cell table:style-name="ce8" office:value-type="float" office:value="37157.977" calcext:value-type="float">
            <text:p>37157.98</text:p>
          </table:table-cell>
          <table:table-cell table:style-name="ce8" office:value-type="float" office:value="37105.15" calcext:value-type="float">
            <text:p>37105.15</text:p>
          </table:table-cell>
          <table:table-cell table:style-name="ce8" office:value-type="float" office:value="37619.203" calcext:value-type="float">
            <text:p>37619.20</text:p>
          </table:table-cell>
          <table:table-cell table:style-name="ce8" office:value-type="float" office:value="38135.51" calcext:value-type="float">
            <text:p>38135.51</text:p>
          </table:table-cell>
          <table:table-cell table:style-name="ce8" office:value-type="float" office:value="39151.24" calcext:value-type="float">
            <text:p>39151.24</text:p>
          </table:table-cell>
          <table:table-cell table:style-name="ce8" office:value-type="float" office:value="40023.2" calcext:value-type="float">
            <text:p>40023.20</text:p>
          </table:table-cell>
          <table:table-cell table:style-name="ce8" office:value-type="float" office:value="41034.707" calcext:value-type="float">
            <text:p>41034.71</text:p>
          </table:table-cell>
          <table:table-cell table:style-name="ce8" office:value-type="float" office:value="40104.688" calcext:value-type="float">
            <text:p>40104.69</text:p>
          </table:table-cell>
          <table:table-cell table:style-name="ce8" office:value-type="float" office:value="41844.168" calcext:value-type="float">
            <text:p>41844.17</text:p>
          </table:table-cell>
          <table:table-cell table:style-name="ce8" office:value-type="float" office:value="41841.914" calcext:value-type="float">
            <text:p>41841.91</text:p>
          </table:table-cell>
          <table:table-cell table:style-name="ce8" office:value-type="float" office:value="41337.14" calcext:value-type="float">
            <text:p>41337.14</text:p>
          </table:table-cell>
          <table:table-cell table:style-name="ce8" office:value-type="float" office:value="43173.34" calcext:value-type="float">
            <text:p>43173.34</text:p>
          </table:table-cell>
          <table:table-cell table:style-name="ce8" office:value-type="float" office:value="45335.406" calcext:value-type="float">
            <text:p>45335.41</text:p>
          </table:table-cell>
          <table:table-cell table:style-name="ce8" office:value-type="float" office:value="45723.043" calcext:value-type="float">
            <text:p>45723.04</text:p>
          </table:table-cell>
          <table:table-cell table:style-name="ce8" office:value-type="float" office:value="46130.555" calcext:value-type="float">
            <text:p>46130.56</text:p>
          </table:table-cell>
          <table:table-cell table:style-name="ce8" office:value-type="float" office:value="46036.695" calcext:value-type="float">
            <text:p>46036.70</text:p>
          </table:table-cell>
          <table:table-cell table:style-name="ce8" office:value-type="float" office:value="46524.33" calcext:value-type="float">
            <text:p>46524.33</text:p>
          </table:table-cell>
          <table:table-cell table:style-name="ce8" office:value-type="float" office:value="45365.8" calcext:value-type="float">
            <text:p>45365.80</text:p>
          </table:table-cell>
          <table:table-cell table:style-name="ce8" office:value-type="float" office:value="46264.992" calcext:value-type="float">
            <text:p>46264.99</text:p>
          </table:table-cell>
          <table:table-cell table:style-name="ce8" office:value-type="float" office:value="46622.28" calcext:value-type="float">
            <text:p>46622.28</text:p>
          </table:table-cell>
          <table:table-cell table:style-name="ce8" office:value-type="float" office:value="47921.215" calcext:value-type="float">
            <text:p>47921.22</text:p>
          </table:table-cell>
          <table:table-cell table:style-name="ce8" office:value-type="float" office:value="47986.426" calcext:value-type="float">
            <text:p>47986.43</text:p>
          </table:table-cell>
          <table:table-cell table:style-name="ce8" office:value-type="float" office:value="49112.78" calcext:value-type="float">
            <text:p>49112.78</text:p>
          </table:table-cell>
          <table:table-cell table:style-name="ce8" office:value-type="float" office:value="50762.11" calcext:value-type="float">
            <text:p>50762.11</text:p>
          </table:table-cell>
          <table:table-cell table:style-name="ce8" office:value-type="float" office:value="50904.277" calcext:value-type="float">
            <text:p>50904.28</text:p>
          </table:table-cell>
          <table:table-cell table:style-name="ce8" office:value-type="float" office:value="50996.598" calcext:value-type="float">
            <text:p>50996.60</text:p>
          </table:table-cell>
          <table:table-cell table:style-name="ce8" office:value-type="float" office:value="52190.7" calcext:value-type="float">
            <text:p>52190.70</text:p>
          </table:table-cell>
          <table:table-cell table:style-name="ce8" office:value-type="float" office:value="52092.734" calcext:value-type="float">
            <text:p>52092.73</text:p>
          </table:table-cell>
          <table:table-cell table:style-name="ce8" office:value-type="float" office:value="48560.844" calcext:value-type="float">
            <text:p>48560.84</text:p>
          </table:table-cell>
          <table:table-cell table:style-name="ce8" office:value-type="float" office:value="49192.05" calcext:value-type="float">
            <text:p>49192.05</text:p>
          </table:table-cell>
          <table:table-cell table:style-name="ce8" office:value-type="float" office:value="51255.57" calcext:value-type="float">
            <text:p>51255.5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fossil energy gas.Primary Fossil Energy FUEL[1]</text:p>
          </table:table-cell>
          <table:table-cell table:style-name="ce8" office:value-type="float" office:value="14283.338" calcext:value-type="float">
            <text:p>14283.34</text:p>
          </table:table-cell>
          <table:table-cell table:style-name="ce8" office:value-type="float" office:value="14530.98" calcext:value-type="float">
            <text:p>14530.98</text:p>
          </table:table-cell>
          <table:table-cell table:style-name="ce8" office:value-type="float" office:value="14597.488" calcext:value-type="float">
            <text:p>14597.49</text:p>
          </table:table-cell>
          <table:table-cell table:style-name="ce8" office:value-type="float" office:value="14728.06" calcext:value-type="float">
            <text:p>14728.06</text:p>
          </table:table-cell>
          <table:table-cell table:style-name="ce8" office:value-type="float" office:value="15988.619" calcext:value-type="float">
            <text:p>15988.62</text:p>
          </table:table-cell>
          <table:table-cell table:style-name="ce8" office:value-type="float" office:value="16410.344" calcext:value-type="float">
            <text:p>16410.34</text:p>
          </table:table-cell>
          <table:table-cell table:style-name="ce8" office:value-type="float" office:value="16834.785" calcext:value-type="float">
            <text:p>16834.79</text:p>
          </table:table-cell>
          <table:table-cell table:style-name="ce8" office:value-type="float" office:value="17678.578" calcext:value-type="float">
            <text:p>17678.58</text:p>
          </table:table-cell>
          <table:table-cell table:style-name="ce8" office:value-type="float" office:value="18457.768" calcext:value-type="float">
            <text:p>18457.77</text:p>
          </table:table-cell>
          <table:table-cell table:style-name="ce8" office:value-type="float" office:value="19096.994" calcext:value-type="float">
            <text:p>19096.99</text:p>
          </table:table-cell>
          <table:table-cell table:style-name="ce8" office:value-type="float" office:value="19697.166" calcext:value-type="float">
            <text:p>19697.17</text:p>
          </table:table-cell>
          <table:table-cell table:style-name="ce8" office:value-type="float" office:value="19959.69" calcext:value-type="float">
            <text:p>19959.69</text:p>
          </table:table-cell>
          <table:table-cell table:style-name="ce8" office:value-type="float" office:value="20018.342" calcext:value-type="float">
            <text:p>20018.34</text:p>
          </table:table-cell>
          <table:table-cell table:style-name="ce8" office:value-type="float" office:value="20246.297" calcext:value-type="float">
            <text:p>20246.30</text:p>
          </table:table-cell>
          <table:table-cell table:style-name="ce8" office:value-type="float" office:value="20542.52" calcext:value-type="float">
            <text:p>20542.52</text:p>
          </table:table-cell>
          <table:table-cell table:style-name="ce8" office:value-type="float" office:value="20883.502" calcext:value-type="float">
            <text:p>20883.50</text:p>
          </table:table-cell>
          <table:table-cell table:style-name="ce8" office:value-type="float" office:value="21899.965" calcext:value-type="float">
            <text:p>21899.97</text:p>
          </table:table-cell>
          <table:table-cell table:style-name="ce8" office:value-type="float" office:value="21882.973" calcext:value-type="float">
            <text:p>21882.97</text:p>
          </table:table-cell>
          <table:table-cell table:style-name="ce8" office:value-type="float" office:value="22462.334" calcext:value-type="float">
            <text:p>22462.33</text:p>
          </table:table-cell>
          <table:table-cell table:style-name="ce8" office:value-type="float" office:value="23102.752" calcext:value-type="float">
            <text:p>23102.75</text:p>
          </table:table-cell>
          <table:table-cell table:style-name="ce8" office:value-type="float" office:value="24007.168" calcext:value-type="float">
            <text:p>24007.17</text:p>
          </table:table-cell>
          <table:table-cell table:style-name="ce8" office:value-type="float" office:value="24574.18" calcext:value-type="float">
            <text:p>24574.18</text:p>
          </table:table-cell>
          <table:table-cell table:style-name="ce8" office:value-type="float" office:value="25147.338" calcext:value-type="float">
            <text:p>25147.34</text:p>
          </table:table-cell>
          <table:table-cell table:style-name="ce8" office:value-type="float" office:value="26046.873" calcext:value-type="float">
            <text:p>26046.87</text:p>
          </table:table-cell>
          <table:table-cell table:style-name="ce8" office:value-type="float" office:value="26932.479" calcext:value-type="float">
            <text:p>26932.48</text:p>
          </table:table-cell>
          <table:table-cell table:style-name="ce8" office:value-type="float" office:value="27577.684" calcext:value-type="float">
            <text:p>27577.68</text:p>
          </table:table-cell>
          <table:table-cell table:style-name="ce8" office:value-type="float" office:value="28518.16" calcext:value-type="float">
            <text:p>28518.16</text:p>
          </table:table-cell>
          <table:table-cell table:style-name="ce8" office:value-type="float" office:value="29278.646" calcext:value-type="float">
            <text:p>29278.65</text:p>
          </table:table-cell>
          <table:table-cell table:style-name="ce8" office:value-type="float" office:value="30350.31" calcext:value-type="float">
            <text:p>30350.31</text:p>
          </table:table-cell>
          <table:table-cell table:style-name="ce8" office:value-type="float" office:value="29409.021" calcext:value-type="float">
            <text:p>29409.02</text:p>
          </table:table-cell>
          <table:table-cell table:style-name="ce8" office:value-type="float" office:value="31502.096" calcext:value-type="float">
            <text:p>31502.10</text:p>
          </table:table-cell>
          <table:table-cell table:style-name="ce8" office:value-type="float" office:value="32575.62" calcext:value-type="float">
            <text:p>32575.62</text:p>
          </table:table-cell>
          <table:table-cell table:style-name="ce8" office:value-type="float" office:value="33261.883" calcext:value-type="float">
            <text:p>33261.88</text:p>
          </table:table-cell>
          <table:table-cell table:style-name="ce8" office:value-type="float" office:value="33656.94" calcext:value-type="float">
            <text:p>33656.94</text:p>
          </table:table-cell>
          <table:table-cell table:style-name="ce8" office:value-type="float" office:value="34356.016" calcext:value-type="float">
            <text:p>34356.02</text:p>
          </table:table-cell>
          <table:table-cell table:style-name="ce8" office:value-type="float" office:value="35078.39" calcext:value-type="float">
            <text:p>35078.39</text:p>
          </table:table-cell>
          <table:table-cell table:style-name="ce8" office:value-type="float" office:value="35444.734" calcext:value-type="float">
            <text:p>35444.73</text:p>
          </table:table-cell>
          <table:table-cell table:style-name="ce8" office:value-type="float" office:value="36718.73" calcext:value-type="float">
            <text:p>36718.73</text:p>
          </table:table-cell>
          <table:table-cell table:style-name="ce8" office:value-type="float" office:value="38558.2" calcext:value-type="float">
            <text:p>38558.20</text:p>
          </table:table-cell>
          <table:table-cell table:style-name="ce8" office:value-type="float" office:value="39684.312" calcext:value-type="float">
            <text:p>39684.31</text:p>
          </table:table-cell>
          <table:table-cell table:style-name="ce8" office:value-type="float" office:value="38606" calcext:value-type="float">
            <text:p>38606.00</text:p>
          </table:table-cell>
          <table:table-cell table:style-name="ce8" office:value-type="float" office:value="40534.203" calcext:value-type="float">
            <text:p>40534.20</text:p>
          </table:table-cell>
          <table:table-cell table:style-name="ce8" office:value-type="float" office:value="40438.16" calcext:value-type="float">
            <text:p>40438.16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 office:value-type="string" calcext:value-type="string">
            <text:p>Energy Institute - Statistical Review of World Energy (2023)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demand.demand for energy[1]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ame as supply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Fossil Fuel Extraction Capital[1]</text:p>
          </table:table-cell>
          <table:table-cell table:style-name="ce8" table:number-columns-repeated="30"/>
          <table:table-cell table:style-name="ce8" office:value-type="float" office:value="972.778181973428" calcext:value-type="float">
            <text:p>972.78</text:p>
          </table:table-cell>
          <table:table-cell table:style-name="ce8" office:value-type="float" office:value="1065.77800816592" calcext:value-type="float">
            <text:p>1065.78</text:p>
          </table:table-cell>
          <table:table-cell table:style-name="ce8" office:value-type="float" office:value="1194.11776831155" calcext:value-type="float">
            <text:p>1194.12</text:p>
          </table:table-cell>
          <table:table-cell table:style-name="ce8" office:value-type="float" office:value="1218.2977231216" calcext:value-type="float">
            <text:p>1218.30</text:p>
          </table:table-cell>
          <table:table-cell table:style-name="ce8" office:value-type="float" office:value="1229.45770226469" calcext:value-type="float">
            <text:p>1229.46</text:p>
          </table:table-cell>
          <table:table-cell table:style-name="ce8" office:value-type="float" office:value="1017.30649875439" calcext:value-type="float">
            <text:p>1017.31</text:p>
          </table:table-cell>
          <table:table-cell table:style-name="ce8" office:value-type="float" office:value="832.100002029943" calcext:value-type="float">
            <text:p>832.10</text:p>
          </table:table-cell>
          <table:table-cell table:style-name="ce8" office:value-type="float" office:value="851.59542273778" calcext:value-type="float">
            <text:p>851.60</text:p>
          </table:table-cell>
          <table:table-cell table:style-name="ce8" office:value-type="float" office:value="860.456977604978" calcext:value-type="float">
            <text:p>860.46</text:p>
          </table:table-cell>
          <table:table-cell table:style-name="ce8" office:value-type="float" office:value="825.896913622904" calcext:value-type="float">
            <text:p>825.90</text:p>
          </table:table-cell>
          <table:table-cell table:style-name="ce8" office:value-type="float" office:value="649.551971765653" calcext:value-type="float">
            <text:p>649.55</text:p>
          </table:table-cell>
          <table:table-cell table:style-name="ce8" office:value-type="float" office:value="715.127477782922" calcext:value-type="float">
            <text:p>715.13</text:p>
          </table:table-cell>
          <table:table-cell table:style-name="ce8" office:value-type="float" office:value="794.881471587709" calcext:value-type="float">
            <text:p>794.88</text:p>
          </table:table-cell>
          <table:table-cell table:style-name="ce8" office:value-type="float" office:value="844.506178844021" calcext:value-type="float">
            <text:p>844.51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coal.Investments in Fossil Fuel Extraction Capital[1]</text:p>
          </table:table-cell>
          <table:table-cell table:style-name="ce8" table:number-columns-repeated="30"/>
          <table:table-cell table:style-name="ce8" office:value-type="float" office:value="132.541301377653" calcext:value-type="float">
            <text:p>132.54</text:p>
          </table:table-cell>
          <table:table-cell table:style-name="ce8" office:value-type="float" office:value="143.250401819114" calcext:value-type="float">
            <text:p>143.25</text:p>
          </table:table-cell>
          <table:table-cell table:style-name="ce8" office:value-type="float" office:value="147.937809881667" calcext:value-type="float">
            <text:p>147.94</text:p>
          </table:table-cell>
          <table:table-cell table:style-name="ce8" office:value-type="float" office:value="135.887513111056" calcext:value-type="float">
            <text:p>135.89</text:p>
          </table:table-cell>
          <table:table-cell table:style-name="ce8" office:value-type="float" office:value="120.491447684785" calcext:value-type="float">
            <text:p>120.49</text:p>
          </table:table-cell>
          <table:table-cell table:style-name="ce8" office:value-type="float" office:value="108.110969379822" calcext:value-type="float">
            <text:p>108.11</text:p>
          </table:table-cell>
          <table:table-cell table:style-name="ce8" office:value-type="float" office:value="90.3878596454251" calcext:value-type="float">
            <text:p>90.39</text:p>
          </table:table-cell>
          <table:table-cell table:style-name="ce8" office:value-type="float" office:value="81.8807669729145" calcext:value-type="float">
            <text:p>81.88</text:p>
          </table:table-cell>
          <table:table-cell table:style-name="ce8" office:value-type="float" office:value="83.9189245923702" calcext:value-type="float">
            <text:p>83.92</text:p>
          </table:table-cell>
          <table:table-cell table:style-name="ce8" office:value-type="float" office:value="99.2494145126236" calcext:value-type="float">
            <text:p>99.25</text:p>
          </table:table-cell>
          <table:table-cell table:style-name="ce8" office:value-type="float" office:value="90.3878596454251" calcext:value-type="float">
            <text:p>90.39</text:p>
          </table:table-cell>
          <table:table-cell table:style-name="ce8" office:value-type="float" office:value="100.135569999344" calcext:value-type="float">
            <text:p>100.14</text:p>
          </table:table-cell>
          <table:table-cell table:style-name="ce8" office:value-type="float" office:value="120.5171461939" calcext:value-type="float">
            <text:p>120.52</text:p>
          </table:table-cell>
          <table:table-cell table:style-name="ce8" office:value-type="float" office:value="131.151012034538" calcext:value-type="float">
            <text:p>131.15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oil.Investments in Fossil Fuel Extraction Capital[1]</text:p>
          </table:table-cell>
          <table:table-cell table:style-name="ce8" table:number-columns-repeated="30"/>
          <table:table-cell table:style-name="ce8" office:value-type="float" office:value="559.616494496198" calcext:value-type="float">
            <text:p>559.62</text:p>
          </table:table-cell>
          <table:table-cell table:style-name="ce8" office:value-type="float" office:value="615.776775698167" calcext:value-type="float">
            <text:p>615.78</text:p>
          </table:table-cell>
          <table:table-cell table:style-name="ce8" office:value-type="float" office:value="704.06816869311" calcext:value-type="float">
            <text:p>704.07</text:p>
          </table:table-cell>
          <table:table-cell table:style-name="ce8" office:value-type="float" office:value="720.064560153859" calcext:value-type="float">
            <text:p>720.06</text:p>
          </table:table-cell>
          <table:table-cell table:style-name="ce8" office:value-type="float" office:value="743.42490370925" calcext:value-type="float">
            <text:p>743.42</text:p>
          </table:table-cell>
          <table:table-cell table:style-name="ce8" office:value-type="float" office:value="579.545688314785" calcext:value-type="float">
            <text:p>579.55</text:p>
          </table:table-cell>
          <table:table-cell table:style-name="ce8" office:value-type="float" office:value="460.800853094324" calcext:value-type="float">
            <text:p>460.80</text:p>
          </table:table-cell>
          <table:table-cell table:style-name="ce8" office:value-type="float" office:value="497.133228049838" calcext:value-type="float">
            <text:p>497.13</text:p>
          </table:table-cell>
          <table:table-cell table:style-name="ce8" office:value-type="float" office:value="513.970182297515" calcext:value-type="float">
            <text:p>513.97</text:p>
          </table:table-cell>
          <table:table-cell table:style-name="ce8" office:value-type="float" office:value="486.4993622092" calcext:value-type="float">
            <text:p>486.50</text:p>
          </table:table-cell>
          <table:table-cell table:style-name="ce8" office:value-type="float" office:value="359.779127608261" calcext:value-type="float">
            <text:p>359.78</text:p>
          </table:table-cell>
          <table:table-cell table:style-name="ce8" office:value-type="float" office:value="410.289990351292" calcext:value-type="float">
            <text:p>410.29</text:p>
          </table:table-cell>
          <table:table-cell table:style-name="ce8" office:value-type="float" office:value="443.963898846647" calcext:value-type="float">
            <text:p>443.96</text:p>
          </table:table-cell>
          <table:table-cell table:style-name="ce8" office:value-type="float" office:value="468.776252474803" calcext:value-type="float">
            <text:p>468.7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 gas.Investments in Fossil Fuel Extraction Capital[1]</text:p>
          </table:table-cell>
          <table:table-cell table:style-name="ce8" table:number-columns-repeated="30"/>
          <table:table-cell table:style-name="ce8" office:value-type="float" office:value="282.485987590095" calcext:value-type="float">
            <text:p>282.49</text:p>
          </table:table-cell>
          <table:table-cell table:style-name="ce8" office:value-type="float" office:value="308.592216844411" calcext:value-type="float">
            <text:p>308.59</text:p>
          </table:table-cell>
          <table:table-cell table:style-name="ce8" office:value-type="float" office:value="347.416195181935" calcext:value-type="float">
            <text:p>347.42</text:p>
          </table:table-cell>
          <table:table-cell table:style-name="ce8" office:value-type="float" office:value="366.160732038099" calcext:value-type="float">
            <text:p>366.16</text:p>
          </table:table-cell>
          <table:table-cell table:style-name="ce8" office:value-type="float" office:value="370.846500713002" calcext:value-type="float">
            <text:p>370.85</text:p>
          </table:table-cell>
          <table:table-cell table:style-name="ce8" office:value-type="float" office:value="330.535996546506" calcext:value-type="float">
            <text:p>330.54</text:p>
          </table:table-cell>
          <table:table-cell table:style-name="ce8" office:value-type="float" office:value="281.797444776914" calcext:value-type="float">
            <text:p>281.80</text:p>
          </table:table-cell>
          <table:table-cell table:style-name="ce8" office:value-type="float" office:value="272.935889909715" calcext:value-type="float">
            <text:p>272.94</text:p>
          </table:table-cell>
          <table:table-cell table:style-name="ce8" office:value-type="float" office:value="262.302024069077" calcext:value-type="float">
            <text:p>262.30</text:p>
          </table:table-cell>
          <table:table-cell table:style-name="ce8" office:value-type="float" office:value="240.14813690108" calcext:value-type="float">
            <text:p>240.15</text:p>
          </table:table-cell>
          <table:table-cell table:style-name="ce8" office:value-type="float" office:value="198.498829025247" calcext:value-type="float">
            <text:p>198.50</text:p>
          </table:table-cell>
          <table:table-cell table:style-name="ce8" office:value-type="float" office:value="205.588072919006" calcext:value-type="float">
            <text:p>205.59</text:p>
          </table:table-cell>
          <table:table-cell table:style-name="ce8" office:value-type="float" office:value="230.400426547162" calcext:value-type="float">
            <text:p>230.40</text:p>
          </table:table-cell>
          <table:table-cell table:style-name="ce8" office:value-type="float" office:value="244.57891433468" calcext:value-type="float">
            <text:p>244.5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Fossil Energy Capital[1]</text:p>
          </table:table-cell>
          <table:table-cell table:style-name="ce8" table:number-columns-repeated="35"/>
          <table:table-cell table:style-name="ce8" office:value-type="float" office:value="151.532588229095" calcext:value-type="float">
            <text:p>151.53</text:p>
          </table:table-cell>
          <table:table-cell table:style-name="ce8" office:value-type="float" office:value="147.190426344168" calcext:value-type="float">
            <text:p>147.19</text:p>
          </table:table-cell>
          <table:table-cell table:style-name="ce8" office:value-type="float" office:value="135.847636114154" calcext:value-type="float">
            <text:p>135.85</text:p>
          </table:table-cell>
          <table:table-cell table:style-name="ce8" office:value-type="float" office:value="122.112226069996" calcext:value-type="float">
            <text:p>122.11</text:p>
          </table:table-cell>
          <table:table-cell table:style-name="ce8" office:value-type="float" office:value="119.099297415148" calcext:value-type="float">
            <text:p>119.10</text:p>
          </table:table-cell>
          <table:table-cell table:style-name="ce8" office:value-type="float" office:value="94.4641748843364" calcext:value-type="float">
            <text:p>94.46</text:p>
          </table:table-cell>
          <table:table-cell table:style-name="ce8" office:value-type="float" office:value="95.0844837250403" calcext:value-type="float">
            <text:p>95.08</text:p>
          </table:table-cell>
          <table:table-cell table:style-name="ce8" office:value-type="float" office:value="94.4641748843364" calcext:value-type="float">
            <text:p>94.46</text:p>
          </table:table-cell>
          <table:table-cell table:style-name="ce8" office:value-type="float" office:value="86.8432376985457" calcext:value-type="float">
            <text:p>86.84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energy investments coal.Investments in Fossil Energy Capital[1]</text:p>
          </table:table-cell>
          <table:table-cell table:style-name="ce8" table:number-columns-repeated="35"/>
          <table:table-cell table:style-name="ce8" office:value-type="float" office:value="76.6524496012674" calcext:value-type="float">
            <text:p>76.65</text:p>
          </table:table-cell>
          <table:table-cell table:style-name="ce8" office:value-type="float" office:value="68.8542813181327" calcext:value-type="float">
            <text:p>68.85</text:p>
          </table:table-cell>
          <table:table-cell table:style-name="ce8" office:value-type="float" office:value="63.0056551057816" calcext:value-type="float">
            <text:p>63.01</text:p>
          </table:table-cell>
          <table:table-cell table:style-name="ce8" office:value-type="float" office:value="61.2333441323419" calcext:value-type="float">
            <text:p>61.23</text:p>
          </table:table-cell>
          <table:table-cell table:style-name="ce8" office:value-type="float" office:value="59.6382642562462" calcext:value-type="float">
            <text:p>59.64</text:p>
          </table:table-cell>
          <table:table-cell table:style-name="ce8" office:value-type="float" office:value="52.6376359111593" calcext:value-type="float">
            <text:p>52.64</text:p>
          </table:table-cell>
          <table:table-cell table:style-name="ce8" office:value-type="float" office:value="44.9280831766966" calcext:value-type="float">
            <text:p>44.93</text:p>
          </table:table-cell>
          <table:table-cell table:style-name="ce8" office:value-type="float" office:value="37.6616081855938" calcext:value-type="float">
            <text:p>37.66</text:p>
          </table:table-cell>
          <table:table-cell table:style-name="ce8" office:value-type="float" office:value="30.129286548475" calcext:value-type="float">
            <text:p>30.13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energy investments.Investments in Fossil Energy Capital oil and gas[1]</text:p>
          </table:table-cell>
          <table:table-cell table:style-name="ce8" table:number-columns-repeated="35"/>
          <table:table-cell table:style-name="ce8" office:value-type="float" office:value="74.8801386278277" calcext:value-type="float">
            <text:p>74.88</text:p>
          </table:table-cell>
          <table:table-cell table:style-name="ce8" office:value-type="float" office:value="78.3361450260351" calcext:value-type="float">
            <text:p>78.34</text:p>
          </table:table-cell>
          <table:table-cell table:style-name="ce8" office:value-type="float" office:value="72.841981008372" calcext:value-type="float">
            <text:p>72.84</text:p>
          </table:table-cell>
          <table:table-cell table:style-name="ce8" office:value-type="float" office:value="60.878881937654" calcext:value-type="float">
            <text:p>60.88</text:p>
          </table:table-cell>
          <table:table-cell table:style-name="ce8" office:value-type="float" office:value="59.4610331589022" calcext:value-type="float">
            <text:p>59.46</text:p>
          </table:table-cell>
          <table:table-cell table:style-name="ce8" office:value-type="float" office:value="41.8265389731771" calcext:value-type="float">
            <text:p>41.83</text:p>
          </table:table-cell>
          <table:table-cell table:style-name="ce8" office:value-type="float" office:value="50.1564005483437" calcext:value-type="float">
            <text:p>50.16</text:p>
          </table:table-cell>
          <table:table-cell table:style-name="ce8" office:value-type="float" office:value="56.8025666987426" calcext:value-type="float">
            <text:p>56.80</text:p>
          </table:table-cell>
          <table:table-cell table:style-name="ce8" office:value-type="float" office:value="56.7139511500707" calcext:value-type="float">
            <text:p>56.71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energy investments.Investments in Solar and Wind Energy Capacity[1]</text:p>
          </table:table-cell>
          <table:table-cell table:style-name="ce8" table:number-columns-repeated="24"/>
          <table:table-cell table:style-name="ce8" office:value-type="float" office:value="46.7458697406051" calcext:value-type="float">
            <text:p>46.75</text:p>
          </table:table-cell>
          <table:table-cell table:style-name="ce8" office:value-type="float" office:value="64.5546777565357" calcext:value-type="float">
            <text:p>64.55</text:p>
          </table:table-cell>
          <table:table-cell table:style-name="ce8" office:value-type="float" office:value="84.9626921148521" calcext:value-type="float">
            <text:p>84.96</text:p>
          </table:table-cell>
          <table:table-cell table:style-name="ce8" office:value-type="float" office:value="137.667710832025" calcext:value-type="float">
            <text:p>137.67</text:p>
          </table:table-cell>
          <table:table-cell table:style-name="ce8" office:value-type="float" office:value="183.316420859339" calcext:value-type="float">
            <text:p>183.32</text:p>
          </table:table-cell>
          <table:table-cell table:style-name="ce8" office:value-type="float" office:value="170.385713472501" calcext:value-type="float">
            <text:p>170.39</text:p>
          </table:table-cell>
          <table:table-cell table:style-name="ce8" office:value-type="float" office:value="243.015861509616" calcext:value-type="float">
            <text:p>243.02</text:p>
          </table:table-cell>
          <table:table-cell table:style-name="ce8" office:value-type="float" office:value="287.753541833057" calcext:value-type="float">
            <text:p>287.75</text:p>
          </table:table-cell>
          <table:table-cell table:style-name="ce8" office:value-type="float" office:value="249.590006967041" calcext:value-type="float">
            <text:p>249.59</text:p>
          </table:table-cell>
          <table:table-cell table:style-name="ce8" office:value-type="float" office:value="216.651770910302" calcext:value-type="float">
            <text:p>216.65</text:p>
          </table:table-cell>
          <table:table-cell table:style-name="ce8" office:value-type="float" office:value="267.818921665328" calcext:value-type="float">
            <text:p>267.82</text:p>
          </table:table-cell>
          <table:table-cell table:style-name="ce8" office:value-type="float" office:value="306.660874548589" calcext:value-type="float">
            <text:p>306.66</text:p>
          </table:table-cell>
          <table:table-cell table:style-name="ce8" office:value-type="float" office:value="261.465026943377" calcext:value-type="float">
            <text:p>261.47</text:p>
          </table:table-cell>
          <table:table-cell table:style-name="ce8" office:value-type="float" office:value="312.668878147951" calcext:value-type="float">
            <text:p>312.67</text:p>
          </table:table-cell>
          <table:table-cell table:style-name="ce8" office:value-type="float" office:value="276.597934405068" calcext:value-type="float">
            <text:p>276.60</text:p>
          </table:table-cell>
          <table:table-cell table:style-name="ce8" office:value-type="float" office:value="278.59731215259" calcext:value-type="float">
            <text:p>278.60</text:p>
          </table:table-cell>
          <table:table-cell table:style-name="ce8" office:value-type="float" office:value="301.573667552837" calcext:value-type="float">
            <text:p>301.57</text:p>
          </table:table-cell>
          <table:table-cell table:style-name="ce8" office:value-type="float" office:value="370.977942999341" calcext:value-type="float">
            <text:p>370.98</text:p>
          </table:table-cell>
          <table:table-cell table:style-name="ce8" office:value-type="float" office:value="427.091498379501" calcext:value-type="float">
            <text:p>427.09</text:p>
          </table:table-cell>
          <table:table-cell table:style-name="ce8" table:number-columns-repeated="2"/>
          <table:table-cell table:style-name="Default" office:value-type="string" calcext:value-type="string">
            <text:p>2017G$</text:p>
          </table:table-cell>
          <table:table-cell office:value-type="float" office:value="1" calcext:value-type="float">
            <text:p>1.00E+00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IRENA and CPI (2023), Global landscape of renewable energy finance, 2023, International Renewable Energy Agency, Abu Dhabi.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Renewables[1]</text:p>
          </table:table-cell>
          <table:table-cell table:style-name="ce8" table:number-columns-repeated="35"/>
          <table:table-cell table:style-name="ce8" office:value-type="float" office:value="293.317466104272" calcext:value-type="float">
            <text:p>293.32</text:p>
          </table:table-cell>
          <table:table-cell table:style-name="ce8" office:value-type="float" office:value="301.29286548475" calcext:value-type="float">
            <text:p>301.29</text:p>
          </table:table-cell>
          <table:table-cell table:style-name="ce8" office:value-type="float" office:value="311.040575838669" calcext:value-type="float">
            <text:p>311.04</text:p>
          </table:table-cell>
          <table:table-cell table:style-name="ce8" office:value-type="float" office:value="334.080618493385" calcext:value-type="float">
            <text:p>334.08</text:p>
          </table:table-cell>
          <table:table-cell table:style-name="ce8" office:value-type="float" office:value="399.656124510654" calcext:value-type="float">
            <text:p>399.66</text:p>
          </table:table-cell>
          <table:table-cell table:style-name="ce8" office:value-type="float" office:value="437.760810439608" calcext:value-type="float">
            <text:p>437.76</text:p>
          </table:table-cell>
          <table:table-cell table:style-name="ce8" office:value-type="float" office:value="458.142386634165" calcext:value-type="float">
            <text:p>458.14</text:p>
          </table:table-cell>
          <table:table-cell table:style-name="ce8" office:value-type="float" office:value="528.148670085033" calcext:value-type="float">
            <text:p>528.15</text:p>
          </table:table-cell>
          <table:table-cell table:style-name="ce8" office:value-type="float" office:value="583.976465748384" calcext:value-type="float">
            <text:p>583.98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 investments.Investments in Hydropower Energy Capcity[1]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51.8325587578499" calcext:value-type="float">
            <text:p>51.83</text:p>
          </table:table-cell>
          <table:table-cell table:style-name="ce8" office:value-type="float" office:value="44.6921853727241" calcext:value-type="float">
            <text:p>44.69</text:p>
          </table:table-cell>
          <table:table-cell table:style-name="ce8" office:value-type="float" office:value="48.9820669363335" calcext:value-type="float">
            <text:p>48.98</text:p>
          </table:table-cell>
          <table:table-cell table:style-name="ce8" office:value-type="float" office:value="75.9194758337154" calcext:value-type="float">
            <text:p>75.92</text:p>
          </table:table-cell>
          <table:table-cell table:style-name="ce8" office:value-type="float" office:value="70.202361390107" calcext:value-type="float">
            <text:p>70.20</text:p>
          </table:table-cell>
          <table:table-cell table:style-name="ce8" office:value-type="float" office:value="56.6461438546674" calcext:value-type="float">
            <text:p>56.65</text:p>
          </table:table-cell>
          <table:table-cell table:style-name="ce8" office:value-type="float" office:value="63.4034834470662" calcext:value-type="float">
            <text:p>63.40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0.9822208289607" calcext:value-type="float">
            <text:p>30.98</text:p>
          </table:table-cell>
          <table:table-cell table:style-name="ce8" office:value-type="float" office:value="20.9717283928583" calcext:value-type="float">
            <text:p>20.97</text:p>
          </table:table-cell>
          <table:table-cell table:style-name="ce8" table:number-columns-repeated="5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Nuclear Capacity[1]</text:p>
          </table:table-cell>
          <table:table-cell table:style-name="ce8" table:number-columns-repeated="35"/>
          <table:table-cell table:style-name="ce8" office:value-type="float" office:value="25.5212780175318" calcext:value-type="float">
            <text:p>25.52</text:p>
          </table:table-cell>
          <table:table-cell table:style-name="ce8" office:value-type="float" office:value="30.9268264865229" calcext:value-type="float">
            <text:p>30.93</text:p>
          </table:table-cell>
          <table:table-cell table:style-name="ce8" office:value-type="float" office:value="34.2056017873864" calcext:value-type="float">
            <text:p>34.21</text:p>
          </table:table-cell>
          <table:table-cell table:style-name="ce8" office:value-type="float" office:value="32.1674441679307" calcext:value-type="float">
            <text:p>32.17</text:p>
          </table:table-cell>
          <table:table-cell table:style-name="ce8" office:value-type="float" office:value="32.8763685573066" calcext:value-type="float">
            <text:p>32.88</text:p>
          </table:table-cell>
          <table:table-cell table:style-name="ce8" office:value-type="float" office:value="35.8006816634821" calcext:value-type="float">
            <text:p>35.80</text:p>
          </table:table-cell>
          <table:table-cell table:style-name="ce8" office:value-type="float" office:value="40.1428435484094" calcext:value-type="float">
            <text:p>40.14</text:p>
          </table:table-cell>
          <table:table-cell table:style-name="ce8" office:value-type="float" office:value="46.8776252474803" calcext:value-type="float">
            <text:p>46.88</text:p>
          </table:table-cell>
          <table:table-cell table:style-name="ce8" office:value-type="float" office:value="55.4733334686629" calcext:value-type="float">
            <text:p>55.47</text:p>
          </table:table-cell>
          <table:table-cell table:style-name="ce8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 investments.Investments in Other Capacity[1]</text:p>
          </table:table-cell>
          <table:table-cell table:style-name="ce8" table:number-columns-repeated="33"/>
          <table:table-cell table:style-name="ce8" office:value-type="float" office:value="30.5815590974116" calcext:value-type="float">
            <text:p>30.58</text:p>
          </table:table-cell>
          <table:table-cell table:style-name="ce8" office:value-type="float" office:value="31.402107487173" calcext:value-type="float">
            <text:p>31.40</text:p>
          </table:table-cell>
          <table:table-cell table:style-name="ce8" office:value-type="float" office:value="36.3519368994684" calcext:value-type="float">
            <text:p>36.35</text:p>
          </table:table-cell>
          <table:table-cell table:style-name="ce8" office:value-type="float" office:value="15.1247893854299" calcext:value-type="float">
            <text:p>15.12</text:p>
          </table:table-cell>
          <table:table-cell table:style-name="ce8" office:value-type="float" office:value="14.7543786598017" calcext:value-type="float">
            <text:p>14.75</text:p>
          </table:table-cell>
          <table:table-cell table:style-name="ce8" office:value-type="float" office:value="23.755649587889" calcext:value-type="float">
            <text:p>23.76</text:p>
          </table:table-cell>
          <table:table-cell table:style-name="ce8" office:value-type="float" office:value="21.5908487861061" calcext:value-type="float">
            <text:p>21.59</text:p>
          </table:table-cell>
          <table:table-cell table:style-name="ce8" office:value-type="float" office:value="15.2390609860399" calcext:value-type="float">
            <text:p>15.24</text:p>
          </table:table-cell>
          <table:table-cell table:style-name="ce8" office:value-type="float" office:value="15.7794676330754" calcext:value-type="float">
            <text:p>15.78</text:p>
          </table:table-cell>
          <table:table-cell table:style-name="ce8" office:value-type="float" office:value="8.03743026454908" calcext:value-type="float">
            <text:p>8.04</text:p>
          </table:table-cell>
          <table:table-cell table:style-name="ce8" table:number-columns-repeated="2"/>
          <table:table-cell table:style-name="Default" office:value-type="string" calcext:value-type="string">
            <text:p>2017G$</text:p>
          </table:table-cell>
          <table:table-cell office:value-type="float" office:value="1000000000" calcext:value-type="float">
            <text:p>1.00E+09</text:p>
          </table:table-cell>
          <table:table-cell table:style-name="Default" office:value-type="string" calcext:value-type="string">
            <text:p>2017G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IRENA and CPI (2023), Global landscape of renewable energy finance, 2023, International Renewable Energy Agency, Abu Dhabi.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wind and solar energy.Installation Cost of S&amp;W capacity[1]</text:p>
          </table:table-cell>
          <table:table-cell table:style-name="ce8" table:number-columns-repeated="34"/>
          <table:table-cell table:style-name="ce8" office:value-type="float" office:value="0.918117343001975" calcext:value-type="float">
            <text:p>0.92</text:p>
          </table:table-cell>
          <table:table-cell table:style-name="ce8" office:value-type="float" office:value="0.831081827090889" calcext:value-type="float">
            <text:p>0.83</text:p>
          </table:table-cell>
          <table:table-cell table:style-name="ce8" office:value-type="float" office:value="0.729052626759233" calcext:value-type="float">
            <text:p>0.73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20585143553309" calcext:value-type="float">
            <text:p>0.52</text:p>
          </table:table-cell>
          <table:table-cell table:style-name="ce8" office:value-type="float" office:value="0.470710280598292" calcext:value-type="float">
            <text:p>0.47</text:p>
          </table:table-cell>
          <table:table-cell table:style-name="ce8" office:value-type="float" office:value="0.465077873405241" calcext:value-type="float">
            <text:p>0.47</text:p>
          </table:table-cell>
          <table:table-cell table:style-name="ce8" office:value-type="float" office:value="0.464536125786034" calcext:value-type="float">
            <text:p>0.46</text:p>
          </table:table-cell>
          <table:table-cell table:style-name="ce8" office:value-type="float" office:value="0.464091580846929" calcext:value-type="float">
            <text:p>0.46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2017$/kW</text:p>
          </table:table-cell>
          <table:table-cell table:style-name="ce8" office:value-type="string" calcext:value-type="string">
            <text:p>inflation adjusted</text:p>
          </table:table-cell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hydropower energy.Hydropower Installation Costs[1]</text:p>
          </table:table-cell>
          <table:table-cell table:number-columns-repeated="30"/>
          <table:table-cell office:value-type="float" office:value="1711.327914" calcext:value-type="float">
            <text:p>1711.327914</text:p>
          </table:table-cell>
          <table:table-cell office:value-type="float" office:value="1632.368763" calcext:value-type="float">
            <text:p>1632.368763</text:p>
          </table:table-cell>
          <table:table-cell office:value-type="float" office:value="1663.93338" calcext:value-type="float">
            <text:p>1663.93338</text:p>
          </table:table-cell>
          <table:table-cell office:value-type="float" office:value="1814.165625" calcext:value-type="float">
            <text:p>1814.165625</text:p>
          </table:table-cell>
          <table:table-cell office:value-type="float" office:value="1630.707073" calcext:value-type="float">
            <text:p>1630.707073</text:p>
          </table:table-cell>
          <table:table-cell office:value-type="float" office:value="1740.630772" calcext:value-type="float">
            <text:p>1740.630772</text:p>
          </table:table-cell>
          <table:table-cell office:value-type="float" office:value="2033.970184" calcext:value-type="float">
            <text:p>2033.970184</text:p>
          </table:table-cell>
          <table:table-cell office:value-type="float" office:value="2054" calcext:value-type="float">
            <text:p>2054</text:p>
          </table:table-cell>
          <table:table-cell office:value-type="float" office:value="1574.985808" calcext:value-type="float">
            <text:p>1574.985808</text:p>
          </table:table-cell>
          <table:table-cell office:value-type="float" office:value="1825.820737" calcext:value-type="float">
            <text:p>1825.820737</text:p>
          </table:table-cell>
          <table:table-cell office:value-type="float" office:value="1939.068348" calcext:value-type="float">
            <text:p>1939.068348</text:p>
          </table:table-cell>
          <table:table-cell office:value-type="float" office:value="2107.902155" calcext:value-type="float">
            <text:p>2107.902155</text:p>
          </table:table-cell>
          <table:table-cell office:value-type="float" office:value="2553.013957" calcext:value-type="float">
            <text:p>2553.013957</text:p>
          </table:table-cell>
          <table:table-cell table:number-columns-repeated="2"/>
          <table:table-cell table:style-name="Default" office:value-type="string" calcext:value-type="string">
            <text:p>2017$/k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017$/kW</text:p>
          </table:table-cell>
          <table:table-cell office:value-type="string" calcext:value-type="string">
            <text:p>inflation adjusted </text:p>
          </table:table-cell>
          <table:table-cell office:value-type="string" calcext:value-type="string">
            <text:p>https://www.statista.com/statistics/799341/global-hydropower-installation-cost/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nuclear energy.Nuclear Installation Costs[1]</text:p>
          </table:table-cell>
          <table:table-cell office:value-type="float" office:value="2384.917673" calcext:value-type="float">
            <text:p>2384.917673</text:p>
          </table:table-cell>
          <table:table-cell table:number-columns-repeated="21"/>
          <table:table-cell office:value-type="float" office:value="2168.622823" calcext:value-type="float">
            <text:p>2168.622823</text:p>
          </table:table-cell>
          <table:table-cell office:value-type="float" office:value="3103.590277" calcext:value-type="float">
            <text:p>3103.590277</text:p>
          </table:table-cell>
          <table:table-cell table:number-columns-repeated="3"/>
          <table:table-cell office:value-type="float" office:value="4787.325263" calcext:value-type="float">
            <text:p>4787.325263</text:p>
          </table:table-cell>
          <table:table-cell table:number-columns-repeated="17"/>
          <table:table-cell table:style-name="Default" office:value-type="string" calcext:value-type="string">
            <text:p>2017$/kW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017$/kW</text:p>
          </table:table-cell>
          <table:table-cell office:value-type="string" calcext:value-type="string">
            <text:p>Inflation adjusted</text:p>
          </table:table-cell>
          <table:table-cell office:value-type="string" calcext:value-type="string">
            <text:p>SOURCE: David Schlissel and Bruce Biewald 2008 “Nuclear Power Plant Constructin Costs”, Synapse Energy Economics</text:p>
          </table:table-cell>
          <table:table-cell table:number-columns-repeated="16333"/>
        </table:table-row>
        <table:table-row table:style-name="ro1">
          <table:table-cell office:value-type="string" calcext:value-type="string">
            <text:p>energy investments.share of GDP invested in fuel extraction[1]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 investments.share of GDP invested in Energy w/o fuel[1]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CO2 emissions[1]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CH4 emissions[1]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N2O emissions[1]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000000" calcext:value-type="float">
            <text:p>1.00E+06</text:p>
          </table:table-cell>
          <table:table-cell table:style-name="ce8" office:value-type="string" calcext:value-type="string">
            <text:p>k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energy.SO2 emissions[1]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M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office:value-type="string" calcext:value-type="string">
            <text:p>fossil energy.conversion efficiency of fossil fuels to secondary fossil energy[1]</text:p>
          </table:table-cell>
          <table:table-cell table:number-columns-repeated="21" office:value-type="float" office:value="0.36" calcext:value-type="float">
            <text:p>0.36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7058823529412" calcext:value-type="float">
            <text:p>0.367058823529412</text:p>
          </table:table-cell>
          <table:table-cell office:value-type="float" office:value="0.369411764705882" calcext:value-type="float">
            <text:p>0.369411764705882</text:p>
          </table:table-cell>
          <table:table-cell office:value-type="float" office:value="0.371764705882353" calcext:value-type="float">
            <text:p>0.371764705882353</text:p>
          </table:table-cell>
          <table:table-cell office:value-type="float" office:value="0.374117647058824" calcext:value-type="float">
            <text:p>0.37411764705882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378823529411765" calcext:value-type="float">
            <text:p>0.378823529411765</text:p>
          </table:table-cell>
          <table:table-cell office:value-type="float" office:value="0.381176470588235" calcext:value-type="float">
            <text:p>0.381176470588235</text:p>
          </table:table-cell>
          <table:table-cell office:value-type="float" office:value="0.383529411764706" calcext:value-type="float">
            <text:p>0.383529411764706</text:p>
          </table:table-cell>
          <table:table-cell office:value-type="float" office:value="0.385882352941176" calcext:value-type="float">
            <text:p>0.385882352941176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2941176470588" calcext:value-type="float">
            <text:p>0.392941176470588</text:p>
          </table:table-cell>
          <table:table-cell office:value-type="float" office:value="0.395294117647059" calcext:value-type="float">
            <text:p>0.395294117647059</text:p>
          </table:table-cell>
          <table:table-cell office:value-type="float" office:value="0.397647058823529" calcext:value-type="float">
            <text:p>0.397647058823529</text:p>
          </table:table-cell>
          <table:table-cell office:value-type="float" office:value="0.4" calcext:value-type="float">
            <text:p>0.4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0.403030303030303" calcext:value-type="float">
            <text:p>0.403030303030303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406060606060606" calcext:value-type="float">
            <text:p>0.406060606060606</text:p>
          </table:table-cell>
          <table:table-cell office:value-type="float" office:value="0.407575757575758" calcext:value-type="float">
            <text:p>0.407575757575758</text:p>
          </table:table-cell>
          <table:table-cell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dmnl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conversion factors of primary energy to electricity in a traditional fossil fuel plant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 table:number-columns-repeated="16333"/>
        </table:table-row>
        <table:table-row table:style-name="ro1" table:number-rows-repeated="2">
          <table:table-cell table:number-columns-repeated="46"/>
          <table:table-cell table:style-name="Default" table:number-columns-repeated="3"/>
          <table:table-cell table:number-columns-repeated="16335"/>
        </table:table-row>
        <table:table-row table:style-name="ro1" table:number-rows-repeated="10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number-columns-repeated="5" table:default-cell-style-name="ce15"/>
        <table:table-column table:style-name="co16" table:number-columns-repeated="16" table:default-cell-style-name="ce15"/>
        <table:table-column table:style-name="co19" table:number-columns-repeated="2" table:default-cell-style-name="ce15"/>
        <table:table-column table:style-name="co17" table:number-columns-repeated="4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8" table:number-columns-repeated="9" table:default-cell-style-name="ce15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/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table:formula="of:=[$'realWorldCalibrationData-collectedUnscaled'.A2]" office:value-type="string" office:string-value="fossil energy.Secondary Fossil Energy Output[1]" calcext:value-type="string">
            <text:p>fossil energy.Secondary Fossil Energy Output[1]</text:p>
          </table:table-cell>
          <table:table-cell table:formula="of:=IF([$'realWorldCalibrationData-collectedUnscaled'.B2];[$'realWorldCalibrationData-collectedUnscaled'.B2]*[$'realWorldCalibrationData-collectedUnscaled'.$AV2];&quot;&quot;)" office:value-type="float" office:value="25423.09344" calcext:value-type="float">
            <text:p>25423.09344</text:p>
          </table:table-cell>
          <table:table-cell table:formula="of:=IF([$'realWorldCalibrationData-collectedUnscaled'.C2];[$'realWorldCalibrationData-collectedUnscaled'.C2]*[$'realWorldCalibrationData-collectedUnscaled'.$AV2];&quot;&quot;)" office:value-type="float" office:value="25132.89348" calcext:value-type="float">
            <text:p>25132.89348</text:p>
          </table:table-cell>
          <table:table-cell table:formula="of:=IF([$'realWorldCalibrationData-collectedUnscaled'.D2];[$'realWorldCalibrationData-collectedUnscaled'.D2]*[$'realWorldCalibrationData-collectedUnscaled'.$AV2];&quot;&quot;)" office:value-type="float" office:value="24862.7718" calcext:value-type="float">
            <text:p>24862.7718</text:p>
          </table:table-cell>
          <table:table-cell table:formula="of:=IF([$'realWorldCalibrationData-collectedUnscaled'.E2];[$'realWorldCalibrationData-collectedUnscaled'.E2]*[$'realWorldCalibrationData-collectedUnscaled'.$AV2];&quot;&quot;)" office:value-type="float" office:value="25094.44512" calcext:value-type="float">
            <text:p>25094.44512</text:p>
          </table:table-cell>
          <table:table-cell table:formula="of:=IF([$'realWorldCalibrationData-collectedUnscaled'.F2];[$'realWorldCalibrationData-collectedUnscaled'.F2]*[$'realWorldCalibrationData-collectedUnscaled'.$AV2];&quot;&quot;)" office:value-type="float" office:value="26130.19968" calcext:value-type="float">
            <text:p>26130.19968</text:p>
          </table:table-cell>
          <table:table-cell table:formula="of:=IF([$'realWorldCalibrationData-collectedUnscaled'.G2];[$'realWorldCalibrationData-collectedUnscaled'.G2]*[$'realWorldCalibrationData-collectedUnscaled'.$AV2];&quot;&quot;)" office:value-type="float" office:value="26610.17256" calcext:value-type="float">
            <text:p>26610.17256</text:p>
          </table:table-cell>
          <table:table-cell table:formula="of:=IF([$'realWorldCalibrationData-collectedUnscaled'.H2];[$'realWorldCalibrationData-collectedUnscaled'.H2]*[$'realWorldCalibrationData-collectedUnscaled'.$AV2];&quot;&quot;)" office:value-type="float" office:value="27141.13692" calcext:value-type="float">
            <text:p>27141.13692</text:p>
          </table:table-cell>
          <table:table-cell table:formula="of:=IF([$'realWorldCalibrationData-collectedUnscaled'.I2];[$'realWorldCalibrationData-collectedUnscaled'.I2]*[$'realWorldCalibrationData-collectedUnscaled'.$AV2];&quot;&quot;)" office:value-type="float" office:value="28043.52516" calcext:value-type="float">
            <text:p>28043.52516</text:p>
          </table:table-cell>
          <table:table-cell table:formula="of:=IF([$'realWorldCalibrationData-collectedUnscaled'.J2];[$'realWorldCalibrationData-collectedUnscaled'.J2]*[$'realWorldCalibrationData-collectedUnscaled'.$AV2];&quot;&quot;)" office:value-type="float" office:value="29018.67732" calcext:value-type="float">
            <text:p>29018.67732</text:p>
          </table:table-cell>
          <table:table-cell table:formula="of:=IF([$'realWorldCalibrationData-collectedUnscaled'.K2];[$'realWorldCalibrationData-collectedUnscaled'.K2]*[$'realWorldCalibrationData-collectedUnscaled'.$AV2];&quot;&quot;)" office:value-type="float" office:value="29616.62148" calcext:value-type="float">
            <text:p>29616.62148</text:p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29903.1552" calcext:value-type="float">
            <text:p>29903.155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29985.8634" calcext:value-type="float">
            <text:p>29985.8634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30156.86664" calcext:value-type="float">
            <text:p>30156.86664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30209.67288" calcext:value-type="float">
            <text:p>30209.6728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30585.81456" calcext:value-type="float">
            <text:p>30585.81456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31151.38356" calcext:value-type="float">
            <text:p>31151.38356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32068.39824" calcext:value-type="float">
            <text:p>32068.39824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32408.63172" calcext:value-type="float">
            <text:p>32408.63172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32571.59652" calcext:value-type="float">
            <text:p>32571.59652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33098.5782" calcext:value-type="float">
            <text:p>33098.5782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33986.493" calcext:value-type="float">
            <text:p>33986.493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34626.0836188235" calcext:value-type="float">
            <text:p>34626.0836188235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35620.5193647059" calcext:value-type="float">
            <text:p>35620.5193647059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37398.8883105882" calcext:value-type="float">
            <text:p>37398.8883105882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39451.1339929412" calcext:value-type="float">
            <text:p>39451.1339929412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41083.4882682353" calcext:value-type="float">
            <text:p>41083.4882682353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42506.6039505882" calcext:value-type="float">
            <text:p>42506.603950588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44231.5098352941" calcext:value-type="float">
            <text:p>44231.5098352941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44831.5057811765" calcext:value-type="float">
            <text:p>44831.5057811765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44231.2297411765" calcext:value-type="float">
            <text:p>44231.2297411765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46599.8149529412" calcext:value-type="float">
            <text:p>46599.8149529412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48064.6553976471" calcext:value-type="float">
            <text:p>48064.6553976471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49049.3422941177" calcext:value-type="float">
            <text:p>49049.3422941177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49996.4053411765" calcext:value-type="float">
            <text:p>49996.4053411765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50599.0997364706" calcext:value-type="float">
            <text:p>50599.0997364706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51159.7050917647" calcext:value-type="float">
            <text:p>51159.705091764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51813.5191294118" calcext:value-type="float">
            <text:p>51813.5191294118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53006.9748" calcext:value-type="float">
            <text:p>53006.9748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54427.9352348485" calcext:value-type="float">
            <text:p>54427.9352348485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54854.7307848485" calcext:value-type="float">
            <text:p>54854.7307848485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52366.9693136364" calcext:value-type="float">
            <text:p>52366.9693136364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55461.8398545455" calcext:value-type="float">
            <text:p>55461.8398545455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55934.3389272727" calcext:value-type="float">
            <text:p>55934.3389272727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  <table:table-cell/>
          <table:table-cell table:formula="of:=IF(ISBLANK([$'realWorldCalibrationData-collectedUnscaled'.AW2]);&quot;&quot;;[$'realWorldCalibrationData-collectedUnscaled'.AW2])" office:value-type="string" office:string-value="TWh" calcext:value-type="string">
            <text:p>TWh</text:p>
          </table:table-cell>
          <table:table-cell table:formula="of:=IF(ISBLANK([$'realWorldCalibrationData-collectedUnscaled'.AX2]);&quot;&quot;;[$'realWorldCalibrationData-collectedUnscaled'.AX2])" office:value-type="string" office:string-value="world; summed oil gas and coal; inverted conversion for fossil eqivalent input energy see source 2" calcext:value-type="string">
            <text:p>world; summed oil gas and coal; inverted conversion for fossil eqivalent input energy see source 2</text:p>
          </table:table-cell>
          <table:table-cell table:formula="of:=IF(ISBLANK([$'realWorldCalibrationData-collectedUnscaled'.AY2]);&quot;&quot;;[$'realWorldCalibrationData-collectedUnscaled'.AY2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2]);&quot;&quot;;[$'realWorldCalibrationData-collectedUnscaled'.AZ2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2]);&quot;&quot;;[$'realWorldCalibrationData-collectedUnscaled'.BA2])">
            <text:p/>
          </table:table-cell>
        </table:table-row>
        <table:table-row table:style-name="ro1">
          <table:table-cell table:formula="of:=[$'realWorldCalibrationData-collectedUnscaled'.A3]" office:value-type="string" office:string-value="fossil energy coal.Secondary Fossil Energy Output[1]" calcext:value-type="string">
            <text:p>fossil energy coal.Secondary Fossil Energy Output[1]</text:p>
          </table:table-cell>
          <table:table-cell table:formula="of:=IF([$'realWorldCalibrationData-collectedUnscaled'.B3];[$'realWorldCalibrationData-collectedUnscaled'.B3]*[$'realWorldCalibrationData-collectedUnscaled'.$AV3];&quot;&quot;)" office:value-type="float" office:value="7508.7396" calcext:value-type="float">
            <text:p>7508.7396</text:p>
          </table:table-cell>
          <table:table-cell table:formula="of:=IF([$'realWorldCalibrationData-collectedUnscaled'.C3];[$'realWorldCalibrationData-collectedUnscaled'.C3]*[$'realWorldCalibrationData-collectedUnscaled'.$AV3];&quot;&quot;)" office:value-type="float" office:value="7613.8848" calcext:value-type="float">
            <text:p>7613.8848</text:p>
          </table:table-cell>
          <table:table-cell table:formula="of:=IF([$'realWorldCalibrationData-collectedUnscaled'.D3];[$'realWorldCalibrationData-collectedUnscaled'.D3]*[$'realWorldCalibrationData-collectedUnscaled'.$AV3];&quot;&quot;)" office:value-type="float" office:value="7698.76236" calcext:value-type="float">
            <text:p>7698.76236</text:p>
          </table:table-cell>
          <table:table-cell table:formula="of:=IF([$'realWorldCalibrationData-collectedUnscaled'.E3];[$'realWorldCalibrationData-collectedUnscaled'.E3]*[$'realWorldCalibrationData-collectedUnscaled'.$AV3];&quot;&quot;)" office:value-type="float" office:value="7936.68456" calcext:value-type="float">
            <text:p>7936.68456</text:p>
          </table:table-cell>
          <table:table-cell table:formula="of:=IF([$'realWorldCalibrationData-collectedUnscaled'.F3];[$'realWorldCalibrationData-collectedUnscaled'.F3]*[$'realWorldCalibrationData-collectedUnscaled'.$AV3];&quot;&quot;)" office:value-type="float" office:value="8280.38808" calcext:value-type="float">
            <text:p>8280.38808</text:p>
          </table:table-cell>
          <table:table-cell table:formula="of:=IF([$'realWorldCalibrationData-collectedUnscaled'.G3];[$'realWorldCalibrationData-collectedUnscaled'.G3]*[$'realWorldCalibrationData-collectedUnscaled'.$AV3];&quot;&quot;)" office:value-type="float" office:value="8635.61736" calcext:value-type="float">
            <text:p>8635.61736</text:p>
          </table:table-cell>
          <table:table-cell table:formula="of:=IF([$'realWorldCalibrationData-collectedUnscaled'.H3];[$'realWorldCalibrationData-collectedUnscaled'.H3]*[$'realWorldCalibrationData-collectedUnscaled'.$AV3];&quot;&quot;)" office:value-type="float" office:value="8732.8926" calcext:value-type="float">
            <text:p>8732.8926</text:p>
          </table:table-cell>
          <table:table-cell table:formula="of:=IF([$'realWorldCalibrationData-collectedUnscaled'.I3];[$'realWorldCalibrationData-collectedUnscaled'.I3]*[$'realWorldCalibrationData-collectedUnscaled'.$AV3];&quot;&quot;)" office:value-type="float" office:value="9076.47336" calcext:value-type="float">
            <text:p>9076.47336</text:p>
          </table:table-cell>
          <table:table-cell table:formula="of:=IF([$'realWorldCalibrationData-collectedUnscaled'.J3];[$'realWorldCalibrationData-collectedUnscaled'.J3]*[$'realWorldCalibrationData-collectedUnscaled'.$AV3];&quot;&quot;)" office:value-type="float" office:value="9348.16644" calcext:value-type="float">
            <text:p>9348.16644</text:p>
          </table:table-cell>
          <table:table-cell table:formula="of:=IF([$'realWorldCalibrationData-collectedUnscaled'.K3];[$'realWorldCalibrationData-collectedUnscaled'.K3]*[$'realWorldCalibrationData-collectedUnscaled'.$AV3];&quot;&quot;)" office:value-type="float" office:value="9437.64264" calcext:value-type="float">
            <text:p>9437.64264</text:p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9326.385" calcext:value-type="float">
            <text:p>9326.385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9236.94552" calcext:value-type="float">
            <text:p>9236.94552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9201.03192" calcext:value-type="float">
            <text:p>9201.03192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9248.01552" calcext:value-type="float">
            <text:p>9248.01552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9284.01408" calcext:value-type="float">
            <text:p>9284.01408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9347.88852" calcext:value-type="float">
            <text:p>9347.88852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9570.59568" calcext:value-type="float">
            <text:p>9570.59568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9554.45004" calcext:value-type="float">
            <text:p>9554.45004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9494.09244" calcext:value-type="float">
            <text:p>9494.09244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9534.73428" calcext:value-type="float">
            <text:p>9534.73428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9876.46572" calcext:value-type="float">
            <text:p>9876.46572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10096.9447764706" calcext:value-type="float">
            <text:p>10096.9447764706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10562.9586" calcext:value-type="float">
            <text:p>10562.9586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11564.6140235294" calcext:value-type="float">
            <text:p>11564.6140235294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12443.8273882353" calcext:value-type="float">
            <text:p>12443.8273882353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13451.6917270588" calcext:value-type="float">
            <text:p>13451.6917270588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14242.2349482353" calcext:value-type="float">
            <text:p>14242.2349482353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15145.8793411765" calcext:value-type="float">
            <text:p>15145.8793411765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15448.4538352941" calcext:value-type="float">
            <text:p>15448.4538352941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15302.0244705882" calcext:value-type="float">
            <text:p>15302.0244705882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16084.2570352941" calcext:value-type="float">
            <text:p>16084.2570352941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16938.66784" calcext:value-type="float">
            <text:p>16938.66784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17091.0971647059" calcext:value-type="float">
            <text:p>17091.0971647059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17447.8205882353" calcext:value-type="float">
            <text:p>17447.8205882353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17626.6024470588" calcext:value-type="float">
            <text:p>17626.6024470588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17262.4269176471" calcext:value-type="float">
            <text:p>17262.4269176471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16985.5497882353" calcext:value-type="float">
            <text:p>16985.5497882353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17251.9468" calcext:value-type="float">
            <text:p>17251.9468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17584.5166666667" calcext:value-type="float">
            <text:p>17584.5166666667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17545.768269697" calcext:value-type="float">
            <text:p>17545.768269697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17085.3259545455" calcext:value-type="float">
            <text:p>17085.3259545455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18096.014569697" calcext:value-type="float">
            <text:p>18096.014569697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18281.4172954545" calcext:value-type="float">
            <text:p>18281.4172954545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  <table:table-cell/>
          <table:table-cell table:formula="of:=IF(ISBLANK([$'realWorldCalibrationData-collectedUnscaled'.AW3]);&quot;&quot;;[$'realWorldCalibrationData-collectedUnscaled'.AW3])" office:value-type="string" office:string-value="TWh" calcext:value-type="string">
            <text:p>TWh</text:p>
          </table:table-cell>
          <table:table-cell table:formula="of:=IF(ISBLANK([$'realWorldCalibrationData-collectedUnscaled'.AX3]);&quot;&quot;;[$'realWorldCalibrationData-collectedUnscaled'.AX3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3]);&quot;&quot;;[$'realWorldCalibrationData-collectedUnscaled'.AY3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3]);&quot;&quot;;[$'realWorldCalibrationData-collectedUnscaled'.AZ3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3]);&quot;&quot;;[$'realWorldCalibrationData-collectedUnscaled'.BA3])">
            <text:p/>
          </table:table-cell>
        </table:table-row>
        <table:table-row table:style-name="ro1">
          <table:table-cell table:formula="of:=[$'realWorldCalibrationData-collectedUnscaled'.A4]" office:value-type="string" office:string-value="fossil energy oil.Secondary Fossil Energy Output[1]" calcext:value-type="string">
            <text:p>fossil energy oil.Secondary Fossil Energy Output[1]</text:p>
          </table:table-cell>
          <table:table-cell table:formula="of:=IF([$'realWorldCalibrationData-collectedUnscaled'.B4];[$'realWorldCalibrationData-collectedUnscaled'.B4]*[$'realWorldCalibrationData-collectedUnscaled'.$AV4];&quot;&quot;)" office:value-type="float" office:value="12789.04788" calcext:value-type="float">
            <text:p>12789.04788</text:p>
          </table:table-cell>
          <table:table-cell table:formula="of:=IF([$'realWorldCalibrationData-collectedUnscaled'.C4];[$'realWorldCalibrationData-collectedUnscaled'.C4]*[$'realWorldCalibrationData-collectedUnscaled'.$AV4];&quot;&quot;)" office:value-type="float" office:value="12336.4944" calcext:value-type="float">
            <text:p>12336.4944</text:p>
          </table:table-cell>
          <table:table-cell table:formula="of:=IF([$'realWorldCalibrationData-collectedUnscaled'.D4];[$'realWorldCalibrationData-collectedUnscaled'.D4]*[$'realWorldCalibrationData-collectedUnscaled'.$AV4];&quot;&quot;)" office:value-type="float" office:value="11954.9052" calcext:value-type="float">
            <text:p>11954.9052</text:p>
          </table:table-cell>
          <table:table-cell table:formula="of:=IF([$'realWorldCalibrationData-collectedUnscaled'.E4];[$'realWorldCalibrationData-collectedUnscaled'.E4]*[$'realWorldCalibrationData-collectedUnscaled'.$AV4];&quot;&quot;)" office:value-type="float" office:value="11864.38068" calcext:value-type="float">
            <text:p>11864.38068</text:p>
          </table:table-cell>
          <table:table-cell table:formula="of:=IF([$'realWorldCalibrationData-collectedUnscaled'.F4];[$'realWorldCalibrationData-collectedUnscaled'.F4]*[$'realWorldCalibrationData-collectedUnscaled'.$AV4];&quot;&quot;)" office:value-type="float" office:value="12124.8468" calcext:value-type="float">
            <text:p>12124.8468</text:p>
          </table:table-cell>
          <table:table-cell table:formula="of:=IF([$'realWorldCalibrationData-collectedUnscaled'.G4];[$'realWorldCalibrationData-collectedUnscaled'.G4]*[$'realWorldCalibrationData-collectedUnscaled'.$AV4];&quot;&quot;)" office:value-type="float" office:value="12120.15528" calcext:value-type="float">
            <text:p>12120.15528</text:p>
          </table:table-cell>
          <table:table-cell table:formula="of:=IF([$'realWorldCalibrationData-collectedUnscaled'.H4];[$'realWorldCalibrationData-collectedUnscaled'.H4]*[$'realWorldCalibrationData-collectedUnscaled'.$AV4];&quot;&quot;)" office:value-type="float" office:value="12496.64472" calcext:value-type="float">
            <text:p>12496.64472</text:p>
          </table:table-cell>
          <table:table-cell table:formula="of:=IF([$'realWorldCalibrationData-collectedUnscaled'.I4];[$'realWorldCalibrationData-collectedUnscaled'.I4]*[$'realWorldCalibrationData-collectedUnscaled'.$AV4];&quot;&quot;)" office:value-type="float" office:value="12745.5696" calcext:value-type="float">
            <text:p>12745.5696</text:p>
          </table:table-cell>
          <table:table-cell table:formula="of:=IF([$'realWorldCalibrationData-collectedUnscaled'.J4];[$'realWorldCalibrationData-collectedUnscaled'.J4]*[$'realWorldCalibrationData-collectedUnscaled'.$AV4];&quot;&quot;)" office:value-type="float" office:value="13158.5256" calcext:value-type="float">
            <text:p>13158.5256</text:p>
          </table:table-cell>
          <table:table-cell table:formula="of:=IF([$'realWorldCalibrationData-collectedUnscaled'.K4];[$'realWorldCalibrationData-collectedUnscaled'.K4]*[$'realWorldCalibrationData-collectedUnscaled'.$AV4];&quot;&quot;)" office:value-type="float" office:value="13379.05548" calcext:value-type="float">
            <text:p>13379.05548</text:p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13563.5652" calcext:value-type="float">
            <text:p>13563.5652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13558.69548" calcext:value-type="float">
            <text:p>13558.69548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13732.98048" calcext:value-type="float">
            <text:p>13732.98048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13666.08384" calcext:value-type="float">
            <text:p>13666.08384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13961.5398" calcext:value-type="float">
            <text:p>13961.5398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14205.8772" calcext:value-type="float">
            <text:p>14205.8772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14520.4704" calcext:value-type="float">
            <text:p>14520.4704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4923.2402" calcext:value-type="float">
            <text:p>14923.2402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5001.2648" calcext:value-type="float">
            <text:p>15001.2648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15257.9592" calcext:value-type="float">
            <text:p>15257.9592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15472.0944" calcext:value-type="float">
            <text:p>15472.094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15717.8632470588" calcext:value-type="float">
            <text:p>15717.8632470588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15928.9098" calcext:value-type="float">
            <text:p>15928.9098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16389.9913411765" calcext:value-type="float">
            <text:p>16389.9913411765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17136.2034917647" calcext:value-type="float">
            <text:p>17136.2034917647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7431.2120752941" calcext:value-type="float">
            <text:p>17431.2120752941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7728.6885552941" calcext:value-type="float">
            <text:p>17728.6885552941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8049.1181176471" calcext:value-type="float">
            <text:p>18049.1181176471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18008.43604" calcext:value-type="float">
            <text:p>18008.43604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17720.5777411765" calcext:value-type="float">
            <text:p>17720.5777411765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18398.4466588235" calcext:value-type="float">
            <text:p>18398.4466588235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18642.9874823529" calcext:value-type="float">
            <text:p>18642.9874823529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19067.6671058824" calcext:value-type="float">
            <text:p>19067.6671058824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19369.3916705882" calcext:value-type="float">
            <text:p>19369.3916705882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19621.3934776471" calcext:value-type="float">
            <text:p>19621.3934776471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20145.7773176471" calcext:value-type="float">
            <text:p>20145.7773176471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20674.6885647059" calcext:value-type="float">
            <text:p>20674.6885647059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21146.584" calcext:value-type="float">
            <text:p>21146.584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21442.9716742424" calcext:value-type="float">
            <text:p>21442.9716742424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1567.2977333333" calcext:value-type="float">
            <text:p>21567.2977333333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19664.8109318182" calcext:value-type="float">
            <text:p>19664.8109318182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20851.0724363636" calcext:value-type="float">
            <text:p>20851.072436363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21589.1207727273" calcext:value-type="float">
            <text:p>21589.1207727273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  <table:table-cell/>
          <table:table-cell table:formula="of:=IF(ISBLANK([$'realWorldCalibrationData-collectedUnscaled'.AW4]);&quot;&quot;;[$'realWorldCalibrationData-collectedUnscaled'.AW4])" office:value-type="string" office:string-value="TWh" calcext:value-type="string">
            <text:p>TWh</text:p>
          </table:table-cell>
          <table:table-cell table:formula="of:=IF(ISBLANK([$'realWorldCalibrationData-collectedUnscaled'.AX4]);&quot;&quot;;[$'realWorldCalibrationData-collectedUnscaled'.AX4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4]);&quot;&quot;;[$'realWorldCalibrationData-collectedUnscaled'.AY4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4]);&quot;&quot;;[$'realWorldCalibrationData-collectedUnscaled'.AZ4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4]);&quot;&quot;;[$'realWorldCalibrationData-collectedUnscaled'.BA4])">
            <text:p/>
          </table:table-cell>
        </table:table-row>
        <table:table-row table:style-name="ro1">
          <table:table-cell table:formula="of:=[$'realWorldCalibrationData-collectedUnscaled'.A5]" office:value-type="string" office:string-value="fossil energy gas.Secondary Fossil Energy Output[1]" calcext:value-type="string">
            <text:p>fossil energy gas.Secondary Fossil Energy Output[1]</text:p>
          </table:table-cell>
          <table:table-cell table:formula="of:=IF([$'realWorldCalibrationData-collectedUnscaled'.B5];[$'realWorldCalibrationData-collectedUnscaled'.B5]*[$'realWorldCalibrationData-collectedUnscaled'.$AV5];&quot;&quot;)" office:value-type="float" office:value="5125.30596" calcext:value-type="float">
            <text:p>5125.30596</text:p>
          </table:table-cell>
          <table:table-cell table:formula="of:=IF([$'realWorldCalibrationData-collectedUnscaled'.C5];[$'realWorldCalibrationData-collectedUnscaled'.C5]*[$'realWorldCalibrationData-collectedUnscaled'.$AV5];&quot;&quot;)" office:value-type="float" office:value="5182.51428" calcext:value-type="float">
            <text:p>5182.51428</text:p>
          </table:table-cell>
          <table:table-cell table:formula="of:=IF([$'realWorldCalibrationData-collectedUnscaled'.D5];[$'realWorldCalibrationData-collectedUnscaled'.D5]*[$'realWorldCalibrationData-collectedUnscaled'.$AV5];&quot;&quot;)" office:value-type="float" office:value="5209.10424" calcext:value-type="float">
            <text:p>5209.10424</text:p>
          </table:table-cell>
          <table:table-cell table:formula="of:=IF([$'realWorldCalibrationData-collectedUnscaled'.E5];[$'realWorldCalibrationData-collectedUnscaled'.E5]*[$'realWorldCalibrationData-collectedUnscaled'.$AV5];&quot;&quot;)" office:value-type="float" office:value="5293.37988" calcext:value-type="float">
            <text:p>5293.37988</text:p>
          </table:table-cell>
          <table:table-cell table:formula="of:=IF([$'realWorldCalibrationData-collectedUnscaled'.F5];[$'realWorldCalibrationData-collectedUnscaled'.F5]*[$'realWorldCalibrationData-collectedUnscaled'.$AV5];&quot;&quot;)" office:value-type="float" office:value="5724.9648" calcext:value-type="float">
            <text:p>5724.9648</text:p>
          </table:table-cell>
          <table:table-cell table:formula="of:=IF([$'realWorldCalibrationData-collectedUnscaled'.G5];[$'realWorldCalibrationData-collectedUnscaled'.G5]*[$'realWorldCalibrationData-collectedUnscaled'.$AV5];&quot;&quot;)" office:value-type="float" office:value="5854.39992" calcext:value-type="float">
            <text:p>5854.39992</text:p>
          </table:table-cell>
          <table:table-cell table:formula="of:=IF([$'realWorldCalibrationData-collectedUnscaled'.H5];[$'realWorldCalibrationData-collectedUnscaled'.H5]*[$'realWorldCalibrationData-collectedUnscaled'.$AV5];&quot;&quot;)" office:value-type="float" office:value="5911.5996" calcext:value-type="float">
            <text:p>5911.5996</text:p>
          </table:table-cell>
          <table:table-cell table:formula="of:=IF([$'realWorldCalibrationData-collectedUnscaled'.I5];[$'realWorldCalibrationData-collectedUnscaled'.I5]*[$'realWorldCalibrationData-collectedUnscaled'.$AV5];&quot;&quot;)" office:value-type="float" office:value="6221.4822" calcext:value-type="float">
            <text:p>6221.4822</text:p>
          </table:table-cell>
          <table:table-cell table:formula="of:=IF([$'realWorldCalibrationData-collectedUnscaled'.J5];[$'realWorldCalibrationData-collectedUnscaled'.J5]*[$'realWorldCalibrationData-collectedUnscaled'.$AV5];&quot;&quot;)" office:value-type="float" office:value="6511.98528" calcext:value-type="float">
            <text:p>6511.98528</text:p>
          </table:table-cell>
          <table:table-cell table:formula="of:=IF([$'realWorldCalibrationData-collectedUnscaled'.K5];[$'realWorldCalibrationData-collectedUnscaled'.K5]*[$'realWorldCalibrationData-collectedUnscaled'.$AV5];&quot;&quot;)" office:value-type="float" office:value="6799.92336" calcext:value-type="float">
            <text:p>6799.92336</text:p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7013.205" calcext:value-type="float">
            <text:p>7013.205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7190.2224" calcext:value-type="float">
            <text:p>7190.2224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7222.85424" calcext:value-type="float">
            <text:p>7222.85424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7295.57352" calcext:value-type="float">
            <text:p>7295.57352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7340.26068" calcext:value-type="float">
            <text:p>7340.26068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7597.61784" calcext:value-type="float">
            <text:p>7597.61784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7977.33216" calcext:value-type="float">
            <text:p>7977.33216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7930.94148" calcext:value-type="float">
            <text:p>7930.94148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8076.23928" calcext:value-type="float">
            <text:p>8076.23928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8305.88472" calcext:value-type="float">
            <text:p>8305.88472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8637.93288" calcext:value-type="float">
            <text:p>8637.93288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8811.27559529412" calcext:value-type="float">
            <text:p>8811.27559529412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9128.65096470588" calcext:value-type="float">
            <text:p>9128.65096470588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9444.28294588235" calcext:value-type="float">
            <text:p>9444.28294588235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9871.10311294118" calcext:value-type="float">
            <text:p>9871.10311294118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10200.5844658824" calcext:value-type="float">
            <text:p>10200.5844658824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10535.6804470588" calcext:value-type="float">
            <text:p>10535.6804470588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11036.5123764706" calcext:value-type="float">
            <text:p>11036.5123764706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11374.6159058824" calcext:value-type="float">
            <text:p>11374.6159058824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11208.6275294118" calcext:value-type="float">
            <text:p>11208.6275294118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12117.1112588235" calcext:value-type="float">
            <text:p>12117.1112588235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12483.0000752941" calcext:value-type="float">
            <text:p>12483.0000752941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12890.5780235294" calcext:value-type="float">
            <text:p>12890.5780235294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13179.1930823529" calcext:value-type="float">
            <text:p>13179.1930823529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13351.1038117647" calcext:value-type="float">
            <text:p>13351.1038117647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13751.5008564706" calcext:value-type="float">
            <text:p>13751.5008564706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14153.2807764706" calcext:value-type="float">
            <text:p>14153.2807764706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14608.444" calcext:value-type="float">
            <text:p>14608.444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15400.4468939394" calcext:value-type="float">
            <text:p>15400.4468939394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15741.6647818182" calcext:value-type="float">
            <text:p>15741.6647818182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15616.8324272727" calcext:value-type="float">
            <text:p>15616.8324272727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16514.7528484849" calcext:value-type="float">
            <text:p>16514.7528484849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16063.8008590909" calcext:value-type="float">
            <text:p>16063.8008590909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  <table:table-cell/>
          <table:table-cell table:formula="of:=IF(ISBLANK([$'realWorldCalibrationData-collectedUnscaled'.AW5]);&quot;&quot;;[$'realWorldCalibrationData-collectedUnscaled'.AW5])" office:value-type="string" office:string-value="TWh" calcext:value-type="string">
            <text:p>TWh</text:p>
          </table:table-cell>
          <table:table-cell table:formula="of:=IF(ISBLANK([$'realWorldCalibrationData-collectedUnscaled'.AX5]);&quot;&quot;;[$'realWorldCalibrationData-collectedUnscaled'.AX5])" office:value-type="string" office:string-value="world; inverted conversion for fossil eqivalent input energy see source 2" calcext:value-type="string">
            <text:p>world; inverted conversion for fossil eqivalent input energy see source 2</text:p>
          </table:table-cell>
          <table:table-cell table:formula="of:=IF(ISBLANK([$'realWorldCalibrationData-collectedUnscaled'.AY5]);&quot;&quot;;[$'realWorldCalibrationData-collectedUnscaled'.AY5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5]);&quot;&quot;;[$'realWorldCalibrationData-collectedUnscaled'.AZ5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5]);&quot;&quot;;[$'realWorldCalibrationData-collectedUnscaled'.BA5])">
            <text:p/>
          </table:table-cell>
        </table:table-row>
        <table:table-row table:style-name="ro1">
          <table:table-cell table:formula="of:=[$'realWorldCalibrationData-collectedUnscaled'.A6]" office:value-type="string" office:string-value="renewable energy.Renewable Energy Output[1]" calcext:value-type="string">
            <text:p>renewable energy.Renewable Energy Output[1]</text:p>
          </table:table-cell>
          <table:table-cell table:formula="of:=IF([$'realWorldCalibrationData-collectedUnscaled'.B6];[$'realWorldCalibrationData-collectedUnscaled'.B6]*[$'realWorldCalibrationData-collectedUnscaled'.$AV6];&quot;&quot;)" office:value-type="float" office:value="1898.74383059988" calcext:value-type="float">
            <text:p>1898.74383059988</text:p>
          </table:table-cell>
          <table:table-cell table:formula="of:=IF([$'realWorldCalibrationData-collectedUnscaled'.C6];[$'realWorldCalibrationData-collectedUnscaled'.C6]*[$'realWorldCalibrationData-collectedUnscaled'.$AV6];&quot;&quot;)" office:value-type="float" office:value="1942.40413739988" calcext:value-type="float">
            <text:p>1942.40413739988</text:p>
          </table:table-cell>
          <table:table-cell table:formula="of:=IF([$'realWorldCalibrationData-collectedUnscaled'.D6];[$'realWorldCalibrationData-collectedUnscaled'.D6]*[$'realWorldCalibrationData-collectedUnscaled'.$AV6];&quot;&quot;)" office:value-type="float" office:value="1985.95915349868" calcext:value-type="float">
            <text:p>1985.95915349868</text:p>
          </table:table-cell>
          <table:table-cell table:formula="of:=IF([$'realWorldCalibrationData-collectedUnscaled'.E6];[$'realWorldCalibrationData-collectedUnscaled'.E6]*[$'realWorldCalibrationData-collectedUnscaled'.$AV6];&quot;&quot;)" office:value-type="float" office:value="2075.19081315156" calcext:value-type="float">
            <text:p>2075.19081315156</text:p>
          </table:table-cell>
          <table:table-cell table:formula="of:=IF([$'realWorldCalibrationData-collectedUnscaled'.F6];[$'realWorldCalibrationData-collectedUnscaled'.F6]*[$'realWorldCalibrationData-collectedUnscaled'.$AV6];&quot;&quot;)" office:value-type="float" office:value="2151.75299528088" calcext:value-type="float">
            <text:p>2151.75299528088</text:p>
          </table:table-cell>
          <table:table-cell table:formula="of:=IF([$'realWorldCalibrationData-collectedUnscaled'.G6];[$'realWorldCalibrationData-collectedUnscaled'.G6]*[$'realWorldCalibrationData-collectedUnscaled'.$AV6];&quot;&quot;)" office:value-type="float" office:value="2194.554450798" calcext:value-type="float">
            <text:p>2194.554450798</text:p>
          </table:table-cell>
          <table:table-cell table:formula="of:=IF([$'realWorldCalibrationData-collectedUnscaled'.H6];[$'realWorldCalibrationData-collectedUnscaled'.H6]*[$'realWorldCalibrationData-collectedUnscaled'.$AV6];&quot;&quot;)" office:value-type="float" office:value="2230.5792388068" calcext:value-type="float">
            <text:p>2230.5792388068</text:p>
          </table:table-cell>
          <table:table-cell table:formula="of:=IF([$'realWorldCalibrationData-collectedUnscaled'.I6];[$'realWorldCalibrationData-collectedUnscaled'.I6]*[$'realWorldCalibrationData-collectedUnscaled'.$AV6];&quot;&quot;)" office:value-type="float" office:value="2266.26050880468" calcext:value-type="float">
            <text:p>2266.26050880468</text:p>
          </table:table-cell>
          <table:table-cell table:formula="of:=IF([$'realWorldCalibrationData-collectedUnscaled'.J6];[$'realWorldCalibrationData-collectedUnscaled'.J6]*[$'realWorldCalibrationData-collectedUnscaled'.$AV6];&quot;&quot;)" office:value-type="float" office:value="2338.80309267948" calcext:value-type="float">
            <text:p>2338.80309267948</text:p>
          </table:table-cell>
          <table:table-cell table:formula="of:=IF([$'realWorldCalibrationData-collectedUnscaled'.K6];[$'realWorldCalibrationData-collectedUnscaled'.K6]*[$'realWorldCalibrationData-collectedUnscaled'.$AV6];&quot;&quot;)" office:value-type="float" office:value="2341.4170256424" calcext:value-type="float">
            <text:p>2341.4170256424</text:p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432.4440049" calcext:value-type="float">
            <text:p>2432.4440049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491.739084664" calcext:value-type="float">
            <text:p>2491.739084664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502.19655964" calcext:value-type="float">
            <text:p>2502.19655964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649.752202384" calcext:value-type="float">
            <text:p>2649.752202384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672.918269308" calcext:value-type="float">
            <text:p>2672.91826930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816.94236742" calcext:value-type="float">
            <text:p>2816.94236742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857.85207874" calcext:value-type="float">
            <text:p>2857.85207874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920.189115232" calcext:value-type="float">
            <text:p>2920.189115232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952.863383536" calcext:value-type="float">
            <text:p>2952.863383536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988.606554856" calcext:value-type="float">
            <text:p>2988.606554856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3057.843127104" calcext:value-type="float">
            <text:p>3057.843127104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3002.60765452612" calcext:value-type="float">
            <text:p>3002.60765452612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3086.53975404706" calcext:value-type="float">
            <text:p>3086.53975404706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3109.73461931294" calcext:value-type="float">
            <text:p>3109.73461931294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3362.07872127294" calcext:value-type="float">
            <text:p>3362.07872127294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3508.68781698823" calcext:value-type="float">
            <text:p>3508.68781698823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3680.22299752941" calcext:value-type="float">
            <text:p>3680.22299752941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3805.41762861177" calcext:value-type="float">
            <text:p>3805.41762861177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4080.69045421882" calcext:value-type="float">
            <text:p>4080.69045421882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4172.89888944" calcext:value-type="float">
            <text:p>4172.89888944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4506.51586771765" calcext:value-type="float">
            <text:p>4506.51586771765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4732.55712225882" calcext:value-type="float">
            <text:p>4732.55712225882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5067.89217" calcext:value-type="float">
            <text:p>5067.89217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5419.8056456" calcext:value-type="float">
            <text:p>5419.8056456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5714.68870545882" calcext:value-type="float">
            <text:p>5714.68870545882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5954.76005534118" calcext:value-type="float">
            <text:p>5954.76005534118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6329.11749661177" calcext:value-type="float">
            <text:p>6329.11749661177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6753.74904" calcext:value-type="float">
            <text:p>6753.74904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7203.61589621212" calcext:value-type="float">
            <text:p>7203.61589621212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7601.65034575758" calcext:value-type="float">
            <text:p>7601.65034575758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8115.48130318182" calcext:value-type="float">
            <text:p>8115.48130318182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8600.80806969697" calcext:value-type="float">
            <text:p>8600.80806969697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9231.371185" calcext:value-type="float">
            <text:p>9231.371185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  <table:table-cell/>
          <table:table-cell table:formula="of:=IF(ISBLANK([$'realWorldCalibrationData-collectedUnscaled'.AW6]);&quot;&quot;;[$'realWorldCalibrationData-collectedUnscaled'.AW6])" office:value-type="string" office:string-value="TWh" calcext:value-type="string">
            <text:p>TWh</text:p>
          </table:table-cell>
          <table:table-cell table:formula="of:=IF(ISBLANK([$'realWorldCalibrationData-collectedUnscaled'.AX6]);&quot;&quot;;[$'realWorldCalibrationData-collectedUnscaled'.AX6])" office:value-type="string" office:string-value="world; summed solar, wind and hydro. and other (including bio energy and geothermal);  inverted conversion for fossil eqivalent input energy see source 2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formula="of:=IF(ISBLANK([$'realWorldCalibrationData-collectedUnscaled'.AY6]);&quot;&quot;;[$'realWorldCalibrationData-collectedUnscaled'.AY6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6]);&quot;&quot;;[$'realWorldCalibrationData-collectedUnscaled'.AZ6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6]);&quot;&quot;;[$'realWorldCalibrationData-collectedUnscaled'.BA6])">
            <text:p/>
          </table:table-cell>
        </table:table-row>
        <table:table-row table:style-name="ro1">
          <table:table-cell table:formula="of:=[$'realWorldCalibrationData-collectedUnscaled'.A7]" office:value-type="string" office:string-value="wind and solar energy.Wind and Solar Energy Output[1]" calcext:value-type="string">
            <text:p>wind and solar energy.Wind and Solar Energy Output[1]</text:p>
          </table:table-cell>
          <table:table-cell table:formula="of:=IF([$'realWorldCalibrationData-collectedUnscaled'.B7];[$'realWorldCalibrationData-collectedUnscaled'.B7]*[$'realWorldCalibrationData-collectedUnscaled'.$AV7];&quot;&quot;)" office:value-type="float" office:value="0.01117739988" calcext:value-type="float">
            <text:p>0.01117739988</text:p>
          </table:table-cell>
          <table:table-cell table:formula="of:=IF([$'realWorldCalibrationData-collectedUnscaled'.C7];[$'realWorldCalibrationData-collectedUnscaled'.C7]*[$'realWorldCalibrationData-collectedUnscaled'.$AV7];&quot;&quot;)" office:value-type="float" office:value="0.01117739988" calcext:value-type="float">
            <text:p>0.01117739988</text:p>
          </table:table-cell>
          <table:table-cell table:formula="of:=IF([$'realWorldCalibrationData-collectedUnscaled'.D7];[$'realWorldCalibrationData-collectedUnscaled'.D7]*[$'realWorldCalibrationData-collectedUnscaled'.$AV7];&quot;&quot;)" office:value-type="float" office:value="0.01969349868" calcext:value-type="float">
            <text:p>0.01969349868</text:p>
          </table:table-cell>
          <table:table-cell table:formula="of:=IF([$'realWorldCalibrationData-collectedUnscaled'.E7];[$'realWorldCalibrationData-collectedUnscaled'.E7]*[$'realWorldCalibrationData-collectedUnscaled'.$AV7];&quot;&quot;)" office:value-type="float" office:value="0.03810435156" calcext:value-type="float">
            <text:p>0.03810435156</text:p>
          </table:table-cell>
          <table:table-cell table:formula="of:=IF([$'realWorldCalibrationData-collectedUnscaled'.F7];[$'realWorldCalibrationData-collectedUnscaled'.F7]*[$'realWorldCalibrationData-collectedUnscaled'.$AV7];&quot;&quot;)" office:value-type="float" office:value="0.05436128088" calcext:value-type="float">
            <text:p>0.05436128088</text:p>
          </table:table-cell>
          <table:table-cell table:formula="of:=IF([$'realWorldCalibrationData-collectedUnscaled'.G7];[$'realWorldCalibrationData-collectedUnscaled'.G7]*[$'realWorldCalibrationData-collectedUnscaled'.$AV7];&quot;&quot;)" office:value-type="float" office:value="0.080868798" calcext:value-type="float">
            <text:p>0.080868798</text:p>
          </table:table-cell>
          <table:table-cell table:formula="of:=IF([$'realWorldCalibrationData-collectedUnscaled'.H7];[$'realWorldCalibrationData-collectedUnscaled'.H7]*[$'realWorldCalibrationData-collectedUnscaled'.$AV7];&quot;&quot;)" office:value-type="float" office:value="0.1639516068" calcext:value-type="float">
            <text:p>0.1639516068</text:p>
          </table:table-cell>
          <table:table-cell table:formula="of:=IF([$'realWorldCalibrationData-collectedUnscaled'.I7];[$'realWorldCalibrationData-collectedUnscaled'.I7]*[$'realWorldCalibrationData-collectedUnscaled'.$AV7];&quot;&quot;)" office:value-type="float" office:value="0.21926880468" calcext:value-type="float">
            <text:p>0.21926880468</text:p>
          </table:table-cell>
          <table:table-cell table:formula="of:=IF([$'realWorldCalibrationData-collectedUnscaled'.J7];[$'realWorldCalibrationData-collectedUnscaled'.J7]*[$'realWorldCalibrationData-collectedUnscaled'.$AV7];&quot;&quot;)" office:value-type="float" office:value="0.36382587948" calcext:value-type="float">
            <text:p>0.36382587948</text:p>
          </table:table-cell>
          <table:table-cell table:formula="of:=IF([$'realWorldCalibrationData-collectedUnscaled'.K7];[$'realWorldCalibrationData-collectedUnscaled'.K7]*[$'realWorldCalibrationData-collectedUnscaled'.$AV7];&quot;&quot;)" office:value-type="float" office:value="3.0998708424" calcext:value-type="float">
            <text:p>3.0998708424</text:p>
          </table:table-cell>
          <table:table-cell table:formula="of:=IF([$'realWorldCalibrationData-collectedUnscaled'.L7];[$'realWorldCalibrationData-collectedUnscaled'.L7]*[$'realWorldCalibrationData-collectedUnscaled'.$AV7];&quot;&quot;)" office:value-type="float" office:value="4.2802281" calcext:value-type="float">
            <text:p>4.2802281</text:p>
          </table:table-cell>
          <table:table-cell table:formula="of:=IF([$'realWorldCalibrationData-collectedUnscaled'.M7];[$'realWorldCalibrationData-collectedUnscaled'.M7]*[$'realWorldCalibrationData-collectedUnscaled'.$AV7];&quot;&quot;)" office:value-type="float" office:value="4.887650664" calcext:value-type="float">
            <text:p>4.887650664</text:p>
          </table:table-cell>
          <table:table-cell table:formula="of:=IF([$'realWorldCalibrationData-collectedUnscaled'.N7];[$'realWorldCalibrationData-collectedUnscaled'.N7]*[$'realWorldCalibrationData-collectedUnscaled'.$AV7];&quot;&quot;)" office:value-type="float" office:value="5.53494204" calcext:value-type="float">
            <text:p>5.53494204</text:p>
          </table:table-cell>
          <table:table-cell table:formula="of:=IF([$'realWorldCalibrationData-collectedUnscaled'.O7];[$'realWorldCalibrationData-collectedUnscaled'.O7]*[$'realWorldCalibrationData-collectedUnscaled'.$AV7];&quot;&quot;)" office:value-type="float" office:value="6.664771584" calcext:value-type="float">
            <text:p>6.664771584</text:p>
          </table:table-cell>
          <table:table-cell table:formula="of:=IF([$'realWorldCalibrationData-collectedUnscaled'.P7];[$'realWorldCalibrationData-collectedUnscaled'.P7]*[$'realWorldCalibrationData-collectedUnscaled'.$AV7];&quot;&quot;)" office:value-type="float" office:value="8.227339308" calcext:value-type="float">
            <text:p>8.227339308</text:p>
          </table:table-cell>
          <table:table-cell table:formula="of:=IF([$'realWorldCalibrationData-collectedUnscaled'.Q7];[$'realWorldCalibrationData-collectedUnscaled'.Q7]*[$'realWorldCalibrationData-collectedUnscaled'.$AV7];&quot;&quot;)" office:value-type="float" office:value="9.48590982" calcext:value-type="float">
            <text:p>9.48590982</text:p>
          </table:table-cell>
          <table:table-cell table:formula="of:=IF([$'realWorldCalibrationData-collectedUnscaled'.R7];[$'realWorldCalibrationData-collectedUnscaled'.R7]*[$'realWorldCalibrationData-collectedUnscaled'.$AV7];&quot;&quot;)" office:value-type="float" office:value="10.55449674" calcext:value-type="float">
            <text:p>10.55449674</text:p>
          </table:table-cell>
          <table:table-cell table:formula="of:=IF([$'realWorldCalibrationData-collectedUnscaled'.S7];[$'realWorldCalibrationData-collectedUnscaled'.S7]*[$'realWorldCalibrationData-collectedUnscaled'.$AV7];&quot;&quot;)" office:value-type="float" office:value="13.602251232" calcext:value-type="float">
            <text:p>13.602251232</text:p>
          </table:table-cell>
          <table:table-cell table:formula="of:=IF([$'realWorldCalibrationData-collectedUnscaled'.T7];[$'realWorldCalibrationData-collectedUnscaled'.T7]*[$'realWorldCalibrationData-collectedUnscaled'.$AV7];&quot;&quot;)" office:value-type="float" office:value="17.821183536" calcext:value-type="float">
            <text:p>17.821183536</text:p>
          </table:table-cell>
          <table:table-cell table:formula="of:=IF([$'realWorldCalibrationData-collectedUnscaled'.U7];[$'realWorldCalibrationData-collectedUnscaled'.U7]*[$'realWorldCalibrationData-collectedUnscaled'.$AV7];&quot;&quot;)" office:value-type="float" office:value="23.560068456" calcext:value-type="float">
            <text:p>23.560068456</text:p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34.563847104" calcext:value-type="float">
            <text:p>34.563847104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42.3718746672941" calcext:value-type="float">
            <text:p>42.3718746672941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57.6769274588235" calcext:value-type="float">
            <text:p>57.6769274588235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69.7687491952941" calcext:value-type="float">
            <text:p>69.7687491952941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94.3058191082353" calcext:value-type="float">
            <text:p>94.3058191082353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115.835766823529" calcext:value-type="float">
            <text:p>115.835766823529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148.2505188" calcext:value-type="float">
            <text:p>148.2505188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190.896555670588" calcext:value-type="float">
            <text:p>190.896555670588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249.217833512941" calcext:value-type="float">
            <text:p>249.217833512941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17.089166145882" calcext:value-type="float">
            <text:p>317.089166145882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404.858310776471" calcext:value-type="float">
            <text:p>404.858310776471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538.992806964706" calcext:value-type="float">
            <text:p>538.992806964706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672.800758235294" calcext:value-type="float">
            <text:p>672.800758235294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824.0425256" calcext:value-type="float">
            <text:p>824.0425256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961.417726870588" calcext:value-type="float">
            <text:p>961.417726870588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1157.50744545882" calcext:value-type="float">
            <text:p>1157.50744545882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1373.81036061176" calcext:value-type="float">
            <text:p>1373.81036061176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1689.3914" calcext:value-type="float">
            <text:p>1689.3914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1960.24960833333" calcext:value-type="float">
            <text:p>1960.24960833333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2258.45268727273" calcext:value-type="float">
            <text:p>2258.45268727273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2601.23374545455" calcext:value-type="float">
            <text:p>2601.23374545455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3095.57176363636" calcext:value-type="float">
            <text:p>3095.57176363636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3642.03065712121" calcext:value-type="float">
            <text:p>3642.0306571212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  <table:table-cell/>
          <table:table-cell table:formula="of:=IF(ISBLANK([$'realWorldCalibrationData-collectedUnscaled'.AW7]);&quot;&quot;;[$'realWorldCalibrationData-collectedUnscaled'.AW7])" office:value-type="string" office:string-value="TWh" calcext:value-type="string">
            <text:p>TWh</text:p>
          </table:table-cell>
          <table:table-cell table:formula="of:=IF(ISBLANK([$'realWorldCalibrationData-collectedUnscaled'.AX7]);&quot;&quot;;[$'realWorldCalibrationData-collectedUnscaled'.AX7])" office:value-type="string" office:string-value="world; summed solar and wind; inverted conversion for fossil eqivalent input energy see source 2" calcext:value-type="string">
            <text:p>world; summed solar and wind; inverted conversion for fossil eqivalent input energy see source 2</text:p>
          </table:table-cell>
          <table:table-cell table:formula="of:=IF(ISBLANK([$'realWorldCalibrationData-collectedUnscaled'.AY7]);&quot;&quot;;[$'realWorldCalibrationData-collectedUnscaled'.AY7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7]);&quot;&quot;;[$'realWorldCalibrationData-collectedUnscaled'.AZ7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7]);&quot;&quot;;[$'realWorldCalibrationData-collectedUnscaled'.BA7])">
            <text:p/>
          </table:table-cell>
        </table:table-row>
        <table:table-row table:style-name="ro1">
          <table:table-cell table:formula="of:=[$'realWorldCalibrationData-collectedUnscaled'.A8]" office:value-type="string" office:string-value="hydropower energy.Hydropower Energy Output[1]" calcext:value-type="string">
            <text:p>hydropower energy.Hydropower Energy Output[1]</text:p>
          </table:table-cell>
          <table:table-cell table:formula="of:=IF([$'realWorldCalibrationData-collectedUnscaled'.B8];[$'realWorldCalibrationData-collectedUnscaled'.B8]*[$'realWorldCalibrationData-collectedUnscaled'.$AV8];&quot;&quot;)" office:value-type="float" office:value="1843.368768" calcext:value-type="float">
            <text:p>1843.368768</text:p>
          </table:table-cell>
          <table:table-cell table:formula="of:=IF([$'realWorldCalibrationData-collectedUnscaled'.C8];[$'realWorldCalibrationData-collectedUnscaled'.C8]*[$'realWorldCalibrationData-collectedUnscaled'.$AV8];&quot;&quot;)" office:value-type="float" office:value="1883.026224" calcext:value-type="float">
            <text:p>1883.026224</text:p>
          </table:table-cell>
          <table:table-cell table:formula="of:=IF([$'realWorldCalibrationData-collectedUnscaled'.D8];[$'realWorldCalibrationData-collectedUnscaled'.D8]*[$'realWorldCalibrationData-collectedUnscaled'.$AV8];&quot;&quot;)" office:value-type="float" office:value="1917.095616" calcext:value-type="float">
            <text:p>1917.095616</text:p>
          </table:table-cell>
          <table:table-cell table:formula="of:=IF([$'realWorldCalibrationData-collectedUnscaled'.E8];[$'realWorldCalibrationData-collectedUnscaled'.E8]*[$'realWorldCalibrationData-collectedUnscaled'.$AV8];&quot;&quot;)" office:value-type="float" office:value="1998.9153" calcext:value-type="float">
            <text:p>1998.9153</text:p>
          </table:table-cell>
          <table:table-cell table:formula="of:=IF([$'realWorldCalibrationData-collectedUnscaled'.F8];[$'realWorldCalibrationData-collectedUnscaled'.F8]*[$'realWorldCalibrationData-collectedUnscaled'.$AV8];&quot;&quot;)" office:value-type="float" office:value="2066.6232" calcext:value-type="float">
            <text:p>2066.6232</text:p>
          </table:table-cell>
          <table:table-cell table:formula="of:=IF([$'realWorldCalibrationData-collectedUnscaled'.G8];[$'realWorldCalibrationData-collectedUnscaled'.G8]*[$'realWorldCalibrationData-collectedUnscaled'.$AV8];&quot;&quot;)" office:value-type="float" office:value="2106.9378" calcext:value-type="float">
            <text:p>2106.9378</text:p>
          </table:table-cell>
          <table:table-cell table:formula="of:=IF([$'realWorldCalibrationData-collectedUnscaled'.H8];[$'realWorldCalibrationData-collectedUnscaled'.H8]*[$'realWorldCalibrationData-collectedUnscaled'.$AV8];&quot;&quot;)" office:value-type="float" office:value="2135.488536" calcext:value-type="float">
            <text:p>2135.488536</text:p>
          </table:table-cell>
          <table:table-cell table:formula="of:=IF([$'realWorldCalibrationData-collectedUnscaled'.I8];[$'realWorldCalibrationData-collectedUnscaled'.I8]*[$'realWorldCalibrationData-collectedUnscaled'.$AV8];&quot;&quot;)" office:value-type="float" office:value="2164.361652" calcext:value-type="float">
            <text:p>2164.361652</text:p>
          </table:table-cell>
          <table:table-cell table:formula="of:=IF([$'realWorldCalibrationData-collectedUnscaled'.J8];[$'realWorldCalibrationData-collectedUnscaled'.J8]*[$'realWorldCalibrationData-collectedUnscaled'.$AV8];&quot;&quot;)" office:value-type="float" office:value="2233.729332" calcext:value-type="float">
            <text:p>2233.729332</text:p>
          </table:table-cell>
          <table:table-cell table:formula="of:=IF([$'realWorldCalibrationData-collectedUnscaled'.K8];[$'realWorldCalibrationData-collectedUnscaled'.K8]*[$'realWorldCalibrationData-collectedUnscaled'.$AV8];&quot;&quot;)" office:value-type="float" office:value="2222.271" calcext:value-type="float">
            <text:p>2222.271</text:p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2298.13488" calcext:value-type="float">
            <text:p>2298.13488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2351.19888" calcext:value-type="float">
            <text:p>2351.19888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2350.9404" calcext:value-type="float">
            <text:p>2350.9404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2492.52156" calcext:value-type="float">
            <text:p>2492.52156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2508.215976" calcext:value-type="float">
            <text:p>2508.215976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2643.924744" calcext:value-type="float">
            <text:p>2643.924744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2679.419016" calcext:value-type="float">
            <text:p>2679.419016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2726.607816" calcext:value-type="float">
            <text:p>2726.607816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2747.6442" calcext:value-type="float">
            <text:p>2747.6442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2768.43384" calcext:value-type="float">
            <text:p>2768.43384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2817.48492" calcext:value-type="float">
            <text:p>2817.48492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2745.10714305882" calcext:value-type="float">
            <text:p>2745.10714305882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2795.74484705882" calcext:value-type="float">
            <text:p>2795.74484705882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2792.28254117647" calcext:value-type="float">
            <text:p>2792.2825411764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2998.33184423529" calcext:value-type="float">
            <text:p>2998.33184423529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3099.15847529412" calcext:value-type="float">
            <text:p>3099.15847529412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3217.23144" calcext:value-type="float">
            <text:p>3217.23144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3270.73731764706" calcext:value-type="float">
            <text:p>3270.73731764706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3461.48939294118" calcext:value-type="float">
            <text:p>3461.48939294118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3455.89339764706" calcext:value-type="float">
            <text:p>3455.89339764706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3651.43088470588" calcext:value-type="float">
            <text:p>3651.43088470588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3718.00811294118" calcext:value-type="float">
            <text:p>3718.00811294118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3876.807" calcext:value-type="float">
            <text:p>3876.807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4032.51184" calcext:value-type="float">
            <text:p>4032.51184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4139.92607058824" calcext:value-type="float">
            <text:p>4139.92607058824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4129.74081882353" calcext:value-type="float">
            <text:p>4129.74081882353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4273.40597411765" calcext:value-type="float">
            <text:p>4273.40597411765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4333.8824" calcext:value-type="float">
            <text:p>4333.8824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4450.77698484849" calcext:value-type="float">
            <text:p>4450.77698484849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4507.97011212121" calcext:value-type="float">
            <text:p>4507.97011212121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4631.24728636364" calcext:value-type="float">
            <text:p>4631.24728636364</text:p>
          </table:table-cell>
          <table:table-cell table:formula="of:=IF([$'realWorldCalibrationData-collectedUnscaled'.AQ8];[$'realWorldCalibrationData-collectedUnscaled'.AQ8]*[$'realWorldCalibrationData-collectedUnscaled'.$AV8];&quot;&quot;)" office:value-type="float" office:value="4556.9583030303" calcext:value-type="float">
            <text:p>4556.9583030303</text:p>
          </table:table-cell>
          <table:table-cell table:formula="of:=IF([$'realWorldCalibrationData-collectedUnscaled'.AR8];[$'realWorldCalibrationData-collectedUnscaled'.AR8]*[$'realWorldCalibrationData-collectedUnscaled'.$AV8];&quot;&quot;)" office:value-type="float" office:value="4605.53106666667" calcext:value-type="float">
            <text:p>4605.53106666667</text:p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  <table:table-cell/>
          <table:table-cell table:formula="of:=IF(ISBLANK([$'realWorldCalibrationData-collectedUnscaled'.AW8]);&quot;&quot;;[$'realWorldCalibrationData-collectedUnscaled'.AW8])" office:value-type="string" office:string-value="TWh" calcext:value-type="string">
            <text:p>TWh</text:p>
          </table:table-cell>
          <table:table-cell table:formula="of:=IF(ISBLANK([$'realWorldCalibrationData-collectedUnscaled'.AX8]);&quot;&quot;;[$'realWorldCalibrationData-collectedUnscaled'.AX8])" office:value-type="string" office:string-value="world; hydropower; inverted conversion for fossil eqivalent input energy see source 2" calcext:value-type="string">
            <text:p>world; hydropower; inverted conversion for fossil eqivalent input energy see source 2</text:p>
          </table:table-cell>
          <table:table-cell table:formula="of:=IF(ISBLANK([$'realWorldCalibrationData-collectedUnscaled'.AY8]);&quot;&quot;;[$'realWorldCalibrationData-collectedUnscaled'.AY8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8]);&quot;&quot;;[$'realWorldCalibrationData-collectedUnscaled'.AZ8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8]);&quot;&quot;;[$'realWorldCalibrationData-collectedUnscaled'.BA8])">
            <text:p/>
          </table:table-cell>
        </table:table-row>
        <table:table-row table:style-name="ro1">
          <table:table-cell table:formula="of:=[$'realWorldCalibrationData-collectedUnscaled'.A9]" office:value-type="string" office:string-value="nuclear energy.Nuclear Energy Output[1]" calcext:value-type="string">
            <text:p>nuclear energy.Nuclear Energy Output[1]</text:p>
          </table:table-cell>
          <table:table-cell table:formula="of:=IF([$'realWorldCalibrationData-collectedUnscaled'.B9];[$'realWorldCalibrationData-collectedUnscaled'.B9]*[$'realWorldCalibrationData-collectedUnscaled'.$AV9];&quot;&quot;)" office:value-type="float" office:value="727.234416" calcext:value-type="float">
            <text:p>727.234416</text:p>
          </table:table-cell>
          <table:table-cell table:formula="of:=IF([$'realWorldCalibrationData-collectedUnscaled'.C9];[$'realWorldCalibrationData-collectedUnscaled'.C9]*[$'realWorldCalibrationData-collectedUnscaled'.$AV9];&quot;&quot;)" office:value-type="float" office:value="858.831408" calcext:value-type="float">
            <text:p>858.831408</text:p>
          </table:table-cell>
          <table:table-cell table:formula="of:=IF([$'realWorldCalibrationData-collectedUnscaled'.D9];[$'realWorldCalibrationData-collectedUnscaled'.D9]*[$'realWorldCalibrationData-collectedUnscaled'.$AV9];&quot;&quot;)" office:value-type="float" office:value="931.794264" calcext:value-type="float">
            <text:p>931.794264</text:p>
          </table:table-cell>
          <table:table-cell table:formula="of:=IF([$'realWorldCalibrationData-collectedUnscaled'.E9];[$'realWorldCalibrationData-collectedUnscaled'.E9]*[$'realWorldCalibrationData-collectedUnscaled'.$AV9];&quot;&quot;)" office:value-type="float" office:value="1056.04524" calcext:value-type="float">
            <text:p>1056.04524</text:p>
          </table:table-cell>
          <table:table-cell table:formula="of:=IF([$'realWorldCalibrationData-collectedUnscaled'.F9];[$'realWorldCalibrationData-collectedUnscaled'.F9]*[$'realWorldCalibrationData-collectedUnscaled'.$AV9];&quot;&quot;)" office:value-type="float" office:value="1281.548412" calcext:value-type="float">
            <text:p>1281.548412</text:p>
          </table:table-cell>
          <table:table-cell table:formula="of:=IF([$'realWorldCalibrationData-collectedUnscaled'.G9];[$'realWorldCalibrationData-collectedUnscaled'.G9]*[$'realWorldCalibrationData-collectedUnscaled'.$AV9];&quot;&quot;)" office:value-type="float" office:value="1520.941464" calcext:value-type="float">
            <text:p>1520.941464</text:p>
          </table:table-cell>
          <table:table-cell table:formula="of:=IF([$'realWorldCalibrationData-collectedUnscaled'.H9];[$'realWorldCalibrationData-collectedUnscaled'.H9]*[$'realWorldCalibrationData-collectedUnscaled'.$AV9];&quot;&quot;)" office:value-type="float" office:value="1629.031104" calcext:value-type="float">
            <text:p>1629.031104</text:p>
          </table:table-cell>
          <table:table-cell table:formula="of:=IF([$'realWorldCalibrationData-collectedUnscaled'.I9];[$'realWorldCalibrationData-collectedUnscaled'.I9]*[$'realWorldCalibrationData-collectedUnscaled'.$AV9];&quot;&quot;)" office:value-type="float" office:value="1772.03916" calcext:value-type="float">
            <text:p>1772.03916</text:p>
          </table:table-cell>
          <table:table-cell table:formula="of:=IF([$'realWorldCalibrationData-collectedUnscaled'.J9];[$'realWorldCalibrationData-collectedUnscaled'.J9]*[$'realWorldCalibrationData-collectedUnscaled'.$AV9];&quot;&quot;)" office:value-type="float" office:value="1931.92128" calcext:value-type="float">
            <text:p>1931.92128</text:p>
          </table:table-cell>
          <table:table-cell table:formula="of:=IF([$'realWorldCalibrationData-collectedUnscaled'.K9];[$'realWorldCalibrationData-collectedUnscaled'.K9]*[$'realWorldCalibrationData-collectedUnscaled'.$AV9];&quot;&quot;)" office:value-type="float" office:value="1986.83856" calcext:value-type="float">
            <text:p>1986.83856</text:p>
          </table:table-cell>
          <table:table-cell table:formula="of:=IF([$'realWorldCalibrationData-collectedUnscaled'.L9];[$'realWorldCalibrationData-collectedUnscaled'.L9]*[$'realWorldCalibrationData-collectedUnscaled'.$AV9];&quot;&quot;)" office:value-type="float" office:value="2043.619452" calcext:value-type="float">
            <text:p>2043.619452</text:p>
          </table:table-cell>
          <table:table-cell table:formula="of:=IF([$'realWorldCalibrationData-collectedUnscaled'.M9];[$'realWorldCalibrationData-collectedUnscaled'.M9]*[$'realWorldCalibrationData-collectedUnscaled'.$AV9];&quot;&quot;)" office:value-type="float" office:value="2141.39196" calcext:value-type="float">
            <text:p>2141.39196</text:p>
          </table:table-cell>
          <table:table-cell table:formula="of:=IF([$'realWorldCalibrationData-collectedUnscaled'.N9];[$'realWorldCalibrationData-collectedUnscaled'.N9]*[$'realWorldCalibrationData-collectedUnscaled'.$AV9];&quot;&quot;)" office:value-type="float" office:value="2157.646824" calcext:value-type="float">
            <text:p>2157.646824</text:p>
          </table:table-cell>
          <table:table-cell table:formula="of:=IF([$'realWorldCalibrationData-collectedUnscaled'.O9];[$'realWorldCalibrationData-collectedUnscaled'.O9]*[$'realWorldCalibrationData-collectedUnscaled'.$AV9];&quot;&quot;)" office:value-type="float" office:value="2231.953056" calcext:value-type="float">
            <text:p>2231.953056</text:p>
          </table:table-cell>
          <table:table-cell table:formula="of:=IF([$'realWorldCalibrationData-collectedUnscaled'.P9];[$'realWorldCalibrationData-collectedUnscaled'.P9]*[$'realWorldCalibrationData-collectedUnscaled'.$AV9];&quot;&quot;)" office:value-type="float" office:value="2273.84928" calcext:value-type="float">
            <text:p>2273.84928</text:p>
          </table:table-cell>
          <table:table-cell table:formula="of:=IF([$'realWorldCalibrationData-collectedUnscaled'.Q9];[$'realWorldCalibrationData-collectedUnscaled'.Q9]*[$'realWorldCalibrationData-collectedUnscaled'.$AV9];&quot;&quot;)" office:value-type="float" office:value="2372.47668" calcext:value-type="float">
            <text:p>2372.47668</text:p>
          </table:table-cell>
          <table:table-cell table:formula="of:=IF([$'realWorldCalibrationData-collectedUnscaled'.R9];[$'realWorldCalibrationData-collectedUnscaled'.R9]*[$'realWorldCalibrationData-collectedUnscaled'.$AV9];&quot;&quot;)" office:value-type="float" office:value="2458.370052" calcext:value-type="float">
            <text:p>2458.370052</text:p>
          </table:table-cell>
          <table:table-cell table:formula="of:=IF([$'realWorldCalibrationData-collectedUnscaled'.S9];[$'realWorldCalibrationData-collectedUnscaled'.S9]*[$'realWorldCalibrationData-collectedUnscaled'.$AV9];&quot;&quot;)" office:value-type="float" office:value="2441.46348" calcext:value-type="float">
            <text:p>2441.46348</text:p>
          </table:table-cell>
          <table:table-cell table:formula="of:=IF([$'realWorldCalibrationData-collectedUnscaled'.T9];[$'realWorldCalibrationData-collectedUnscaled'.T9]*[$'realWorldCalibrationData-collectedUnscaled'.$AV9];&quot;&quot;)" office:value-type="float" office:value="2483.47872" calcext:value-type="float">
            <text:p>2483.47872</text:p>
          </table:table-cell>
          <table:table-cell table:formula="of:=IF([$'realWorldCalibrationData-collectedUnscaled'.U9];[$'realWorldCalibrationData-collectedUnscaled'.U9]*[$'realWorldCalibrationData-collectedUnscaled'.$AV9];&quot;&quot;)" office:value-type="float" office:value="2577.978792" calcext:value-type="float">
            <text:p>2577.978792</text:p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2636.165736" calcext:value-type="float">
            <text:p>2636.165736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2710.60183058824" calcext:value-type="float">
            <text:p>2710.60183058824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2753.92209058824" calcext:value-type="float">
            <text:p>2753.92209058824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2698.12321694118" calcext:value-type="float">
            <text:p>2698.12321694118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2820.74308588235" calcext:value-type="float">
            <text:p>2820.74308588235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2828.14553647059" calcext:value-type="float">
            <text:p>2828.1455364705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2863.39235364706" calcext:value-type="float">
            <text:p>2863.39235364706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2805.02061176471" calcext:value-type="float">
            <text:p>2805.02061176471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2796.32437082353" calcext:value-type="float">
            <text:p>2796.32437082353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2756.75590588235" calcext:value-type="float">
            <text:p>2756.75590588235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2827.79725411765" calcext:value-type="float">
            <text:p>2827.79725411765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2709.46765458824" calcext:value-type="float">
            <text:p>2709.46765458824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2523.67255411765" calcext:value-type="float">
            <text:p>2523.67255411765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2543.82563670588" calcext:value-type="float">
            <text:p>2543.82563670588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2595.77255529412" calcext:value-type="float">
            <text:p>2595.7725552941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2630.72425411765" calcext:value-type="float">
            <text:p>2630.72425411765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2669.86398823529" calcext:value-type="float">
            <text:p>2669.86398823529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693.7116" calcext:value-type="float">
            <text:p>2693.711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752.55018181818" calcext:value-type="float">
            <text:p>2752.55018181818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850.14232151515" calcext:value-type="float">
            <text:p>2850.14232151515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741.55033636364" calcext:value-type="float">
            <text:p>2741.55033636364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857.4765030303" calcext:value-type="float">
            <text:p>2857.4765030303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2731.71105848485" calcext:value-type="float">
            <text:p>2731.711058484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  <table:table-cell/>
          <table:table-cell table:formula="of:=IF(ISBLANK([$'realWorldCalibrationData-collectedUnscaled'.AW9]);&quot;&quot;;[$'realWorldCalibrationData-collectedUnscaled'.AW9])" office:value-type="string" office:string-value="TWh" calcext:value-type="string">
            <text:p>TWh</text:p>
          </table:table-cell>
          <table:table-cell table:formula="of:=IF(ISBLANK([$'realWorldCalibrationData-collectedUnscaled'.AX9]);&quot;&quot;;[$'realWorldCalibrationData-collectedUnscaled'.AX9])" office:value-type="string" office:string-value="world;  inverted conversion for fossil eqivalent input energy see source 2" calcext:value-type="string">
            <text:p>world; <text:s/>inverted conversion for fossil eqivalent input energy see source 2</text:p>
          </table:table-cell>
          <table:table-cell table:formula="of:=IF(ISBLANK([$'realWorldCalibrationData-collectedUnscaled'.AY9]);&quot;&quot;;[$'realWorldCalibrationData-collectedUnscaled'.AY9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9]);&quot;&quot;;[$'realWorldCalibrationData-collectedUnscaled'.AZ9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9]);&quot;&quot;;[$'realWorldCalibrationData-collectedUnscaled'.BA9]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other energy.Other Energy Output[1]" calcext:value-type="string">
            <text:p>other energy.Other Energy Output[1]</text:p>
          </table:table-cell>
          <table:table-cell table:formula="of:=IF([$'realWorldCalibrationData-collectedUnscaled'.B10];[$'realWorldCalibrationData-collectedUnscaled'.B10]*[$'realWorldCalibrationData-collectedUnscaled'.$AV10];&quot;&quot;)" office:value-type="float" office:value="55.3638852" calcext:value-type="float">
            <text:p>55.3638852</text:p>
          </table:table-cell>
          <table:table-cell table:formula="of:=IF([$'realWorldCalibrationData-collectedUnscaled'.C10];[$'realWorldCalibrationData-collectedUnscaled'.C10]*[$'realWorldCalibrationData-collectedUnscaled'.$AV10];&quot;&quot;)" office:value-type="float" office:value="59.366736" calcext:value-type="float">
            <text:p>59.366736</text:p>
          </table:table-cell>
          <table:table-cell table:formula="of:=IF([$'realWorldCalibrationData-collectedUnscaled'.D10];[$'realWorldCalibrationData-collectedUnscaled'.D10]*[$'realWorldCalibrationData-collectedUnscaled'.$AV10];&quot;&quot;)" office:value-type="float" office:value="68.843844" calcext:value-type="float">
            <text:p>68.843844</text:p>
          </table:table-cell>
          <table:table-cell table:formula="of:=IF([$'realWorldCalibrationData-collectedUnscaled'.E10];[$'realWorldCalibrationData-collectedUnscaled'.E10]*[$'realWorldCalibrationData-collectedUnscaled'.$AV10];&quot;&quot;)" office:value-type="float" office:value="76.2374088" calcext:value-type="float">
            <text:p>76.2374088</text:p>
          </table:table-cell>
          <table:table-cell table:formula="of:=IF([$'realWorldCalibrationData-collectedUnscaled'.F10];[$'realWorldCalibrationData-collectedUnscaled'.F10]*[$'realWorldCalibrationData-collectedUnscaled'.$AV10];&quot;&quot;)" office:value-type="float" office:value="85.075434" calcext:value-type="float">
            <text:p>85.075434</text:p>
          </table:table-cell>
          <table:table-cell table:formula="of:=IF([$'realWorldCalibrationData-collectedUnscaled'.G10];[$'realWorldCalibrationData-collectedUnscaled'.G10]*[$'realWorldCalibrationData-collectedUnscaled'.$AV10];&quot;&quot;)" office:value-type="float" office:value="87.535782" calcext:value-type="float">
            <text:p>87.535782</text:p>
          </table:table-cell>
          <table:table-cell table:formula="of:=IF([$'realWorldCalibrationData-collectedUnscaled'.H10];[$'realWorldCalibrationData-collectedUnscaled'.H10]*[$'realWorldCalibrationData-collectedUnscaled'.$AV10];&quot;&quot;)" office:value-type="float" office:value="94.9267512" calcext:value-type="float">
            <text:p>94.9267512</text:p>
          </table:table-cell>
          <table:table-cell table:formula="of:=IF([$'realWorldCalibrationData-collectedUnscaled'.I10];[$'realWorldCalibrationData-collectedUnscaled'.I10]*[$'realWorldCalibrationData-collectedUnscaled'.$AV10];&quot;&quot;)" office:value-type="float" office:value="101.679588" calcext:value-type="float">
            <text:p>101.679588</text:p>
          </table:table-cell>
          <table:table-cell table:formula="of:=IF([$'realWorldCalibrationData-collectedUnscaled'.J10];[$'realWorldCalibrationData-collectedUnscaled'.J10]*[$'realWorldCalibrationData-collectedUnscaled'.$AV10];&quot;&quot;)" office:value-type="float" office:value="104.7099348" calcext:value-type="float">
            <text:p>104.7099348</text:p>
          </table:table-cell>
          <table:table-cell table:formula="of:=IF([$'realWorldCalibrationData-collectedUnscaled'.K10];[$'realWorldCalibrationData-collectedUnscaled'.K10]*[$'realWorldCalibrationData-collectedUnscaled'.$AV10];&quot;&quot;)" office:value-type="float" office:value="116.0461548" calcext:value-type="float">
            <text:p>116.0461548</text:p>
          </table:table-cell>
          <table:table-cell table:formula="of:=IF([$'realWorldCalibrationData-collectedUnscaled'.L10];[$'realWorldCalibrationData-collectedUnscaled'.L10]*[$'realWorldCalibrationData-collectedUnscaled'.$AV10];&quot;&quot;)" office:value-type="float" office:value="130.0288968" calcext:value-type="float">
            <text:p>130.0288968</text:p>
          </table:table-cell>
          <table:table-cell table:formula="of:=IF([$'realWorldCalibrationData-collectedUnscaled'.M10];[$'realWorldCalibrationData-collectedUnscaled'.M10]*[$'realWorldCalibrationData-collectedUnscaled'.$AV10];&quot;&quot;)" office:value-type="float" office:value="135.652554" calcext:value-type="float">
            <text:p>135.652554</text:p>
          </table:table-cell>
          <table:table-cell table:formula="of:=IF([$'realWorldCalibrationData-collectedUnscaled'.N10];[$'realWorldCalibrationData-collectedUnscaled'.N10]*[$'realWorldCalibrationData-collectedUnscaled'.$AV10];&quot;&quot;)" office:value-type="float" office:value="145.7212176" calcext:value-type="float">
            <text:p>145.7212176</text:p>
          </table:table-cell>
          <table:table-cell table:formula="of:=IF([$'realWorldCalibrationData-collectedUnscaled'.O10];[$'realWorldCalibrationData-collectedUnscaled'.O10]*[$'realWorldCalibrationData-collectedUnscaled'.$AV10];&quot;&quot;)" office:value-type="float" office:value="150.5658708" calcext:value-type="float">
            <text:p>150.5658708</text:p>
          </table:table-cell>
          <table:table-cell table:formula="of:=IF([$'realWorldCalibrationData-collectedUnscaled'.P10];[$'realWorldCalibrationData-collectedUnscaled'.P10]*[$'realWorldCalibrationData-collectedUnscaled'.$AV10];&quot;&quot;)" office:value-type="float" office:value="156.474954" calcext:value-type="float">
            <text:p>156.474954</text:p>
          </table:table-cell>
          <table:table-cell table:formula="of:=IF([$'realWorldCalibrationData-collectedUnscaled'.Q10];[$'realWorldCalibrationData-collectedUnscaled'.Q10]*[$'realWorldCalibrationData-collectedUnscaled'.$AV10];&quot;&quot;)" office:value-type="float" office:value="163.5317136" calcext:value-type="float">
            <text:p>163.5317136</text:p>
          </table:table-cell>
          <table:table-cell table:formula="of:=IF([$'realWorldCalibrationData-collectedUnscaled'.R10];[$'realWorldCalibrationData-collectedUnscaled'.R10]*[$'realWorldCalibrationData-collectedUnscaled'.$AV10];&quot;&quot;)" office:value-type="float" office:value="167.878566" calcext:value-type="float">
            <text:p>167.878566</text:p>
          </table:table-cell>
          <table:table-cell table:formula="of:=IF([$'realWorldCalibrationData-collectedUnscaled'.S10];[$'realWorldCalibrationData-collectedUnscaled'.S10]*[$'realWorldCalibrationData-collectedUnscaled'.$AV10];&quot;&quot;)" office:value-type="float" office:value="179.979048" calcext:value-type="float">
            <text:p>179.979048</text:p>
          </table:table-cell>
          <table:table-cell table:formula="of:=IF([$'realWorldCalibrationData-collectedUnscaled'.T10];[$'realWorldCalibrationData-collectedUnscaled'.T10]*[$'realWorldCalibrationData-collectedUnscaled'.$AV10];&quot;&quot;)" office:value-type="float" office:value="187.398" calcext:value-type="float">
            <text:p>187.398</text:p>
          </table:table-cell>
          <table:table-cell table:formula="of:=IF([$'realWorldCalibrationData-collectedUnscaled'.U10];[$'realWorldCalibrationData-collectedUnscaled'.U10]*[$'realWorldCalibrationData-collectedUnscaled'.$AV10];&quot;&quot;)" office:value-type="float" office:value="196.6126464" calcext:value-type="float">
            <text:p>196.6126464</text:p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205.79436" calcext:value-type="float">
            <text:p>205.79436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15.1286368" calcext:value-type="float">
            <text:p>215.1286368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233.117979529412" calcext:value-type="float">
            <text:p>233.117979529412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247.683328941176" calcext:value-type="float">
            <text:p>247.683328941176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269.441057929412" calcext:value-type="float">
            <text:p>269.441057929412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293.693574870588" calcext:value-type="float">
            <text:p>293.693574870588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314.741038729412" calcext:value-type="float">
            <text:p>314.741038729412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343.783755294118" calcext:value-type="float">
            <text:p>343.783755294118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369.983227764706" calcext:value-type="float">
            <text:p>369.9832277647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399.916325647059" calcext:value-type="float">
            <text:p>399.916325647059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450.226672235294" calcext:value-type="float">
            <text:p>450.22667223529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475.556202352941" calcext:value-type="float">
            <text:p>475.556202352941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518.284411764706" calcext:value-type="float">
            <text:p>518.284411764706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563.25128" calcext:value-type="float">
            <text:p>563.25128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613.344908" calcext:value-type="float">
            <text:p>613.344908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67.511791058824" calcext:value-type="float">
            <text:p>667.511791058824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681.901161882353" calcext:value-type="float">
            <text:p>681.901161882353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730.47524" calcext:value-type="float">
            <text:p>730.47524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792.589303030303" calcext:value-type="float">
            <text:p>792.589303030303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835.227546363636" calcext:value-type="float">
            <text:p>835.227546363636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883.000271363636" calcext:value-type="float">
            <text:p>883.000271363636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948.278003030303" calcext:value-type="float">
            <text:p>948.278003030303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983.809461212121" calcext:value-type="float">
            <text:p>983.809461212121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  <table:table-cell/>
          <table:table-cell table:formula="of:=IF(ISBLANK([$'realWorldCalibrationData-collectedUnscaled'.AW10]);&quot;&quot;;[$'realWorldCalibrationData-collectedUnscaled'.AW10])" office:value-type="string" office:string-value="TWh" calcext:value-type="string">
            <text:p>TWh</text:p>
          </table:table-cell>
          <table:table-cell table:formula="of:=IF(ISBLANK([$'realWorldCalibrationData-collectedUnscaled'.AX10]);&quot;&quot;;[$'realWorldCalibrationData-collectedUnscaled'.AX10])" office:value-type="string" office:string-value="world; includes bioenergy and geothermal;  inverted conversion for fossil eqivalent input energy see source 2" calcext:value-type="string">
            <text:p>world; includes bioenergy and geothermal; <text:s/>inverted conversion for fossil eqivalent input energy see source 2</text:p>
          </table:table-cell>
          <table:table-cell table:formula="of:=IF(ISBLANK([$'realWorldCalibrationData-collectedUnscaled'.AY10]);&quot;&quot;;[$'realWorldCalibrationData-collectedUnscaled'.AY10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10]);&quot;&quot;;[$'realWorldCalibrationData-collectedUnscaled'.AZ10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10]);&quot;&quot;;[$'realWorldCalibrationData-collectedUnscaled'.BA10]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 supply.Total Energy Output[1]" calcext:value-type="string">
            <text:p>energy supply.Total Energy Output[1]</text:p>
          </table:table-cell>
          <table:table-cell table:formula="of:=IF([$'realWorldCalibrationData-collectedUnscaled'.B11];[$'realWorldCalibrationData-collectedUnscaled'.B11]*[$'realWorldCalibrationData-collectedUnscaled'.$AV11];&quot;&quot;)" office:value-type="float" office:value="29165.2060385999" calcext:value-type="float">
            <text:p>29165.2060385999</text:p>
          </table:table-cell>
          <table:table-cell table:formula="of:=IF([$'realWorldCalibrationData-collectedUnscaled'.C11];[$'realWorldCalibrationData-collectedUnscaled'.C11]*[$'realWorldCalibrationData-collectedUnscaled'.$AV11];&quot;&quot;)" office:value-type="float" office:value="28958.3238413999" calcext:value-type="float">
            <text:p>28958.3238413999</text:p>
          </table:table-cell>
          <table:table-cell table:formula="of:=IF([$'realWorldCalibrationData-collectedUnscaled'.D11];[$'realWorldCalibrationData-collectedUnscaled'.D11]*[$'realWorldCalibrationData-collectedUnscaled'.$AV11];&quot;&quot;)" office:value-type="float" office:value="28765.8265694987" calcext:value-type="float">
            <text:p>28765.8265694987</text:p>
          </table:table-cell>
          <table:table-cell table:formula="of:=IF([$'realWorldCalibrationData-collectedUnscaled'.E11];[$'realWorldCalibrationData-collectedUnscaled'.E11]*[$'realWorldCalibrationData-collectedUnscaled'.$AV11];&quot;&quot;)" office:value-type="float" office:value="29168.5512331516" calcext:value-type="float">
            <text:p>29168.5512331516</text:p>
          </table:table-cell>
          <table:table-cell table:formula="of:=IF([$'realWorldCalibrationData-collectedUnscaled'.F11];[$'realWorldCalibrationData-collectedUnscaled'.F11]*[$'realWorldCalibrationData-collectedUnscaled'.$AV11];&quot;&quot;)" office:value-type="float" office:value="30348.5758752809" calcext:value-type="float">
            <text:p>30348.5758752809</text:p>
          </table:table-cell>
          <table:table-cell table:formula="of:=IF([$'realWorldCalibrationData-collectedUnscaled'.G11];[$'realWorldCalibrationData-collectedUnscaled'.G11]*[$'realWorldCalibrationData-collectedUnscaled'.$AV11];&quot;&quot;)" office:value-type="float" office:value="30911.664810798" calcext:value-type="float">
            <text:p>30911.664810798</text:p>
          </table:table-cell>
          <table:table-cell table:formula="of:=IF([$'realWorldCalibrationData-collectedUnscaled'.H11];[$'realWorldCalibrationData-collectedUnscaled'.H11]*[$'realWorldCalibrationData-collectedUnscaled'.$AV11];&quot;&quot;)" office:value-type="float" office:value="31507.2046948068" calcext:value-type="float">
            <text:p>31507.2046948068</text:p>
          </table:table-cell>
          <table:table-cell table:formula="of:=IF([$'realWorldCalibrationData-collectedUnscaled'.I11];[$'realWorldCalibrationData-collectedUnscaled'.I11]*[$'realWorldCalibrationData-collectedUnscaled'.$AV11];&quot;&quot;)" office:value-type="float" office:value="32474.1473208047" calcext:value-type="float">
            <text:p>32474.1473208047</text:p>
          </table:table-cell>
          <table:table-cell table:formula="of:=IF([$'realWorldCalibrationData-collectedUnscaled'.J11];[$'realWorldCalibrationData-collectedUnscaled'.J11]*[$'realWorldCalibrationData-collectedUnscaled'.$AV11];&quot;&quot;)" office:value-type="float" office:value="33591.2097446795" calcext:value-type="float">
            <text:p>33591.2097446795</text:p>
          </table:table-cell>
          <table:table-cell table:formula="of:=IF([$'realWorldCalibrationData-collectedUnscaled'.K11];[$'realWorldCalibrationData-collectedUnscaled'.K11]*[$'realWorldCalibrationData-collectedUnscaled'.$AV11];&quot;&quot;)" office:value-type="float" office:value="34180.3095056424" calcext:value-type="float">
            <text:p>34180.3095056424</text:p>
          </table:table-cell>
          <table:table-cell table:formula="of:=IF([$'realWorldCalibrationData-collectedUnscaled'.L11];[$'realWorldCalibrationData-collectedUnscaled'.L11]*[$'realWorldCalibrationData-collectedUnscaled'.$AV11];&quot;&quot;)" office:value-type="float" office:value="34633.7340849" calcext:value-type="float">
            <text:p>34633.7340849</text:p>
          </table:table-cell>
          <table:table-cell table:formula="of:=IF([$'realWorldCalibrationData-collectedUnscaled'.M11];[$'realWorldCalibrationData-collectedUnscaled'.M11]*[$'realWorldCalibrationData-collectedUnscaled'.$AV11];&quot;&quot;)" office:value-type="float" office:value="34828.801364664" calcext:value-type="float">
            <text:p>34828.801364664</text:p>
          </table:table-cell>
          <table:table-cell table:formula="of:=IF([$'realWorldCalibrationData-collectedUnscaled'.N11];[$'realWorldCalibrationData-collectedUnscaled'.N11]*[$'realWorldCalibrationData-collectedUnscaled'.$AV11];&quot;&quot;)" office:value-type="float" office:value="35010.00359964" calcext:value-type="float">
            <text:p>35010.00359964</text:p>
          </table:table-cell>
          <table:table-cell table:formula="of:=IF([$'realWorldCalibrationData-collectedUnscaled'.O11];[$'realWorldCalibrationData-collectedUnscaled'.O11]*[$'realWorldCalibrationData-collectedUnscaled'.$AV11];&quot;&quot;)" office:value-type="float" office:value="35351.946642384" calcext:value-type="float">
            <text:p>35351.946642384</text:p>
          </table:table-cell>
          <table:table-cell table:formula="of:=IF([$'realWorldCalibrationData-collectedUnscaled'.P11];[$'realWorldCalibrationData-collectedUnscaled'.P11]*[$'realWorldCalibrationData-collectedUnscaled'.$AV11];&quot;&quot;)" office:value-type="float" office:value="35766.948805308" calcext:value-type="float">
            <text:p>35766.948805308</text:p>
          </table:table-cell>
          <table:table-cell table:formula="of:=IF([$'realWorldCalibrationData-collectedUnscaled'.Q11];[$'realWorldCalibrationData-collectedUnscaled'.Q11]*[$'realWorldCalibrationData-collectedUnscaled'.$AV11];&quot;&quot;)" office:value-type="float" office:value="36612.25067142" calcext:value-type="float">
            <text:p>36612.25067142</text:p>
          </table:table-cell>
          <table:table-cell table:formula="of:=IF([$'realWorldCalibrationData-collectedUnscaled'.R11];[$'realWorldCalibrationData-collectedUnscaled'.R11]*[$'realWorldCalibrationData-collectedUnscaled'.$AV11];&quot;&quot;)" office:value-type="float" office:value="37605.66933474" calcext:value-type="float">
            <text:p>37605.66933474</text:p>
          </table:table-cell>
          <table:table-cell table:formula="of:=IF([$'realWorldCalibrationData-collectedUnscaled'.S11];[$'realWorldCalibrationData-collectedUnscaled'.S11]*[$'realWorldCalibrationData-collectedUnscaled'.$AV11];&quot;&quot;)" office:value-type="float" office:value="38055.428651232" calcext:value-type="float">
            <text:p>38055.428651232</text:p>
          </table:table-cell>
          <table:table-cell table:formula="of:=IF([$'realWorldCalibrationData-collectedUnscaled'.T11];[$'realWorldCalibrationData-collectedUnscaled'.T11]*[$'realWorldCalibrationData-collectedUnscaled'.$AV11];&quot;&quot;)" office:value-type="float" office:value="38272.104103536" calcext:value-type="float">
            <text:p>38272.104103536</text:p>
          </table:table-cell>
          <table:table-cell table:formula="of:=IF([$'realWorldCalibrationData-collectedUnscaled'.U11];[$'realWorldCalibrationData-collectedUnscaled'.U11]*[$'realWorldCalibrationData-collectedUnscaled'.$AV11];&quot;&quot;)" office:value-type="float" office:value="38855.618594856" calcext:value-type="float">
            <text:p>38855.618594856</text:p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39861.821047104" calcext:value-type="float">
            <text:p>39861.821047104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40373.7984164085" calcext:value-type="float">
            <text:p>40373.7984164085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41502.8039658118" calcext:value-type="float">
            <text:p>41502.8039658118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43300.9054710777" calcext:value-type="float">
            <text:p>43300.9054710777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45811.5445584494" calcext:value-type="float">
            <text:p>45811.5445584494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47691.3345605177" calcext:value-type="float">
            <text:p>47691.3345605177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49404.0583881177" calcext:value-type="float">
            <text:p>49404.0583881177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51307.6647815529" calcext:value-type="float">
            <text:p>51307.6647815529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52373.6856283365" calcext:value-type="float">
            <text:p>52373.6856283365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51860.0220282635" calcext:value-type="float">
            <text:p>51860.0220282635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54757.7617053647" calcext:value-type="float">
            <text:p>54757.761705364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56515.2206328471" calcext:value-type="float">
            <text:p>56515.2206328471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57994.0414641177" calcext:value-type="float">
            <text:p>57994.0414641177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59448.7228267765" calcext:value-type="float">
            <text:p>59448.7228267765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60453.7145125177" calcext:value-type="float">
            <text:p>60453.7145125177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61244.2059659294" calcext:value-type="float">
            <text:p>61244.2059659294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62416.0426001412" calcext:value-type="float">
            <text:p>62416.0426001412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64094.60624" calcext:value-type="float">
            <text:p>64094.6062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66082.3281159091" calcext:value-type="float">
            <text:p>66082.3281159091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66964.3512427273" calcext:value-type="float">
            <text:p>66964.3512427273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65113.6979031818" calcext:value-type="float">
            <text:p>65113.6979031818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68619.6062272727" calcext:value-type="float">
            <text:p>68619.6062272727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69771.2411789394" calcext:value-type="float">
            <text:p>69771.241178939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  <table:table-cell/>
          <table:table-cell table:formula="of:=IF(ISBLANK([$'realWorldCalibrationData-collectedUnscaled'.AW11]);&quot;&quot;;[$'realWorldCalibrationData-collectedUnscaled'.AW11])" office:value-type="string" office:string-value="TWh" calcext:value-type="string">
            <text:p>TWh</text:p>
          </table:table-cell>
          <table:table-cell table:formula="of:=IF(ISBLANK([$'realWorldCalibrationData-collectedUnscaled'.AX11]);&quot;&quot;;[$'realWorldCalibrationData-collectedUnscaled'.AX11])" office:value-type="string" office:string-value="world; summed above" calcext:value-type="string">
            <text:p>world; summed above</text:p>
          </table:table-cell>
          <table:table-cell table:formula="of:=IF(ISBLANK([$'realWorldCalibrationData-collectedUnscaled'.AY11]);&quot;&quot;;[$'realWorldCalibrationData-collectedUnscaled'.AY11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11]);&quot;&quot;;[$'realWorldCalibrationData-collectedUnscaled'.AZ11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11]);&quot;&quot;;[$'realWorldCalibrationData-collectedUnscaled'.BA11]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renewable energy.Total Renewable Energy Capacity[1]" calcext:value-type="string">
            <text:p>renewable energy.Total Renewable Energy Capacity[1]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715.352741" calcext:value-type="float">
            <text:p>715.35274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734.528475" calcext:value-type="float">
            <text:p>734.528475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752.785921" calcext:value-type="float">
            <text:p>752.785921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781.446167" calcext:value-type="float">
            <text:p>781.446167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812.451846" calcext:value-type="float">
            <text:p>812.451846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847.451199" calcext:value-type="float">
            <text:p>847.451199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885.138164" calcext:value-type="float">
            <text:p>885.138164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932.934007" calcext:value-type="float">
            <text:p>932.934007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992.613206" calcext:value-type="float">
            <text:p>992.613206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1065.355228" calcext:value-type="float">
            <text:p>1065.355228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1148.412824" calcext:value-type="float">
            <text:p>1148.412824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1248.12055" calcext:value-type="float">
            <text:p>1248.12055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1356.17919" calcext:value-type="float">
            <text:p>1356.1791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1470.10366" calcext:value-type="float">
            <text:p>1470.1036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596.37102" calcext:value-type="float">
            <text:p>1596.37102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743.69612" calcext:value-type="float">
            <text:p>1743.69612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897.11152" calcext:value-type="float">
            <text:p>1897.11152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2061.47886" calcext:value-type="float">
            <text:p>2061.47886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2227.20527" calcext:value-type="float">
            <text:p>2227.20527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2404.5639" calcext:value-type="float">
            <text:p>2404.5639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2664.9831" calcext:value-type="float">
            <text:p>2664.983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2920.71815" calcext:value-type="float">
            <text:p>2920.71815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3207.47985" calcext:value-type="float">
            <text:p>3207.47985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  <table:table-cell/>
          <table:table-cell table:formula="of:=IF(ISBLANK([$'realWorldCalibrationData-collectedUnscaled'.AW12]);&quot;&quot;;[$'realWorldCalibrationData-collectedUnscaled'.AW12])" office:value-type="string" office:string-value="GW" calcext:value-type="string">
            <text:p>GW</text:p>
          </table:table-cell>
          <table:table-cell table:formula="of:=IF(ISBLANK([$'realWorldCalibrationData-collectedUnscaled'.AX12]);&quot;&quot;;[$'realWorldCalibrationData-collectedUnscaled'.AX12])" office:value-type="string" office:string-value="world; summed solar wind and hydro" calcext:value-type="string">
            <text:p>world; summed solar wind and hydro</text:p>
          </table:table-cell>
          <table:table-cell table:formula="of:=IF(ISBLANK([$'realWorldCalibrationData-collectedUnscaled'.AY12]);&quot;&quot;;[$'realWorldCalibrationData-collectedUnscaled'.AY12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2]);&quot;&quot;;[$'realWorldCalibrationData-collectedUnscaled'.AZ12])">
            <text:p/>
          </table:table-cell>
          <table:table-cell table:formula="of:=IF(ISBLANK([$'realWorldCalibrationData-collectedUnscaled'.BA12]);&quot;&quot;;[$'realWorldCalibrationData-collectedUnscaled'.BA12]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wind and solar energy.Wind and Solar Energy Capacity[1]" calcext:value-type="string">
            <text:p>wind and solar energy.Wind and Solar Energy Capacity[1]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 office:value-type="float" office:value="18.169041" calcext:value-type="float">
            <text:p>18.169041</text:p>
          </table:table-cell>
          <table:table-cell table:formula="of:=IF([$'realWorldCalibrationData-collectedUnscaled'.W13];[$'realWorldCalibrationData-collectedUnscaled'.W13]*[$'realWorldCalibrationData-collectedUnscaled'.$AV13];&quot;&quot;)" office:value-type="float" office:value="25.451675" calcext:value-type="float">
            <text:p>25.451675</text:p>
          </table:table-cell>
          <table:table-cell table:formula="of:=IF([$'realWorldCalibrationData-collectedUnscaled'.X13];[$'realWorldCalibrationData-collectedUnscaled'.X13]*[$'realWorldCalibrationData-collectedUnscaled'.$AV13];&quot;&quot;)" office:value-type="float" office:value="32.559981" calcext:value-type="float">
            <text:p>32.559981</text:p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41.024967" calcext:value-type="float">
            <text:p>41.024967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51.123846" calcext:value-type="float">
            <text:p>51.123846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63.354899" calcext:value-type="float">
            <text:p>63.354899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79.663104" calcext:value-type="float">
            <text:p>79.663104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100.522947" calcext:value-type="float">
            <text:p>100.522947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130.817806" calcext:value-type="float">
            <text:p>130.817806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173.741928" calcext:value-type="float">
            <text:p>173.741928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222.675824" calcext:value-type="float">
            <text:p>222.675824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294.15075" calcext:value-type="float">
            <text:p>294.15075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71.50075" calcext:value-type="float">
            <text:p>371.50075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440.54126" calcext:value-type="float">
            <text:p>440.54126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530.17822" calcext:value-type="float">
            <text:p>530.17822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645.26662" calcext:value-type="float">
            <text:p>645.26662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768.11072" calcext:value-type="float">
            <text:p>768.11072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910.36946" calcext:value-type="float">
            <text:p>910.36946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1053.81887" calcext:value-type="float">
            <text:p>1053.81887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1213.0859" calcext:value-type="float">
            <text:p>1213.08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1452.0842" calcext:value-type="float">
            <text:p>1452.0842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1685.70815" calcext:value-type="float">
            <text:p>1685.70815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1951.93945" calcext:value-type="float">
            <text:p>1951.93945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  <table:table-cell/>
          <table:table-cell table:formula="of:=IF(ISBLANK([$'realWorldCalibrationData-collectedUnscaled'.AW13]);&quot;&quot;;[$'realWorldCalibrationData-collectedUnscaled'.AW13])" office:value-type="string" office:string-value="GW" calcext:value-type="string">
            <text:p>GW</text:p>
          </table:table-cell>
          <table:table-cell table:formula="of:=IF(ISBLANK([$'realWorldCalibrationData-collectedUnscaled'.AX13]);&quot;&quot;;[$'realWorldCalibrationData-collectedUnscaled'.AX13])" office:value-type="string" office:string-value="world; summed solar and wind" calcext:value-type="string">
            <text:p>world; summed solar and wind</text:p>
          </table:table-cell>
          <table:table-cell table:formula="of:=IF(ISBLANK([$'realWorldCalibrationData-collectedUnscaled'.AY13]);&quot;&quot;;[$'realWorldCalibrationData-collectedUnscaled'.AY13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3]);&quot;&quot;;[$'realWorldCalibrationData-collectedUnscaled'.AZ13])">
            <text:p/>
          </table:table-cell>
          <table:table-cell table:formula="of:=IF(ISBLANK([$'realWorldCalibrationData-collectedUnscaled'.BA13]);&quot;&quot;;[$'realWorldCalibrationData-collectedUnscaled'.BA13]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hydropower energy.Hydropower Energy Capacity[1]" calcext:value-type="string">
            <text:p>hydropower energy.Hydropower Energy Capacity[1]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>
            <text:p/>
          </table:table-cell>
          <table:table-cell table:formula="of:=IF([$'realWorldCalibrationData-collectedUnscaled'.D14];[$'realWorldCalibrationData-collectedUnscaled'.D14]*[$'realWorldCalibrationData-collectedUnscaled'.$AV14];&quot;&quot;)">
            <text:p/>
          </table:table-cell>
          <table:table-cell table:formula="of:=IF([$'realWorldCalibrationData-collectedUnscaled'.E14];[$'realWorldCalibrationData-collectedUnscaled'.E14]*[$'realWorldCalibrationData-collectedUnscaled'.$AV14];&quot;&quot;)">
            <text:p/>
          </table:table-cell>
          <table:table-cell table:formula="of:=IF([$'realWorldCalibrationData-collectedUnscaled'.F14];[$'realWorldCalibrationData-collectedUnscaled'.F14]*[$'realWorldCalibrationData-collectedUnscaled'.$AV14];&quot;&quot;)">
            <text:p/>
          </table:table-cell>
          <table:table-cell table:formula="of:=IF([$'realWorldCalibrationData-collectedUnscaled'.G14];[$'realWorldCalibrationData-collectedUnscaled'.G14]*[$'realWorldCalibrationData-collectedUnscaled'.$AV14];&quot;&quot;)">
            <text:p/>
          </table:table-cell>
          <table:table-cell table:formula="of:=IF([$'realWorldCalibrationData-collectedUnscaled'.H14];[$'realWorldCalibrationData-collectedUnscaled'.H14]*[$'realWorldCalibrationData-collectedUnscaled'.$AV14];&quot;&quot;)">
            <text:p/>
          </table:table-cell>
          <table:table-cell table:formula="of:=IF([$'realWorldCalibrationData-collectedUnscaled'.I14];[$'realWorldCalibrationData-collectedUnscaled'.I14]*[$'realWorldCalibrationData-collectedUnscaled'.$AV14];&quot;&quot;)">
            <text:p/>
          </table:table-cell>
          <table:table-cell table:formula="of:=IF([$'realWorldCalibrationData-collectedUnscaled'.J14];[$'realWorldCalibrationData-collectedUnscaled'.J14]*[$'realWorldCalibrationData-collectedUnscaled'.$AV14];&quot;&quot;)">
            <text:p/>
          </table:table-cell>
          <table:table-cell table:formula="of:=IF([$'realWorldCalibrationData-collectedUnscaled'.K14];[$'realWorldCalibrationData-collectedUnscaled'.K14]*[$'realWorldCalibrationData-collectedUnscaled'.$AV14];&quot;&quot;)">
            <text:p/>
          </table:table-cell>
          <table:table-cell table:formula="of:=IF([$'realWorldCalibrationData-collectedUnscaled'.L14];[$'realWorldCalibrationData-collectedUnscaled'.L14]*[$'realWorldCalibrationData-collectedUnscaled'.$AV14];&quot;&quot;)">
            <text:p/>
          </table:table-cell>
          <table:table-cell table:formula="of:=IF([$'realWorldCalibrationData-collectedUnscaled'.M14];[$'realWorldCalibrationData-collectedUnscaled'.M14]*[$'realWorldCalibrationData-collectedUnscaled'.$AV14];&quot;&quot;)">
            <text:p/>
          </table:table-cell>
          <table:table-cell table:formula="of:=IF([$'realWorldCalibrationData-collectedUnscaled'.N14];[$'realWorldCalibrationData-collectedUnscaled'.N14]*[$'realWorldCalibrationData-collectedUnscaled'.$AV14];&quot;&quot;)">
            <text:p/>
          </table:table-cell>
          <table:table-cell table:formula="of:=IF([$'realWorldCalibrationData-collectedUnscaled'.O14];[$'realWorldCalibrationData-collectedUnscaled'.O14]*[$'realWorldCalibrationData-collectedUnscaled'.$AV14];&quot;&quot;)">
            <text:p/>
          </table:table-cell>
          <table:table-cell table:formula="of:=IF([$'realWorldCalibrationData-collectedUnscaled'.P14];[$'realWorldCalibrationData-collectedUnscaled'.P14]*[$'realWorldCalibrationData-collectedUnscaled'.$AV14];&quot;&quot;)">
            <text:p/>
          </table:table-cell>
          <table:table-cell table:formula="of:=IF([$'realWorldCalibrationData-collectedUnscaled'.Q14];[$'realWorldCalibrationData-collectedUnscaled'.Q14]*[$'realWorldCalibrationData-collectedUnscaled'.$AV14];&quot;&quot;)">
            <text:p/>
          </table:table-cell>
          <table:table-cell table:formula="of:=IF([$'realWorldCalibrationData-collectedUnscaled'.R14];[$'realWorldCalibrationData-collectedUnscaled'.R14]*[$'realWorldCalibrationData-collectedUnscaled'.$AV14];&quot;&quot;)">
            <text:p/>
          </table:table-cell>
          <table:table-cell table:formula="of:=IF([$'realWorldCalibrationData-collectedUnscaled'.S14];[$'realWorldCalibrationData-collectedUnscaled'.S14]*[$'realWorldCalibrationData-collectedUnscaled'.$AV14];&quot;&quot;)">
            <text:p/>
          </table:table-cell>
          <table:table-cell table:formula="of:=IF([$'realWorldCalibrationData-collectedUnscaled'.T14];[$'realWorldCalibrationData-collectedUnscaled'.T14]*[$'realWorldCalibrationData-collectedUnscaled'.$AV14];&quot;&quot;)">
            <text:p/>
          </table:table-cell>
          <table:table-cell table:formula="of:=IF([$'realWorldCalibrationData-collectedUnscaled'.U14];[$'realWorldCalibrationData-collectedUnscaled'.U14]*[$'realWorldCalibrationData-collectedUnscaled'.$AV14];&quot;&quot;)">
            <text:p/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697.1837" calcext:value-type="float">
            <text:p>697.1837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709.0768" calcext:value-type="float">
            <text:p>709.0768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720.22594" calcext:value-type="float">
            <text:p>720.22594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740.4212" calcext:value-type="float">
            <text:p>740.4212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761.328" calcext:value-type="float">
            <text:p>761.328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784.0963" calcext:value-type="float">
            <text:p>784.0963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805.47506" calcext:value-type="float">
            <text:p>805.47506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832.41106" calcext:value-type="float">
            <text:p>832.41106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861.7954" calcext:value-type="float">
            <text:p>861.7954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891.6133" calcext:value-type="float">
            <text:p>891.6133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925.737" calcext:value-type="float">
            <text:p>925.737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953.9698" calcext:value-type="float">
            <text:p>953.9698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984.67844" calcext:value-type="float">
            <text:p>984.67844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1029.5624" calcext:value-type="float">
            <text:p>1029.5624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1066.1928" calcext:value-type="float">
            <text:p>1066.1928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1098.4295" calcext:value-type="float">
            <text:p>1098.4295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1129.0008" calcext:value-type="float">
            <text:p>1129.0008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1151.1094" calcext:value-type="float">
            <text:p>1151.1094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1173.3864" calcext:value-type="float">
            <text:p>1173.3864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1191.478" calcext:value-type="float">
            <text:p>1191.478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1212.8989" calcext:value-type="float">
            <text:p>1212.8989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1235.01" calcext:value-type="float">
            <text:p>1235.01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1255.5404" calcext:value-type="float">
            <text:p>1255.5404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  <table:table-cell/>
          <table:table-cell table:formula="of:=IF(ISBLANK([$'realWorldCalibrationData-collectedUnscaled'.AW14]);&quot;&quot;;[$'realWorldCalibrationData-collectedUnscaled'.AW14])" office:value-type="string" office:string-value="GW" calcext:value-type="string">
            <text:p>GW</text:p>
          </table:table-cell>
          <table:table-cell table:formula="of:=IF(ISBLANK([$'realWorldCalibrationData-collectedUnscaled'.AX14]);&quot;&quot;;[$'realWorldCalibrationData-collectedUnscaled'.AX14])" office:value-type="string" office:string-value="world; Renewable hydropower including mixed plants (excludes pumped storage) " calcext:value-type="string">
            <text:p>world; Renewable hydropower including mixed plants (excludes pumped storage) </text:p>
          </table:table-cell>
          <table:table-cell table:formula="of:=IF(ISBLANK([$'realWorldCalibrationData-collectedUnscaled'.AY14]);&quot;&quot;;[$'realWorldCalibrationData-collectedUnscaled'.AY14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4]);&quot;&quot;;[$'realWorldCalibrationData-collectedUnscaled'.AZ14])">
            <text:p/>
          </table:table-cell>
          <table:table-cell table:formula="of:=IF(ISBLANK([$'realWorldCalibrationData-collectedUnscaled'.BA14]);&quot;&quot;;[$'realWorldCalibrationData-collectedUnscaled'.BA14]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other energy.Other Energy Capacity[1]" calcext:value-type="string">
            <text:p>other energy.Other Energy Capacity[1]</text:p>
          </table:table-cell>
          <table:table-cell table:formula="of:=IF([$'realWorldCalibrationData-collectedUnscaled'.B15];[$'realWorldCalibrationData-collectedUnscaled'.B15]*[$'realWorldCalibrationData-collectedUnscaled'.$AV15];&quot;&quot;)">
            <text:p/>
          </table:table-cell>
          <table:table-cell table:formula="of:=IF([$'realWorldCalibrationData-collectedUnscaled'.C15];[$'realWorldCalibrationData-collectedUnscaled'.C15]*[$'realWorldCalibrationData-collectedUnscaled'.$AV15];&quot;&quot;)">
            <text:p/>
          </table:table-cell>
          <table:table-cell table:formula="of:=IF([$'realWorldCalibrationData-collectedUnscaled'.D15];[$'realWorldCalibrationData-collectedUnscaled'.D15]*[$'realWorldCalibrationData-collectedUnscaled'.$AV15];&quot;&quot;)">
            <text:p/>
          </table:table-cell>
          <table:table-cell table:formula="of:=IF([$'realWorldCalibrationData-collectedUnscaled'.E15];[$'realWorldCalibrationData-collectedUnscaled'.E15]*[$'realWorldCalibrationData-collectedUnscaled'.$AV15];&quot;&quot;)">
            <text:p/>
          </table:table-cell>
          <table:table-cell table:formula="of:=IF([$'realWorldCalibrationData-collectedUnscaled'.F15];[$'realWorldCalibrationData-collectedUnscaled'.F15]*[$'realWorldCalibrationData-collectedUnscaled'.$AV15];&quot;&quot;)">
            <text:p/>
          </table:table-cell>
          <table:table-cell table:formula="of:=IF([$'realWorldCalibrationData-collectedUnscaled'.G15];[$'realWorldCalibrationData-collectedUnscaled'.G15]*[$'realWorldCalibrationData-collectedUnscaled'.$AV15];&quot;&quot;)">
            <text:p/>
          </table:table-cell>
          <table:table-cell table:formula="of:=IF([$'realWorldCalibrationData-collectedUnscaled'.H15];[$'realWorldCalibrationData-collectedUnscaled'.H15]*[$'realWorldCalibrationData-collectedUnscaled'.$AV15];&quot;&quot;)">
            <text:p/>
          </table:table-cell>
          <table:table-cell table:formula="of:=IF([$'realWorldCalibrationData-collectedUnscaled'.I15];[$'realWorldCalibrationData-collectedUnscaled'.I15]*[$'realWorldCalibrationData-collectedUnscaled'.$AV15];&quot;&quot;)">
            <text:p/>
          </table:table-cell>
          <table:table-cell table:formula="of:=IF([$'realWorldCalibrationData-collectedUnscaled'.J15];[$'realWorldCalibrationData-collectedUnscaled'.J15]*[$'realWorldCalibrationData-collectedUnscaled'.$AV15];&quot;&quot;)">
            <text:p/>
          </table:table-cell>
          <table:table-cell table:formula="of:=IF([$'realWorldCalibrationData-collectedUnscaled'.K15];[$'realWorldCalibrationData-collectedUnscaled'.K15]*[$'realWorldCalibrationData-collectedUnscaled'.$AV15];&quot;&quot;)">
            <text:p/>
          </table:table-cell>
          <table:table-cell table:formula="of:=IF([$'realWorldCalibrationData-collectedUnscaled'.L15];[$'realWorldCalibrationData-collectedUnscaled'.L15]*[$'realWorldCalibrationData-collectedUnscaled'.$AV15];&quot;&quot;)">
            <text:p/>
          </table:table-cell>
          <table:table-cell table:formula="of:=IF([$'realWorldCalibrationData-collectedUnscaled'.M15];[$'realWorldCalibrationData-collectedUnscaled'.M15]*[$'realWorldCalibrationData-collectedUnscaled'.$AV15];&quot;&quot;)">
            <text:p/>
          </table:table-cell>
          <table:table-cell table:formula="of:=IF([$'realWorldCalibrationData-collectedUnscaled'.N15];[$'realWorldCalibrationData-collectedUnscaled'.N15]*[$'realWorldCalibrationData-collectedUnscaled'.$AV15];&quot;&quot;)">
            <text:p/>
          </table:table-cell>
          <table:table-cell table:formula="of:=IF([$'realWorldCalibrationData-collectedUnscaled'.O15];[$'realWorldCalibrationData-collectedUnscaled'.O15]*[$'realWorldCalibrationData-collectedUnscaled'.$AV15];&quot;&quot;)">
            <text:p/>
          </table:table-cell>
          <table:table-cell table:formula="of:=IF([$'realWorldCalibrationData-collectedUnscaled'.P15];[$'realWorldCalibrationData-collectedUnscaled'.P15]*[$'realWorldCalibrationData-collectedUnscaled'.$AV15];&quot;&quot;)">
            <text:p/>
          </table:table-cell>
          <table:table-cell table:formula="of:=IF([$'realWorldCalibrationData-collectedUnscaled'.Q15];[$'realWorldCalibrationData-collectedUnscaled'.Q15]*[$'realWorldCalibrationData-collectedUnscaled'.$AV15];&quot;&quot;)">
            <text:p/>
          </table:table-cell>
          <table:table-cell table:formula="of:=IF([$'realWorldCalibrationData-collectedUnscaled'.R15];[$'realWorldCalibrationData-collectedUnscaled'.R15]*[$'realWorldCalibrationData-collectedUnscaled'.$AV15];&quot;&quot;)">
            <text:p/>
          </table:table-cell>
          <table:table-cell table:formula="of:=IF([$'realWorldCalibrationData-collectedUnscaled'.S15];[$'realWorldCalibrationData-collectedUnscaled'.S15]*[$'realWorldCalibrationData-collectedUnscaled'.$AV15];&quot;&quot;)">
            <text:p/>
          </table:table-cell>
          <table:table-cell table:formula="of:=IF([$'realWorldCalibrationData-collectedUnscaled'.T15];[$'realWorldCalibrationData-collectedUnscaled'.T15]*[$'realWorldCalibrationData-collectedUnscaled'.$AV15];&quot;&quot;)">
            <text:p/>
          </table:table-cell>
          <table:table-cell table:formula="of:=IF([$'realWorldCalibrationData-collectedUnscaled'.U15];[$'realWorldCalibrationData-collectedUnscaled'.U15]*[$'realWorldCalibrationData-collectedUnscaled'.$AV15];&quot;&quot;)">
            <text:p/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36.59391" calcext:value-type="float">
            <text:p>36.59391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39.46621" calcext:value-type="float">
            <text:p>39.46621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41.15245" calcext:value-type="float">
            <text:p>41.15245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43.49949" calcext:value-type="float">
            <text:p>43.49949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46.38982" calcext:value-type="float">
            <text:p>46.38982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51.978095" calcext:value-type="float">
            <text:p>51.978095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56.222595" calcext:value-type="float">
            <text:p>56.222595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59.649035" calcext:value-type="float">
            <text:p>59.649035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63.938355" calcext:value-type="float">
            <text:p>63.938355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71.11789" calcext:value-type="float">
            <text:p>71.11789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76.117865" calcext:value-type="float">
            <text:p>76.117865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82.96324" calcext:value-type="float">
            <text:p>82.96324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88.476229" calcext:value-type="float">
            <text:p>88.476229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96.371686" calcext:value-type="float">
            <text:p>96.371686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102.681477" calcext:value-type="float">
            <text:p>102.681477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109.081228" calcext:value-type="float">
            <text:p>109.081228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118.352088" calcext:value-type="float">
            <text:p>118.352088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124.558634" calcext:value-type="float">
            <text:p>124.55863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132.192976" calcext:value-type="float">
            <text:p>132.192976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138.813996" calcext:value-type="float">
            <text:p>138.813996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148.176051" calcext:value-type="float">
            <text:p>148.176051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156.520178" calcext:value-type="float">
            <text:p>156.520178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164.312658" calcext:value-type="float">
            <text:p>164.312658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  <table:table-cell/>
          <table:table-cell table:formula="of:=IF(ISBLANK([$'realWorldCalibrationData-collectedUnscaled'.AW15]);&quot;&quot;;[$'realWorldCalibrationData-collectedUnscaled'.AW15])" office:value-type="string" office:string-value="GW" calcext:value-type="string">
            <text:p>GW</text:p>
          </table:table-cell>
          <table:table-cell table:formula="of:=IF(ISBLANK([$'realWorldCalibrationData-collectedUnscaled'.AX15]);&quot;&quot;;[$'realWorldCalibrationData-collectedUnscaled'.AX15])" office:value-type="string" office:string-value="world; summed marine, bioenergy and geothermal" calcext:value-type="string">
            <text:p>world; summed marine, bioenergy and geothermal</text:p>
          </table:table-cell>
          <table:table-cell table:formula="of:=IF(ISBLANK([$'realWorldCalibrationData-collectedUnscaled'.AY15]);&quot;&quot;;[$'realWorldCalibrationData-collectedUnscaled'.AY15])" office:value-type="string" office:string-value="https://ourworldindata.org/grapher/installed-global-renewable-energy-capacity-by-technology" calcext:value-type="string">
            <text:p>https://ourworldindata.org/grapher/installed-global-renewable-energy-capacity-by-technology</text:p>
          </table:table-cell>
          <table:table-cell table:formula="of:=IF(ISBLANK([$'realWorldCalibrationData-collectedUnscaled'.AZ15]);&quot;&quot;;[$'realWorldCalibrationData-collectedUnscaled'.AZ15])">
            <text:p/>
          </table:table-cell>
          <table:table-cell table:formula="of:=IF(ISBLANK([$'realWorldCalibrationData-collectedUnscaled'.BA15]);&quot;&quot;;[$'realWorldCalibrationData-collectedUnscaled'.BA15]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nuclear energy.Nuclear Energy Capacity[1]" calcext:value-type="string">
            <text:p>nuclear energy.Nuclear Energy Capacity[1]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 office:value-type="float" office:value="359.83" calcext:value-type="float">
            <text:p>359.83</text:p>
          </table:table-cell>
          <table:table-cell table:formula="of:=IF([$'realWorldCalibrationData-collectedUnscaled'.Z16];[$'realWorldCalibrationData-collectedUnscaled'.Z16]*[$'realWorldCalibrationData-collectedUnscaled'.$AV16];&quot;&quot;)" office:value-type="float" office:value="364.54" calcext:value-type="float">
            <text:p>364.54</text:p>
          </table:table-cell>
          <table:table-cell table:formula="of:=IF([$'realWorldCalibrationData-collectedUnscaled'.AA16];[$'realWorldCalibrationData-collectedUnscaled'.AA16]*[$'realWorldCalibrationData-collectedUnscaled'.$AV16];&quot;&quot;)" office:value-type="float" office:value="368.04" calcext:value-type="float">
            <text:p>368.04</text:p>
          </table:table-cell>
          <table:table-cell table:formula="of:=IF([$'realWorldCalibrationData-collectedUnscaled'.AB16];[$'realWorldCalibrationData-collectedUnscaled'.AB16]*[$'realWorldCalibrationData-collectedUnscaled'.$AV16];&quot;&quot;)" office:value-type="float" office:value="369.49" calcext:value-type="float">
            <text:p>369.49</text:p>
          </table:table-cell>
          <table:table-cell table:formula="of:=IF([$'realWorldCalibrationData-collectedUnscaled'.AC16];[$'realWorldCalibrationData-collectedUnscaled'.AC16]*[$'realWorldCalibrationData-collectedUnscaled'.$AV16];&quot;&quot;)" office:value-type="float" office:value="369.48" calcext:value-type="float">
            <text:p>369.48</text:p>
          </table:table-cell>
          <table:table-cell table:formula="of:=IF([$'realWorldCalibrationData-collectedUnscaled'.AD16];[$'realWorldCalibrationData-collectedUnscaled'.AD16]*[$'realWorldCalibrationData-collectedUnscaled'.$AV16];&quot;&quot;)" office:value-type="float" office:value="368.27" calcext:value-type="float">
            <text:p>368.27</text:p>
          </table:table-cell>
          <table:table-cell table:formula="of:=IF([$'realWorldCalibrationData-collectedUnscaled'.AE16];[$'realWorldCalibrationData-collectedUnscaled'.AE16]*[$'realWorldCalibrationData-collectedUnscaled'.$AV16];&quot;&quot;)" office:value-type="float" office:value="367.41" calcext:value-type="float">
            <text:p>367.41</text:p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370.93" calcext:value-type="float">
            <text:p>370.93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350.66" calcext:value-type="float">
            <text:p>350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350.94" calcext:value-type="float">
            <text:p>350.94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349.47" calcext:value-type="float">
            <text:p>349.47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353.96" calcext:value-type="float">
            <text:p>353.96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360.5" calcext:value-type="float">
            <text:p>360.5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368.19" calcext:value-type="float">
            <text:p>368.19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369.42" calcext:value-type="float">
            <text:p>369.42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374.11" calcext:value-type="float">
            <text:p>374.11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369.59" calcext:value-type="float">
            <text:p>369.59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369.8" calcext:value-type="float">
            <text:p>369.8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366.79" calcext:value-type="float">
            <text:p>366.79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370.99" calcext:value-type="float">
            <text:p>370.99</text:p>
          </table:table-cell>
          <table:table-cell table:formula="of:=IF([$'realWorldCalibrationData-collectedUnscaled'.AS16];[$'realWorldCalibrationData-collectedUnscaled'.AS16]*[$'realWorldCalibrationData-collectedUnscaled'.$AV16];&quot;&quot;)">
            <text:p/>
          </table:table-cell>
          <table:table-cell/>
          <table:table-cell table:formula="of:=IF(ISBLANK([$'realWorldCalibrationData-collectedUnscaled'.AW16]);&quot;&quot;;[$'realWorldCalibrationData-collectedUnscaled'.AW16])" office:value-type="string" office:string-value="GW" calcext:value-type="string">
            <text:p>GW</text:p>
          </table:table-cell>
          <table:table-cell table:formula="of:=IF(ISBLANK([$'realWorldCalibrationData-collectedUnscaled'.AX16]);&quot;&quot;;[$'realWorldCalibrationData-collectedUnscaled'.AX16])" office:value-type="string" office:string-value="world" calcext:value-type="string">
            <text:p>world</text:p>
          </table:table-cell>
          <table:table-cell table:formula="of:=IF(ISBLANK([$'realWorldCalibrationData-collectedUnscaled'.AY16]);&quot;&quot;;[$'realWorldCalibrationData-collectedUnscaled'.AY16])" office:value-type="string" office:string-value="https://pris.iaea.org/PRIS/WorldStatistics/WorldTrendNuclearPowerCapacity.aspx" calcext:value-type="string">
            <text:p>https://pris.iaea.org/PRIS/WorldStatistics/WorldTrendNuclearPowerCapacity.aspx</text:p>
          </table:table-cell>
          <table:table-cell table:formula="of:=IF(ISBLANK([$'realWorldCalibrationData-collectedUnscaled'.AZ16]);&quot;&quot;;[$'realWorldCalibrationData-collectedUnscaled'.AZ16])">
            <text:p/>
          </table:table-cell>
          <table:table-cell table:formula="of:=IF(ISBLANK([$'realWorldCalibrationData-collectedUnscaled'.BA16]);&quot;&quot;;[$'realWorldCalibrationData-collectedUnscaled'.BA16])">
            <text:p/>
          </table:table-cell>
        </table:table-row>
        <table:table-row table:style-name="ro1">
          <table:table-cell table:formula="of:=[$'realWorldCalibrationData-collectedUnscaled'.A17]" office:value-type="string" office:string-value="fossil energy.Primary Fossil Energy FUEL[1]" calcext:value-type="string">
            <text:p>fossil energy.Primary Fossil Energy FUEL[1]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 office:value-type="float" office:value="0.251474666379882" calcext:value-type="float">
            <text:p>0.251474666379882</text:p>
          </table:table-cell>
          <table:table-cell table:formula="of:=IF([$'realWorldCalibrationData-collectedUnscaled'.D17];[$'realWorldCalibrationData-collectedUnscaled'.D17]*[$'realWorldCalibrationData-collectedUnscaled'.$AV17];&quot;&quot;)" office:value-type="float" office:value="0.24962334118003" calcext:value-type="float">
            <text:p>0.24962334118003</text:p>
          </table:table-cell>
          <table:table-cell table:formula="of:=IF([$'realWorldCalibrationData-collectedUnscaled'.E17];[$'realWorldCalibrationData-collectedUnscaled'.E17]*[$'realWorldCalibrationData-collectedUnscaled'.$AV17];&quot;&quot;)" office:value-type="float" office:value="0.248355928780132" calcext:value-type="float">
            <text:p>0.248355928780132</text:p>
          </table:table-cell>
          <table:table-cell table:formula="of:=IF([$'realWorldCalibrationData-collectedUnscaled'.F17];[$'realWorldCalibrationData-collectedUnscaled'.F17]*[$'realWorldCalibrationData-collectedUnscaled'.$AV17];&quot;&quot;)" office:value-type="float" office:value="0.258647392779308" calcext:value-type="float">
            <text:p>0.258647392779308</text:p>
          </table:table-cell>
          <table:table-cell table:formula="of:=IF([$'realWorldCalibrationData-collectedUnscaled'.G17];[$'realWorldCalibrationData-collectedUnscaled'.G17]*[$'realWorldCalibrationData-collectedUnscaled'.$AV17];&quot;&quot;)" office:value-type="float" office:value="0.263349169178932" calcext:value-type="float">
            <text:p>0.263349169178932</text:p>
          </table:table-cell>
          <table:table-cell table:formula="of:=IF([$'realWorldCalibrationData-collectedUnscaled'.H17];[$'realWorldCalibrationData-collectedUnscaled'.H17]*[$'realWorldCalibrationData-collectedUnscaled'.$AV17];&quot;&quot;)" office:value-type="float" office:value="0.272723281178182" calcext:value-type="float">
            <text:p>0.272723281178182</text:p>
          </table:table-cell>
          <table:table-cell table:formula="of:=IF([$'realWorldCalibrationData-collectedUnscaled'.I17];[$'realWorldCalibrationData-collectedUnscaled'.I17]*[$'realWorldCalibrationData-collectedUnscaled'.$AV17];&quot;&quot;)" office:value-type="float" office:value="0.277732526377781" calcext:value-type="float">
            <text:p>0.277732526377781</text:p>
          </table:table-cell>
          <table:table-cell table:formula="of:=IF([$'realWorldCalibrationData-collectedUnscaled'.J17];[$'realWorldCalibrationData-collectedUnscaled'.J17]*[$'realWorldCalibrationData-collectedUnscaled'.$AV17];&quot;&quot;)" office:value-type="float" office:value="0.28800591477696" calcext:value-type="float">
            <text:p>0.28800591477696</text:p>
          </table:table-cell>
          <table:table-cell table:formula="of:=IF([$'realWorldCalibrationData-collectedUnscaled'.K17];[$'realWorldCalibrationData-collectedUnscaled'.K17]*[$'realWorldCalibrationData-collectedUnscaled'.$AV17];&quot;&quot;)" office:value-type="float" office:value="0.29350422357652" calcext:value-type="float">
            <text:p>0.29350422357652</text:p>
          </table:table-cell>
          <table:table-cell table:formula="of:=IF([$'realWorldCalibrationData-collectedUnscaled'.L17];[$'realWorldCalibrationData-collectedUnscaled'.L17]*[$'realWorldCalibrationData-collectedUnscaled'.$AV17];&quot;&quot;)" office:value-type="float" office:value="0.297968032776163" calcext:value-type="float">
            <text:p>0.297968032776163</text:p>
          </table:table-cell>
          <table:table-cell table:formula="of:=IF([$'realWorldCalibrationData-collectedUnscaled'.M17];[$'realWorldCalibrationData-collectedUnscaled'.M17]*[$'realWorldCalibrationData-collectedUnscaled'.$AV17];&quot;&quot;)" office:value-type="float" office:value="0.295978323576322" calcext:value-type="float">
            <text:p>0.295978323576322</text:p>
          </table:table-cell>
          <table:table-cell table:formula="of:=IF([$'realWorldCalibrationData-collectedUnscaled'.N17];[$'realWorldCalibrationData-collectedUnscaled'.N17]*[$'realWorldCalibrationData-collectedUnscaled'.$AV17];&quot;&quot;)" office:value-type="float" office:value="0.297895550376168" calcext:value-type="float">
            <text:p>0.297895550376168</text:p>
          </table:table-cell>
          <table:table-cell table:formula="of:=IF([$'realWorldCalibrationData-collectedUnscaled'.O17];[$'realWorldCalibrationData-collectedUnscaled'.O17]*[$'realWorldCalibrationData-collectedUnscaled'.$AV17];&quot;&quot;)" office:value-type="float" office:value="0.29575335237634" calcext:value-type="float">
            <text:p>0.29575335237634</text:p>
          </table:table-cell>
          <table:table-cell table:formula="of:=IF([$'realWorldCalibrationData-collectedUnscaled'.P17];[$'realWorldCalibrationData-collectedUnscaled'.P17]*[$'realWorldCalibrationData-collectedUnscaled'.$AV17];&quot;&quot;)" office:value-type="float" office:value="0.300720045575942" calcext:value-type="float">
            <text:p>0.300720045575942</text:p>
          </table:table-cell>
          <table:table-cell table:formula="of:=IF([$'realWorldCalibrationData-collectedUnscaled'.Q17];[$'realWorldCalibrationData-collectedUnscaled'.Q17]*[$'realWorldCalibrationData-collectedUnscaled'.$AV17];&quot;&quot;)" office:value-type="float" office:value="0.306596257175472" calcext:value-type="float">
            <text:p>0.306596257175472</text:p>
          </table:table-cell>
          <table:table-cell table:formula="of:=IF([$'realWorldCalibrationData-collectedUnscaled'.R17];[$'realWorldCalibrationData-collectedUnscaled'.R17]*[$'realWorldCalibrationData-collectedUnscaled'.$AV17];&quot;&quot;)" office:value-type="float" office:value="0.315188661574785" calcext:value-type="float">
            <text:p>0.315188661574785</text:p>
          </table:table-cell>
          <table:table-cell table:formula="of:=IF([$'realWorldCalibrationData-collectedUnscaled'.S17];[$'realWorldCalibrationData-collectedUnscaled'.S17]*[$'realWorldCalibrationData-collectedUnscaled'.$AV17];&quot;&quot;)" office:value-type="float" office:value="0.319666157974427" calcext:value-type="float">
            <text:p>0.319666157974427</text:p>
          </table:table-cell>
          <table:table-cell table:formula="of:=IF([$'realWorldCalibrationData-collectedUnscaled'.T17];[$'realWorldCalibrationData-collectedUnscaled'.T17]*[$'realWorldCalibrationData-collectedUnscaled'.$AV17];&quot;&quot;)" office:value-type="float" office:value="0.323652585574108" calcext:value-type="float">
            <text:p>0.323652585574108</text:p>
          </table:table-cell>
          <table:table-cell table:formula="of:=IF([$'realWorldCalibrationData-collectedUnscaled'.U17];[$'realWorldCalibrationData-collectedUnscaled'.U17]*[$'realWorldCalibrationData-collectedUnscaled'.$AV17];&quot;&quot;)" office:value-type="float" office:value="0.322641572374189" calcext:value-type="float">
            <text:p>0.322641572374189</text:p>
          </table:table-cell>
          <table:table-cell table:formula="of:=IF([$'realWorldCalibrationData-collectedUnscaled'.V17];[$'realWorldCalibrationData-collectedUnscaled'.V17]*[$'realWorldCalibrationData-collectedUnscaled'.$AV17];&quot;&quot;)" office:value-type="float" office:value="0.333551901573316" calcext:value-type="float">
            <text:p>0.333551901573316</text:p>
          </table:table-cell>
          <table:table-cell table:formula="of:=IF([$'realWorldCalibrationData-collectedUnscaled'.W17];[$'realWorldCalibrationData-collectedUnscaled'.W17]*[$'realWorldCalibrationData-collectedUnscaled'.$AV17];&quot;&quot;)" office:value-type="float" office:value="0.339675782372826" calcext:value-type="float">
            <text:p>0.339675782372826</text:p>
          </table:table-cell>
          <table:table-cell table:formula="of:=IF([$'realWorldCalibrationData-collectedUnscaled'.X17];[$'realWorldCalibrationData-collectedUnscaled'.X17]*[$'realWorldCalibrationData-collectedUnscaled'.$AV17];&quot;&quot;)" office:value-type="float" office:value="0.341136442772709" calcext:value-type="float">
            <text:p>0.341136442772709</text:p>
          </table:table-cell>
          <table:table-cell table:formula="of:=IF([$'realWorldCalibrationData-collectedUnscaled'.Y17];[$'realWorldCalibrationData-collectedUnscaled'.Y17]*[$'realWorldCalibrationData-collectedUnscaled'.$AV17];&quot;&quot;)" office:value-type="float" office:value="0.358450318771324" calcext:value-type="float">
            <text:p>0.358450318771324</text:p>
          </table:table-cell>
          <table:table-cell table:formula="of:=IF([$'realWorldCalibrationData-collectedUnscaled'.Z17];[$'realWorldCalibrationData-collectedUnscaled'.Z17]*[$'realWorldCalibrationData-collectedUnscaled'.$AV17];&quot;&quot;)" office:value-type="float" office:value="0.378868193969691" calcext:value-type="float">
            <text:p>0.378868193969691</text:p>
          </table:table-cell>
          <table:table-cell table:formula="of:=IF([$'realWorldCalibrationData-collectedUnscaled'.AA17];[$'realWorldCalibrationData-collectedUnscaled'.AA17]*[$'realWorldCalibrationData-collectedUnscaled'.$AV17];&quot;&quot;)" office:value-type="float" office:value="0.390057159568795" calcext:value-type="float">
            <text:p>0.390057159568795</text:p>
          </table:table-cell>
          <table:table-cell table:formula="of:=IF([$'realWorldCalibrationData-collectedUnscaled'.AB17];[$'realWorldCalibrationData-collectedUnscaled'.AB17]*[$'realWorldCalibrationData-collectedUnscaled'.$AV17];&quot;&quot;)" office:value-type="float" office:value="0.401276336367898" calcext:value-type="float">
            <text:p>0.401276336367898</text:p>
          </table:table-cell>
          <table:table-cell table:formula="of:=IF([$'realWorldCalibrationData-collectedUnscaled'.AC17];[$'realWorldCalibrationData-collectedUnscaled'.AC17]*[$'realWorldCalibrationData-collectedUnscaled'.$AV17];&quot;&quot;)" office:value-type="float" office:value="0.409522082367238" calcext:value-type="float">
            <text:p>0.409522082367238</text:p>
          </table:table-cell>
          <table:table-cell table:formula="of:=IF([$'realWorldCalibrationData-collectedUnscaled'.AD17];[$'realWorldCalibrationData-collectedUnscaled'.AD17]*[$'realWorldCalibrationData-collectedUnscaled'.$AV17];&quot;&quot;)" office:value-type="float" office:value="0.419684435966425" calcext:value-type="float">
            <text:p>0.419684435966425</text:p>
          </table:table-cell>
          <table:table-cell table:formula="of:=IF([$'realWorldCalibrationData-collectedUnscaled'.AE17];[$'realWorldCalibrationData-collectedUnscaled'.AE17]*[$'realWorldCalibrationData-collectedUnscaled'.$AV17];&quot;&quot;)" office:value-type="float" office:value="0.411916010367047" calcext:value-type="float">
            <text:p>0.411916010367047</text:p>
          </table:table-cell>
          <table:table-cell table:formula="of:=IF([$'realWorldCalibrationData-collectedUnscaled'.AF17];[$'realWorldCalibrationData-collectedUnscaled'.AF17]*[$'realWorldCalibrationData-collectedUnscaled'.$AV17];&quot;&quot;)" office:value-type="float" office:value="0.430350076765572" calcext:value-type="float">
            <text:p>0.430350076765572</text:p>
          </table:table-cell>
          <table:table-cell table:formula="of:=IF([$'realWorldCalibrationData-collectedUnscaled'.AG17];[$'realWorldCalibrationData-collectedUnscaled'.AG17]*[$'realWorldCalibrationData-collectedUnscaled'.$AV17];&quot;&quot;)" office:value-type="float" office:value="0.446170363164306" calcext:value-type="float">
            <text:p>0.446170363164306</text:p>
          </table:table-cell>
          <table:table-cell table:formula="of:=IF([$'realWorldCalibrationData-collectedUnscaled'.AH17];[$'realWorldCalibrationData-collectedUnscaled'.AH17]*[$'realWorldCalibrationData-collectedUnscaled'.$AV17];&quot;&quot;)" office:value-type="float" office:value="0.455012945963599" calcext:value-type="float">
            <text:p>0.455012945963599</text:p>
          </table:table-cell>
          <table:table-cell table:formula="of:=IF([$'realWorldCalibrationData-collectedUnscaled'.AI17];[$'realWorldCalibrationData-collectedUnscaled'.AI17]*[$'realWorldCalibrationData-collectedUnscaled'.$AV17];&quot;&quot;)" office:value-type="float" office:value="0.459284043563257" calcext:value-type="float">
            <text:p>0.459284043563257</text:p>
          </table:table-cell>
          <table:table-cell table:formula="of:=IF([$'realWorldCalibrationData-collectedUnscaled'.AJ17];[$'realWorldCalibrationData-collectedUnscaled'.AJ17]*[$'realWorldCalibrationData-collectedUnscaled'.$AV17];&quot;&quot;)" office:value-type="float" office:value="0.465449327962764" calcext:value-type="float">
            <text:p>0.465449327962764</text:p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0.469400752762448" calcext:value-type="float">
            <text:p>0.469400752762448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0.462440584763005" calcext:value-type="float">
            <text:p>0.462440584763005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0.470789308762337" calcext:value-type="float">
            <text:p>0.470789308762337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0.48899800796088" calcext:value-type="float">
            <text:p>0.48899800796088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0.494348241560452" calcext:value-type="float">
            <text:p>0.494348241560452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0.470021054362398" calcext:value-type="float">
            <text:p>0.470021054362398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0.485509568361159" calcext:value-type="float">
            <text:p>0.485509568361159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0.504661427959627" calcext:value-type="float">
            <text:p>0.504661427959627</text:p>
          </table:table-cell>
          <table:table-cell table:formula="of:=IF([$'realWorldCalibrationData-collectedUnscaled'.AS17];[$'realWorldCalibrationData-collectedUnscaled'.AS17]*[$'realWorldCalibrationData-collectedUnscaled'.$AV17];&quot;&quot;)">
            <text:p/>
          </table:table-cell>
          <table:table-cell/>
          <table:table-cell table:formula="of:=IF(ISBLANK([$'realWorldCalibrationData-collectedUnscaled'.AW17]);&quot;&quot;;[$'realWorldCalibrationData-collectedUnscaled'.AW17])" office:value-type="string" office:string-value="zJ" calcext:value-type="string">
            <text:p>zJ</text:p>
          </table:table-cell>
          <table:table-cell table:formula="of:=IF(ISBLANK([$'realWorldCalibrationData-collectedUnscaled'.AX17]);&quot;&quot;;[$'realWorldCalibrationData-collectedUnscaled'.AX17])" office:value-type="string" office:string-value="world; summed over coal, oil, and gas" calcext:value-type="string">
            <text:p>world; summed over coal, oil, and gas</text:p>
          </table:table-cell>
          <table:table-cell table:formula="of:=IF(ISBLANK([$'realWorldCalibrationData-collectedUnscaled'.AY17]);&quot;&quot;;[$'realWorldCalibrationData-collectedUnscaled'.AY17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7]);&quot;&quot;;[$'realWorldCalibrationData-collectedUnscaled'.AZ17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7]);&quot;&quot;;[$'realWorldCalibrationData-collectedUnscaled'.BA17])">
            <text:p/>
          </table:table-cell>
        </table:table-row>
        <table:table-row table:style-name="ro1">
          <table:table-cell table:formula="of:=[$'realWorldCalibrationData-collectedUnscaled'.A18]" office:value-type="string" office:string-value="fossil energy coal.Primary Fossil Energy FUEL[1]" calcext:value-type="string">
            <text:p>fossil energy coal.Primary Fossil Energy FUEL[1]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 office:value-type="float" office:value="0.0772029503938238" calcext:value-type="float">
            <text:p>0.0772029503938238</text:p>
          </table:table-cell>
          <table:table-cell table:formula="of:=IF([$'realWorldCalibrationData-collectedUnscaled'.D18];[$'realWorldCalibrationData-collectedUnscaled'.D18]*[$'realWorldCalibrationData-collectedUnscaled'.$AV18];&quot;&quot;)" office:value-type="float" office:value="0.0799360199936051" calcext:value-type="float">
            <text:p>0.0799360199936051</text:p>
          </table:table-cell>
          <table:table-cell table:formula="of:=IF([$'realWorldCalibrationData-collectedUnscaled'.E18];[$'realWorldCalibrationData-collectedUnscaled'.E18]*[$'realWorldCalibrationData-collectedUnscaled'.$AV18];&quot;&quot;)" office:value-type="float" office:value="0.0796939559936245" calcext:value-type="float">
            <text:p>0.0796939559936245</text:p>
          </table:table-cell>
          <table:table-cell table:formula="of:=IF([$'realWorldCalibrationData-collectedUnscaled'.F18];[$'realWorldCalibrationData-collectedUnscaled'.F18]*[$'realWorldCalibrationData-collectedUnscaled'.$AV18];&quot;&quot;)" office:value-type="float" office:value="0.0831803975933456" calcext:value-type="float">
            <text:p>0.0831803975933456</text:p>
          </table:table-cell>
          <table:table-cell table:formula="of:=IF([$'realWorldCalibrationData-collectedUnscaled'.G18];[$'realWorldCalibrationData-collectedUnscaled'.G18]*[$'realWorldCalibrationData-collectedUnscaled'.$AV18];&quot;&quot;)" office:value-type="float" office:value="0.0873954287930084" calcext:value-type="float">
            <text:p>0.0873954287930084</text:p>
          </table:table-cell>
          <table:table-cell table:formula="of:=IF([$'realWorldCalibrationData-collectedUnscaled'.H18];[$'realWorldCalibrationData-collectedUnscaled'.H18]*[$'realWorldCalibrationData-collectedUnscaled'.$AV18];&quot;&quot;)" office:value-type="float" office:value="0.0894682619928425" calcext:value-type="float">
            <text:p>0.0894682619928425</text:p>
          </table:table-cell>
          <table:table-cell table:formula="of:=IF([$'realWorldCalibrationData-collectedUnscaled'.I18];[$'realWorldCalibrationData-collectedUnscaled'.I18]*[$'realWorldCalibrationData-collectedUnscaled'.$AV18];&quot;&quot;)" office:value-type="float" office:value="0.0911565575927075" calcext:value-type="float">
            <text:p>0.0911565575927075</text:p>
          </table:table-cell>
          <table:table-cell table:formula="of:=IF([$'realWorldCalibrationData-collectedUnscaled'.J18];[$'realWorldCalibrationData-collectedUnscaled'.J18]*[$'realWorldCalibrationData-collectedUnscaled'.$AV18];&quot;&quot;)" office:value-type="float" office:value="0.0933706979925304" calcext:value-type="float">
            <text:p>0.0933706979925304</text:p>
          </table:table-cell>
          <table:table-cell table:formula="of:=IF([$'realWorldCalibrationData-collectedUnscaled'.K18];[$'realWorldCalibrationData-collectedUnscaled'.K18]*[$'realWorldCalibrationData-collectedUnscaled'.$AV18];&quot;&quot;)" office:value-type="float" office:value="0.0950200739923984" calcext:value-type="float">
            <text:p>0.0950200739923984</text:p>
          </table:table-cell>
          <table:table-cell table:formula="of:=IF([$'realWorldCalibrationData-collectedUnscaled'.L18];[$'realWorldCalibrationData-collectedUnscaled'.L18]*[$'realWorldCalibrationData-collectedUnscaled'.$AV18];&quot;&quot;)" office:value-type="float" office:value="0.0948418379924127" calcext:value-type="float">
            <text:p>0.0948418379924127</text:p>
          </table:table-cell>
          <table:table-cell table:formula="of:=IF([$'realWorldCalibrationData-collectedUnscaled'.M18];[$'realWorldCalibrationData-collectedUnscaled'.M18]*[$'realWorldCalibrationData-collectedUnscaled'.$AV18];&quot;&quot;)" office:value-type="float" office:value="0.0922637375926189" calcext:value-type="float">
            <text:p>0.0922637375926189</text:p>
          </table:table-cell>
          <table:table-cell table:formula="of:=IF([$'realWorldCalibrationData-collectedUnscaled'.N18];[$'realWorldCalibrationData-collectedUnscaled'.N18]*[$'realWorldCalibrationData-collectedUnscaled'.$AV18];&quot;&quot;)" office:value-type="float" office:value="0.0920608019926351" calcext:value-type="float">
            <text:p>0.0920608019926351</text:p>
          </table:table-cell>
          <table:table-cell table:formula="of:=IF([$'realWorldCalibrationData-collectedUnscaled'.O18];[$'realWorldCalibrationData-collectedUnscaled'.O18]*[$'realWorldCalibrationData-collectedUnscaled'.$AV18];&quot;&quot;)" office:value-type="float" office:value="0.089288143192857" calcext:value-type="float">
            <text:p>0.089288143192857</text:p>
          </table:table-cell>
          <table:table-cell table:formula="of:=IF([$'realWorldCalibrationData-collectedUnscaled'.P18];[$'realWorldCalibrationData-collectedUnscaled'.P18]*[$'realWorldCalibrationData-collectedUnscaled'.$AV18];&quot;&quot;)" office:value-type="float" office:value="0.091337842792693" calcext:value-type="float">
            <text:p>0.091337842792693</text:p>
          </table:table-cell>
          <table:table-cell table:formula="of:=IF([$'realWorldCalibrationData-collectedUnscaled'.Q18];[$'realWorldCalibrationData-collectedUnscaled'.Q18]*[$'realWorldCalibrationData-collectedUnscaled'.$AV18];&quot;&quot;)" office:value-type="float" office:value="0.0941278139924698" calcext:value-type="float">
            <text:p>0.0941278139924698</text:p>
          </table:table-cell>
          <table:table-cell table:formula="of:=IF([$'realWorldCalibrationData-collectedUnscaled'.R18];[$'realWorldCalibrationData-collectedUnscaled'.R18]*[$'realWorldCalibrationData-collectedUnscaled'.$AV18];&quot;&quot;)" office:value-type="float" office:value="0.0954043235923677" calcext:value-type="float">
            <text:p>0.0954043235923677</text:p>
          </table:table-cell>
          <table:table-cell table:formula="of:=IF([$'realWorldCalibrationData-collectedUnscaled'.S18];[$'realWorldCalibrationData-collectedUnscaled'.S18]*[$'realWorldCalibrationData-collectedUnscaled'.$AV18];&quot;&quot;)" office:value-type="float" office:value="0.0968039351922557" calcext:value-type="float">
            <text:p>0.0968039351922557</text:p>
          </table:table-cell>
          <table:table-cell table:formula="of:=IF([$'realWorldCalibrationData-collectedUnscaled'.T18];[$'realWorldCalibrationData-collectedUnscaled'.T18]*[$'realWorldCalibrationData-collectedUnscaled'.$AV18];&quot;&quot;)" office:value-type="float" office:value="0.095063237992395" calcext:value-type="float">
            <text:p>0.095063237992395</text:p>
          </table:table-cell>
          <table:table-cell table:formula="of:=IF([$'realWorldCalibrationData-collectedUnscaled'.U18];[$'realWorldCalibrationData-collectedUnscaled'.U18]*[$'realWorldCalibrationData-collectedUnscaled'.$AV18];&quot;&quot;)" office:value-type="float" office:value="0.0950947883923924" calcext:value-type="float">
            <text:p>0.0950947883923924</text:p>
          </table:table-cell>
          <table:table-cell table:formula="of:=IF([$'realWorldCalibrationData-collectedUnscaled'.V18];[$'realWorldCalibrationData-collectedUnscaled'.V18]*[$'realWorldCalibrationData-collectedUnscaled'.$AV18];&quot;&quot;)" office:value-type="float" office:value="0.0964870919922811" calcext:value-type="float">
            <text:p>0.0964870919922811</text:p>
          </table:table-cell>
          <table:table-cell table:formula="of:=IF([$'realWorldCalibrationData-collectedUnscaled'.W18];[$'realWorldCalibrationData-collectedUnscaled'.W18]*[$'realWorldCalibrationData-collectedUnscaled'.$AV18];&quot;&quot;)" office:value-type="float" office:value="0.100577843991954" calcext:value-type="float">
            <text:p>0.100577843991954</text:p>
          </table:table-cell>
          <table:table-cell table:formula="of:=IF([$'realWorldCalibrationData-collectedUnscaled'.X18];[$'realWorldCalibrationData-collectedUnscaled'.X18]*[$'realWorldCalibrationData-collectedUnscaled'.$AV18];&quot;&quot;)" office:value-type="float" office:value="0.101792321991857" calcext:value-type="float">
            <text:p>0.101792321991857</text:p>
          </table:table-cell>
          <table:table-cell table:formula="of:=IF([$'realWorldCalibrationData-collectedUnscaled'.Y18];[$'realWorldCalibrationData-collectedUnscaled'.Y18]*[$'realWorldCalibrationData-collectedUnscaled'.$AV18];&quot;&quot;)" office:value-type="float" office:value="0.109257551991259" calcext:value-type="float">
            <text:p>0.109257551991259</text:p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0.118703807990504" calcext:value-type="float">
            <text:p>0.118703807990504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0.126174542389906" calcext:value-type="float">
            <text:p>0.126174542389906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0.132540962389397" calcext:value-type="float">
            <text:p>0.132540962389397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0.138386854788929" calcext:value-type="float">
            <text:p>0.138386854788929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0.142935731988565" calcext:value-type="float">
            <text:p>0.142935731988565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0.142726654788582" calcext:value-type="float">
            <text:p>0.142726654788582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0.150388559987969" calcext:value-type="float">
            <text:p>0.150388559987969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0.161057923187115" calcext:value-type="float">
            <text:p>0.161057923187115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0.16275379318698" calcext:value-type="float">
            <text:p>0.16275379318698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0.165367925986771" calcext:value-type="float">
            <text:p>0.165367925986771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0.164961662386803" calcext:value-type="float">
            <text:p>0.164961662386803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0.16037495278717" calcext:value-type="float">
            <text:p>0.16037495278717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0.151584145187873" calcext:value-type="float">
            <text:p>0.151584145187873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0.155014127987599" calcext:value-type="float">
            <text:p>0.155014127987599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0.162301967987016" calcext:value-type="float">
            <text:p>0.162301967987016</text:p>
          </table:table-cell>
          <table:table-cell table:formula="of:=IF([$'realWorldCalibrationData-collectedUnscaled'.AO18];[$'realWorldCalibrationData-collectedUnscaled'.AO18]*[$'realWorldCalibrationData-collectedUnscaled'.$AV18];&quot;&quot;)" office:value-type="float" office:value="0.163950875986884" calcext:value-type="float">
            <text:p>0.163950875986884</text:p>
          </table:table-cell>
          <table:table-cell table:formula="of:=IF([$'realWorldCalibrationData-collectedUnscaled'.AP18];[$'realWorldCalibrationData-collectedUnscaled'.AP18]*[$'realWorldCalibrationData-collectedUnscaled'.$AV18];&quot;&quot;)" office:value-type="float" office:value="0.156220415987502" calcext:value-type="float">
            <text:p>0.156220415987502</text:p>
          </table:table-cell>
          <table:table-cell table:formula="of:=IF([$'realWorldCalibrationData-collectedUnscaled'.AQ18];[$'realWorldCalibrationData-collectedUnscaled'.AQ18]*[$'realWorldCalibrationData-collectedUnscaled'.$AV18];&quot;&quot;)" office:value-type="float" office:value="0.162495057587" calcext:value-type="float">
            <text:p>0.162495057587</text:p>
          </table:table-cell>
          <table:table-cell table:formula="of:=IF([$'realWorldCalibrationData-collectedUnscaled'.AR18];[$'realWorldCalibrationData-collectedUnscaled'.AR18]*[$'realWorldCalibrationData-collectedUnscaled'.$AV18];&quot;&quot;)" office:value-type="float" office:value="0.174563999986035" calcext:value-type="float">
            <text:p>0.174563999986035</text:p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  <table:table-cell/>
          <table:table-cell table:formula="of:=IF(ISBLANK([$'realWorldCalibrationData-collectedUnscaled'.AW18]);&quot;&quot;;[$'realWorldCalibrationData-collectedUnscaled'.AW18])" office:value-type="string" office:string-value="zJ" calcext:value-type="string">
            <text:p>zJ</text:p>
          </table:table-cell>
          <table:table-cell table:formula="of:=IF(ISBLANK([$'realWorldCalibrationData-collectedUnscaled'.AX18]);&quot;&quot;;[$'realWorldCalibrationData-collectedUnscaled'.AX18])" office:value-type="string" office:string-value="world" calcext:value-type="string">
            <text:p>world</text:p>
          </table:table-cell>
          <table:table-cell table:formula="of:=IF(ISBLANK([$'realWorldCalibrationData-collectedUnscaled'.AY18]);&quot;&quot;;[$'realWorldCalibrationData-collectedUnscaled'.AY18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8]);&quot;&quot;;[$'realWorldCalibrationData-collectedUnscaled'.AZ18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8]);&quot;&quot;;[$'realWorldCalibrationData-collectedUnscaled'.BA18]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fossil energy oil.Primary Fossil Energy FUEL[1]" calcext:value-type="string">
            <text:p>fossil energy oil.Primary Fossil Energy FUEL[1]</text:p>
          </table:table-cell>
          <table:table-cell table:formula="of:=IF([$'realWorldCalibrationData-collectedUnscaled'.B19];[$'realWorldCalibrationData-collectedUnscaled'.B19]*[$'realWorldCalibrationData-collectedUnscaled'.$AV19];&quot;&quot;)" office:value-type="float" office:value="0.129418509589647" calcext:value-type="float">
            <text:p>0.129418509589647</text:p>
          </table:table-cell>
          <table:table-cell table:formula="of:=IF([$'realWorldCalibrationData-collectedUnscaled'.C19];[$'realWorldCalibrationData-collectedUnscaled'.C19]*[$'realWorldCalibrationData-collectedUnscaled'.$AV19];&quot;&quot;)" office:value-type="float" office:value="0.121960187990243" calcext:value-type="float">
            <text:p>0.121960187990243</text:p>
          </table:table-cell>
          <table:table-cell table:formula="of:=IF([$'realWorldCalibrationData-collectedUnscaled'.D19];[$'realWorldCalibrationData-collectedUnscaled'.D19]*[$'realWorldCalibrationData-collectedUnscaled'.$AV19];&quot;&quot;)" office:value-type="float" office:value="0.117136364390629" calcext:value-type="float">
            <text:p>0.117136364390629</text:p>
          </table:table-cell>
          <table:table-cell table:formula="of:=IF([$'realWorldCalibrationData-collectedUnscaled'.E19];[$'realWorldCalibrationData-collectedUnscaled'.E19]*[$'realWorldCalibrationData-collectedUnscaled'.$AV19];&quot;&quot;)" office:value-type="float" office:value="0.115640956790749" calcext:value-type="float">
            <text:p>0.115640956790749</text:p>
          </table:table-cell>
          <table:table-cell table:formula="of:=IF([$'realWorldCalibrationData-collectedUnscaled'.F19];[$'realWorldCalibrationData-collectedUnscaled'.F19]*[$'realWorldCalibrationData-collectedUnscaled'.$AV19];&quot;&quot;)" office:value-type="float" office:value="0.117907966790567" calcext:value-type="float">
            <text:p>0.117907966790567</text:p>
          </table:table-cell>
          <table:table-cell table:formula="of:=IF([$'realWorldCalibrationData-collectedUnscaled'.G19];[$'realWorldCalibrationData-collectedUnscaled'.G19]*[$'realWorldCalibrationData-collectedUnscaled'.$AV19];&quot;&quot;)" office:value-type="float" office:value="0.11687650199065" calcext:value-type="float">
            <text:p>0.11687650199065</text:p>
          </table:table-cell>
          <table:table-cell table:formula="of:=IF([$'realWorldCalibrationData-collectedUnscaled'.H19];[$'realWorldCalibrationData-collectedUnscaled'.H19]*[$'realWorldCalibrationData-collectedUnscaled'.$AV19];&quot;&quot;)" office:value-type="float" office:value="0.122649793190188" calcext:value-type="float">
            <text:p>0.122649793190188</text:p>
          </table:table-cell>
          <table:table-cell table:formula="of:=IF([$'realWorldCalibrationData-collectedUnscaled'.I19];[$'realWorldCalibrationData-collectedUnscaled'.I19]*[$'realWorldCalibrationData-collectedUnscaled'.$AV19];&quot;&quot;)" office:value-type="float" office:value="0.122933087990165" calcext:value-type="float">
            <text:p>0.122933087990165</text:p>
          </table:table-cell>
          <table:table-cell table:formula="of:=IF([$'realWorldCalibrationData-collectedUnscaled'.J19];[$'realWorldCalibrationData-collectedUnscaled'.J19]*[$'realWorldCalibrationData-collectedUnscaled'.$AV19];&quot;&quot;)" office:value-type="float" office:value="0.128187251989745" calcext:value-type="float">
            <text:p>0.128187251989745</text:p>
          </table:table-cell>
          <table:table-cell table:formula="of:=IF([$'realWorldCalibrationData-collectedUnscaled'.K19];[$'realWorldCalibrationData-collectedUnscaled'.K19]*[$'realWorldCalibrationData-collectedUnscaled'.$AV19];&quot;&quot;)" office:value-type="float" office:value="0.129734971189621" calcext:value-type="float">
            <text:p>0.129734971189621</text:p>
          </table:table-cell>
          <table:table-cell table:formula="of:=IF([$'realWorldCalibrationData-collectedUnscaled'.L19];[$'realWorldCalibrationData-collectedUnscaled'.L19]*[$'realWorldCalibrationData-collectedUnscaled'.$AV19];&quot;&quot;)" office:value-type="float" office:value="0.132216397189423" calcext:value-type="float">
            <text:p>0.132216397189423</text:p>
          </table:table-cell>
          <table:table-cell table:formula="of:=IF([$'realWorldCalibrationData-collectedUnscaled'.M19];[$'realWorldCalibrationData-collectedUnscaled'.M19]*[$'realWorldCalibrationData-collectedUnscaled'.$AV19];&quot;&quot;)" office:value-type="float" office:value="0.131859701989451" calcext:value-type="float">
            <text:p>0.131859701989451</text:p>
          </table:table-cell>
          <table:table-cell table:formula="of:=IF([$'realWorldCalibrationData-collectedUnscaled'.N19];[$'realWorldCalibrationData-collectedUnscaled'.N19]*[$'realWorldCalibrationData-collectedUnscaled'.$AV19];&quot;&quot;)" office:value-type="float" office:value="0.133768717189299" calcext:value-type="float">
            <text:p>0.133768717189299</text:p>
          </table:table-cell>
          <table:table-cell table:formula="of:=IF([$'realWorldCalibrationData-collectedUnscaled'.O19];[$'realWorldCalibrationData-collectedUnscaled'.O19]*[$'realWorldCalibrationData-collectedUnscaled'.$AV19];&quot;&quot;)" office:value-type="float" office:value="0.133578539989314" calcext:value-type="float">
            <text:p>0.133578539989314</text:p>
          </table:table-cell>
          <table:table-cell table:formula="of:=IF([$'realWorldCalibrationData-collectedUnscaled'.P19];[$'realWorldCalibrationData-collectedUnscaled'.P19]*[$'realWorldCalibrationData-collectedUnscaled'.$AV19];&quot;&quot;)" office:value-type="float" office:value="0.135429130789166" calcext:value-type="float">
            <text:p>0.135429130789166</text:p>
          </table:table-cell>
          <table:table-cell table:formula="of:=IF([$'realWorldCalibrationData-collectedUnscaled'.Q19];[$'realWorldCalibrationData-collectedUnscaled'.Q19]*[$'realWorldCalibrationData-collectedUnscaled'.$AV19];&quot;&quot;)" office:value-type="float" office:value="0.137287835989017" calcext:value-type="float">
            <text:p>0.137287835989017</text:p>
          </table:table-cell>
          <table:table-cell table:formula="of:=IF([$'realWorldCalibrationData-collectedUnscaled'.R19];[$'realWorldCalibrationData-collectedUnscaled'.R19]*[$'realWorldCalibrationData-collectedUnscaled'.$AV19];&quot;&quot;)" office:value-type="float" office:value="0.140944463988724" calcext:value-type="float">
            <text:p>0.140944463988724</text:p>
          </table:table-cell>
          <table:table-cell table:formula="of:=IF([$'realWorldCalibrationData-collectedUnscaled'.S19];[$'realWorldCalibrationData-collectedUnscaled'.S19]*[$'realWorldCalibrationData-collectedUnscaled'.$AV19];&quot;&quot;)" office:value-type="float" office:value="0.144083519988473" calcext:value-type="float">
            <text:p>0.144083519988473</text:p>
          </table:table-cell>
          <table:table-cell table:formula="of:=IF([$'realWorldCalibrationData-collectedUnscaled'.T19];[$'realWorldCalibrationData-collectedUnscaled'.T19]*[$'realWorldCalibrationData-collectedUnscaled'.$AV19];&quot;&quot;)" office:value-type="float" office:value="0.147724945188182" calcext:value-type="float">
            <text:p>0.147724945188182</text:p>
          </table:table-cell>
          <table:table-cell table:formula="of:=IF([$'realWorldCalibrationData-collectedUnscaled'.U19];[$'realWorldCalibrationData-collectedUnscaled'.U19]*[$'realWorldCalibrationData-collectedUnscaled'.$AV19];&quot;&quot;)" office:value-type="float" office:value="0.14437687678845" calcext:value-type="float">
            <text:p>0.14437687678845</text:p>
          </table:table-cell>
          <table:table-cell table:formula="of:=IF([$'realWorldCalibrationData-collectedUnscaled'.V19];[$'realWorldCalibrationData-collectedUnscaled'.V19]*[$'realWorldCalibrationData-collectedUnscaled'.$AV19];&quot;&quot;)" office:value-type="float" office:value="0.150639004787949" calcext:value-type="float">
            <text:p>0.150639004787949</text:p>
          </table:table-cell>
          <table:table-cell table:formula="of:=IF([$'realWorldCalibrationData-collectedUnscaled'.W19];[$'realWorldCalibrationData-collectedUnscaled'.W19]*[$'realWorldCalibrationData-collectedUnscaled'.$AV19];&quot;&quot;)" office:value-type="float" office:value="0.15063089038795" calcext:value-type="float">
            <text:p>0.15063089038795</text:p>
          </table:table-cell>
          <table:table-cell table:formula="of:=IF([$'realWorldCalibrationData-collectedUnscaled'.X19];[$'realWorldCalibrationData-collectedUnscaled'.X19]*[$'realWorldCalibrationData-collectedUnscaled'.$AV19];&quot;&quot;)" office:value-type="float" office:value="0.148813703988095" calcext:value-type="float">
            <text:p>0.148813703988095</text:p>
          </table:table-cell>
          <table:table-cell table:formula="of:=IF([$'realWorldCalibrationData-collectedUnscaled'.Y19];[$'realWorldCalibrationData-collectedUnscaled'.Y19]*[$'realWorldCalibrationData-collectedUnscaled'.$AV19];&quot;&quot;)" office:value-type="float" office:value="0.155424023987566" calcext:value-type="float">
            <text:p>0.155424023987566</text:p>
          </table:table-cell>
          <table:table-cell table:formula="of:=IF([$'realWorldCalibrationData-collectedUnscaled'.Z19];[$'realWorldCalibrationData-collectedUnscaled'.Z19]*[$'realWorldCalibrationData-collectedUnscaled'.$AV19];&quot;&quot;)" office:value-type="float" office:value="0.163207461586943" calcext:value-type="float">
            <text:p>0.163207461586943</text:p>
          </table:table-cell>
          <table:table-cell table:formula="of:=IF([$'realWorldCalibrationData-collectedUnscaled'.AA19];[$'realWorldCalibrationData-collectedUnscaled'.AA19]*[$'realWorldCalibrationData-collectedUnscaled'.$AV19];&quot;&quot;)" office:value-type="float" office:value="0.164602954786832" calcext:value-type="float">
            <text:p>0.164602954786832</text:p>
          </table:table-cell>
          <table:table-cell table:formula="of:=IF([$'realWorldCalibrationData-collectedUnscaled'.AB19];[$'realWorldCalibrationData-collectedUnscaled'.AB19]*[$'realWorldCalibrationData-collectedUnscaled'.$AV19];&quot;&quot;)" office:value-type="float" office:value="0.166069997986714" calcext:value-type="float">
            <text:p>0.166069997986714</text:p>
          </table:table-cell>
          <table:table-cell table:formula="of:=IF([$'realWorldCalibrationData-collectedUnscaled'.AC19];[$'realWorldCalibrationData-collectedUnscaled'.AC19]*[$'realWorldCalibrationData-collectedUnscaled'.$AV19];&quot;&quot;)" office:value-type="float" office:value="0.165732101986741" calcext:value-type="float">
            <text:p>0.165732101986741</text:p>
          </table:table-cell>
          <table:table-cell table:formula="of:=IF([$'realWorldCalibrationData-collectedUnscaled'.AD19];[$'realWorldCalibrationData-collectedUnscaled'.AD19]*[$'realWorldCalibrationData-collectedUnscaled'.$AV19];&quot;&quot;)" office:value-type="float" office:value="0.167487587986601" calcext:value-type="float">
            <text:p>0.167487587986601</text:p>
          </table:table-cell>
          <table:table-cell table:formula="of:=IF([$'realWorldCalibrationData-collectedUnscaled'.AE19];[$'realWorldCalibrationData-collectedUnscaled'.AE19]*[$'realWorldCalibrationData-collectedUnscaled'.$AV19];&quot;&quot;)" office:value-type="float" office:value="0.163316879986935" calcext:value-type="float">
            <text:p>0.163316879986935</text:p>
          </table:table-cell>
          <table:table-cell table:formula="of:=IF([$'realWorldCalibrationData-collectedUnscaled'.AF19];[$'realWorldCalibrationData-collectedUnscaled'.AF19]*[$'realWorldCalibrationData-collectedUnscaled'.$AV19];&quot;&quot;)" office:value-type="float" office:value="0.166553971186676" calcext:value-type="float">
            <text:p>0.166553971186676</text:p>
          </table:table-cell>
          <table:table-cell table:formula="of:=IF([$'realWorldCalibrationData-collectedUnscaled'.AG19];[$'realWorldCalibrationData-collectedUnscaled'.AG19]*[$'realWorldCalibrationData-collectedUnscaled'.$AV19];&quot;&quot;)" office:value-type="float" office:value="0.167840207986573" calcext:value-type="float">
            <text:p>0.167840207986573</text:p>
          </table:table-cell>
          <table:table-cell table:formula="of:=IF([$'realWorldCalibrationData-collectedUnscaled'.AH19];[$'realWorldCalibrationData-collectedUnscaled'.AH19]*[$'realWorldCalibrationData-collectedUnscaled'.$AV19];&quot;&quot;)" office:value-type="float" office:value="0.172516373986199" calcext:value-type="float">
            <text:p>0.172516373986199</text:p>
          </table:table-cell>
          <table:table-cell table:formula="of:=IF([$'realWorldCalibrationData-collectedUnscaled'.AI19];[$'realWorldCalibrationData-collectedUnscaled'.AI19]*[$'realWorldCalibrationData-collectedUnscaled'.$AV19];&quot;&quot;)" office:value-type="float" office:value="0.17275113358618" calcext:value-type="float">
            <text:p>0.17275113358618</text:p>
          </table:table-cell>
          <table:table-cell table:formula="of:=IF([$'realWorldCalibrationData-collectedUnscaled'.AJ19];[$'realWorldCalibrationData-collectedUnscaled'.AJ19]*[$'realWorldCalibrationData-collectedUnscaled'.$AV19];&quot;&quot;)" office:value-type="float" office:value="0.176806007985856" calcext:value-type="float">
            <text:p>0.176806007985856</text:p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0.182743595985381" calcext:value-type="float">
            <text:p>0.182743595985381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0.18325539718534" calcext:value-type="float">
            <text:p>0.18325539718534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0.183587752785313" calcext:value-type="float">
            <text:p>0.183587752785313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0.187886519984969" calcext:value-type="float">
            <text:p>0.187886519984969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0.187533842384997" calcext:value-type="float">
            <text:p>0.187533842384997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0.174819038386014" calcext:value-type="float">
            <text:p>0.174819038386014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0.177091379985833" calcext:value-type="float">
            <text:p>0.177091379985833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0.184520051985238" calcext:value-type="float">
            <text:p>0.184520051985238</text:p>
          </table:table-cell>
          <table:table-cell table:formula="of:=IF([$'realWorldCalibrationData-collectedUnscaled'.AS19];[$'realWorldCalibrationData-collectedUnscaled'.AS19]*[$'realWorldCalibrationData-collectedUnscaled'.$AV19];&quot;&quot;)">
            <text:p/>
          </table:table-cell>
          <table:table-cell/>
          <table:table-cell table:formula="of:=IF(ISBLANK([$'realWorldCalibrationData-collectedUnscaled'.AW19]);&quot;&quot;;[$'realWorldCalibrationData-collectedUnscaled'.AW19])" office:value-type="string" office:string-value="zJ" calcext:value-type="string">
            <text:p>zJ</text:p>
          </table:table-cell>
          <table:table-cell table:formula="of:=IF(ISBLANK([$'realWorldCalibrationData-collectedUnscaled'.AX19]);&quot;&quot;;[$'realWorldCalibrationData-collectedUnscaled'.AX19])" office:value-type="string" office:string-value="world" calcext:value-type="string">
            <text:p>world</text:p>
          </table:table-cell>
          <table:table-cell table:formula="of:=IF(ISBLANK([$'realWorldCalibrationData-collectedUnscaled'.AY19]);&quot;&quot;;[$'realWorldCalibrationData-collectedUnscaled'.AY19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19]);&quot;&quot;;[$'realWorldCalibrationData-collectedUnscaled'.AZ19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19]);&quot;&quot;;[$'realWorldCalibrationData-collectedUnscaled'.BA19])">
            <text:p/>
          </table:table-cell>
        </table:table-row>
        <table:table-row table:style-name="ro1">
          <table:table-cell table:formula="of:=[$'realWorldCalibrationData-collectedUnscaled'.A20]" office:value-type="string" office:string-value="fossil energy gas.Primary Fossil Energy FUEL[1]" calcext:value-type="string">
            <text:p>fossil energy gas.Primary Fossil Energy FUEL[1]</text:p>
          </table:table-cell>
          <table:table-cell table:formula="of:=IF([$'realWorldCalibrationData-collectedUnscaled'.B20];[$'realWorldCalibrationData-collectedUnscaled'.B20]*[$'realWorldCalibrationData-collectedUnscaled'.$AV20];&quot;&quot;)" office:value-type="float" office:value="0.0514200167958864" calcext:value-type="float">
            <text:p>0.0514200167958864</text:p>
          </table:table-cell>
          <table:table-cell table:formula="of:=IF([$'realWorldCalibrationData-collectedUnscaled'.C20];[$'realWorldCalibrationData-collectedUnscaled'.C20]*[$'realWorldCalibrationData-collectedUnscaled'.$AV20];&quot;&quot;)" office:value-type="float" office:value="0.0523115279958151" calcext:value-type="float">
            <text:p>0.0523115279958151</text:p>
          </table:table-cell>
          <table:table-cell table:formula="of:=IF([$'realWorldCalibrationData-collectedUnscaled'.D20];[$'realWorldCalibrationData-collectedUnscaled'.D20]*[$'realWorldCalibrationData-collectedUnscaled'.$AV20];&quot;&quot;)" office:value-type="float" office:value="0.0525509567957959" calcext:value-type="float">
            <text:p>0.0525509567957959</text:p>
          </table:table-cell>
          <table:table-cell table:formula="of:=IF([$'realWorldCalibrationData-collectedUnscaled'.E20];[$'realWorldCalibrationData-collectedUnscaled'.E20]*[$'realWorldCalibrationData-collectedUnscaled'.$AV20];&quot;&quot;)" office:value-type="float" office:value="0.0530210159957583" calcext:value-type="float">
            <text:p>0.0530210159957583</text:p>
          </table:table-cell>
          <table:table-cell table:formula="of:=IF([$'realWorldCalibrationData-collectedUnscaled'.F20];[$'realWorldCalibrationData-collectedUnscaled'.F20]*[$'realWorldCalibrationData-collectedUnscaled'.$AV20];&quot;&quot;)" office:value-type="float" office:value="0.0575590283953953" calcext:value-type="float">
            <text:p>0.0575590283953953</text:p>
          </table:table-cell>
          <table:table-cell table:formula="of:=IF([$'realWorldCalibrationData-collectedUnscaled'.G20];[$'realWorldCalibrationData-collectedUnscaled'.G20]*[$'realWorldCalibrationData-collectedUnscaled'.$AV20];&quot;&quot;)" office:value-type="float" office:value="0.0590772383952738" calcext:value-type="float">
            <text:p>0.0590772383952738</text:p>
          </table:table-cell>
          <table:table-cell table:formula="of:=IF([$'realWorldCalibrationData-collectedUnscaled'.H20];[$'realWorldCalibrationData-collectedUnscaled'.H20]*[$'realWorldCalibrationData-collectedUnscaled'.$AV20];&quot;&quot;)" office:value-type="float" office:value="0.0606052259951516" calcext:value-type="float">
            <text:p>0.0606052259951516</text:p>
          </table:table-cell>
          <table:table-cell table:formula="of:=IF([$'realWorldCalibrationData-collectedUnscaled'.I20];[$'realWorldCalibrationData-collectedUnscaled'.I20]*[$'realWorldCalibrationData-collectedUnscaled'.$AV20];&quot;&quot;)" office:value-type="float" office:value="0.0636428807949086" calcext:value-type="float">
            <text:p>0.0636428807949086</text:p>
          </table:table-cell>
          <table:table-cell table:formula="of:=IF([$'realWorldCalibrationData-collectedUnscaled'.J20];[$'realWorldCalibrationData-collectedUnscaled'.J20]*[$'realWorldCalibrationData-collectedUnscaled'.$AV20];&quot;&quot;)" office:value-type="float" office:value="0.0664479647946842" calcext:value-type="float">
            <text:p>0.0664479647946842</text:p>
          </table:table-cell>
          <table:table-cell table:formula="of:=IF([$'realWorldCalibrationData-collectedUnscaled'.K20];[$'realWorldCalibrationData-collectedUnscaled'.K20]*[$'realWorldCalibrationData-collectedUnscaled'.$AV20];&quot;&quot;)" office:value-type="float" office:value="0.0687491783945001" calcext:value-type="float">
            <text:p>0.0687491783945001</text:p>
          </table:table-cell>
          <table:table-cell table:formula="of:=IF([$'realWorldCalibrationData-collectedUnscaled'.L20];[$'realWorldCalibrationData-collectedUnscaled'.L20]*[$'realWorldCalibrationData-collectedUnscaled'.$AV20];&quot;&quot;)" office:value-type="float" office:value="0.0709097975943272" calcext:value-type="float">
            <text:p>0.0709097975943272</text:p>
          </table:table-cell>
          <table:table-cell table:formula="of:=IF([$'realWorldCalibrationData-collectedUnscaled'.M20];[$'realWorldCalibrationData-collectedUnscaled'.M20]*[$'realWorldCalibrationData-collectedUnscaled'.$AV20];&quot;&quot;)" office:value-type="float" office:value="0.0718548839942516" calcext:value-type="float">
            <text:p>0.0718548839942516</text:p>
          </table:table-cell>
          <table:table-cell table:formula="of:=IF([$'realWorldCalibrationData-collectedUnscaled'.N20];[$'realWorldCalibrationData-collectedUnscaled'.N20]*[$'realWorldCalibrationData-collectedUnscaled'.$AV20];&quot;&quot;)" office:value-type="float" office:value="0.0720660311942347" calcext:value-type="float">
            <text:p>0.0720660311942347</text:p>
          </table:table-cell>
          <table:table-cell table:formula="of:=IF([$'realWorldCalibrationData-collectedUnscaled'.O20];[$'realWorldCalibrationData-collectedUnscaled'.O20]*[$'realWorldCalibrationData-collectedUnscaled'.$AV20];&quot;&quot;)" office:value-type="float" office:value="0.0728866691941691" calcext:value-type="float">
            <text:p>0.0728866691941691</text:p>
          </table:table-cell>
          <table:table-cell table:formula="of:=IF([$'realWorldCalibrationData-collectedUnscaled'.P20];[$'realWorldCalibrationData-collectedUnscaled'.P20]*[$'realWorldCalibrationData-collectedUnscaled'.$AV20];&quot;&quot;)" office:value-type="float" office:value="0.0739530719940838" calcext:value-type="float">
            <text:p>0.0739530719940838</text:p>
          </table:table-cell>
          <table:table-cell table:formula="of:=IF([$'realWorldCalibrationData-collectedUnscaled'.Q20];[$'realWorldCalibrationData-collectedUnscaled'.Q20]*[$'realWorldCalibrationData-collectedUnscaled'.$AV20];&quot;&quot;)" office:value-type="float" office:value="0.0751806071939856" calcext:value-type="float">
            <text:p>0.0751806071939856</text:p>
          </table:table-cell>
          <table:table-cell table:formula="of:=IF([$'realWorldCalibrationData-collectedUnscaled'.R20];[$'realWorldCalibrationData-collectedUnscaled'.R20]*[$'realWorldCalibrationData-collectedUnscaled'.$AV20];&quot;&quot;)" office:value-type="float" office:value="0.0788398739936928" calcext:value-type="float">
            <text:p>0.0788398739936928</text:p>
          </table:table-cell>
          <table:table-cell table:formula="of:=IF([$'realWorldCalibrationData-collectedUnscaled'.S20];[$'realWorldCalibrationData-collectedUnscaled'.S20]*[$'realWorldCalibrationData-collectedUnscaled'.$AV20];&quot;&quot;)" office:value-type="float" office:value="0.0787787027936977" calcext:value-type="float">
            <text:p>0.0787787027936977</text:p>
          </table:table-cell>
          <table:table-cell table:formula="of:=IF([$'realWorldCalibrationData-collectedUnscaled'.T20];[$'realWorldCalibrationData-collectedUnscaled'.T20]*[$'realWorldCalibrationData-collectedUnscaled'.$AV20];&quot;&quot;)" office:value-type="float" office:value="0.0808644023935309" calcext:value-type="float">
            <text:p>0.0808644023935309</text:p>
          </table:table-cell>
          <table:table-cell table:formula="of:=IF([$'realWorldCalibrationData-collectedUnscaled'.U20];[$'realWorldCalibrationData-collectedUnscaled'.U20]*[$'realWorldCalibrationData-collectedUnscaled'.$AV20];&quot;&quot;)" office:value-type="float" office:value="0.0831699071933464" calcext:value-type="float">
            <text:p>0.0831699071933464</text:p>
          </table:table-cell>
          <table:table-cell table:formula="of:=IF([$'realWorldCalibrationData-collectedUnscaled'.V20];[$'realWorldCalibrationData-collectedUnscaled'.V20]*[$'realWorldCalibrationData-collectedUnscaled'.$AV20];&quot;&quot;)" office:value-type="float" office:value="0.0864258047930859" calcext:value-type="float">
            <text:p>0.0864258047930859</text:p>
          </table:table-cell>
          <table:table-cell table:formula="of:=IF([$'realWorldCalibrationData-collectedUnscaled'.W20];[$'realWorldCalibrationData-collectedUnscaled'.W20]*[$'realWorldCalibrationData-collectedUnscaled'.$AV20];&quot;&quot;)" office:value-type="float" office:value="0.0884670479929226" calcext:value-type="float">
            <text:p>0.0884670479929226</text:p>
          </table:table-cell>
          <table:table-cell table:formula="of:=IF([$'realWorldCalibrationData-collectedUnscaled'.X20];[$'realWorldCalibrationData-collectedUnscaled'.X20]*[$'realWorldCalibrationData-collectedUnscaled'.$AV20];&quot;&quot;)" office:value-type="float" office:value="0.0905304167927576" calcext:value-type="float">
            <text:p>0.0905304167927576</text:p>
          </table:table-cell>
          <table:table-cell table:formula="of:=IF([$'realWorldCalibrationData-collectedUnscaled'.Y20];[$'realWorldCalibrationData-collectedUnscaled'.Y20]*[$'realWorldCalibrationData-collectedUnscaled'.$AV20];&quot;&quot;)" office:value-type="float" office:value="0.0937687427924985" calcext:value-type="float">
            <text:p>0.0937687427924985</text:p>
          </table:table-cell>
          <table:table-cell table:formula="of:=IF([$'realWorldCalibrationData-collectedUnscaled'.Z20];[$'realWorldCalibrationData-collectedUnscaled'.Z20]*[$'realWorldCalibrationData-collectedUnscaled'.$AV20];&quot;&quot;)" office:value-type="float" office:value="0.0969569243922435" calcext:value-type="float">
            <text:p>0.0969569243922435</text:p>
          </table:table-cell>
          <table:table-cell table:formula="of:=IF([$'realWorldCalibrationData-collectedUnscaled'.AA20];[$'realWorldCalibrationData-collectedUnscaled'.AA20]*[$'realWorldCalibrationData-collectedUnscaled'.$AV20];&quot;&quot;)" office:value-type="float" office:value="0.0992796623920576" calcext:value-type="float">
            <text:p>0.0992796623920576</text:p>
          </table:table-cell>
          <table:table-cell table:formula="of:=IF([$'realWorldCalibrationData-collectedUnscaled'.AB20];[$'realWorldCalibrationData-collectedUnscaled'.AB20]*[$'realWorldCalibrationData-collectedUnscaled'.$AV20];&quot;&quot;)" office:value-type="float" office:value="0.102665375991787" calcext:value-type="float">
            <text:p>0.102665375991787</text:p>
          </table:table-cell>
          <table:table-cell table:formula="of:=IF([$'realWorldCalibrationData-collectedUnscaled'.AC20];[$'realWorldCalibrationData-collectedUnscaled'.AC20]*[$'realWorldCalibrationData-collectedUnscaled'.$AV20];&quot;&quot;)" office:value-type="float" office:value="0.105403125591568" calcext:value-type="float">
            <text:p>0.105403125591568</text:p>
          </table:table-cell>
          <table:table-cell table:formula="of:=IF([$'realWorldCalibrationData-collectedUnscaled'.AD20];[$'realWorldCalibrationData-collectedUnscaled'.AD20]*[$'realWorldCalibrationData-collectedUnscaled'.$AV20];&quot;&quot;)" office:value-type="float" office:value="0.109261115991259" calcext:value-type="float">
            <text:p>0.109261115991259</text:p>
          </table:table-cell>
          <table:table-cell table:formula="of:=IF([$'realWorldCalibrationData-collectedUnscaled'.AE20];[$'realWorldCalibrationData-collectedUnscaled'.AE20]*[$'realWorldCalibrationData-collectedUnscaled'.$AV20];&quot;&quot;)" office:value-type="float" office:value="0.10587247559153" calcext:value-type="float">
            <text:p>0.10587247559153</text:p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0.113407545590927" calcext:value-type="float">
            <text:p>0.113407545590927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0.117272231990618" calcext:value-type="float">
            <text:p>0.117272231990618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0.119742778790421" calcext:value-type="float">
            <text:p>0.119742778790421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0.121164983990307" calcext:value-type="float">
            <text:p>0.121164983990307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0.123681657590105" calcext:value-type="float">
            <text:p>0.123681657590105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0.126282203989897" calcext:value-type="float">
            <text:p>0.126282203989897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0.127601042389792" calcext:value-type="float">
            <text:p>0.127601042389792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0.132187427989425" calcext:value-type="float">
            <text:p>0.132187427989425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0.138809519988895" calcext:value-type="float">
            <text:p>0.138809519988895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0.142863523188571" calcext:value-type="float">
            <text:p>0.142863523188571</text:p>
          </table:table-cell>
          <table:table-cell table:formula="of:=IF([$'realWorldCalibrationData-collectedUnscaled'.AP20];[$'realWorldCalibrationData-collectedUnscaled'.AP20]*[$'realWorldCalibrationData-collectedUnscaled'.$AV20];&quot;&quot;)" office:value-type="float" office:value="0.138981599988882" calcext:value-type="float">
            <text:p>0.138981599988882</text:p>
          </table:table-cell>
          <table:table-cell table:formula="of:=IF([$'realWorldCalibrationData-collectedUnscaled'.AQ20];[$'realWorldCalibrationData-collectedUnscaled'.AQ20]*[$'realWorldCalibrationData-collectedUnscaled'.$AV20];&quot;&quot;)" office:value-type="float" office:value="0.145923130788326" calcext:value-type="float">
            <text:p>0.145923130788326</text:p>
          </table:table-cell>
          <table:table-cell table:formula="of:=IF([$'realWorldCalibrationData-collectedUnscaled'.AR20];[$'realWorldCalibrationData-collectedUnscaled'.AR20]*[$'realWorldCalibrationData-collectedUnscaled'.$AV20];&quot;&quot;)" office:value-type="float" office:value="0.145577375988354" calcext:value-type="float">
            <text:p>0.145577375988354</text:p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  <table:table-cell/>
          <table:table-cell table:formula="of:=IF(ISBLANK([$'realWorldCalibrationData-collectedUnscaled'.AW20]);&quot;&quot;;[$'realWorldCalibrationData-collectedUnscaled'.AW20])" office:value-type="string" office:string-value="zJ" calcext:value-type="string">
            <text:p>zJ</text:p>
          </table:table-cell>
          <table:table-cell table:formula="of:=IF(ISBLANK([$'realWorldCalibrationData-collectedUnscaled'.AX20]);&quot;&quot;;[$'realWorldCalibrationData-collectedUnscaled'.AX20])" office:value-type="string" office:string-value="world" calcext:value-type="string">
            <text:p>world</text:p>
          </table:table-cell>
          <table:table-cell table:formula="of:=IF(ISBLANK([$'realWorldCalibrationData-collectedUnscaled'.AY20]);&quot;&quot;;[$'realWorldCalibrationData-collectedUnscaled'.AY20])" office:value-type="string" office:string-value="https://ourworldindata.org/grapher/fossil-fuel-production" calcext:value-type="string">
            <text:p>https://ourworldindata.org/grapher/fossil-fuel-production</text:p>
          </table:table-cell>
          <table:table-cell table:formula="of:=IF(ISBLANK([$'realWorldCalibrationData-collectedUnscaled'.AZ20]);&quot;&quot;;[$'realWorldCalibrationData-collectedUnscaled'.AZ20])" office:value-type="string" office:string-value="Energy Institute - Statistical Review of World Energy (2023)" calcext:value-type="string">
            <text:p>Energy Institute - Statistical Review of World Energy (2023)</text:p>
          </table:table-cell>
          <table:table-cell table:formula="of:=IF(ISBLANK([$'realWorldCalibrationData-collectedUnscaled'.BA20]);&quot;&quot;;[$'realWorldCalibrationData-collectedUnscaled'.BA20]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 demand.demand for energy[1]" calcext:value-type="string">
            <text:p>energy demand.demand for energy[1]</text:p>
          </table:table-cell>
          <table:table-cell table:formula="of:=IF([$'realWorldCalibrationData-collectedUnscaled'.B21];[$'realWorldCalibrationData-collectedUnscaled'.B21]*[$'realWorldCalibrationData-collectedUnscaled'.$AV21];&quot;&quot;)" office:value-type="float" office:value="29165.2060385999" calcext:value-type="float">
            <text:p>29165.2060385999</text:p>
          </table:table-cell>
          <table:table-cell table:formula="of:=IF([$'realWorldCalibrationData-collectedUnscaled'.C21];[$'realWorldCalibrationData-collectedUnscaled'.C21]*[$'realWorldCalibrationData-collectedUnscaled'.$AV21];&quot;&quot;)" office:value-type="float" office:value="28958.3238413999" calcext:value-type="float">
            <text:p>28958.3238413999</text:p>
          </table:table-cell>
          <table:table-cell table:formula="of:=IF([$'realWorldCalibrationData-collectedUnscaled'.D21];[$'realWorldCalibrationData-collectedUnscaled'.D21]*[$'realWorldCalibrationData-collectedUnscaled'.$AV21];&quot;&quot;)" office:value-type="float" office:value="28765.8265694987" calcext:value-type="float">
            <text:p>28765.8265694987</text:p>
          </table:table-cell>
          <table:table-cell table:formula="of:=IF([$'realWorldCalibrationData-collectedUnscaled'.E21];[$'realWorldCalibrationData-collectedUnscaled'.E21]*[$'realWorldCalibrationData-collectedUnscaled'.$AV21];&quot;&quot;)" office:value-type="float" office:value="29168.5512331516" calcext:value-type="float">
            <text:p>29168.5512331516</text:p>
          </table:table-cell>
          <table:table-cell table:formula="of:=IF([$'realWorldCalibrationData-collectedUnscaled'.F21];[$'realWorldCalibrationData-collectedUnscaled'.F21]*[$'realWorldCalibrationData-collectedUnscaled'.$AV21];&quot;&quot;)" office:value-type="float" office:value="30348.5758752809" calcext:value-type="float">
            <text:p>30348.5758752809</text:p>
          </table:table-cell>
          <table:table-cell table:formula="of:=IF([$'realWorldCalibrationData-collectedUnscaled'.G21];[$'realWorldCalibrationData-collectedUnscaled'.G21]*[$'realWorldCalibrationData-collectedUnscaled'.$AV21];&quot;&quot;)" office:value-type="float" office:value="30911.664810798" calcext:value-type="float">
            <text:p>30911.664810798</text:p>
          </table:table-cell>
          <table:table-cell table:formula="of:=IF([$'realWorldCalibrationData-collectedUnscaled'.H21];[$'realWorldCalibrationData-collectedUnscaled'.H21]*[$'realWorldCalibrationData-collectedUnscaled'.$AV21];&quot;&quot;)" office:value-type="float" office:value="31507.2046948068" calcext:value-type="float">
            <text:p>31507.2046948068</text:p>
          </table:table-cell>
          <table:table-cell table:formula="of:=IF([$'realWorldCalibrationData-collectedUnscaled'.I21];[$'realWorldCalibrationData-collectedUnscaled'.I21]*[$'realWorldCalibrationData-collectedUnscaled'.$AV21];&quot;&quot;)" office:value-type="float" office:value="32474.1473208047" calcext:value-type="float">
            <text:p>32474.1473208047</text:p>
          </table:table-cell>
          <table:table-cell table:formula="of:=IF([$'realWorldCalibrationData-collectedUnscaled'.J21];[$'realWorldCalibrationData-collectedUnscaled'.J21]*[$'realWorldCalibrationData-collectedUnscaled'.$AV21];&quot;&quot;)" office:value-type="float" office:value="33591.2097446795" calcext:value-type="float">
            <text:p>33591.2097446795</text:p>
          </table:table-cell>
          <table:table-cell table:formula="of:=IF([$'realWorldCalibrationData-collectedUnscaled'.K21];[$'realWorldCalibrationData-collectedUnscaled'.K21]*[$'realWorldCalibrationData-collectedUnscaled'.$AV21];&quot;&quot;)" office:value-type="float" office:value="34180.3095056424" calcext:value-type="float">
            <text:p>34180.3095056424</text:p>
          </table:table-cell>
          <table:table-cell table:formula="of:=IF([$'realWorldCalibrationData-collectedUnscaled'.L21];[$'realWorldCalibrationData-collectedUnscaled'.L21]*[$'realWorldCalibrationData-collectedUnscaled'.$AV21];&quot;&quot;)" office:value-type="float" office:value="34633.7340849" calcext:value-type="float">
            <text:p>34633.7340849</text:p>
          </table:table-cell>
          <table:table-cell table:formula="of:=IF([$'realWorldCalibrationData-collectedUnscaled'.M21];[$'realWorldCalibrationData-collectedUnscaled'.M21]*[$'realWorldCalibrationData-collectedUnscaled'.$AV21];&quot;&quot;)" office:value-type="float" office:value="34828.801364664" calcext:value-type="float">
            <text:p>34828.801364664</text:p>
          </table:table-cell>
          <table:table-cell table:formula="of:=IF([$'realWorldCalibrationData-collectedUnscaled'.N21];[$'realWorldCalibrationData-collectedUnscaled'.N21]*[$'realWorldCalibrationData-collectedUnscaled'.$AV21];&quot;&quot;)" office:value-type="float" office:value="35010.00359964" calcext:value-type="float">
            <text:p>35010.00359964</text:p>
          </table:table-cell>
          <table:table-cell table:formula="of:=IF([$'realWorldCalibrationData-collectedUnscaled'.O21];[$'realWorldCalibrationData-collectedUnscaled'.O21]*[$'realWorldCalibrationData-collectedUnscaled'.$AV21];&quot;&quot;)" office:value-type="float" office:value="35351.946642384" calcext:value-type="float">
            <text:p>35351.946642384</text:p>
          </table:table-cell>
          <table:table-cell table:formula="of:=IF([$'realWorldCalibrationData-collectedUnscaled'.P21];[$'realWorldCalibrationData-collectedUnscaled'.P21]*[$'realWorldCalibrationData-collectedUnscaled'.$AV21];&quot;&quot;)" office:value-type="float" office:value="35766.948805308" calcext:value-type="float">
            <text:p>35766.948805308</text:p>
          </table:table-cell>
          <table:table-cell table:formula="of:=IF([$'realWorldCalibrationData-collectedUnscaled'.Q21];[$'realWorldCalibrationData-collectedUnscaled'.Q21]*[$'realWorldCalibrationData-collectedUnscaled'.$AV21];&quot;&quot;)" office:value-type="float" office:value="36612.25067142" calcext:value-type="float">
            <text:p>36612.25067142</text:p>
          </table:table-cell>
          <table:table-cell table:formula="of:=IF([$'realWorldCalibrationData-collectedUnscaled'.R21];[$'realWorldCalibrationData-collectedUnscaled'.R21]*[$'realWorldCalibrationData-collectedUnscaled'.$AV21];&quot;&quot;)" office:value-type="float" office:value="37605.66933474" calcext:value-type="float">
            <text:p>37605.66933474</text:p>
          </table:table-cell>
          <table:table-cell table:formula="of:=IF([$'realWorldCalibrationData-collectedUnscaled'.S21];[$'realWorldCalibrationData-collectedUnscaled'.S21]*[$'realWorldCalibrationData-collectedUnscaled'.$AV21];&quot;&quot;)" office:value-type="float" office:value="38055.428651232" calcext:value-type="float">
            <text:p>38055.428651232</text:p>
          </table:table-cell>
          <table:table-cell table:formula="of:=IF([$'realWorldCalibrationData-collectedUnscaled'.T21];[$'realWorldCalibrationData-collectedUnscaled'.T21]*[$'realWorldCalibrationData-collectedUnscaled'.$AV21];&quot;&quot;)" office:value-type="float" office:value="38272.104103536" calcext:value-type="float">
            <text:p>38272.104103536</text:p>
          </table:table-cell>
          <table:table-cell table:formula="of:=IF([$'realWorldCalibrationData-collectedUnscaled'.U21];[$'realWorldCalibrationData-collectedUnscaled'.U21]*[$'realWorldCalibrationData-collectedUnscaled'.$AV21];&quot;&quot;)" office:value-type="float" office:value="38855.618594856" calcext:value-type="float">
            <text:p>38855.618594856</text:p>
          </table:table-cell>
          <table:table-cell table:formula="of:=IF([$'realWorldCalibrationData-collectedUnscaled'.V21];[$'realWorldCalibrationData-collectedUnscaled'.V21]*[$'realWorldCalibrationData-collectedUnscaled'.$AV21];&quot;&quot;)" office:value-type="float" office:value="39861.821047104" calcext:value-type="float">
            <text:p>39861.821047104</text:p>
          </table:table-cell>
          <table:table-cell table:formula="of:=IF([$'realWorldCalibrationData-collectedUnscaled'.W21];[$'realWorldCalibrationData-collectedUnscaled'.W21]*[$'realWorldCalibrationData-collectedUnscaled'.$AV21];&quot;&quot;)" office:value-type="float" office:value="40373.7984164085" calcext:value-type="float">
            <text:p>40373.7984164085</text:p>
          </table:table-cell>
          <table:table-cell table:formula="of:=IF([$'realWorldCalibrationData-collectedUnscaled'.X21];[$'realWorldCalibrationData-collectedUnscaled'.X21]*[$'realWorldCalibrationData-collectedUnscaled'.$AV21];&quot;&quot;)" office:value-type="float" office:value="41502.8039658118" calcext:value-type="float">
            <text:p>41502.8039658118</text:p>
          </table:table-cell>
          <table:table-cell table:formula="of:=IF([$'realWorldCalibrationData-collectedUnscaled'.Y21];[$'realWorldCalibrationData-collectedUnscaled'.Y21]*[$'realWorldCalibrationData-collectedUnscaled'.$AV21];&quot;&quot;)" office:value-type="float" office:value="43300.9054710777" calcext:value-type="float">
            <text:p>43300.9054710777</text:p>
          </table:table-cell>
          <table:table-cell table:formula="of:=IF([$'realWorldCalibrationData-collectedUnscaled'.Z21];[$'realWorldCalibrationData-collectedUnscaled'.Z21]*[$'realWorldCalibrationData-collectedUnscaled'.$AV21];&quot;&quot;)" office:value-type="float" office:value="45811.5445584494" calcext:value-type="float">
            <text:p>45811.5445584494</text:p>
          </table:table-cell>
          <table:table-cell table:formula="of:=IF([$'realWorldCalibrationData-collectedUnscaled'.AA21];[$'realWorldCalibrationData-collectedUnscaled'.AA21]*[$'realWorldCalibrationData-collectedUnscaled'.$AV21];&quot;&quot;)" office:value-type="float" office:value="47691.3345605177" calcext:value-type="float">
            <text:p>47691.3345605177</text:p>
          </table:table-cell>
          <table:table-cell table:formula="of:=IF([$'realWorldCalibrationData-collectedUnscaled'.AB21];[$'realWorldCalibrationData-collectedUnscaled'.AB21]*[$'realWorldCalibrationData-collectedUnscaled'.$AV21];&quot;&quot;)" office:value-type="float" office:value="49404.0583881177" calcext:value-type="float">
            <text:p>49404.0583881177</text:p>
          </table:table-cell>
          <table:table-cell table:formula="of:=IF([$'realWorldCalibrationData-collectedUnscaled'.AC21];[$'realWorldCalibrationData-collectedUnscaled'.AC21]*[$'realWorldCalibrationData-collectedUnscaled'.$AV21];&quot;&quot;)" office:value-type="float" office:value="51307.6647815529" calcext:value-type="float">
            <text:p>51307.6647815529</text:p>
          </table:table-cell>
          <table:table-cell table:formula="of:=IF([$'realWorldCalibrationData-collectedUnscaled'.AD21];[$'realWorldCalibrationData-collectedUnscaled'.AD21]*[$'realWorldCalibrationData-collectedUnscaled'.$AV21];&quot;&quot;)" office:value-type="float" office:value="52373.6856283365" calcext:value-type="float">
            <text:p>52373.6856283365</text:p>
          </table:table-cell>
          <table:table-cell table:formula="of:=IF([$'realWorldCalibrationData-collectedUnscaled'.AE21];[$'realWorldCalibrationData-collectedUnscaled'.AE21]*[$'realWorldCalibrationData-collectedUnscaled'.$AV21];&quot;&quot;)" office:value-type="float" office:value="51860.0220282635" calcext:value-type="float">
            <text:p>51860.0220282635</text:p>
          </table:table-cell>
          <table:table-cell table:formula="of:=IF([$'realWorldCalibrationData-collectedUnscaled'.AF21];[$'realWorldCalibrationData-collectedUnscaled'.AF21]*[$'realWorldCalibrationData-collectedUnscaled'.$AV21];&quot;&quot;)" office:value-type="float" office:value="54757.7617053647" calcext:value-type="float">
            <text:p>54757.7617053647</text:p>
          </table:table-cell>
          <table:table-cell table:formula="of:=IF([$'realWorldCalibrationData-collectedUnscaled'.AG21];[$'realWorldCalibrationData-collectedUnscaled'.AG21]*[$'realWorldCalibrationData-collectedUnscaled'.$AV21];&quot;&quot;)" office:value-type="float" office:value="56515.2206328471" calcext:value-type="float">
            <text:p>56515.2206328471</text:p>
          </table:table-cell>
          <table:table-cell table:formula="of:=IF([$'realWorldCalibrationData-collectedUnscaled'.AH21];[$'realWorldCalibrationData-collectedUnscaled'.AH21]*[$'realWorldCalibrationData-collectedUnscaled'.$AV21];&quot;&quot;)" office:value-type="float" office:value="57994.0414641177" calcext:value-type="float">
            <text:p>57994.0414641177</text:p>
          </table:table-cell>
          <table:table-cell table:formula="of:=IF([$'realWorldCalibrationData-collectedUnscaled'.AI21];[$'realWorldCalibrationData-collectedUnscaled'.AI21]*[$'realWorldCalibrationData-collectedUnscaled'.$AV21];&quot;&quot;)" office:value-type="float" office:value="59448.7228267765" calcext:value-type="float">
            <text:p>59448.7228267765</text:p>
          </table:table-cell>
          <table:table-cell table:formula="of:=IF([$'realWorldCalibrationData-collectedUnscaled'.AJ21];[$'realWorldCalibrationData-collectedUnscaled'.AJ21]*[$'realWorldCalibrationData-collectedUnscaled'.$AV21];&quot;&quot;)" office:value-type="float" office:value="60453.7145125177" calcext:value-type="float">
            <text:p>60453.7145125177</text:p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61244.2059659294" calcext:value-type="float">
            <text:p>61244.2059659294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62416.0426001412" calcext:value-type="float">
            <text:p>62416.0426001412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64094.60624" calcext:value-type="float">
            <text:p>64094.60624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66082.3281159091" calcext:value-type="float">
            <text:p>66082.3281159091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66964.3512427273" calcext:value-type="float">
            <text:p>66964.3512427273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65113.6979031818" calcext:value-type="float">
            <text:p>65113.6979031818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68619.6062272727" calcext:value-type="float">
            <text:p>68619.6062272727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69771.2411789394" calcext:value-type="float">
            <text:p>69771.2411789394</text:p>
          </table:table-cell>
          <table:table-cell table:formula="of:=IF([$'realWorldCalibrationData-collectedUnscaled'.AS21];[$'realWorldCalibrationData-collectedUnscaled'.AS21]*[$'realWorldCalibrationData-collectedUnscaled'.$AV21];&quot;&quot;)">
            <text:p/>
          </table:table-cell>
          <table:table-cell/>
          <table:table-cell table:formula="of:=IF(ISBLANK([$'realWorldCalibrationData-collectedUnscaled'.AW21]);&quot;&quot;;[$'realWorldCalibrationData-collectedUnscaled'.AW21])" office:value-type="string" office:string-value="TWh" calcext:value-type="string">
            <text:p>TWh</text:p>
          </table:table-cell>
          <table:table-cell table:formula="of:=IF(ISBLANK([$'realWorldCalibrationData-collectedUnscaled'.AX21]);&quot;&quot;;[$'realWorldCalibrationData-collectedUnscaled'.AX21])" office:value-type="string" office:string-value="world; same as supply" calcext:value-type="string">
            <text:p>world; same as supply</text:p>
          </table:table-cell>
          <table:table-cell table:formula="of:=IF(ISBLANK([$'realWorldCalibrationData-collectedUnscaled'.AY21]);&quot;&quot;;[$'realWorldCalibrationData-collectedUnscaled'.AY21])" office:value-type="string" office:string-value="https://ourworldindata.org/grapher/energy-consumption-by-source-and-country?stackMode=absolute" calcext:value-type="string">
            <text:p>https://ourworldindata.org/grapher/energy-consumption-by-source-and-country?stackMode=absolute</text:p>
          </table:table-cell>
          <table:table-cell table:formula="of:=IF(ISBLANK([$'realWorldCalibrationData-collectedUnscaled'.AZ21]);&quot;&quot;;[$'realWorldCalibrationData-collectedUnscaled'.AZ21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BA21]);&quot;&quot;;[$'realWorldCalibrationData-collectedUnscaled'.BA21])">
            <text:p/>
          </table:table-cell>
        </table:table-row>
        <table:table-row table:style-name="ro1">
          <table:table-cell table:formula="of:=[$'realWorldCalibrationData-collectedUnscaled'.A22]" office:value-type="string" office:string-value="energy investments.Investments in Fossil Fuel Extraction Capital[1]" calcext:value-type="string">
            <text:p>energy investments.Investments in Fossil Fuel Extraction Capital[1]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>
            <text:p/>
          </table:table-cell>
          <table:table-cell table:formula="of:=IF([$'realWorldCalibrationData-collectedUnscaled'.AA22];[$'realWorldCalibrationData-collectedUnscaled'.AA22]*[$'realWorldCalibrationData-collectedUnscaled'.$AV22];&quot;&quot;)">
            <text:p/>
          </table:table-cell>
          <table:table-cell table:formula="of:=IF([$'realWorldCalibrationData-collectedUnscaled'.AB22];[$'realWorldCalibrationData-collectedUnscaled'.AB22]*[$'realWorldCalibrationData-collectedUnscaled'.$AV22];&quot;&quot;)">
            <text:p/>
          </table:table-cell>
          <table:table-cell table:formula="of:=IF([$'realWorldCalibrationData-collectedUnscaled'.AC22];[$'realWorldCalibrationData-collectedUnscaled'.AC22]*[$'realWorldCalibrationData-collectedUnscaled'.$AV22];&quot;&quot;)">
            <text:p/>
          </table:table-cell>
          <table:table-cell table:formula="of:=IF([$'realWorldCalibrationData-collectedUnscaled'.AD22];[$'realWorldCalibrationData-collectedUnscaled'.AD22]*[$'realWorldCalibrationData-collectedUnscaled'.$AV22];&quot;&quot;)">
            <text:p/>
          </table:table-cell>
          <table:table-cell table:formula="of:=IF([$'realWorldCalibrationData-collectedUnscaled'.AE22];[$'realWorldCalibrationData-collectedUnscaled'.AE22]*[$'realWorldCalibrationData-collectedUnscaled'.$AV22];&quot;&quot;)">
            <text:p/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972778181973.428" calcext:value-type="float">
            <text:p>972778181973.428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1065778008165.92" calcext:value-type="float">
            <text:p>1065778008165.92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1194117768311.55" calcext:value-type="float">
            <text:p>1194117768311.55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1218297723121.6" calcext:value-type="float">
            <text:p>1218297723121.6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1229457702264.69" calcext:value-type="float">
            <text:p>1229457702264.69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017306498754.39" calcext:value-type="float">
            <text:p>1017306498754.39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832100002029.943" calcext:value-type="float">
            <text:p>832100002029.943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851595422737.78" calcext:value-type="float">
            <text:p>851595422737.78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860456977604.978" calcext:value-type="float">
            <text:p>860456977604.978</text:p>
          </table:table-cell>
          <table:table-cell table:formula="of:=IF([$'realWorldCalibrationData-collectedUnscaled'.AO22];[$'realWorldCalibrationData-collectedUnscaled'.AO22]*[$'realWorldCalibrationData-collectedUnscaled'.$AV22];&quot;&quot;)" office:value-type="float" office:value="825896913622.904" calcext:value-type="float">
            <text:p>825896913622.904</text:p>
          </table:table-cell>
          <table:table-cell table:formula="of:=IF([$'realWorldCalibrationData-collectedUnscaled'.AP22];[$'realWorldCalibrationData-collectedUnscaled'.AP22]*[$'realWorldCalibrationData-collectedUnscaled'.$AV22];&quot;&quot;)" office:value-type="float" office:value="649551971765.653" calcext:value-type="float">
            <text:p>649551971765.653</text:p>
          </table:table-cell>
          <table:table-cell table:formula="of:=IF([$'realWorldCalibrationData-collectedUnscaled'.AQ22];[$'realWorldCalibrationData-collectedUnscaled'.AQ22]*[$'realWorldCalibrationData-collectedUnscaled'.$AV22];&quot;&quot;)" office:value-type="float" office:value="715127477782.922" calcext:value-type="float">
            <text:p>715127477782.922</text:p>
          </table:table-cell>
          <table:table-cell table:formula="of:=IF([$'realWorldCalibrationData-collectedUnscaled'.AR22];[$'realWorldCalibrationData-collectedUnscaled'.AR22]*[$'realWorldCalibrationData-collectedUnscaled'.$AV22];&quot;&quot;)" office:value-type="float" office:value="794881471587.709" calcext:value-type="float">
            <text:p>794881471587.709</text:p>
          </table:table-cell>
          <table:table-cell table:formula="of:=IF([$'realWorldCalibrationData-collectedUnscaled'.AS22];[$'realWorldCalibrationData-collectedUnscaled'.AS22]*[$'realWorldCalibrationData-collectedUnscaled'.$AV22];&quot;&quot;)" office:value-type="float" office:value="844506178844.021" calcext:value-type="float">
            <text:p>844506178844.021</text:p>
          </table:table-cell>
          <table:table-cell/>
          <table:table-cell table:formula="of:=IF(ISBLANK([$'realWorldCalibrationData-collectedUnscaled'.AW22]);&quot;&quot;;[$'realWorldCalibrationData-collectedUnscaled'.AW22])" office:value-type="string" office:string-value="2017G$" calcext:value-type="string">
            <text:p>2017G$</text:p>
          </table:table-cell>
          <table:table-cell table:formula="of:=IF(ISBLANK([$'realWorldCalibrationData-collectedUnscaled'.AX22]);&quot;&quot;;[$'realWorldCalibrationData-collectedUnscaled'.AX22])" office:value-type="string" office:string-value="world; summed over oil gas and coal" calcext:value-type="string">
            <text:p>world; summed over oil gas and coal</text:p>
          </table:table-cell>
          <table:table-cell table:formula="of:=IF(ISBLANK([$'realWorldCalibrationData-collectedUnscaled'.AY22]);&quot;&quot;;[$'realWorldCalibrationData-collectedUnscaled'.AY22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2]);&quot;&quot;;[$'realWorldCalibrationData-collectedUnscaled'.AZ22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2]);&quot;&quot;;[$'realWorldCalibrationData-collectedUnscaled'.BA22]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 investments coal.Investments in Fossil Fuel Extraction Capital[1]" calcext:value-type="string">
            <text:p>energy investments coal.Investments in Fossil Fuel Extraction Capital[1]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 office:value-type="float" office:value="132541301377.653" calcext:value-type="float">
            <text:p>132541301377.653</text:p>
          </table:table-cell>
          <table:table-cell table:formula="of:=IF([$'realWorldCalibrationData-collectedUnscaled'.AG23];[$'realWorldCalibrationData-collectedUnscaled'.AG23]*[$'realWorldCalibrationData-collectedUnscaled'.$AV23];&quot;&quot;)" office:value-type="float" office:value="143250401819.114" calcext:value-type="float">
            <text:p>143250401819.114</text:p>
          </table:table-cell>
          <table:table-cell table:formula="of:=IF([$'realWorldCalibrationData-collectedUnscaled'.AH23];[$'realWorldCalibrationData-collectedUnscaled'.AH23]*[$'realWorldCalibrationData-collectedUnscaled'.$AV23];&quot;&quot;)" office:value-type="float" office:value="147937809881.667" calcext:value-type="float">
            <text:p>147937809881.667</text:p>
          </table:table-cell>
          <table:table-cell table:formula="of:=IF([$'realWorldCalibrationData-collectedUnscaled'.AI23];[$'realWorldCalibrationData-collectedUnscaled'.AI23]*[$'realWorldCalibrationData-collectedUnscaled'.$AV23];&quot;&quot;)" office:value-type="float" office:value="135887513111.056" calcext:value-type="float">
            <text:p>135887513111.056</text:p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120491447684.785" calcext:value-type="float">
            <text:p>120491447684.785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108110969379.822" calcext:value-type="float">
            <text:p>108110969379.822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90387859645.4251" calcext:value-type="float">
            <text:p>90387859645.4251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81880766972.9145" calcext:value-type="float">
            <text:p>81880766972.9145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83918924592.3702" calcext:value-type="float">
            <text:p>83918924592.3702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99249414512.6236" calcext:value-type="float">
            <text:p>99249414512.6236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90387859645.4251" calcext:value-type="float">
            <text:p>90387859645.4251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100135569999.344" calcext:value-type="float">
            <text:p>100135569999.344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120517146193.9" calcext:value-type="float">
            <text:p>120517146193.9</text:p>
          </table:table-cell>
          <table:table-cell table:formula="of:=IF([$'realWorldCalibrationData-collectedUnscaled'.AS23];[$'realWorldCalibrationData-collectedUnscaled'.AS23]*[$'realWorldCalibrationData-collectedUnscaled'.$AV23];&quot;&quot;)" office:value-type="float" office:value="131151012034.538" calcext:value-type="float">
            <text:p>131151012034.538</text:p>
          </table:table-cell>
          <table:table-cell/>
          <table:table-cell table:formula="of:=IF(ISBLANK([$'realWorldCalibrationData-collectedUnscaled'.AW23]);&quot;&quot;;[$'realWorldCalibrationData-collectedUnscaled'.AW23])" office:value-type="string" office:string-value="2017G$" calcext:value-type="string">
            <text:p>2017G$</text:p>
          </table:table-cell>
          <table:table-cell table:formula="of:=IF(ISBLANK([$'realWorldCalibrationData-collectedUnscaled'.AX23]);&quot;&quot;;[$'realWorldCalibrationData-collectedUnscaled'.AX23])" office:value-type="string" office:string-value="world; " calcext:value-type="string">
            <text:p>world; </text:p>
          </table:table-cell>
          <table:table-cell table:formula="of:=IF(ISBLANK([$'realWorldCalibrationData-collectedUnscaled'.AY23]);&quot;&quot;;[$'realWorldCalibrationData-collectedUnscaled'.AY23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3]);&quot;&quot;;[$'realWorldCalibrationData-collectedUnscaled'.AZ23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3]);&quot;&quot;;[$'realWorldCalibrationData-collectedUnscaled'.BA23]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 investments oil.Investments in Fossil Fuel Extraction Capital[1]" calcext:value-type="string">
            <text:p>energy investments oil.Investments in Fossil Fuel Extraction Capital[1]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 office:value-type="float" office:value="559616494496.198" calcext:value-type="float">
            <text:p>559616494496.198</text:p>
          </table:table-cell>
          <table:table-cell table:formula="of:=IF([$'realWorldCalibrationData-collectedUnscaled'.AG24];[$'realWorldCalibrationData-collectedUnscaled'.AG24]*[$'realWorldCalibrationData-collectedUnscaled'.$AV24];&quot;&quot;)" office:value-type="float" office:value="615776775698.167" calcext:value-type="float">
            <text:p>615776775698.167</text:p>
          </table:table-cell>
          <table:table-cell table:formula="of:=IF([$'realWorldCalibrationData-collectedUnscaled'.AH24];[$'realWorldCalibrationData-collectedUnscaled'.AH24]*[$'realWorldCalibrationData-collectedUnscaled'.$AV24];&quot;&quot;)" office:value-type="float" office:value="704068168693.11" calcext:value-type="float">
            <text:p>704068168693.11</text:p>
          </table:table-cell>
          <table:table-cell table:formula="of:=IF([$'realWorldCalibrationData-collectedUnscaled'.AI24];[$'realWorldCalibrationData-collectedUnscaled'.AI24]*[$'realWorldCalibrationData-collectedUnscaled'.$AV24];&quot;&quot;)" office:value-type="float" office:value="720064560153.859" calcext:value-type="float">
            <text:p>720064560153.859</text:p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743424903709.25" calcext:value-type="float">
            <text:p>743424903709.25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579545688314.785" calcext:value-type="float">
            <text:p>579545688314.785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460800853094.324" calcext:value-type="float">
            <text:p>460800853094.32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497133228049.838" calcext:value-type="float">
            <text:p>497133228049.838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513970182297.515" calcext:value-type="float">
            <text:p>513970182297.515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486499362209.2" calcext:value-type="float">
            <text:p>486499362209.2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359779127608.261" calcext:value-type="float">
            <text:p>359779127608.261</text:p>
          </table:table-cell>
          <table:table-cell table:formula="of:=IF([$'realWorldCalibrationData-collectedUnscaled'.AQ24];[$'realWorldCalibrationData-collectedUnscaled'.AQ24]*[$'realWorldCalibrationData-collectedUnscaled'.$AV24];&quot;&quot;)" office:value-type="float" office:value="410289990351.292" calcext:value-type="float">
            <text:p>410289990351.292</text:p>
          </table:table-cell>
          <table:table-cell table:formula="of:=IF([$'realWorldCalibrationData-collectedUnscaled'.AR24];[$'realWorldCalibrationData-collectedUnscaled'.AR24]*[$'realWorldCalibrationData-collectedUnscaled'.$AV24];&quot;&quot;)" office:value-type="float" office:value="443963898846.647" calcext:value-type="float">
            <text:p>443963898846.647</text:p>
          </table:table-cell>
          <table:table-cell table:formula="of:=IF([$'realWorldCalibrationData-collectedUnscaled'.AS24];[$'realWorldCalibrationData-collectedUnscaled'.AS24]*[$'realWorldCalibrationData-collectedUnscaled'.$AV24];&quot;&quot;)" office:value-type="float" office:value="468776252474.803" calcext:value-type="float">
            <text:p>468776252474.803</text:p>
          </table:table-cell>
          <table:table-cell/>
          <table:table-cell table:formula="of:=IF(ISBLANK([$'realWorldCalibrationData-collectedUnscaled'.AW24]);&quot;&quot;;[$'realWorldCalibrationData-collectedUnscaled'.AW24])" office:value-type="string" office:string-value="2017G$" calcext:value-type="string">
            <text:p>2017G$</text:p>
          </table:table-cell>
          <table:table-cell table:formula="of:=IF(ISBLANK([$'realWorldCalibrationData-collectedUnscaled'.AX24]);&quot;&quot;;[$'realWorldCalibrationData-collectedUnscaled'.AX24])" office:value-type="string" office:string-value="world; " calcext:value-type="string">
            <text:p>world; </text:p>
          </table:table-cell>
          <table:table-cell table:formula="of:=IF(ISBLANK([$'realWorldCalibrationData-collectedUnscaled'.AY24]);&quot;&quot;;[$'realWorldCalibrationData-collectedUnscaled'.AY24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4]);&quot;&quot;;[$'realWorldCalibrationData-collectedUnscaled'.AZ24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4]);&quot;&quot;;[$'realWorldCalibrationData-collectedUnscaled'.BA24]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 investments gas.Investments in Fossil Fuel Extraction Capital[1]" calcext:value-type="string">
            <text:p>energy investments gas.Investments in Fossil Fuel Extraction Capital[1]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 office:value-type="float" office:value="282485987590.095" calcext:value-type="float">
            <text:p>282485987590.095</text:p>
          </table:table-cell>
          <table:table-cell table:formula="of:=IF([$'realWorldCalibrationData-collectedUnscaled'.AG25];[$'realWorldCalibrationData-collectedUnscaled'.AG25]*[$'realWorldCalibrationData-collectedUnscaled'.$AV25];&quot;&quot;)" office:value-type="float" office:value="308592216844.411" calcext:value-type="float">
            <text:p>308592216844.411</text:p>
          </table:table-cell>
          <table:table-cell table:formula="of:=IF([$'realWorldCalibrationData-collectedUnscaled'.AH25];[$'realWorldCalibrationData-collectedUnscaled'.AH25]*[$'realWorldCalibrationData-collectedUnscaled'.$AV25];&quot;&quot;)" office:value-type="float" office:value="347416195181.935" calcext:value-type="float">
            <text:p>347416195181.935</text:p>
          </table:table-cell>
          <table:table-cell table:formula="of:=IF([$'realWorldCalibrationData-collectedUnscaled'.AI25];[$'realWorldCalibrationData-collectedUnscaled'.AI25]*[$'realWorldCalibrationData-collectedUnscaled'.$AV25];&quot;&quot;)" office:value-type="float" office:value="366160732038.099" calcext:value-type="float">
            <text:p>366160732038.099</text:p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370846500713.002" calcext:value-type="float">
            <text:p>370846500713.002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330535996546.506" calcext:value-type="float">
            <text:p>330535996546.506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281797444776.914" calcext:value-type="float">
            <text:p>281797444776.914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272935889909.715" calcext:value-type="float">
            <text:p>272935889909.715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262302024069.077" calcext:value-type="float">
            <text:p>262302024069.077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240148136901.08" calcext:value-type="float">
            <text:p>240148136901.08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198498829025.247" calcext:value-type="float">
            <text:p>198498829025.247</text:p>
          </table:table-cell>
          <table:table-cell table:formula="of:=IF([$'realWorldCalibrationData-collectedUnscaled'.AQ25];[$'realWorldCalibrationData-collectedUnscaled'.AQ25]*[$'realWorldCalibrationData-collectedUnscaled'.$AV25];&quot;&quot;)" office:value-type="float" office:value="205588072919.006" calcext:value-type="float">
            <text:p>205588072919.006</text:p>
          </table:table-cell>
          <table:table-cell table:formula="of:=IF([$'realWorldCalibrationData-collectedUnscaled'.AR25];[$'realWorldCalibrationData-collectedUnscaled'.AR25]*[$'realWorldCalibrationData-collectedUnscaled'.$AV25];&quot;&quot;)" office:value-type="float" office:value="230400426547.162" calcext:value-type="float">
            <text:p>230400426547.162</text:p>
          </table:table-cell>
          <table:table-cell table:formula="of:=IF([$'realWorldCalibrationData-collectedUnscaled'.AS25];[$'realWorldCalibrationData-collectedUnscaled'.AS25]*[$'realWorldCalibrationData-collectedUnscaled'.$AV25];&quot;&quot;)" office:value-type="float" office:value="244578914334.68" calcext:value-type="float">
            <text:p>244578914334.68</text:p>
          </table:table-cell>
          <table:table-cell/>
          <table:table-cell table:formula="of:=IF(ISBLANK([$'realWorldCalibrationData-collectedUnscaled'.AW25]);&quot;&quot;;[$'realWorldCalibrationData-collectedUnscaled'.AW25])" office:value-type="string" office:string-value="2017G$" calcext:value-type="string">
            <text:p>2017G$</text:p>
          </table:table-cell>
          <table:table-cell table:formula="of:=IF(ISBLANK([$'realWorldCalibrationData-collectedUnscaled'.AX25]);&quot;&quot;;[$'realWorldCalibrationData-collectedUnscaled'.AX25])" office:value-type="string" office:string-value="world; " calcext:value-type="string">
            <text:p>world; </text:p>
          </table:table-cell>
          <table:table-cell table:formula="of:=IF(ISBLANK([$'realWorldCalibrationData-collectedUnscaled'.AY25]);&quot;&quot;;[$'realWorldCalibrationData-collectedUnscaled'.AY25])" office:value-type="string" office:string-value="2010-2014 traced from iea world energy report page 60" calcext:value-type="string">
            <text:p>2010-2014 traced from iea world energy report page 60</text:p>
          </table:table-cell>
          <table:table-cell table:formula="of:=IF(ISBLANK([$'realWorldCalibrationData-collectedUnscaled'.AZ25]);&quot;&quot;;[$'realWorldCalibrationData-collectedUnscaled'.AZ25])" office:value-type="string" office:string-value="2015-2023 iea world energy investment 2023 data file" calcext:value-type="string">
            <text:p>2015-2023 iea world energy investment 2023 data file</text:p>
          </table:table-cell>
          <table:table-cell table:formula="of:=IF(ISBLANK([$'realWorldCalibrationData-collectedUnscaled'.BA25]);&quot;&quot;;[$'realWorldCalibrationData-collectedUnscaled'.BA25]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 investments.Investments in Fossil Energy Capital[1]" calcext:value-type="string">
            <text:p>energy investments.Investments in Fossil Energy Capital[1]</text:p>
          </table:table-cell>
          <table:table-cell table:formula="of:=IF([$'realWorldCalibrationData-collectedUnscaled'.B26];[$'realWorldCalibrationData-collectedUnscaled'.B26]*[$'realWorldCalibrationData-collectedUnscaled'.$AV26];&quot;&quot;)">
            <text:p/>
          </table:table-cell>
          <table:table-cell table:formula="of:=IF([$'realWorldCalibrationData-collectedUnscaled'.C26];[$'realWorldCalibrationData-collectedUnscaled'.C26]*[$'realWorldCalibrationData-collectedUnscaled'.$AV26];&quot;&quot;)">
            <text:p/>
          </table:table-cell>
          <table:table-cell table:formula="of:=IF([$'realWorldCalibrationData-collectedUnscaled'.D26];[$'realWorldCalibrationData-collectedUnscaled'.D26]*[$'realWorldCalibrationData-collectedUnscaled'.$AV26];&quot;&quot;)">
            <text:p/>
          </table:table-cell>
          <table:table-cell table:formula="of:=IF([$'realWorldCalibrationData-collectedUnscaled'.E26];[$'realWorldCalibrationData-collectedUnscaled'.E26]*[$'realWorldCalibrationData-collectedUnscaled'.$AV26];&quot;&quot;)">
            <text:p/>
          </table:table-cell>
          <table:table-cell table:formula="of:=IF([$'realWorldCalibrationData-collectedUnscaled'.F26];[$'realWorldCalibrationData-collectedUnscaled'.F26]*[$'realWorldCalibrationData-collectedUnscaled'.$AV26];&quot;&quot;)">
            <text:p/>
          </table:table-cell>
          <table:table-cell table:formula="of:=IF([$'realWorldCalibrationData-collectedUnscaled'.G26];[$'realWorldCalibrationData-collectedUnscaled'.G26]*[$'realWorldCalibrationData-collectedUnscaled'.$AV26];&quot;&quot;)">
            <text:p/>
          </table:table-cell>
          <table:table-cell table:formula="of:=IF([$'realWorldCalibrationData-collectedUnscaled'.H26];[$'realWorldCalibrationData-collectedUnscaled'.H26]*[$'realWorldCalibrationData-collectedUnscaled'.$AV26];&quot;&quot;)">
            <text:p/>
          </table:table-cell>
          <table:table-cell table:formula="of:=IF([$'realWorldCalibrationData-collectedUnscaled'.I26];[$'realWorldCalibrationData-collectedUnscaled'.I26]*[$'realWorldCalibrationData-collectedUnscaled'.$AV26];&quot;&quot;)">
            <text:p/>
          </table:table-cell>
          <table:table-cell table:formula="of:=IF([$'realWorldCalibrationData-collectedUnscaled'.J26];[$'realWorldCalibrationData-collectedUnscaled'.J26]*[$'realWorldCalibrationData-collectedUnscaled'.$AV26];&quot;&quot;)">
            <text:p/>
          </table:table-cell>
          <table:table-cell table:formula="of:=IF([$'realWorldCalibrationData-collectedUnscaled'.K26];[$'realWorldCalibrationData-collectedUnscaled'.K26]*[$'realWorldCalibrationData-collectedUnscaled'.$AV26];&quot;&quot;)">
            <text:p/>
          </table:table-cell>
          <table:table-cell table:formula="of:=IF([$'realWorldCalibrationData-collectedUnscaled'.L26];[$'realWorldCalibrationData-collectedUnscaled'.L26]*[$'realWorldCalibrationData-collectedUnscaled'.$AV26];&quot;&quot;)">
            <text:p/>
          </table:table-cell>
          <table:table-cell table:formula="of:=IF([$'realWorldCalibrationData-collectedUnscaled'.M26];[$'realWorldCalibrationData-collectedUnscaled'.M26]*[$'realWorldCalibrationData-collectedUnscaled'.$AV26];&quot;&quot;)">
            <text:p/>
          </table:table-cell>
          <table:table-cell table:formula="of:=IF([$'realWorldCalibrationData-collectedUnscaled'.N26];[$'realWorldCalibrationData-collectedUnscaled'.N26]*[$'realWorldCalibrationData-collectedUnscaled'.$AV26];&quot;&quot;)">
            <text:p/>
          </table:table-cell>
          <table:table-cell table:formula="of:=IF([$'realWorldCalibrationData-collectedUnscaled'.O26];[$'realWorldCalibrationData-collectedUnscaled'.O26]*[$'realWorldCalibrationData-collectedUnscaled'.$AV26];&quot;&quot;)">
            <text:p/>
          </table:table-cell>
          <table:table-cell table:formula="of:=IF([$'realWorldCalibrationData-collectedUnscaled'.P26];[$'realWorldCalibrationData-collectedUnscaled'.P26]*[$'realWorldCalibrationData-collectedUnscaled'.$AV26];&quot;&quot;)">
            <text:p/>
          </table:table-cell>
          <table:table-cell table:formula="of:=IF([$'realWorldCalibrationData-collectedUnscaled'.Q26];[$'realWorldCalibrationData-collectedUnscaled'.Q26]*[$'realWorldCalibrationData-collectedUnscaled'.$AV26];&quot;&quot;)">
            <text:p/>
          </table:table-cell>
          <table:table-cell table:formula="of:=IF([$'realWorldCalibrationData-collectedUnscaled'.R26];[$'realWorldCalibrationData-collectedUnscaled'.R26]*[$'realWorldCalibrationData-collectedUnscaled'.$AV26];&quot;&quot;)">
            <text:p/>
          </table:table-cell>
          <table:table-cell table:formula="of:=IF([$'realWorldCalibrationData-collectedUnscaled'.S26];[$'realWorldCalibrationData-collectedUnscaled'.S26]*[$'realWorldCalibrationData-collectedUnscaled'.$AV26];&quot;&quot;)">
            <text:p/>
          </table:table-cell>
          <table:table-cell table:formula="of:=IF([$'realWorldCalibrationData-collectedUnscaled'.T26];[$'realWorldCalibrationData-collectedUnscaled'.T26]*[$'realWorldCalibrationData-collectedUnscaled'.$AV26];&quot;&quot;)">
            <text:p/>
          </table:table-cell>
          <table:table-cell table:formula="of:=IF([$'realWorldCalibrationData-collectedUnscaled'.U26];[$'realWorldCalibrationData-collectedUnscaled'.U26]*[$'realWorldCalibrationData-collectedUnscaled'.$AV26];&quot;&quot;)">
            <text:p/>
          </table:table-cell>
          <table:table-cell table:formula="of:=IF([$'realWorldCalibrationData-collectedUnscaled'.V26];[$'realWorldCalibrationData-collectedUnscaled'.V26]*[$'realWorldCalibrationData-collectedUnscaled'.$AV26];&quot;&quot;)">
            <text:p/>
          </table:table-cell>
          <table:table-cell table:formula="of:=IF([$'realWorldCalibrationData-collectedUnscaled'.W26];[$'realWorldCalibrationData-collectedUnscaled'.W26]*[$'realWorldCalibrationData-collectedUnscaled'.$AV26];&quot;&quot;)">
            <text:p/>
          </table:table-cell>
          <table:table-cell table:formula="of:=IF([$'realWorldCalibrationData-collectedUnscaled'.X26];[$'realWorldCalibrationData-collectedUnscaled'.X26]*[$'realWorldCalibrationData-collectedUnscaled'.$AV26];&quot;&quot;)">
            <text:p/>
          </table:table-cell>
          <table:table-cell table:formula="of:=IF([$'realWorldCalibrationData-collectedUnscaled'.Y26];[$'realWorldCalibrationData-collectedUnscaled'.Y26]*[$'realWorldCalibrationData-collectedUnscaled'.$AV26];&quot;&quot;)">
            <text:p/>
          </table:table-cell>
          <table:table-cell table:formula="of:=IF([$'realWorldCalibrationData-collectedUnscaled'.Z26];[$'realWorldCalibrationData-collectedUnscaled'.Z26]*[$'realWorldCalibrationData-collectedUnscaled'.$AV26];&quot;&quot;)">
            <text:p/>
          </table:table-cell>
          <table:table-cell table:formula="of:=IF([$'realWorldCalibrationData-collectedUnscaled'.AA26];[$'realWorldCalibrationData-collectedUnscaled'.AA26]*[$'realWorldCalibrationData-collectedUnscaled'.$AV26];&quot;&quot;)">
            <text:p/>
          </table:table-cell>
          <table:table-cell table:formula="of:=IF([$'realWorldCalibrationData-collectedUnscaled'.AB26];[$'realWorldCalibrationData-collectedUnscaled'.AB26]*[$'realWorldCalibrationData-collectedUnscaled'.$AV26];&quot;&quot;)">
            <text:p/>
          </table:table-cell>
          <table:table-cell table:formula="of:=IF([$'realWorldCalibrationData-collectedUnscaled'.AC26];[$'realWorldCalibrationData-collectedUnscaled'.AC26]*[$'realWorldCalibrationData-collectedUnscaled'.$AV26];&quot;&quot;)">
            <text:p/>
          </table:table-cell>
          <table:table-cell table:formula="of:=IF([$'realWorldCalibrationData-collectedUnscaled'.AD26];[$'realWorldCalibrationData-collectedUnscaled'.AD26]*[$'realWorldCalibrationData-collectedUnscaled'.$AV26];&quot;&quot;)">
            <text:p/>
          </table:table-cell>
          <table:table-cell table:formula="of:=IF([$'realWorldCalibrationData-collectedUnscaled'.AE26];[$'realWorldCalibrationData-collectedUnscaled'.AE26]*[$'realWorldCalibrationData-collectedUnscaled'.$AV26];&quot;&quot;)">
            <text:p/>
          </table:table-cell>
          <table:table-cell table:formula="of:=IF([$'realWorldCalibrationData-collectedUnscaled'.AF26];[$'realWorldCalibrationData-collectedUnscaled'.AF26]*[$'realWorldCalibrationData-collectedUnscaled'.$AV26];&quot;&quot;)">
            <text:p/>
          </table:table-cell>
          <table:table-cell table:formula="of:=IF([$'realWorldCalibrationData-collectedUnscaled'.AG26];[$'realWorldCalibrationData-collectedUnscaled'.AG26]*[$'realWorldCalibrationData-collectedUnscaled'.$AV26];&quot;&quot;)">
            <text:p/>
          </table:table-cell>
          <table:table-cell table:formula="of:=IF([$'realWorldCalibrationData-collectedUnscaled'.AH26];[$'realWorldCalibrationData-collectedUnscaled'.AH26]*[$'realWorldCalibrationData-collectedUnscaled'.$AV26];&quot;&quot;)">
            <text:p/>
          </table:table-cell>
          <table:table-cell table:formula="of:=IF([$'realWorldCalibrationData-collectedUnscaled'.AI26];[$'realWorldCalibrationData-collectedUnscaled'.AI26]*[$'realWorldCalibrationData-collectedUnscaled'.$AV26];&quot;&quot;)">
            <text:p/>
          </table:table-cell>
          <table:table-cell table:formula="of:=IF([$'realWorldCalibrationData-collectedUnscaled'.AJ26];[$'realWorldCalibrationData-collectedUnscaled'.AJ26]*[$'realWorldCalibrationData-collectedUnscaled'.$AV26];&quot;&quot;)">
            <text:p/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151532588229.095" calcext:value-type="float">
            <text:p>151532588229.09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147190426344.168" calcext:value-type="float">
            <text:p>147190426344.168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135847636114.154" calcext:value-type="float">
            <text:p>135847636114.15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122112226069.996" calcext:value-type="float">
            <text:p>122112226069.996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119099297415.148" calcext:value-type="float">
            <text:p>119099297415.148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94464174884.3364" calcext:value-type="float">
            <text:p>94464174884.3364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95084483725.0403" calcext:value-type="float">
            <text:p>95084483725.0403</text:p>
          </table:table-cell>
          <table:table-cell table:formula="of:=IF([$'realWorldCalibrationData-collectedUnscaled'.AR26];[$'realWorldCalibrationData-collectedUnscaled'.AR26]*[$'realWorldCalibrationData-collectedUnscaled'.$AV26];&quot;&quot;)" office:value-type="float" office:value="94464174884.3364" calcext:value-type="float">
            <text:p>94464174884.3364</text:p>
          </table:table-cell>
          <table:table-cell table:formula="of:=IF([$'realWorldCalibrationData-collectedUnscaled'.AS26];[$'realWorldCalibrationData-collectedUnscaled'.AS26]*[$'realWorldCalibrationData-collectedUnscaled'.$AV26];&quot;&quot;)" office:value-type="float" office:value="86843237698.5457" calcext:value-type="float">
            <text:p>86843237698.5457</text:p>
          </table:table-cell>
          <table:table-cell/>
          <table:table-cell table:formula="of:=IF(ISBLANK([$'realWorldCalibrationData-collectedUnscaled'.AW26]);&quot;&quot;;[$'realWorldCalibrationData-collectedUnscaled'.AW26])" office:value-type="string" office:string-value="2017G$" calcext:value-type="string">
            <text:p>2017G$</text:p>
          </table:table-cell>
          <table:table-cell table:formula="of:=IF(ISBLANK([$'realWorldCalibrationData-collectedUnscaled'.AX26]);&quot;&quot;;[$'realWorldCalibrationData-collectedUnscaled'.AX26])" office:value-type="string" office:string-value="world; summed over coal and oil and gas" calcext:value-type="string">
            <text:p>world; summed over coal and oil and gas</text:p>
          </table:table-cell>
          <table:table-cell table:formula="of:=IF(ISBLANK([$'realWorldCalibrationData-collectedUnscaled'.AY26]);&quot;&quot;;[$'realWorldCalibrationData-collectedUnscaled'.AY26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6]);&quot;&quot;;[$'realWorldCalibrationData-collectedUnscaled'.AZ26])">
            <text:p/>
          </table:table-cell>
          <table:table-cell table:formula="of:=IF(ISBLANK([$'realWorldCalibrationData-collectedUnscaled'.BA26]);&quot;&quot;;[$'realWorldCalibrationData-collectedUnscaled'.BA26]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 investments coal.Investments in Fossil Energy Capital[1]" calcext:value-type="string">
            <text:p>energy investments coal.Investments in Fossil Energy Capital[1]</text:p>
          </table:table-cell>
          <table:table-cell table:formula="of:=IF([$'realWorldCalibrationData-collectedUnscaled'.B27];[$'realWorldCalibrationData-collectedUnscaled'.B27]*[$'realWorldCalibrationData-collectedUnscaled'.$AV27];&quot;&quot;)">
            <text:p/>
          </table:table-cell>
          <table:table-cell table:formula="of:=IF([$'realWorldCalibrationData-collectedUnscaled'.C27];[$'realWorldCalibrationData-collectedUnscaled'.C27]*[$'realWorldCalibrationData-collectedUnscaled'.$AV27];&quot;&quot;)">
            <text:p/>
          </table:table-cell>
          <table:table-cell table:formula="of:=IF([$'realWorldCalibrationData-collectedUnscaled'.D27];[$'realWorldCalibrationData-collectedUnscaled'.D27]*[$'realWorldCalibrationData-collectedUnscaled'.$AV27];&quot;&quot;)">
            <text:p/>
          </table:table-cell>
          <table:table-cell table:formula="of:=IF([$'realWorldCalibrationData-collectedUnscaled'.E27];[$'realWorldCalibrationData-collectedUnscaled'.E27]*[$'realWorldCalibrationData-collectedUnscaled'.$AV27];&quot;&quot;)">
            <text:p/>
          </table:table-cell>
          <table:table-cell table:formula="of:=IF([$'realWorldCalibrationData-collectedUnscaled'.F27];[$'realWorldCalibrationData-collectedUnscaled'.F27]*[$'realWorldCalibrationData-collectedUnscaled'.$AV27];&quot;&quot;)">
            <text:p/>
          </table:table-cell>
          <table:table-cell table:formula="of:=IF([$'realWorldCalibrationData-collectedUnscaled'.G27];[$'realWorldCalibrationData-collectedUnscaled'.G27]*[$'realWorldCalibrationData-collectedUnscaled'.$AV27];&quot;&quot;)">
            <text:p/>
          </table:table-cell>
          <table:table-cell table:formula="of:=IF([$'realWorldCalibrationData-collectedUnscaled'.H27];[$'realWorldCalibrationData-collectedUnscaled'.H27]*[$'realWorldCalibrationData-collectedUnscaled'.$AV27];&quot;&quot;)">
            <text:p/>
          </table:table-cell>
          <table:table-cell table:formula="of:=IF([$'realWorldCalibrationData-collectedUnscaled'.I27];[$'realWorldCalibrationData-collectedUnscaled'.I27]*[$'realWorldCalibrationData-collectedUnscaled'.$AV27];&quot;&quot;)">
            <text:p/>
          </table:table-cell>
          <table:table-cell table:formula="of:=IF([$'realWorldCalibrationData-collectedUnscaled'.J27];[$'realWorldCalibrationData-collectedUnscaled'.J27]*[$'realWorldCalibrationData-collectedUnscaled'.$AV27];&quot;&quot;)">
            <text:p/>
          </table:table-cell>
          <table:table-cell table:formula="of:=IF([$'realWorldCalibrationData-collectedUnscaled'.K27];[$'realWorldCalibrationData-collectedUnscaled'.K27]*[$'realWorldCalibrationData-collectedUnscaled'.$AV27];&quot;&quot;)">
            <text:p/>
          </table:table-cell>
          <table:table-cell table:formula="of:=IF([$'realWorldCalibrationData-collectedUnscaled'.L27];[$'realWorldCalibrationData-collectedUnscaled'.L27]*[$'realWorldCalibrationData-collectedUnscaled'.$AV27];&quot;&quot;)">
            <text:p/>
          </table:table-cell>
          <table:table-cell table:formula="of:=IF([$'realWorldCalibrationData-collectedUnscaled'.M27];[$'realWorldCalibrationData-collectedUnscaled'.M27]*[$'realWorldCalibrationData-collectedUnscaled'.$AV27];&quot;&quot;)">
            <text:p/>
          </table:table-cell>
          <table:table-cell table:formula="of:=IF([$'realWorldCalibrationData-collectedUnscaled'.N27];[$'realWorldCalibrationData-collectedUnscaled'.N27]*[$'realWorldCalibrationData-collectedUnscaled'.$AV27];&quot;&quot;)">
            <text:p/>
          </table:table-cell>
          <table:table-cell table:formula="of:=IF([$'realWorldCalibrationData-collectedUnscaled'.O27];[$'realWorldCalibrationData-collectedUnscaled'.O27]*[$'realWorldCalibrationData-collectedUnscaled'.$AV27];&quot;&quot;)">
            <text:p/>
          </table:table-cell>
          <table:table-cell table:formula="of:=IF([$'realWorldCalibrationData-collectedUnscaled'.P27];[$'realWorldCalibrationData-collectedUnscaled'.P27]*[$'realWorldCalibrationData-collectedUnscaled'.$AV27];&quot;&quot;)">
            <text:p/>
          </table:table-cell>
          <table:table-cell table:formula="of:=IF([$'realWorldCalibrationData-collectedUnscaled'.Q27];[$'realWorldCalibrationData-collectedUnscaled'.Q27]*[$'realWorldCalibrationData-collectedUnscaled'.$AV27];&quot;&quot;)">
            <text:p/>
          </table:table-cell>
          <table:table-cell table:formula="of:=IF([$'realWorldCalibrationData-collectedUnscaled'.R27];[$'realWorldCalibrationData-collectedUnscaled'.R27]*[$'realWorldCalibrationData-collectedUnscaled'.$AV27];&quot;&quot;)">
            <text:p/>
          </table:table-cell>
          <table:table-cell table:formula="of:=IF([$'realWorldCalibrationData-collectedUnscaled'.S27];[$'realWorldCalibrationData-collectedUnscaled'.S27]*[$'realWorldCalibrationData-collectedUnscaled'.$AV27];&quot;&quot;)">
            <text:p/>
          </table:table-cell>
          <table:table-cell table:formula="of:=IF([$'realWorldCalibrationData-collectedUnscaled'.T27];[$'realWorldCalibrationData-collectedUnscaled'.T27]*[$'realWorldCalibrationData-collectedUnscaled'.$AV27];&quot;&quot;)">
            <text:p/>
          </table:table-cell>
          <table:table-cell table:formula="of:=IF([$'realWorldCalibrationData-collectedUnscaled'.U27];[$'realWorldCalibrationData-collectedUnscaled'.U27]*[$'realWorldCalibrationData-collectedUnscaled'.$AV27];&quot;&quot;)">
            <text:p/>
          </table:table-cell>
          <table:table-cell table:formula="of:=IF([$'realWorldCalibrationData-collectedUnscaled'.V27];[$'realWorldCalibrationData-collectedUnscaled'.V27]*[$'realWorldCalibrationData-collectedUnscaled'.$AV27];&quot;&quot;)">
            <text:p/>
          </table:table-cell>
          <table:table-cell table:formula="of:=IF([$'realWorldCalibrationData-collectedUnscaled'.W27];[$'realWorldCalibrationData-collectedUnscaled'.W27]*[$'realWorldCalibrationData-collectedUnscaled'.$AV27];&quot;&quot;)">
            <text:p/>
          </table:table-cell>
          <table:table-cell table:formula="of:=IF([$'realWorldCalibrationData-collectedUnscaled'.X27];[$'realWorldCalibrationData-collectedUnscaled'.X27]*[$'realWorldCalibrationData-collectedUnscaled'.$AV27];&quot;&quot;)">
            <text:p/>
          </table:table-cell>
          <table:table-cell table:formula="of:=IF([$'realWorldCalibrationData-collectedUnscaled'.Y27];[$'realWorldCalibrationData-collectedUnscaled'.Y27]*[$'realWorldCalibrationData-collectedUnscaled'.$AV27];&quot;&quot;)">
            <text:p/>
          </table:table-cell>
          <table:table-cell table:formula="of:=IF([$'realWorldCalibrationData-collectedUnscaled'.Z27];[$'realWorldCalibrationData-collectedUnscaled'.Z27]*[$'realWorldCalibrationData-collectedUnscaled'.$AV27];&quot;&quot;)">
            <text:p/>
          </table:table-cell>
          <table:table-cell table:formula="of:=IF([$'realWorldCalibrationData-collectedUnscaled'.AA27];[$'realWorldCalibrationData-collectedUnscaled'.AA27]*[$'realWorldCalibrationData-collectedUnscaled'.$AV27];&quot;&quot;)">
            <text:p/>
          </table:table-cell>
          <table:table-cell table:formula="of:=IF([$'realWorldCalibrationData-collectedUnscaled'.AB27];[$'realWorldCalibrationData-collectedUnscaled'.AB27]*[$'realWorldCalibrationData-collectedUnscaled'.$AV27];&quot;&quot;)">
            <text:p/>
          </table:table-cell>
          <table:table-cell table:formula="of:=IF([$'realWorldCalibrationData-collectedUnscaled'.AC27];[$'realWorldCalibrationData-collectedUnscaled'.AC27]*[$'realWorldCalibrationData-collectedUnscaled'.$AV27];&quot;&quot;)">
            <text:p/>
          </table:table-cell>
          <table:table-cell table:formula="of:=IF([$'realWorldCalibrationData-collectedUnscaled'.AD27];[$'realWorldCalibrationData-collectedUnscaled'.AD27]*[$'realWorldCalibrationData-collectedUnscaled'.$AV27];&quot;&quot;)">
            <text:p/>
          </table:table-cell>
          <table:table-cell table:formula="of:=IF([$'realWorldCalibrationData-collectedUnscaled'.AE27];[$'realWorldCalibrationData-collectedUnscaled'.AE27]*[$'realWorldCalibrationData-collectedUnscaled'.$AV27];&quot;&quot;)">
            <text:p/>
          </table:table-cell>
          <table:table-cell table:formula="of:=IF([$'realWorldCalibrationData-collectedUnscaled'.AF27];[$'realWorldCalibrationData-collectedUnscaled'.AF27]*[$'realWorldCalibrationData-collectedUnscaled'.$AV27];&quot;&quot;)">
            <text:p/>
          </table:table-cell>
          <table:table-cell table:formula="of:=IF([$'realWorldCalibrationData-collectedUnscaled'.AG27];[$'realWorldCalibrationData-collectedUnscaled'.AG27]*[$'realWorldCalibrationData-collectedUnscaled'.$AV27];&quot;&quot;)">
            <text:p/>
          </table:table-cell>
          <table:table-cell table:formula="of:=IF([$'realWorldCalibrationData-collectedUnscaled'.AH27];[$'realWorldCalibrationData-collectedUnscaled'.AH27]*[$'realWorldCalibrationData-collectedUnscaled'.$AV27];&quot;&quot;)">
            <text:p/>
          </table:table-cell>
          <table:table-cell table:formula="of:=IF([$'realWorldCalibrationData-collectedUnscaled'.AI27];[$'realWorldCalibrationData-collectedUnscaled'.AI27]*[$'realWorldCalibrationData-collectedUnscaled'.$AV27];&quot;&quot;)">
            <text:p/>
          </table:table-cell>
          <table:table-cell table:formula="of:=IF([$'realWorldCalibrationData-collectedUnscaled'.AJ27];[$'realWorldCalibrationData-collectedUnscaled'.AJ27]*[$'realWorldCalibrationData-collectedUnscaled'.$AV27];&quot;&quot;)">
            <text:p/>
          </table:table-cell>
          <table:table-cell table:formula="of:=IF([$'realWorldCalibrationData-collectedUnscaled'.AK27];[$'realWorldCalibrationData-collectedUnscaled'.AK27]*[$'realWorldCalibrationData-collectedUnscaled'.$AV27];&quot;&quot;)" office:value-type="float" office:value="76652449601.2674" calcext:value-type="float">
            <text:p>76652449601.2674</text:p>
          </table:table-cell>
          <table:table-cell table:formula="of:=IF([$'realWorldCalibrationData-collectedUnscaled'.AL27];[$'realWorldCalibrationData-collectedUnscaled'.AL27]*[$'realWorldCalibrationData-collectedUnscaled'.$AV27];&quot;&quot;)" office:value-type="float" office:value="68854281318.1327" calcext:value-type="float">
            <text:p>68854281318.1327</text:p>
          </table:table-cell>
          <table:table-cell table:formula="of:=IF([$'realWorldCalibrationData-collectedUnscaled'.AM27];[$'realWorldCalibrationData-collectedUnscaled'.AM27]*[$'realWorldCalibrationData-collectedUnscaled'.$AV27];&quot;&quot;)" office:value-type="float" office:value="63005655105.7816" calcext:value-type="float">
            <text:p>63005655105.7816</text:p>
          </table:table-cell>
          <table:table-cell table:formula="of:=IF([$'realWorldCalibrationData-collectedUnscaled'.AN27];[$'realWorldCalibrationData-collectedUnscaled'.AN27]*[$'realWorldCalibrationData-collectedUnscaled'.$AV27];&quot;&quot;)" office:value-type="float" office:value="61233344132.3419" calcext:value-type="float">
            <text:p>61233344132.3419</text:p>
          </table:table-cell>
          <table:table-cell table:formula="of:=IF([$'realWorldCalibrationData-collectedUnscaled'.AO27];[$'realWorldCalibrationData-collectedUnscaled'.AO27]*[$'realWorldCalibrationData-collectedUnscaled'.$AV27];&quot;&quot;)" office:value-type="float" office:value="59638264256.2462" calcext:value-type="float">
            <text:p>59638264256.2462</text:p>
          </table:table-cell>
          <table:table-cell table:formula="of:=IF([$'realWorldCalibrationData-collectedUnscaled'.AP27];[$'realWorldCalibrationData-collectedUnscaled'.AP27]*[$'realWorldCalibrationData-collectedUnscaled'.$AV27];&quot;&quot;)" office:value-type="float" office:value="52637635911.1593" calcext:value-type="float">
            <text:p>52637635911.1593</text:p>
          </table:table-cell>
          <table:table-cell table:formula="of:=IF([$'realWorldCalibrationData-collectedUnscaled'.AQ27];[$'realWorldCalibrationData-collectedUnscaled'.AQ27]*[$'realWorldCalibrationData-collectedUnscaled'.$AV27];&quot;&quot;)" office:value-type="float" office:value="44928083176.6966" calcext:value-type="float">
            <text:p>44928083176.6966</text:p>
          </table:table-cell>
          <table:table-cell table:formula="of:=IF([$'realWorldCalibrationData-collectedUnscaled'.AR27];[$'realWorldCalibrationData-collectedUnscaled'.AR27]*[$'realWorldCalibrationData-collectedUnscaled'.$AV27];&quot;&quot;)" office:value-type="float" office:value="37661608185.5938" calcext:value-type="float">
            <text:p>37661608185.5938</text:p>
          </table:table-cell>
          <table:table-cell table:formula="of:=IF([$'realWorldCalibrationData-collectedUnscaled'.AS27];[$'realWorldCalibrationData-collectedUnscaled'.AS27]*[$'realWorldCalibrationData-collectedUnscaled'.$AV27];&quot;&quot;)" office:value-type="float" office:value="30129286548.475" calcext:value-type="float">
            <text:p>30129286548.475</text:p>
          </table:table-cell>
          <table:table-cell/>
          <table:table-cell table:formula="of:=IF(ISBLANK([$'realWorldCalibrationData-collectedUnscaled'.AW27]);&quot;&quot;;[$'realWorldCalibrationData-collectedUnscaled'.AW27])" office:value-type="string" office:string-value="2017G$" calcext:value-type="string">
            <text:p>2017G$</text:p>
          </table:table-cell>
          <table:table-cell table:formula="of:=IF(ISBLANK([$'realWorldCalibrationData-collectedUnscaled'.AX27]);&quot;&quot;;[$'realWorldCalibrationData-collectedUnscaled'.AX27])" office:value-type="string" office:string-value="world" calcext:value-type="string">
            <text:p>world</text:p>
          </table:table-cell>
          <table:table-cell table:formula="of:=IF(ISBLANK([$'realWorldCalibrationData-collectedUnscaled'.AY27]);&quot;&quot;;[$'realWorldCalibrationData-collectedUnscaled'.AY27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7]);&quot;&quot;;[$'realWorldCalibrationData-collectedUnscaled'.AZ27])">
            <text:p/>
          </table:table-cell>
          <table:table-cell table:formula="of:=IF(ISBLANK([$'realWorldCalibrationData-collectedUnscaled'.BA27]);&quot;&quot;;[$'realWorldCalibrationData-collectedUnscaled'.BA27]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 investments.Investments in Fossil Energy Capital oil and gas[1]" calcext:value-type="string">
            <text:p>energy investments.Investments in Fossil Energy Capital oil and gas[1]</text:p>
          </table:table-cell>
          <table:table-cell table:formula="of:=IF([$'realWorldCalibrationData-collectedUnscaled'.B28];[$'realWorldCalibrationData-collectedUnscaled'.B28]*[$'realWorldCalibrationData-collectedUnscaled'.$AV28];&quot;&quot;)">
            <text:p/>
          </table:table-cell>
          <table:table-cell table:formula="of:=IF([$'realWorldCalibrationData-collectedUnscaled'.C28];[$'realWorldCalibrationData-collectedUnscaled'.C28]*[$'realWorldCalibrationData-collectedUnscaled'.$AV28];&quot;&quot;)">
            <text:p/>
          </table:table-cell>
          <table:table-cell table:formula="of:=IF([$'realWorldCalibrationData-collectedUnscaled'.D28];[$'realWorldCalibrationData-collectedUnscaled'.D28]*[$'realWorldCalibrationData-collectedUnscaled'.$AV28];&quot;&quot;)">
            <text:p/>
          </table:table-cell>
          <table:table-cell table:formula="of:=IF([$'realWorldCalibrationData-collectedUnscaled'.E28];[$'realWorldCalibrationData-collectedUnscaled'.E28]*[$'realWorldCalibrationData-collectedUnscaled'.$AV28];&quot;&quot;)">
            <text:p/>
          </table:table-cell>
          <table:table-cell table:formula="of:=IF([$'realWorldCalibrationData-collectedUnscaled'.F28];[$'realWorldCalibrationData-collectedUnscaled'.F28]*[$'realWorldCalibrationData-collectedUnscaled'.$AV28];&quot;&quot;)">
            <text:p/>
          </table:table-cell>
          <table:table-cell table:formula="of:=IF([$'realWorldCalibrationData-collectedUnscaled'.G28];[$'realWorldCalibrationData-collectedUnscaled'.G28]*[$'realWorldCalibrationData-collectedUnscaled'.$AV28];&quot;&quot;)">
            <text:p/>
          </table:table-cell>
          <table:table-cell table:formula="of:=IF([$'realWorldCalibrationData-collectedUnscaled'.H28];[$'realWorldCalibrationData-collectedUnscaled'.H28]*[$'realWorldCalibrationData-collectedUnscaled'.$AV28];&quot;&quot;)">
            <text:p/>
          </table:table-cell>
          <table:table-cell table:formula="of:=IF([$'realWorldCalibrationData-collectedUnscaled'.I28];[$'realWorldCalibrationData-collectedUnscaled'.I28]*[$'realWorldCalibrationData-collectedUnscaled'.$AV28];&quot;&quot;)">
            <text:p/>
          </table:table-cell>
          <table:table-cell table:formula="of:=IF([$'realWorldCalibrationData-collectedUnscaled'.J28];[$'realWorldCalibrationData-collectedUnscaled'.J28]*[$'realWorldCalibrationData-collectedUnscaled'.$AV28];&quot;&quot;)">
            <text:p/>
          </table:table-cell>
          <table:table-cell table:formula="of:=IF([$'realWorldCalibrationData-collectedUnscaled'.K28];[$'realWorldCalibrationData-collectedUnscaled'.K28]*[$'realWorldCalibrationData-collectedUnscaled'.$AV28];&quot;&quot;)">
            <text:p/>
          </table:table-cell>
          <table:table-cell table:formula="of:=IF([$'realWorldCalibrationData-collectedUnscaled'.L28];[$'realWorldCalibrationData-collectedUnscaled'.L28]*[$'realWorldCalibrationData-collectedUnscaled'.$AV28];&quot;&quot;)">
            <text:p/>
          </table:table-cell>
          <table:table-cell table:formula="of:=IF([$'realWorldCalibrationData-collectedUnscaled'.M28];[$'realWorldCalibrationData-collectedUnscaled'.M28]*[$'realWorldCalibrationData-collectedUnscaled'.$AV28];&quot;&quot;)">
            <text:p/>
          </table:table-cell>
          <table:table-cell table:formula="of:=IF([$'realWorldCalibrationData-collectedUnscaled'.N28];[$'realWorldCalibrationData-collectedUnscaled'.N28]*[$'realWorldCalibrationData-collectedUnscaled'.$AV28];&quot;&quot;)">
            <text:p/>
          </table:table-cell>
          <table:table-cell table:formula="of:=IF([$'realWorldCalibrationData-collectedUnscaled'.O28];[$'realWorldCalibrationData-collectedUnscaled'.O28]*[$'realWorldCalibrationData-collectedUnscaled'.$AV28];&quot;&quot;)">
            <text:p/>
          </table:table-cell>
          <table:table-cell table:formula="of:=IF([$'realWorldCalibrationData-collectedUnscaled'.P28];[$'realWorldCalibrationData-collectedUnscaled'.P28]*[$'realWorldCalibrationData-collectedUnscaled'.$AV28];&quot;&quot;)">
            <text:p/>
          </table:table-cell>
          <table:table-cell table:formula="of:=IF([$'realWorldCalibrationData-collectedUnscaled'.Q28];[$'realWorldCalibrationData-collectedUnscaled'.Q28]*[$'realWorldCalibrationData-collectedUnscaled'.$AV28];&quot;&quot;)">
            <text:p/>
          </table:table-cell>
          <table:table-cell table:formula="of:=IF([$'realWorldCalibrationData-collectedUnscaled'.R28];[$'realWorldCalibrationData-collectedUnscaled'.R28]*[$'realWorldCalibrationData-collectedUnscaled'.$AV28];&quot;&quot;)">
            <text:p/>
          </table:table-cell>
          <table:table-cell table:formula="of:=IF([$'realWorldCalibrationData-collectedUnscaled'.S28];[$'realWorldCalibrationData-collectedUnscaled'.S28]*[$'realWorldCalibrationData-collectedUnscaled'.$AV28];&quot;&quot;)">
            <text:p/>
          </table:table-cell>
          <table:table-cell table:formula="of:=IF([$'realWorldCalibrationData-collectedUnscaled'.T28];[$'realWorldCalibrationData-collectedUnscaled'.T28]*[$'realWorldCalibrationData-collectedUnscaled'.$AV28];&quot;&quot;)">
            <text:p/>
          </table:table-cell>
          <table:table-cell table:formula="of:=IF([$'realWorldCalibrationData-collectedUnscaled'.U28];[$'realWorldCalibrationData-collectedUnscaled'.U28]*[$'realWorldCalibrationData-collectedUnscaled'.$AV28];&quot;&quot;)">
            <text:p/>
          </table:table-cell>
          <table:table-cell table:formula="of:=IF([$'realWorldCalibrationData-collectedUnscaled'.V28];[$'realWorldCalibrationData-collectedUnscaled'.V28]*[$'realWorldCalibrationData-collectedUnscaled'.$AV28];&quot;&quot;)">
            <text:p/>
          </table:table-cell>
          <table:table-cell table:formula="of:=IF([$'realWorldCalibrationData-collectedUnscaled'.W28];[$'realWorldCalibrationData-collectedUnscaled'.W28]*[$'realWorldCalibrationData-collectedUnscaled'.$AV28];&quot;&quot;)">
            <text:p/>
          </table:table-cell>
          <table:table-cell table:formula="of:=IF([$'realWorldCalibrationData-collectedUnscaled'.X28];[$'realWorldCalibrationData-collectedUnscaled'.X28]*[$'realWorldCalibrationData-collectedUnscaled'.$AV28];&quot;&quot;)">
            <text:p/>
          </table:table-cell>
          <table:table-cell table:formula="of:=IF([$'realWorldCalibrationData-collectedUnscaled'.Y28];[$'realWorldCalibrationData-collectedUnscaled'.Y28]*[$'realWorldCalibrationData-collectedUnscaled'.$AV28];&quot;&quot;)">
            <text:p/>
          </table:table-cell>
          <table:table-cell table:formula="of:=IF([$'realWorldCalibrationData-collectedUnscaled'.Z28];[$'realWorldCalibrationData-collectedUnscaled'.Z28]*[$'realWorldCalibrationData-collectedUnscaled'.$AV28];&quot;&quot;)">
            <text:p/>
          </table:table-cell>
          <table:table-cell table:formula="of:=IF([$'realWorldCalibrationData-collectedUnscaled'.AA28];[$'realWorldCalibrationData-collectedUnscaled'.AA28]*[$'realWorldCalibrationData-collectedUnscaled'.$AV28];&quot;&quot;)">
            <text:p/>
          </table:table-cell>
          <table:table-cell table:formula="of:=IF([$'realWorldCalibrationData-collectedUnscaled'.AB28];[$'realWorldCalibrationData-collectedUnscaled'.AB28]*[$'realWorldCalibrationData-collectedUnscaled'.$AV28];&quot;&quot;)">
            <text:p/>
          </table:table-cell>
          <table:table-cell table:formula="of:=IF([$'realWorldCalibrationData-collectedUnscaled'.AC28];[$'realWorldCalibrationData-collectedUnscaled'.AC28]*[$'realWorldCalibrationData-collectedUnscaled'.$AV28];&quot;&quot;)">
            <text:p/>
          </table:table-cell>
          <table:table-cell table:formula="of:=IF([$'realWorldCalibrationData-collectedUnscaled'.AD28];[$'realWorldCalibrationData-collectedUnscaled'.AD28]*[$'realWorldCalibrationData-collectedUnscaled'.$AV28];&quot;&quot;)">
            <text:p/>
          </table:table-cell>
          <table:table-cell table:formula="of:=IF([$'realWorldCalibrationData-collectedUnscaled'.AE28];[$'realWorldCalibrationData-collectedUnscaled'.AE28]*[$'realWorldCalibrationData-collectedUnscaled'.$AV28];&quot;&quot;)">
            <text:p/>
          </table:table-cell>
          <table:table-cell table:formula="of:=IF([$'realWorldCalibrationData-collectedUnscaled'.AF28];[$'realWorldCalibrationData-collectedUnscaled'.AF28]*[$'realWorldCalibrationData-collectedUnscaled'.$AV28];&quot;&quot;)">
            <text:p/>
          </table:table-cell>
          <table:table-cell table:formula="of:=IF([$'realWorldCalibrationData-collectedUnscaled'.AG28];[$'realWorldCalibrationData-collectedUnscaled'.AG28]*[$'realWorldCalibrationData-collectedUnscaled'.$AV28];&quot;&quot;)">
            <text:p/>
          </table:table-cell>
          <table:table-cell table:formula="of:=IF([$'realWorldCalibrationData-collectedUnscaled'.AH28];[$'realWorldCalibrationData-collectedUnscaled'.AH28]*[$'realWorldCalibrationData-collectedUnscaled'.$AV28];&quot;&quot;)">
            <text:p/>
          </table:table-cell>
          <table:table-cell table:formula="of:=IF([$'realWorldCalibrationData-collectedUnscaled'.AI28];[$'realWorldCalibrationData-collectedUnscaled'.AI28]*[$'realWorldCalibrationData-collectedUnscaled'.$AV28];&quot;&quot;)">
            <text:p/>
          </table:table-cell>
          <table:table-cell table:formula="of:=IF([$'realWorldCalibrationData-collectedUnscaled'.AJ28];[$'realWorldCalibrationData-collectedUnscaled'.AJ28]*[$'realWorldCalibrationData-collectedUnscaled'.$AV28];&quot;&quot;)">
            <text:p/>
          </table:table-cell>
          <table:table-cell table:formula="of:=IF([$'realWorldCalibrationData-collectedUnscaled'.AK28];[$'realWorldCalibrationData-collectedUnscaled'.AK28]*[$'realWorldCalibrationData-collectedUnscaled'.$AV28];&quot;&quot;)" office:value-type="float" office:value="74880138627.8277" calcext:value-type="float">
            <text:p>74880138627.8277</text:p>
          </table:table-cell>
          <table:table-cell table:formula="of:=IF([$'realWorldCalibrationData-collectedUnscaled'.AL28];[$'realWorldCalibrationData-collectedUnscaled'.AL28]*[$'realWorldCalibrationData-collectedUnscaled'.$AV28];&quot;&quot;)" office:value-type="float" office:value="78336145026.0351" calcext:value-type="float">
            <text:p>78336145026.0351</text:p>
          </table:table-cell>
          <table:table-cell table:formula="of:=IF([$'realWorldCalibrationData-collectedUnscaled'.AM28];[$'realWorldCalibrationData-collectedUnscaled'.AM28]*[$'realWorldCalibrationData-collectedUnscaled'.$AV28];&quot;&quot;)" office:value-type="float" office:value="72841981008.372" calcext:value-type="float">
            <text:p>72841981008.372</text:p>
          </table:table-cell>
          <table:table-cell table:formula="of:=IF([$'realWorldCalibrationData-collectedUnscaled'.AN28];[$'realWorldCalibrationData-collectedUnscaled'.AN28]*[$'realWorldCalibrationData-collectedUnscaled'.$AV28];&quot;&quot;)" office:value-type="float" office:value="60878881937.654" calcext:value-type="float">
            <text:p>60878881937.654</text:p>
          </table:table-cell>
          <table:table-cell table:formula="of:=IF([$'realWorldCalibrationData-collectedUnscaled'.AO28];[$'realWorldCalibrationData-collectedUnscaled'.AO28]*[$'realWorldCalibrationData-collectedUnscaled'.$AV28];&quot;&quot;)" office:value-type="float" office:value="59461033158.9022" calcext:value-type="float">
            <text:p>59461033158.9022</text:p>
          </table:table-cell>
          <table:table-cell table:formula="of:=IF([$'realWorldCalibrationData-collectedUnscaled'.AP28];[$'realWorldCalibrationData-collectedUnscaled'.AP28]*[$'realWorldCalibrationData-collectedUnscaled'.$AV28];&quot;&quot;)" office:value-type="float" office:value="41826538973.1771" calcext:value-type="float">
            <text:p>41826538973.1771</text:p>
          </table:table-cell>
          <table:table-cell table:formula="of:=IF([$'realWorldCalibrationData-collectedUnscaled'.AQ28];[$'realWorldCalibrationData-collectedUnscaled'.AQ28]*[$'realWorldCalibrationData-collectedUnscaled'.$AV28];&quot;&quot;)" office:value-type="float" office:value="50156400548.3437" calcext:value-type="float">
            <text:p>50156400548.3437</text:p>
          </table:table-cell>
          <table:table-cell table:formula="of:=IF([$'realWorldCalibrationData-collectedUnscaled'.AR28];[$'realWorldCalibrationData-collectedUnscaled'.AR28]*[$'realWorldCalibrationData-collectedUnscaled'.$AV28];&quot;&quot;)" office:value-type="float" office:value="56802566698.7426" calcext:value-type="float">
            <text:p>56802566698.7426</text:p>
          </table:table-cell>
          <table:table-cell table:formula="of:=IF([$'realWorldCalibrationData-collectedUnscaled'.AS28];[$'realWorldCalibrationData-collectedUnscaled'.AS28]*[$'realWorldCalibrationData-collectedUnscaled'.$AV28];&quot;&quot;)" office:value-type="float" office:value="56713951150.0707" calcext:value-type="float">
            <text:p>56713951150.0707</text:p>
          </table:table-cell>
          <table:table-cell/>
          <table:table-cell table:formula="of:=IF(ISBLANK([$'realWorldCalibrationData-collectedUnscaled'.AW28]);&quot;&quot;;[$'realWorldCalibrationData-collectedUnscaled'.AW28])" office:value-type="string" office:string-value="2017G$" calcext:value-type="string">
            <text:p>2017G$</text:p>
          </table:table-cell>
          <table:table-cell table:formula="of:=IF(ISBLANK([$'realWorldCalibrationData-collectedUnscaled'.AX28]);&quot;&quot;;[$'realWorldCalibrationData-collectedUnscaled'.AX28])" office:value-type="string" office:string-value="world" calcext:value-type="string">
            <text:p>world</text:p>
          </table:table-cell>
          <table:table-cell table:formula="of:=IF(ISBLANK([$'realWorldCalibrationData-collectedUnscaled'.AY28]);&quot;&quot;;[$'realWorldCalibrationData-collectedUnscaled'.AY28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28]);&quot;&quot;;[$'realWorldCalibrationData-collectedUnscaled'.AZ28])">
            <text:p/>
          </table:table-cell>
          <table:table-cell table:formula="of:=IF(ISBLANK([$'realWorldCalibrationData-collectedUnscaled'.BA28]);&quot;&quot;;[$'realWorldCalibrationData-collectedUnscaled'.BA28]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 investments.Investments in Solar and Wind Energy Capacity[1]" calcext:value-type="string">
            <text:p>energy investments.Investments in Solar and Wind Energy Capacity[1]</text:p>
          </table:table-cell>
          <table:table-cell table:formula="of:=IF([$'realWorldCalibrationData-collectedUnscaled'.B29];[$'realWorldCalibrationData-collectedUnscaled'.B29]*[$'realWorldCalibrationData-collectedUnscaled'.$AV29];&quot;&quot;)">
            <text:p/>
          </table:table-cell>
          <table:table-cell table:formula="of:=IF([$'realWorldCalibrationData-collectedUnscaled'.C29];[$'realWorldCalibrationData-collectedUnscaled'.C29]*[$'realWorldCalibrationData-collectedUnscaled'.$AV29];&quot;&quot;)">
            <text:p/>
          </table:table-cell>
          <table:table-cell table:formula="of:=IF([$'realWorldCalibrationData-collectedUnscaled'.D29];[$'realWorldCalibrationData-collectedUnscaled'.D29]*[$'realWorldCalibrationData-collectedUnscaled'.$AV29];&quot;&quot;)">
            <text:p/>
          </table:table-cell>
          <table:table-cell table:formula="of:=IF([$'realWorldCalibrationData-collectedUnscaled'.E29];[$'realWorldCalibrationData-collectedUnscaled'.E29]*[$'realWorldCalibrationData-collectedUnscaled'.$AV29];&quot;&quot;)">
            <text:p/>
          </table:table-cell>
          <table:table-cell table:formula="of:=IF([$'realWorldCalibrationData-collectedUnscaled'.F29];[$'realWorldCalibrationData-collectedUnscaled'.F29]*[$'realWorldCalibrationData-collectedUnscaled'.$AV29];&quot;&quot;)">
            <text:p/>
          </table:table-cell>
          <table:table-cell table:formula="of:=IF([$'realWorldCalibrationData-collectedUnscaled'.G29];[$'realWorldCalibrationData-collectedUnscaled'.G29]*[$'realWorldCalibrationData-collectedUnscaled'.$AV29];&quot;&quot;)">
            <text:p/>
          </table:table-cell>
          <table:table-cell table:formula="of:=IF([$'realWorldCalibrationData-collectedUnscaled'.H29];[$'realWorldCalibrationData-collectedUnscaled'.H29]*[$'realWorldCalibrationData-collectedUnscaled'.$AV29];&quot;&quot;)">
            <text:p/>
          </table:table-cell>
          <table:table-cell table:formula="of:=IF([$'realWorldCalibrationData-collectedUnscaled'.I29];[$'realWorldCalibrationData-collectedUnscaled'.I29]*[$'realWorldCalibrationData-collectedUnscaled'.$AV29];&quot;&quot;)">
            <text:p/>
          </table:table-cell>
          <table:table-cell table:formula="of:=IF([$'realWorldCalibrationData-collectedUnscaled'.J29];[$'realWorldCalibrationData-collectedUnscaled'.J29]*[$'realWorldCalibrationData-collectedUnscaled'.$AV29];&quot;&quot;)">
            <text:p/>
          </table:table-cell>
          <table:table-cell table:formula="of:=IF([$'realWorldCalibrationData-collectedUnscaled'.K29];[$'realWorldCalibrationData-collectedUnscaled'.K29]*[$'realWorldCalibrationData-collectedUnscaled'.$AV29];&quot;&quot;)">
            <text:p/>
          </table:table-cell>
          <table:table-cell table:formula="of:=IF([$'realWorldCalibrationData-collectedUnscaled'.L29];[$'realWorldCalibrationData-collectedUnscaled'.L29]*[$'realWorldCalibrationData-collectedUnscaled'.$AV29];&quot;&quot;)">
            <text:p/>
          </table:table-cell>
          <table:table-cell table:formula="of:=IF([$'realWorldCalibrationData-collectedUnscaled'.M29];[$'realWorldCalibrationData-collectedUnscaled'.M29]*[$'realWorldCalibrationData-collectedUnscaled'.$AV29];&quot;&quot;)">
            <text:p/>
          </table:table-cell>
          <table:table-cell table:formula="of:=IF([$'realWorldCalibrationData-collectedUnscaled'.N29];[$'realWorldCalibrationData-collectedUnscaled'.N29]*[$'realWorldCalibrationData-collectedUnscaled'.$AV29];&quot;&quot;)">
            <text:p/>
          </table:table-cell>
          <table:table-cell table:formula="of:=IF([$'realWorldCalibrationData-collectedUnscaled'.O29];[$'realWorldCalibrationData-collectedUnscaled'.O29]*[$'realWorldCalibrationData-collectedUnscaled'.$AV29];&quot;&quot;)">
            <text:p/>
          </table:table-cell>
          <table:table-cell table:formula="of:=IF([$'realWorldCalibrationData-collectedUnscaled'.P29];[$'realWorldCalibrationData-collectedUnscaled'.P29]*[$'realWorldCalibrationData-collectedUnscaled'.$AV29];&quot;&quot;)">
            <text:p/>
          </table:table-cell>
          <table:table-cell table:formula="of:=IF([$'realWorldCalibrationData-collectedUnscaled'.Q29];[$'realWorldCalibrationData-collectedUnscaled'.Q29]*[$'realWorldCalibrationData-collectedUnscaled'.$AV29];&quot;&quot;)">
            <text:p/>
          </table:table-cell>
          <table:table-cell table:formula="of:=IF([$'realWorldCalibrationData-collectedUnscaled'.R29];[$'realWorldCalibrationData-collectedUnscaled'.R29]*[$'realWorldCalibrationData-collectedUnscaled'.$AV29];&quot;&quot;)">
            <text:p/>
          </table:table-cell>
          <table:table-cell table:formula="of:=IF([$'realWorldCalibrationData-collectedUnscaled'.S29];[$'realWorldCalibrationData-collectedUnscaled'.S29]*[$'realWorldCalibrationData-collectedUnscaled'.$AV29];&quot;&quot;)">
            <text:p/>
          </table:table-cell>
          <table:table-cell table:formula="of:=IF([$'realWorldCalibrationData-collectedUnscaled'.T29];[$'realWorldCalibrationData-collectedUnscaled'.T29]*[$'realWorldCalibrationData-collectedUnscaled'.$AV29];&quot;&quot;)">
            <text:p/>
          </table:table-cell>
          <table:table-cell table:formula="of:=IF([$'realWorldCalibrationData-collectedUnscaled'.U29];[$'realWorldCalibrationData-collectedUnscaled'.U29]*[$'realWorldCalibrationData-collectedUnscaled'.$AV29];&quot;&quot;)">
            <text:p/>
          </table:table-cell>
          <table:table-cell table:formula="of:=IF([$'realWorldCalibrationData-collectedUnscaled'.V29];[$'realWorldCalibrationData-collectedUnscaled'.V29]*[$'realWorldCalibrationData-collectedUnscaled'.$AV29];&quot;&quot;)">
            <text:p/>
          </table:table-cell>
          <table:table-cell table:formula="of:=IF([$'realWorldCalibrationData-collectedUnscaled'.W29];[$'realWorldCalibrationData-collectedUnscaled'.W29]*[$'realWorldCalibrationData-collectedUnscaled'.$AV29];&quot;&quot;)">
            <text:p/>
          </table:table-cell>
          <table:table-cell table:formula="of:=IF([$'realWorldCalibrationData-collectedUnscaled'.X29];[$'realWorldCalibrationData-collectedUnscaled'.X29]*[$'realWorldCalibrationData-collectedUnscaled'.$AV29];&quot;&quot;)">
            <text:p/>
          </table:table-cell>
          <table:table-cell table:formula="of:=IF([$'realWorldCalibrationData-collectedUnscaled'.Y29];[$'realWorldCalibrationData-collectedUnscaled'.Y29]*[$'realWorldCalibrationData-collectedUnscaled'.$AV29];&quot;&quot;)">
            <text:p/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46.7458697406051" calcext:value-type="float">
            <text:p>46.7458697406051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64.5546777565357" calcext:value-type="float">
            <text:p>64.5546777565357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84.9626921148521" calcext:value-type="float">
            <text:p>84.962692114852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137.667710832025" calcext:value-type="float">
            <text:p>137.667710832025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183.316420859339" calcext:value-type="float">
            <text:p>183.316420859339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170.385713472501" calcext:value-type="float">
            <text:p>170.385713472501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243.015861509616" calcext:value-type="float">
            <text:p>243.015861509616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287.753541833057" calcext:value-type="float">
            <text:p>287.753541833057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249.590006967041" calcext:value-type="float">
            <text:p>249.590006967041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216.651770910302" calcext:value-type="float">
            <text:p>216.651770910302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267.818921665328" calcext:value-type="float">
            <text:p>267.818921665328</text:p>
          </table:table-cell>
          <table:table-cell table:formula="of:=IF([$'realWorldCalibrationData-collectedUnscaled'.AK29];[$'realWorldCalibrationData-collectedUnscaled'.AK29]*[$'realWorldCalibrationData-collectedUnscaled'.$AV29];&quot;&quot;)" office:value-type="float" office:value="306.660874548589" calcext:value-type="float">
            <text:p>306.660874548589</text:p>
          </table:table-cell>
          <table:table-cell table:formula="of:=IF([$'realWorldCalibrationData-collectedUnscaled'.AL29];[$'realWorldCalibrationData-collectedUnscaled'.AL29]*[$'realWorldCalibrationData-collectedUnscaled'.$AV29];&quot;&quot;)" office:value-type="float" office:value="261.465026943377" calcext:value-type="float">
            <text:p>261.465026943377</text:p>
          </table:table-cell>
          <table:table-cell table:formula="of:=IF([$'realWorldCalibrationData-collectedUnscaled'.AM29];[$'realWorldCalibrationData-collectedUnscaled'.AM29]*[$'realWorldCalibrationData-collectedUnscaled'.$AV29];&quot;&quot;)" office:value-type="float" office:value="312.668878147951" calcext:value-type="float">
            <text:p>312.668878147951</text:p>
          </table:table-cell>
          <table:table-cell table:formula="of:=IF([$'realWorldCalibrationData-collectedUnscaled'.AN29];[$'realWorldCalibrationData-collectedUnscaled'.AN29]*[$'realWorldCalibrationData-collectedUnscaled'.$AV29];&quot;&quot;)" office:value-type="float" office:value="276.597934405068" calcext:value-type="float">
            <text:p>276.597934405068</text:p>
          </table:table-cell>
          <table:table-cell table:formula="of:=IF([$'realWorldCalibrationData-collectedUnscaled'.AO29];[$'realWorldCalibrationData-collectedUnscaled'.AO29]*[$'realWorldCalibrationData-collectedUnscaled'.$AV29];&quot;&quot;)" office:value-type="float" office:value="278.59731215259" calcext:value-type="float">
            <text:p>278.59731215259</text:p>
          </table:table-cell>
          <table:table-cell table:formula="of:=IF([$'realWorldCalibrationData-collectedUnscaled'.AP29];[$'realWorldCalibrationData-collectedUnscaled'.AP29]*[$'realWorldCalibrationData-collectedUnscaled'.$AV29];&quot;&quot;)" office:value-type="float" office:value="301.573667552837" calcext:value-type="float">
            <text:p>301.573667552837</text:p>
          </table:table-cell>
          <table:table-cell table:formula="of:=IF([$'realWorldCalibrationData-collectedUnscaled'.AQ29];[$'realWorldCalibrationData-collectedUnscaled'.AQ29]*[$'realWorldCalibrationData-collectedUnscaled'.$AV29];&quot;&quot;)" office:value-type="float" office:value="370.977942999341" calcext:value-type="float">
            <text:p>370.977942999341</text:p>
          </table:table-cell>
          <table:table-cell table:formula="of:=IF([$'realWorldCalibrationData-collectedUnscaled'.AR29];[$'realWorldCalibrationData-collectedUnscaled'.AR29]*[$'realWorldCalibrationData-collectedUnscaled'.$AV29];&quot;&quot;)" office:value-type="float" office:value="427.091498379501" calcext:value-type="float">
            <text:p>427.091498379501</text:p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  <table:table-cell/>
          <table:table-cell table:formula="of:=IF(ISBLANK([$'realWorldCalibrationData-collectedUnscaled'.AW29]);&quot;&quot;;[$'realWorldCalibrationData-collectedUnscaled'.AW29])" office:value-type="string" office:string-value="2017G$" calcext:value-type="string">
            <text:p>2017G$</text:p>
          </table:table-cell>
          <table:table-cell table:formula="of:=IF(ISBLANK([$'realWorldCalibrationData-collectedUnscaled'.AX29]);&quot;&quot;;[$'realWorldCalibrationData-collectedUnscaled'.AX29])" office:value-type="string" office:string-value="world; summed solar and wind" calcext:value-type="string">
            <text:p>world; summed solar and wind</text:p>
          </table:table-cell>
          <table:table-cell table:formula="of:=IF(ISBLANK([$'realWorldCalibrationData-collectedUnscaled'.AY29]);&quot;&quot;;[$'realWorldCalibrationData-collectedUnscaled'.AY29])" office:value-type="string" office:string-value="IRENA and CPI (2023), Global landscape of renewable energy finance, 2023, International Renewable Energy Agency, Abu Dhabi." calcext:value-type="string">
            <text:p>IRENA and CPI (2023), Global landscape of renewable energy finance, 2023, International Renewable Energy Agency, Abu Dhabi.</text:p>
          </table:table-cell>
          <table:table-cell table:formula="of:=IF(ISBLANK([$'realWorldCalibrationData-collectedUnscaled'.AZ29]);&quot;&quot;;[$'realWorldCalibrationData-collectedUnscaled'.AZ29])">
            <text:p/>
          </table:table-cell>
          <table:table-cell table:formula="of:=IF(ISBLANK([$'realWorldCalibrationData-collectedUnscaled'.BA29]);&quot;&quot;;[$'realWorldCalibrationData-collectedUnscaled'.BA29])">
            <text:p/>
          </table:table-cell>
        </table:table-row>
        <table:table-row table:style-name="ro1">
          <table:table-cell table:formula="of:=[$'realWorldCalibrationData-collectedUnscaled'.A30]" office:value-type="string" office:string-value="energy investments.Investments in Renewables[1]" calcext:value-type="string">
            <text:p>energy investments.Investments in Renewables[1]</text:p>
          </table:table-cell>
          <table:table-cell table:formula="of:=IF([$'realWorldCalibrationData-collectedUnscaled'.B30];[$'realWorldCalibrationData-collectedUnscaled'.B30]*[$'realWorldCalibrationData-collectedUnscaled'.$AV30];&quot;&quot;)">
            <text:p/>
          </table:table-cell>
          <table:table-cell table:formula="of:=IF([$'realWorldCalibrationData-collectedUnscaled'.C30];[$'realWorldCalibrationData-collectedUnscaled'.C30]*[$'realWorldCalibrationData-collectedUnscaled'.$AV30];&quot;&quot;)">
            <text:p/>
          </table:table-cell>
          <table:table-cell table:formula="of:=IF([$'realWorldCalibrationData-collectedUnscaled'.D30];[$'realWorldCalibrationData-collectedUnscaled'.D30]*[$'realWorldCalibrationData-collectedUnscaled'.$AV30];&quot;&quot;)">
            <text:p/>
          </table:table-cell>
          <table:table-cell table:formula="of:=IF([$'realWorldCalibrationData-collectedUnscaled'.E30];[$'realWorldCalibrationData-collectedUnscaled'.E30]*[$'realWorldCalibrationData-collectedUnscaled'.$AV30];&quot;&quot;)">
            <text:p/>
          </table:table-cell>
          <table:table-cell table:formula="of:=IF([$'realWorldCalibrationData-collectedUnscaled'.F30];[$'realWorldCalibrationData-collectedUnscaled'.F30]*[$'realWorldCalibrationData-collectedUnscaled'.$AV30];&quot;&quot;)">
            <text:p/>
          </table:table-cell>
          <table:table-cell table:formula="of:=IF([$'realWorldCalibrationData-collectedUnscaled'.G30];[$'realWorldCalibrationData-collectedUnscaled'.G30]*[$'realWorldCalibrationData-collectedUnscaled'.$AV30];&quot;&quot;)">
            <text:p/>
          </table:table-cell>
          <table:table-cell table:formula="of:=IF([$'realWorldCalibrationData-collectedUnscaled'.H30];[$'realWorldCalibrationData-collectedUnscaled'.H30]*[$'realWorldCalibrationData-collectedUnscaled'.$AV30];&quot;&quot;)">
            <text:p/>
          </table:table-cell>
          <table:table-cell table:formula="of:=IF([$'realWorldCalibrationData-collectedUnscaled'.I30];[$'realWorldCalibrationData-collectedUnscaled'.I30]*[$'realWorldCalibrationData-collectedUnscaled'.$AV30];&quot;&quot;)">
            <text:p/>
          </table:table-cell>
          <table:table-cell table:formula="of:=IF([$'realWorldCalibrationData-collectedUnscaled'.J30];[$'realWorldCalibrationData-collectedUnscaled'.J30]*[$'realWorldCalibrationData-collectedUnscaled'.$AV30];&quot;&quot;)">
            <text:p/>
          </table:table-cell>
          <table:table-cell table:formula="of:=IF([$'realWorldCalibrationData-collectedUnscaled'.K30];[$'realWorldCalibrationData-collectedUnscaled'.K30]*[$'realWorldCalibrationData-collectedUnscaled'.$AV30];&quot;&quot;)">
            <text:p/>
          </table:table-cell>
          <table:table-cell table:formula="of:=IF([$'realWorldCalibrationData-collectedUnscaled'.L30];[$'realWorldCalibrationData-collectedUnscaled'.L30]*[$'realWorldCalibrationData-collectedUnscaled'.$AV30];&quot;&quot;)">
            <text:p/>
          </table:table-cell>
          <table:table-cell table:formula="of:=IF([$'realWorldCalibrationData-collectedUnscaled'.M30];[$'realWorldCalibrationData-collectedUnscaled'.M30]*[$'realWorldCalibrationData-collectedUnscaled'.$AV30];&quot;&quot;)">
            <text:p/>
          </table:table-cell>
          <table:table-cell table:formula="of:=IF([$'realWorldCalibrationData-collectedUnscaled'.N30];[$'realWorldCalibrationData-collectedUnscaled'.N30]*[$'realWorldCalibrationData-collectedUnscaled'.$AV30];&quot;&quot;)">
            <text:p/>
          </table:table-cell>
          <table:table-cell table:formula="of:=IF([$'realWorldCalibrationData-collectedUnscaled'.O30];[$'realWorldCalibrationData-collectedUnscaled'.O30]*[$'realWorldCalibrationData-collectedUnscaled'.$AV30];&quot;&quot;)">
            <text:p/>
          </table:table-cell>
          <table:table-cell table:formula="of:=IF([$'realWorldCalibrationData-collectedUnscaled'.P30];[$'realWorldCalibrationData-collectedUnscaled'.P30]*[$'realWorldCalibrationData-collectedUnscaled'.$AV30];&quot;&quot;)">
            <text:p/>
          </table:table-cell>
          <table:table-cell table:formula="of:=IF([$'realWorldCalibrationData-collectedUnscaled'.Q30];[$'realWorldCalibrationData-collectedUnscaled'.Q30]*[$'realWorldCalibrationData-collectedUnscaled'.$AV30];&quot;&quot;)">
            <text:p/>
          </table:table-cell>
          <table:table-cell table:formula="of:=IF([$'realWorldCalibrationData-collectedUnscaled'.R30];[$'realWorldCalibrationData-collectedUnscaled'.R30]*[$'realWorldCalibrationData-collectedUnscaled'.$AV30];&quot;&quot;)">
            <text:p/>
          </table:table-cell>
          <table:table-cell table:formula="of:=IF([$'realWorldCalibrationData-collectedUnscaled'.S30];[$'realWorldCalibrationData-collectedUnscaled'.S30]*[$'realWorldCalibrationData-collectedUnscaled'.$AV30];&quot;&quot;)">
            <text:p/>
          </table:table-cell>
          <table:table-cell table:formula="of:=IF([$'realWorldCalibrationData-collectedUnscaled'.T30];[$'realWorldCalibrationData-collectedUnscaled'.T30]*[$'realWorldCalibrationData-collectedUnscaled'.$AV30];&quot;&quot;)">
            <text:p/>
          </table:table-cell>
          <table:table-cell table:formula="of:=IF([$'realWorldCalibrationData-collectedUnscaled'.U30];[$'realWorldCalibrationData-collectedUnscaled'.U30]*[$'realWorldCalibrationData-collectedUnscaled'.$AV30];&quot;&quot;)">
            <text:p/>
          </table:table-cell>
          <table:table-cell table:formula="of:=IF([$'realWorldCalibrationData-collectedUnscaled'.V30];[$'realWorldCalibrationData-collectedUnscaled'.V30]*[$'realWorldCalibrationData-collectedUnscaled'.$AV30];&quot;&quot;)">
            <text:p/>
          </table:table-cell>
          <table:table-cell table:formula="of:=IF([$'realWorldCalibrationData-collectedUnscaled'.W30];[$'realWorldCalibrationData-collectedUnscaled'.W30]*[$'realWorldCalibrationData-collectedUnscaled'.$AV30];&quot;&quot;)">
            <text:p/>
          </table:table-cell>
          <table:table-cell table:formula="of:=IF([$'realWorldCalibrationData-collectedUnscaled'.X30];[$'realWorldCalibrationData-collectedUnscaled'.X30]*[$'realWorldCalibrationData-collectedUnscaled'.$AV30];&quot;&quot;)">
            <text:p/>
          </table:table-cell>
          <table:table-cell table:formula="of:=IF([$'realWorldCalibrationData-collectedUnscaled'.Y30];[$'realWorldCalibrationData-collectedUnscaled'.Y30]*[$'realWorldCalibrationData-collectedUnscaled'.$AV30];&quot;&quot;)">
            <text:p/>
          </table:table-cell>
          <table:table-cell table:formula="of:=IF([$'realWorldCalibrationData-collectedUnscaled'.Z30];[$'realWorldCalibrationData-collectedUnscaled'.Z30]*[$'realWorldCalibrationData-collectedUnscaled'.$AV30];&quot;&quot;)">
            <text:p/>
          </table:table-cell>
          <table:table-cell table:formula="of:=IF([$'realWorldCalibrationData-collectedUnscaled'.AA30];[$'realWorldCalibrationData-collectedUnscaled'.AA30]*[$'realWorldCalibrationData-collectedUnscaled'.$AV30];&quot;&quot;)">
            <text:p/>
          </table:table-cell>
          <table:table-cell table:formula="of:=IF([$'realWorldCalibrationData-collectedUnscaled'.AB30];[$'realWorldCalibrationData-collectedUnscaled'.AB30]*[$'realWorldCalibrationData-collectedUnscaled'.$AV30];&quot;&quot;)">
            <text:p/>
          </table:table-cell>
          <table:table-cell table:formula="of:=IF([$'realWorldCalibrationData-collectedUnscaled'.AC30];[$'realWorldCalibrationData-collectedUnscaled'.AC30]*[$'realWorldCalibrationData-collectedUnscaled'.$AV30];&quot;&quot;)">
            <text:p/>
          </table:table-cell>
          <table:table-cell table:formula="of:=IF([$'realWorldCalibrationData-collectedUnscaled'.AD30];[$'realWorldCalibrationData-collectedUnscaled'.AD30]*[$'realWorldCalibrationData-collectedUnscaled'.$AV30];&quot;&quot;)">
            <text:p/>
          </table:table-cell>
          <table:table-cell table:formula="of:=IF([$'realWorldCalibrationData-collectedUnscaled'.AE30];[$'realWorldCalibrationData-collectedUnscaled'.AE30]*[$'realWorldCalibrationData-collectedUnscaled'.$AV30];&quot;&quot;)">
            <text:p/>
          </table:table-cell>
          <table:table-cell table:formula="of:=IF([$'realWorldCalibrationData-collectedUnscaled'.AF30];[$'realWorldCalibrationData-collectedUnscaled'.AF30]*[$'realWorldCalibrationData-collectedUnscaled'.$AV30];&quot;&quot;)">
            <text:p/>
          </table:table-cell>
          <table:table-cell table:formula="of:=IF([$'realWorldCalibrationData-collectedUnscaled'.AG30];[$'realWorldCalibrationData-collectedUnscaled'.AG30]*[$'realWorldCalibrationData-collectedUnscaled'.$AV30];&quot;&quot;)">
            <text:p/>
          </table:table-cell>
          <table:table-cell table:formula="of:=IF([$'realWorldCalibrationData-collectedUnscaled'.AH30];[$'realWorldCalibrationData-collectedUnscaled'.AH30]*[$'realWorldCalibrationData-collectedUnscaled'.$AV30];&quot;&quot;)">
            <text:p/>
          </table:table-cell>
          <table:table-cell table:formula="of:=IF([$'realWorldCalibrationData-collectedUnscaled'.AI30];[$'realWorldCalibrationData-collectedUnscaled'.AI30]*[$'realWorldCalibrationData-collectedUnscaled'.$AV30];&quot;&quot;)">
            <text:p/>
          </table:table-cell>
          <table:table-cell table:formula="of:=IF([$'realWorldCalibrationData-collectedUnscaled'.AJ30];[$'realWorldCalibrationData-collectedUnscaled'.AJ30]*[$'realWorldCalibrationData-collectedUnscaled'.$AV30];&quot;&quot;)">
            <text:p/>
          </table:table-cell>
          <table:table-cell table:formula="of:=IF([$'realWorldCalibrationData-collectedUnscaled'.AK30];[$'realWorldCalibrationData-collectedUnscaled'.AK30]*[$'realWorldCalibrationData-collectedUnscaled'.$AV30];&quot;&quot;)" office:value-type="float" office:value="293317466104.272" calcext:value-type="float">
            <text:p>293317466104.272</text:p>
          </table:table-cell>
          <table:table-cell table:formula="of:=IF([$'realWorldCalibrationData-collectedUnscaled'.AL30];[$'realWorldCalibrationData-collectedUnscaled'.AL30]*[$'realWorldCalibrationData-collectedUnscaled'.$AV30];&quot;&quot;)" office:value-type="float" office:value="301292865484.75" calcext:value-type="float">
            <text:p>301292865484.75</text:p>
          </table:table-cell>
          <table:table-cell table:formula="of:=IF([$'realWorldCalibrationData-collectedUnscaled'.AM30];[$'realWorldCalibrationData-collectedUnscaled'.AM30]*[$'realWorldCalibrationData-collectedUnscaled'.$AV30];&quot;&quot;)" office:value-type="float" office:value="311040575838.669" calcext:value-type="float">
            <text:p>311040575838.669</text:p>
          </table:table-cell>
          <table:table-cell table:formula="of:=IF([$'realWorldCalibrationData-collectedUnscaled'.AN30];[$'realWorldCalibrationData-collectedUnscaled'.AN30]*[$'realWorldCalibrationData-collectedUnscaled'.$AV30];&quot;&quot;)" office:value-type="float" office:value="334080618493.385" calcext:value-type="float">
            <text:p>334080618493.385</text:p>
          </table:table-cell>
          <table:table-cell table:formula="of:=IF([$'realWorldCalibrationData-collectedUnscaled'.AO30];[$'realWorldCalibrationData-collectedUnscaled'.AO30]*[$'realWorldCalibrationData-collectedUnscaled'.$AV30];&quot;&quot;)" office:value-type="float" office:value="399656124510.654" calcext:value-type="float">
            <text:p>399656124510.654</text:p>
          </table:table-cell>
          <table:table-cell table:formula="of:=IF([$'realWorldCalibrationData-collectedUnscaled'.AP30];[$'realWorldCalibrationData-collectedUnscaled'.AP30]*[$'realWorldCalibrationData-collectedUnscaled'.$AV30];&quot;&quot;)" office:value-type="float" office:value="437760810439.608" calcext:value-type="float">
            <text:p>437760810439.608</text:p>
          </table:table-cell>
          <table:table-cell table:formula="of:=IF([$'realWorldCalibrationData-collectedUnscaled'.AQ30];[$'realWorldCalibrationData-collectedUnscaled'.AQ30]*[$'realWorldCalibrationData-collectedUnscaled'.$AV30];&quot;&quot;)" office:value-type="float" office:value="458142386634.165" calcext:value-type="float">
            <text:p>458142386634.165</text:p>
          </table:table-cell>
          <table:table-cell table:formula="of:=IF([$'realWorldCalibrationData-collectedUnscaled'.AR30];[$'realWorldCalibrationData-collectedUnscaled'.AR30]*[$'realWorldCalibrationData-collectedUnscaled'.$AV30];&quot;&quot;)" office:value-type="float" office:value="528148670085.033" calcext:value-type="float">
            <text:p>528148670085.033</text:p>
          </table:table-cell>
          <table:table-cell table:formula="of:=IF([$'realWorldCalibrationData-collectedUnscaled'.AS30];[$'realWorldCalibrationData-collectedUnscaled'.AS30]*[$'realWorldCalibrationData-collectedUnscaled'.$AV30];&quot;&quot;)" office:value-type="float" office:value="583976465748.384" calcext:value-type="float">
            <text:p>583976465748.384</text:p>
          </table:table-cell>
          <table:table-cell/>
          <table:table-cell table:formula="of:=IF(ISBLANK([$'realWorldCalibrationData-collectedUnscaled'.AW30]);&quot;&quot;;[$'realWorldCalibrationData-collectedUnscaled'.AW30])" office:value-type="string" office:string-value="2017G$" calcext:value-type="string">
            <text:p>2017G$</text:p>
          </table:table-cell>
          <table:table-cell table:formula="of:=IF(ISBLANK([$'realWorldCalibrationData-collectedUnscaled'.AX30]);&quot;&quot;;[$'realWorldCalibrationData-collectedUnscaled'.AX30])" office:value-type="string" office:string-value="world; " calcext:value-type="string">
            <text:p>world; </text:p>
          </table:table-cell>
          <table:table-cell table:formula="of:=IF(ISBLANK([$'realWorldCalibrationData-collectedUnscaled'.AY30]);&quot;&quot;;[$'realWorldCalibrationData-collectedUnscaled'.AY30])" office:value-type="string" office:string-value="https://www.iea.org/reports/world-energy-investment-2023 datafile" calcext:value-type="string">
            <text:p>https://www.iea.org/reports/world-energy-investment-2023 datafile</text:p>
          </table:table-cell>
          <table:table-cell table:formula="of:=IF(ISBLANK([$'realWorldCalibrationData-collectedUnscaled'.AZ30]);&quot;&quot;;[$'realWorldCalibrationData-collectedUnscaled'.AZ30])">
            <text:p/>
          </table:table-cell>
          <table:table-cell table:formula="of:=IF(ISBLANK([$'realWorldCalibrationData-collectedUnscaled'.BA30]);&quot;&quot;;[$'realWorldCalibrationData-collectedUnscaled'.BA30])">
            <text:p/>
          </table:table-cell>
        </table:table-row>
        <table:table-row table:style-name="ro1">
          <table:table-cell table:formula="of:=[$'realWorldCalibrationData-collectedUnscaled'.A31]" office:value-type="string" office:string-value="energy investments.Investments in Hydropower Energy Capcity[1]" calcext:value-type="string">
            <text:p>energy investments.Investments in Hydropower Energy Capcity[1]</text:p>
          </table:table-cell>
          <table:table-cell table:formula="of:=IF([$'realWorldCalibrationData-collectedUnscaled'.B31];[$'realWorldCalibrationData-collectedUnscaled'.B31]*[$'realWorldCalibrationData-collectedUnscaled'.$AV31];&quot;&quot;)">
            <text:p/>
          </table:table-cell>
          <table:table-cell table:formula="of:=IF([$'realWorldCalibrationData-collectedUnscaled'.C31];[$'realWorldCalibrationData-collectedUnscaled'.C31]*[$'realWorldCalibrationData-collectedUnscaled'.$AV31];&quot;&quot;)">
            <text:p/>
          </table:table-cell>
          <table:table-cell table:formula="of:=IF([$'realWorldCalibrationData-collectedUnscaled'.D31];[$'realWorldCalibrationData-collectedUnscaled'.D31]*[$'realWorldCalibrationData-collectedUnscaled'.$AV31];&quot;&quot;)">
            <text:p/>
          </table:table-cell>
          <table:table-cell table:formula="of:=IF([$'realWorldCalibrationData-collectedUnscaled'.E31];[$'realWorldCalibrationData-collectedUnscaled'.E31]*[$'realWorldCalibrationData-collectedUnscaled'.$AV31];&quot;&quot;)">
            <text:p/>
          </table:table-cell>
          <table:table-cell table:formula="of:=IF([$'realWorldCalibrationData-collectedUnscaled'.F31];[$'realWorldCalibrationData-collectedUnscaled'.F31]*[$'realWorldCalibrationData-collectedUnscaled'.$AV31];&quot;&quot;)">
            <text:p/>
          </table:table-cell>
          <table:table-cell table:formula="of:=IF([$'realWorldCalibrationData-collectedUnscaled'.G31];[$'realWorldCalibrationData-collectedUnscaled'.G31]*[$'realWorldCalibrationData-collectedUnscaled'.$AV31];&quot;&quot;)">
            <text:p/>
          </table:table-cell>
          <table:table-cell table:formula="of:=IF([$'realWorldCalibrationData-collectedUnscaled'.H31];[$'realWorldCalibrationData-collectedUnscaled'.H31]*[$'realWorldCalibrationData-collectedUnscaled'.$AV31];&quot;&quot;)">
            <text:p/>
          </table:table-cell>
          <table:table-cell table:formula="of:=IF([$'realWorldCalibrationData-collectedUnscaled'.I31];[$'realWorldCalibrationData-collectedUnscaled'.I31]*[$'realWorldCalibrationData-collectedUnscaled'.$AV31];&quot;&quot;)">
            <text:p/>
          </table:table-cell>
          <table:table-cell table:formula="of:=IF([$'realWorldCalibrationData-collectedUnscaled'.J31];[$'realWorldCalibrationData-collectedUnscaled'.J31]*[$'realWorldCalibrationData-collectedUnscaled'.$AV31];&quot;&quot;)">
            <text:p/>
          </table:table-cell>
          <table:table-cell table:formula="of:=IF([$'realWorldCalibrationData-collectedUnscaled'.K31];[$'realWorldCalibrationData-collectedUnscaled'.K31]*[$'realWorldCalibrationData-collectedUnscaled'.$AV31];&quot;&quot;)">
            <text:p/>
          </table:table-cell>
          <table:table-cell table:formula="of:=IF([$'realWorldCalibrationData-collectedUnscaled'.L31];[$'realWorldCalibrationData-collectedUnscaled'.L31]*[$'realWorldCalibrationData-collectedUnscaled'.$AV31];&quot;&quot;)">
            <text:p/>
          </table:table-cell>
          <table:table-cell table:formula="of:=IF([$'realWorldCalibrationData-collectedUnscaled'.M31];[$'realWorldCalibrationData-collectedUnscaled'.M31]*[$'realWorldCalibrationData-collectedUnscaled'.$AV31];&quot;&quot;)">
            <text:p/>
          </table:table-cell>
          <table:table-cell table:formula="of:=IF([$'realWorldCalibrationData-collectedUnscaled'.N31];[$'realWorldCalibrationData-collectedUnscaled'.N31]*[$'realWorldCalibrationData-collectedUnscaled'.$AV31];&quot;&quot;)">
            <text:p/>
          </table:table-cell>
          <table:table-cell table:formula="of:=IF([$'realWorldCalibrationData-collectedUnscaled'.O31];[$'realWorldCalibrationData-collectedUnscaled'.O31]*[$'realWorldCalibrationData-collectedUnscaled'.$AV31];&quot;&quot;)">
            <text:p/>
          </table:table-cell>
          <table:table-cell table:formula="of:=IF([$'realWorldCalibrationData-collectedUnscaled'.P31];[$'realWorldCalibrationData-collectedUnscaled'.P31]*[$'realWorldCalibrationData-collectedUnscaled'.$AV31];&quot;&quot;)">
            <text:p/>
          </table:table-cell>
          <table:table-cell table:formula="of:=IF([$'realWorldCalibrationData-collectedUnscaled'.Q31];[$'realWorldCalibrationData-collectedUnscaled'.Q31]*[$'realWorldCalibrationData-collectedUnscaled'.$AV31];&quot;&quot;)">
            <text:p/>
          </table:table-cell>
          <table:table-cell table:formula="of:=IF([$'realWorldCalibrationData-collectedUnscaled'.R31];[$'realWorldCalibrationData-collectedUnscaled'.R31]*[$'realWorldCalibrationData-collectedUnscaled'.$AV31];&quot;&quot;)">
            <text:p/>
          </table:table-cell>
          <table:table-cell table:formula="of:=IF([$'realWorldCalibrationData-collectedUnscaled'.S31];[$'realWorldCalibrationData-collectedUnscaled'.S31]*[$'realWorldCalibrationData-collectedUnscaled'.$AV31];&quot;&quot;)">
            <text:p/>
          </table:table-cell>
          <table:table-cell table:formula="of:=IF([$'realWorldCalibrationData-collectedUnscaled'.T31];[$'realWorldCalibrationData-collectedUnscaled'.T31]*[$'realWorldCalibrationData-collectedUnscaled'.$AV31];&quot;&quot;)">
            <text:p/>
          </table:table-cell>
          <table:table-cell table:formula="of:=IF([$'realWorldCalibrationData-collectedUnscaled'.U31];[$'realWorldCalibrationData-collectedUnscaled'.U31]*[$'realWorldCalibrationData-collectedUnscaled'.$AV31];&quot;&quot;)">
            <text:p/>
          </table:table-cell>
          <table:table-cell table:formula="of:=IF([$'realWorldCalibrationData-collectedUnscaled'.V31];[$'realWorldCalibrationData-collectedUnscaled'.V31]*[$'realWorldCalibrationData-collectedUnscaled'.$AV31];&quot;&quot;)">
            <text:p/>
          </table:table-cell>
          <table:table-cell table:formula="of:=IF([$'realWorldCalibrationData-collectedUnscaled'.W31];[$'realWorldCalibrationData-collectedUnscaled'.W31]*[$'realWorldCalibrationData-collectedUnscaled'.$AV31];&quot;&quot;)">
            <text:p/>
          </table:table-cell>
          <table:table-cell table:formula="of:=IF([$'realWorldCalibrationData-collectedUnscaled'.X31];[$'realWorldCalibrationData-collectedUnscaled'.X31]*[$'realWorldCalibrationData-collectedUnscaled'.$AV31];&quot;&quot;)">
            <text:p/>
          </table:table-cell>
          <table:table-cell table:formula="of:=IF([$'realWorldCalibrationData-collectedUnscaled'.Y31];[$'realWorldCalibrationData-collectedUnscaled'.Y31]*[$'realWorldCalibrationData-collectedUnscaled'.$AV31];&quot;&quot;)">
            <text:p/>
          </table:table-cell>
          <table:table-cell table:formula="of:=IF([$'realWorldCalibrationData-collectedUnscaled'.Z31];[$'realWorldCalibrationData-collectedUnscaled'.Z31]*[$'realWorldCalibrationData-collectedUnscaled'.$AV31];&quot;&quot;)">
            <text:p/>
          </table:table-cell>
          <table:table-cell table:formula="of:=IF([$'realWorldCalibrationData-collectedUnscaled'.AA31];[$'realWorldCalibrationData-collectedUnscaled'.AA31]*[$'realWorldCalibrationData-collectedUnscaled'.$AV31];&quot;&quot;)">
            <text:p/>
          </table:table-cell>
          <table:table-cell table:formula="of:=IF([$'realWorldCalibrationData-collectedUnscaled'.AB31];[$'realWorldCalibrationData-collectedUnscaled'.AB31]*[$'realWorldCalibrationData-collectedUnscaled'.$AV31];&quot;&quot;)">
            <text:p/>
          </table:table-cell>
          <table:table-cell table:formula="of:=IF([$'realWorldCalibrationData-collectedUnscaled'.AC31];[$'realWorldCalibrationData-collectedUnscaled'.AC31]*[$'realWorldCalibrationData-collectedUnscaled'.$AV31];&quot;&quot;)">
            <text:p/>
          </table:table-cell>
          <table:table-cell table:formula="of:=IF([$'realWorldCalibrationData-collectedUnscaled'.AD31];[$'realWorldCalibrationData-collectedUnscaled'.AD31]*[$'realWorldCalibrationData-collectedUnscaled'.$AV31];&quot;&quot;)">
            <text:p/>
          </table:table-cell>
          <table:table-cell table:formula="of:=IF([$'realWorldCalibrationData-collectedUnscaled'.AE31];[$'realWorldCalibrationData-collectedUnscaled'.AE31]*[$'realWorldCalibrationData-collectedUnscaled'.$AV31];&quot;&quot;)">
            <text:p/>
          </table:table-cell>
          <table:table-cell table:formula="of:=IF([$'realWorldCalibrationData-collectedUnscaled'.AF31];[$'realWorldCalibrationData-collectedUnscaled'.AF31]*[$'realWorldCalibrationData-collectedUnscaled'.$AV31];&quot;&quot;)" office:value-type="float" office:value="51832558757.8499" calcext:value-type="float">
            <text:p>51832558757.8499</text:p>
          </table:table-cell>
          <table:table-cell table:formula="of:=IF([$'realWorldCalibrationData-collectedUnscaled'.AG31];[$'realWorldCalibrationData-collectedUnscaled'.AG31]*[$'realWorldCalibrationData-collectedUnscaled'.$AV31];&quot;&quot;)" office:value-type="float" office:value="44692185372.7241" calcext:value-type="float">
            <text:p>44692185372.7241</text:p>
          </table:table-cell>
          <table:table-cell table:formula="of:=IF([$'realWorldCalibrationData-collectedUnscaled'.AH31];[$'realWorldCalibrationData-collectedUnscaled'.AH31]*[$'realWorldCalibrationData-collectedUnscaled'.$AV31];&quot;&quot;)" office:value-type="float" office:value="48982066936.3335" calcext:value-type="float">
            <text:p>48982066936.3335</text:p>
          </table:table-cell>
          <table:table-cell table:formula="of:=IF([$'realWorldCalibrationData-collectedUnscaled'.AI31];[$'realWorldCalibrationData-collectedUnscaled'.AI31]*[$'realWorldCalibrationData-collectedUnscaled'.$AV31];&quot;&quot;)" office:value-type="float" office:value="75919475833.7154" calcext:value-type="float">
            <text:p>75919475833.7154</text:p>
          </table:table-cell>
          <table:table-cell table:formula="of:=IF([$'realWorldCalibrationData-collectedUnscaled'.AJ31];[$'realWorldCalibrationData-collectedUnscaled'.AJ31]*[$'realWorldCalibrationData-collectedUnscaled'.$AV31];&quot;&quot;)" office:value-type="float" office:value="70202361390.107" calcext:value-type="float">
            <text:p>70202361390.107</text:p>
          </table:table-cell>
          <table:table-cell table:formula="of:=IF([$'realWorldCalibrationData-collectedUnscaled'.AK31];[$'realWorldCalibrationData-collectedUnscaled'.AK31]*[$'realWorldCalibrationData-collectedUnscaled'.$AV31];&quot;&quot;)" office:value-type="float" office:value="56646143854.6674" calcext:value-type="float">
            <text:p>56646143854.6674</text:p>
          </table:table-cell>
          <table:table-cell table:formula="of:=IF([$'realWorldCalibrationData-collectedUnscaled'.AL31];[$'realWorldCalibrationData-collectedUnscaled'.AL31]*[$'realWorldCalibrationData-collectedUnscaled'.$AV31];&quot;&quot;)" office:value-type="float" office:value="63403483447.0662" calcext:value-type="float">
            <text:p>63403483447.0662</text:p>
          </table:table-cell>
          <table:table-cell table:formula="of:=IF([$'realWorldCalibrationData-collectedUnscaled'.AM31];[$'realWorldCalibrationData-collectedUnscaled'.AM31]*[$'realWorldCalibrationData-collectedUnscaled'.$AV31];&quot;&quot;)" office:value-type="float" office:value="55053300000" calcext:value-type="float">
            <text:p>55053300000</text:p>
          </table:table-cell>
          <table:table-cell table:formula="of:=IF([$'realWorldCalibrationData-collectedUnscaled'.AN31];[$'realWorldCalibrationData-collectedUnscaled'.AN31]*[$'realWorldCalibrationData-collectedUnscaled'.$AV31];&quot;&quot;)" office:value-type="float" office:value="30982220828.9607" calcext:value-type="float">
            <text:p>30982220828.9607</text:p>
          </table:table-cell>
          <table:table-cell table:formula="of:=IF([$'realWorldCalibrationData-collectedUnscaled'.AO31];[$'realWorldCalibrationData-collectedUnscaled'.AO31]*[$'realWorldCalibrationData-collectedUnscaled'.$AV31];&quot;&quot;)" office:value-type="float" office:value="20971728392.8583" calcext:value-type="float">
            <text:p>20971728392.8583</text:p>
          </table:table-cell>
          <table:table-cell table:formula="of:=IF([$'realWorldCalibrationData-collectedUnscaled'.AP31];[$'realWorldCalibrationData-collectedUnscaled'.AP31]*[$'realWorldCalibrationData-collectedUnscaled'.$AV31];&quot;&quot;)">
            <text:p/>
          </table:table-cell>
          <table:table-cell table:formula="of:=IF([$'realWorldCalibrationData-collectedUnscaled'.AQ31];[$'realWorldCalibrationData-collectedUnscaled'.AQ31]*[$'realWorldCalibrationData-collectedUnscaled'.$AV31];&quot;&quot;)">
            <text:p/>
          </table:table-cell>
          <table:table-cell table:formula="of:=IF([$'realWorldCalibrationData-collectedUnscaled'.AR31];[$'realWorldCalibrationData-collectedUnscaled'.AR31]*[$'realWorldCalibrationData-collectedUnscaled'.$AV31];&quot;&quot;)">
            <text:p/>
          </table:table-cell>
          <table:table-cell table:formula="of:=IF([$'realWorldCalibrationData-collectedUnscaled'.AS31];[$'realWorldCalibrationData-collectedUnscaled'.AS31]*[$'realWorldCalibrationData-collectedUnscaled'.$AV31];&quot;&quot;)">
            <text:p/>
          </table:table-cell>
          <table:table-cell/>
          <table:table-cell table:formula="of:=IF(ISBLANK([$'realWorldCalibrationData-collectedUnscaled'.AW31]);&quot;&quot;;[$'realWorldCalibrationData-collectedUnscaled'.AW31])" office:value-type="string" office:string-value="2017G$" calcext:value-type="string">
            <text:p>2017G$</text:p>
          </table:table-cell>
          <table:table-cell table:formula="of:=IF(ISBLANK([$'realWorldCalibrationData-collectedUnscaled'.AX31]);&quot;&quot;;[$'realWorldCalibrationData-collectedUnscaled'.AX31])" office:value-type="string" office:string-value="world" calcext:value-type="string">
            <text:p>world</text:p>
          </table:table-cell>
          <table:table-cell table:formula="of:=IF(ISBLANK([$'realWorldCalibrationData-collectedUnscaled'.AY31]);&quot;&quot;;[$'realWorldCalibrationData-collectedUnscaled'.AY31])" office:value-type="string" office:string-value="https://www.irena.org/publications/2020/Jun/Renewable-Power-Costs-in-2019" calcext:value-type="string">
            <text:p>https://www.irena.org/publications/2020/Jun/Renewable-Power-Costs-in-2019</text:p>
          </table:table-cell>
          <table:table-cell table:formula="of:=IF(ISBLANK([$'realWorldCalibrationData-collectedUnscaled'.AZ31]);&quot;&quot;;[$'realWorldCalibrationData-collectedUnscaled'.AZ31])">
            <text:p/>
          </table:table-cell>
          <table:table-cell table:formula="of:=IF(ISBLANK([$'realWorldCalibrationData-collectedUnscaled'.BA31]);&quot;&quot;;[$'realWorldCalibrationData-collectedUnscaled'.BA31])">
            <text:p/>
          </table:table-cell>
        </table:table-row>
        <table:table-row table:style-name="ro1">
          <table:table-cell table:formula="of:=[$'realWorldCalibrationData-collectedUnscaled'.A32]" office:value-type="string" office:string-value="energy investments.Investments in Nuclear Capacity[1]" calcext:value-type="string">
            <text:p>energy investments.Investments in Nuclear Capacity[1]</text:p>
          </table:table-cell>
          <table:table-cell table:formula="of:=IF([$'realWorldCalibrationData-collectedUnscaled'.B32];[$'realWorldCalibrationData-collectedUnscaled'.B32]*[$'realWorldCalibrationData-collectedUnscaled'.$AV32];&quot;&quot;)">
            <text:p/>
          </table:table-cell>
          <table:table-cell table:formula="of:=IF([$'realWorldCalibrationData-collectedUnscaled'.C32];[$'realWorldCalibrationData-collectedUnscaled'.C32]*[$'realWorldCalibrationData-collectedUnscaled'.$AV32];&quot;&quot;)">
            <text:p/>
          </table:table-cell>
          <table:table-cell table:formula="of:=IF([$'realWorldCalibrationData-collectedUnscaled'.D32];[$'realWorldCalibrationData-collectedUnscaled'.D32]*[$'realWorldCalibrationData-collectedUnscaled'.$AV32];&quot;&quot;)">
            <text:p/>
          </table:table-cell>
          <table:table-cell table:formula="of:=IF([$'realWorldCalibrationData-collectedUnscaled'.E32];[$'realWorldCalibrationData-collectedUnscaled'.E32]*[$'realWorldCalibrationData-collectedUnscaled'.$AV32];&quot;&quot;)">
            <text:p/>
          </table:table-cell>
          <table:table-cell table:formula="of:=IF([$'realWorldCalibrationData-collectedUnscaled'.F32];[$'realWorldCalibrationData-collectedUnscaled'.F32]*[$'realWorldCalibrationData-collectedUnscaled'.$AV32];&quot;&quot;)">
            <text:p/>
          </table:table-cell>
          <table:table-cell table:formula="of:=IF([$'realWorldCalibrationData-collectedUnscaled'.G32];[$'realWorldCalibrationData-collectedUnscaled'.G32]*[$'realWorldCalibrationData-collectedUnscaled'.$AV32];&quot;&quot;)">
            <text:p/>
          </table:table-cell>
          <table:table-cell table:formula="of:=IF([$'realWorldCalibrationData-collectedUnscaled'.H32];[$'realWorldCalibrationData-collectedUnscaled'.H32]*[$'realWorldCalibrationData-collectedUnscaled'.$AV32];&quot;&quot;)">
            <text:p/>
          </table:table-cell>
          <table:table-cell table:formula="of:=IF([$'realWorldCalibrationData-collectedUnscaled'.I32];[$'realWorldCalibrationData-collectedUnscaled'.I32]*[$'realWorldCalibrationData-collectedUnscaled'.$AV32];&quot;&quot;)">
            <text:p/>
          </table:table-cell>
          <table:table-cell table:formula="of:=IF([$'realWorldCalibrationData-collectedUnscaled'.J32];[$'realWorldCalibrationData-collectedUnscaled'.J32]*[$'realWorldCalibrationData-collectedUnscaled'.$AV32];&quot;&quot;)">
            <text:p/>
          </table:table-cell>
          <table:table-cell table:formula="of:=IF([$'realWorldCalibrationData-collectedUnscaled'.K32];[$'realWorldCalibrationData-collectedUnscaled'.K32]*[$'realWorldCalibrationData-collectedUnscaled'.$AV32];&quot;&quot;)">
            <text:p/>
          </table:table-cell>
          <table:table-cell table:formula="of:=IF([$'realWorldCalibrationData-collectedUnscaled'.L32];[$'realWorldCalibrationData-collectedUnscaled'.L32]*[$'realWorldCalibrationData-collectedUnscaled'.$AV32];&quot;&quot;)">
            <text:p/>
          </table:table-cell>
          <table:table-cell table:formula="of:=IF([$'realWorldCalibrationData-collectedUnscaled'.M32];[$'realWorldCalibrationData-collectedUnscaled'.M32]*[$'realWorldCalibrationData-collectedUnscaled'.$AV32];&quot;&quot;)">
            <text:p/>
          </table:table-cell>
          <table:table-cell table:formula="of:=IF([$'realWorldCalibrationData-collectedUnscaled'.N32];[$'realWorldCalibrationData-collectedUnscaled'.N32]*[$'realWorldCalibrationData-collectedUnscaled'.$AV32];&quot;&quot;)">
            <text:p/>
          </table:table-cell>
          <table:table-cell table:formula="of:=IF([$'realWorldCalibrationData-collectedUnscaled'.O32];[$'realWorldCalibrationData-collectedUnscaled'.O32]*[$'realWorldCalibrationData-collectedUnscaled'.$AV32];&quot;&quot;)">
            <text:p/>
          </table:table-cell>
          <table:table-cell table:formula="of:=IF([$'realWorldCalibrationData-collectedUnscaled'.P32];[$'realWorldCalibrationData-collectedUnscaled'.P32]*[$'realWorldCalibrationData-collectedUnscaled'.$AV32];&quot;&quot;)">
            <text:p/>
          </table:table-cell>
          <table:table-cell table:formula="of:=IF([$'realWorldCalibrationData-collectedUnscaled'.Q32];[$'realWorldCalibrationData-collectedUnscaled'.Q32]*[$'realWorldCalibrationData-collectedUnscaled'.$AV32];&quot;&quot;)">
            <text:p/>
          </table:table-cell>
          <table:table-cell table:formula="of:=IF([$'realWorldCalibrationData-collectedUnscaled'.R32];[$'realWorldCalibrationData-collectedUnscaled'.R32]*[$'realWorldCalibrationData-collectedUnscaled'.$AV32];&quot;&quot;)">
            <text:p/>
          </table:table-cell>
          <table:table-cell table:formula="of:=IF([$'realWorldCalibrationData-collectedUnscaled'.S32];[$'realWorldCalibrationData-collectedUnscaled'.S32]*[$'realWorldCalibrationData-collectedUnscaled'.$AV32];&quot;&quot;)">
            <text:p/>
          </table:table-cell>
          <table:table-cell table:formula="of:=IF([$'realWorldCalibrationData-collectedUnscaled'.T32];[$'realWorldCalibrationData-collectedUnscaled'.T32]*[$'realWorldCalibrationData-collectedUnscaled'.$AV32];&quot;&quot;)">
            <text:p/>
          </table:table-cell>
          <table:table-cell table:formula="of:=IF([$'realWorldCalibrationData-collectedUnscaled'.U32];[$'realWorldCalibrationData-collectedUnscaled'.U32]*[$'realWorldCalibrationData-collectedUnscaled'.$AV32];&quot;&quot;)">
            <text:p/>
          </table:table-cell>
          <table:table-cell table:formula="of:=IF([$'realWorldCalibrationData-collectedUnscaled'.V32];[$'realWorldCalibrationData-collectedUnscaled'.V32]*[$'realWorldCalibrationData-collectedUnscaled'.$AV32];&quot;&quot;)">
            <text:p/>
          </table:table-cell>
          <table:table-cell table:formula="of:=IF([$'realWorldCalibrationData-collectedUnscaled'.W32];[$'realWorldCalibrationData-collectedUnscaled'.W32]*[$'realWorldCalibrationData-collectedUnscaled'.$AV32];&quot;&quot;)">
            <text:p/>
          </table:table-cell>
          <table:table-cell table:formula="of:=IF([$'realWorldCalibrationData-collectedUnscaled'.X32];[$'realWorldCalibrationData-collectedUnscaled'.X32]*[$'realWorldCalibrationData-collectedUnscaled'.$AV32];&quot;&quot;)">
            <text:p/>
          </table:table-cell>
          <table:table-cell table:formula="of:=IF([$'realWorldCalibrationData-collectedUnscaled'.Y32];[$'realWorldCalibrationData-collectedUnscaled'.Y32]*[$'realWorldCalibrationData-collectedUnscaled'.$AV32];&quot;&quot;)">
            <text:p/>
          </table:table-cell>
          <table:table-cell table:formula="of:=IF([$'realWorldCalibrationData-collectedUnscaled'.Z32];[$'realWorldCalibrationData-collectedUnscaled'.Z32]*[$'realWorldCalibrationData-collectedUnscaled'.$AV32];&quot;&quot;)">
            <text:p/>
          </table:table-cell>
          <table:table-cell table:formula="of:=IF([$'realWorldCalibrationData-collectedUnscaled'.AA32];[$'realWorldCalibrationData-collectedUnscaled'.AA32]*[$'realWorldCalibrationData-collectedUnscaled'.$AV32];&quot;&quot;)">
            <text:p/>
          </table:table-cell>
          <table:table-cell table:formula="of:=IF([$'realWorldCalibrationData-collectedUnscaled'.AB32];[$'realWorldCalibrationData-collectedUnscaled'.AB32]*[$'realWorldCalibrationData-collectedUnscaled'.$AV32];&quot;&quot;)">
            <text:p/>
          </table:table-cell>
          <table:table-cell table:formula="of:=IF([$'realWorldCalibrationData-collectedUnscaled'.AC32];[$'realWorldCalibrationData-collectedUnscaled'.AC32]*[$'realWorldCalibrationData-collectedUnscaled'.$AV32];&quot;&quot;)">
            <text:p/>
          </table:table-cell>
          <table:table-cell table:formula="of:=IF([$'realWorldCalibrationData-collectedUnscaled'.AD32];[$'realWorldCalibrationData-collectedUnscaled'.AD32]*[$'realWorldCalibrationData-collectedUnscaled'.$AV32];&quot;&quot;)">
            <text:p/>
          </table:table-cell>
          <table:table-cell table:formula="of:=IF([$'realWorldCalibrationData-collectedUnscaled'.AE32];[$'realWorldCalibrationData-collectedUnscaled'.AE32]*[$'realWorldCalibrationData-collectedUnscaled'.$AV32];&quot;&quot;)">
            <text:p/>
          </table:table-cell>
          <table:table-cell table:formula="of:=IF([$'realWorldCalibrationData-collectedUnscaled'.AF32];[$'realWorldCalibrationData-collectedUnscaled'.AF32]*[$'realWorldCalibrationData-collectedUnscaled'.$AV32];&quot;&quot;)">
            <text:p/>
          </table:table-cell>
          <table:table-cell table:formula="of:=IF([$'realWorldCalibrationData-collectedUnscaled'.AG32];[$'realWorldCalibrationData-collectedUnscaled'.AG32]*[$'realWorldCalibrationData-collectedUnscaled'.$AV32];&quot;&quot;)">
            <text:p/>
          </table:table-cell>
          <table:table-cell table:formula="of:=IF([$'realWorldCalibrationData-collectedUnscaled'.AH32];[$'realWorldCalibrationData-collectedUnscaled'.AH32]*[$'realWorldCalibrationData-collectedUnscaled'.$AV32];&quot;&quot;)">
            <text:p/>
          </table:table-cell>
          <table:table-cell table:formula="of:=IF([$'realWorldCalibrationData-collectedUnscaled'.AI32];[$'realWorldCalibrationData-collectedUnscaled'.AI32]*[$'realWorldCalibrationData-collectedUnscaled'.$AV32];&quot;&quot;)">
            <text:p/>
          </table:table-cell>
          <table:table-cell table:formula="of:=IF([$'realWorldCalibrationData-collectedUnscaled'.AJ32];[$'realWorldCalibrationData-collectedUnscaled'.AJ32]*[$'realWorldCalibrationData-collectedUnscaled'.$AV32];&quot;&quot;)">
            <text:p/>
          </table:table-cell>
          <table:table-cell table:formula="of:=IF([$'realWorldCalibrationData-collectedUnscaled'.AK32];[$'realWorldCalibrationData-collectedUnscaled'.AK32]*[$'realWorldCalibrationData-collectedUnscaled'.$AV32];&quot;&quot;)" office:value-type="float" office:value="25521278017.5318" calcext:value-type="float">
            <text:p>25521278017.5318</text:p>
          </table:table-cell>
          <table:table-cell table:formula="of:=IF([$'realWorldCalibrationData-collectedUnscaled'.AL32];[$'realWorldCalibrationData-collectedUnscaled'.AL32]*[$'realWorldCalibrationData-collectedUnscaled'.$AV32];&quot;&quot;)" office:value-type="float" office:value="30926826486.5229" calcext:value-type="float">
            <text:p>30926826486.5229</text:p>
          </table:table-cell>
          <table:table-cell table:formula="of:=IF([$'realWorldCalibrationData-collectedUnscaled'.AM32];[$'realWorldCalibrationData-collectedUnscaled'.AM32]*[$'realWorldCalibrationData-collectedUnscaled'.$AV32];&quot;&quot;)" office:value-type="float" office:value="34205601787.3864" calcext:value-type="float">
            <text:p>34205601787.3864</text:p>
          </table:table-cell>
          <table:table-cell table:formula="of:=IF([$'realWorldCalibrationData-collectedUnscaled'.AN32];[$'realWorldCalibrationData-collectedUnscaled'.AN32]*[$'realWorldCalibrationData-collectedUnscaled'.$AV32];&quot;&quot;)" office:value-type="float" office:value="32167444167.9307" calcext:value-type="float">
            <text:p>32167444167.9307</text:p>
          </table:table-cell>
          <table:table-cell table:formula="of:=IF([$'realWorldCalibrationData-collectedUnscaled'.AO32];[$'realWorldCalibrationData-collectedUnscaled'.AO32]*[$'realWorldCalibrationData-collectedUnscaled'.$AV32];&quot;&quot;)" office:value-type="float" office:value="32876368557.3066" calcext:value-type="float">
            <text:p>32876368557.3066</text:p>
          </table:table-cell>
          <table:table-cell table:formula="of:=IF([$'realWorldCalibrationData-collectedUnscaled'.AP32];[$'realWorldCalibrationData-collectedUnscaled'.AP32]*[$'realWorldCalibrationData-collectedUnscaled'.$AV32];&quot;&quot;)" office:value-type="float" office:value="35800681663.4821" calcext:value-type="float">
            <text:p>35800681663.4821</text:p>
          </table:table-cell>
          <table:table-cell table:formula="of:=IF([$'realWorldCalibrationData-collectedUnscaled'.AQ32];[$'realWorldCalibrationData-collectedUnscaled'.AQ32]*[$'realWorldCalibrationData-collectedUnscaled'.$AV32];&quot;&quot;)" office:value-type="float" office:value="40142843548.4094" calcext:value-type="float">
            <text:p>40142843548.4094</text:p>
          </table:table-cell>
          <table:table-cell table:formula="of:=IF([$'realWorldCalibrationData-collectedUnscaled'.AR32];[$'realWorldCalibrationData-collectedUnscaled'.AR32]*[$'realWorldCalibrationData-collectedUnscaled'.$AV32];&quot;&quot;)" office:value-type="float" office:value="46877625247.4803" calcext:value-type="float">
            <text:p>46877625247.4803</text:p>
          </table:table-cell>
          <table:table-cell table:formula="of:=IF([$'realWorldCalibrationData-collectedUnscaled'.AS32];[$'realWorldCalibrationData-collectedUnscaled'.AS32]*[$'realWorldCalibrationData-collectedUnscaled'.$AV32];&quot;&quot;)" office:value-type="float" office:value="55473333468.6629" calcext:value-type="float">
            <text:p>55473333468.6629</text:p>
          </table:table-cell>
          <table:table-cell/>
          <table:table-cell table:formula="of:=IF(ISBLANK([$'realWorldCalibrationData-collectedUnscaled'.AW32]);&quot;&quot;;[$'realWorldCalibrationData-collectedUnscaled'.AW32])" office:value-type="string" office:string-value="2017G$" calcext:value-type="string">
            <text:p>2017G$</text:p>
          </table:table-cell>
          <table:table-cell table:formula="of:=IF(ISBLANK([$'realWorldCalibrationData-collectedUnscaled'.AX32]);&quot;&quot;;[$'realWorldCalibrationData-collectedUnscaled'.AX32])" office:value-type="string" office:string-value="world; " calcext:value-type="string">
            <text:p>world; </text:p>
          </table:table-cell>
          <table:table-cell table:formula="of:=IF(ISBLANK([$'realWorldCalibrationData-collectedUnscaled'.AY32]);&quot;&quot;;[$'realWorldCalibrationData-collectedUnscaled'.AY32])" office:value-type="string" office:string-value="iea world energy investment 2023 data file" calcext:value-type="string">
            <text:p>iea world energy investment 2023 data file</text:p>
          </table:table-cell>
          <table:table-cell table:formula="of:=IF(ISBLANK([$'realWorldCalibrationData-collectedUnscaled'.AZ32]);&quot;&quot;;[$'realWorldCalibrationData-collectedUnscaled'.AZ32])">
            <text:p/>
          </table:table-cell>
          <table:table-cell table:formula="of:=IF(ISBLANK([$'realWorldCalibrationData-collectedUnscaled'.BA32]);&quot;&quot;;[$'realWorldCalibrationData-collectedUnscaled'.BA32])">
            <text:p/>
          </table:table-cell>
        </table:table-row>
        <table:table-row table:style-name="ro1">
          <table:table-cell table:formula="of:=[$'realWorldCalibrationData-collectedUnscaled'.A33]" office:value-type="string" office:string-value="energy investments.Investments in Other Capacity[1]" calcext:value-type="string">
            <text:p>energy investments.Investments in Other Capacity[1]</text:p>
          </table:table-cell>
          <table:table-cell table:formula="of:=IF([$'realWorldCalibrationData-collectedUnscaled'.B33];[$'realWorldCalibrationData-collectedUnscaled'.B33]*[$'realWorldCalibrationData-collectedUnscaled'.$AV33];&quot;&quot;)">
            <text:p/>
          </table:table-cell>
          <table:table-cell table:formula="of:=IF([$'realWorldCalibrationData-collectedUnscaled'.C33];[$'realWorldCalibrationData-collectedUnscaled'.C33]*[$'realWorldCalibrationData-collectedUnscaled'.$AV33];&quot;&quot;)">
            <text:p/>
          </table:table-cell>
          <table:table-cell table:formula="of:=IF([$'realWorldCalibrationData-collectedUnscaled'.D33];[$'realWorldCalibrationData-collectedUnscaled'.D33]*[$'realWorldCalibrationData-collectedUnscaled'.$AV33];&quot;&quot;)">
            <text:p/>
          </table:table-cell>
          <table:table-cell table:formula="of:=IF([$'realWorldCalibrationData-collectedUnscaled'.E33];[$'realWorldCalibrationData-collectedUnscaled'.E33]*[$'realWorldCalibrationData-collectedUnscaled'.$AV33];&quot;&quot;)">
            <text:p/>
          </table:table-cell>
          <table:table-cell table:formula="of:=IF([$'realWorldCalibrationData-collectedUnscaled'.F33];[$'realWorldCalibrationData-collectedUnscaled'.F33]*[$'realWorldCalibrationData-collectedUnscaled'.$AV33];&quot;&quot;)">
            <text:p/>
          </table:table-cell>
          <table:table-cell table:formula="of:=IF([$'realWorldCalibrationData-collectedUnscaled'.G33];[$'realWorldCalibrationData-collectedUnscaled'.G33]*[$'realWorldCalibrationData-collectedUnscaled'.$AV33];&quot;&quot;)">
            <text:p/>
          </table:table-cell>
          <table:table-cell table:formula="of:=IF([$'realWorldCalibrationData-collectedUnscaled'.H33];[$'realWorldCalibrationData-collectedUnscaled'.H33]*[$'realWorldCalibrationData-collectedUnscaled'.$AV33];&quot;&quot;)">
            <text:p/>
          </table:table-cell>
          <table:table-cell table:formula="of:=IF([$'realWorldCalibrationData-collectedUnscaled'.I33];[$'realWorldCalibrationData-collectedUnscaled'.I33]*[$'realWorldCalibrationData-collectedUnscaled'.$AV33];&quot;&quot;)">
            <text:p/>
          </table:table-cell>
          <table:table-cell table:formula="of:=IF([$'realWorldCalibrationData-collectedUnscaled'.J33];[$'realWorldCalibrationData-collectedUnscaled'.J33]*[$'realWorldCalibrationData-collectedUnscaled'.$AV33];&quot;&quot;)">
            <text:p/>
          </table:table-cell>
          <table:table-cell table:formula="of:=IF([$'realWorldCalibrationData-collectedUnscaled'.K33];[$'realWorldCalibrationData-collectedUnscaled'.K33]*[$'realWorldCalibrationData-collectedUnscaled'.$AV33];&quot;&quot;)">
            <text:p/>
          </table:table-cell>
          <table:table-cell table:formula="of:=IF([$'realWorldCalibrationData-collectedUnscaled'.L33];[$'realWorldCalibrationData-collectedUnscaled'.L33]*[$'realWorldCalibrationData-collectedUnscaled'.$AV33];&quot;&quot;)">
            <text:p/>
          </table:table-cell>
          <table:table-cell table:formula="of:=IF([$'realWorldCalibrationData-collectedUnscaled'.M33];[$'realWorldCalibrationData-collectedUnscaled'.M33]*[$'realWorldCalibrationData-collectedUnscaled'.$AV33];&quot;&quot;)">
            <text:p/>
          </table:table-cell>
          <table:table-cell table:formula="of:=IF([$'realWorldCalibrationData-collectedUnscaled'.N33];[$'realWorldCalibrationData-collectedUnscaled'.N33]*[$'realWorldCalibrationData-collectedUnscaled'.$AV33];&quot;&quot;)">
            <text:p/>
          </table:table-cell>
          <table:table-cell table:formula="of:=IF([$'realWorldCalibrationData-collectedUnscaled'.O33];[$'realWorldCalibrationData-collectedUnscaled'.O33]*[$'realWorldCalibrationData-collectedUnscaled'.$AV33];&quot;&quot;)">
            <text:p/>
          </table:table-cell>
          <table:table-cell table:formula="of:=IF([$'realWorldCalibrationData-collectedUnscaled'.P33];[$'realWorldCalibrationData-collectedUnscaled'.P33]*[$'realWorldCalibrationData-collectedUnscaled'.$AV33];&quot;&quot;)">
            <text:p/>
          </table:table-cell>
          <table:table-cell table:formula="of:=IF([$'realWorldCalibrationData-collectedUnscaled'.Q33];[$'realWorldCalibrationData-collectedUnscaled'.Q33]*[$'realWorldCalibrationData-collectedUnscaled'.$AV33];&quot;&quot;)">
            <text:p/>
          </table:table-cell>
          <table:table-cell table:formula="of:=IF([$'realWorldCalibrationData-collectedUnscaled'.R33];[$'realWorldCalibrationData-collectedUnscaled'.R33]*[$'realWorldCalibrationData-collectedUnscaled'.$AV33];&quot;&quot;)">
            <text:p/>
          </table:table-cell>
          <table:table-cell table:formula="of:=IF([$'realWorldCalibrationData-collectedUnscaled'.S33];[$'realWorldCalibrationData-collectedUnscaled'.S33]*[$'realWorldCalibrationData-collectedUnscaled'.$AV33];&quot;&quot;)">
            <text:p/>
          </table:table-cell>
          <table:table-cell table:formula="of:=IF([$'realWorldCalibrationData-collectedUnscaled'.T33];[$'realWorldCalibrationData-collectedUnscaled'.T33]*[$'realWorldCalibrationData-collectedUnscaled'.$AV33];&quot;&quot;)">
            <text:p/>
          </table:table-cell>
          <table:table-cell table:formula="of:=IF([$'realWorldCalibrationData-collectedUnscaled'.U33];[$'realWorldCalibrationData-collectedUnscaled'.U33]*[$'realWorldCalibrationData-collectedUnscaled'.$AV33];&quot;&quot;)">
            <text:p/>
          </table:table-cell>
          <table:table-cell table:formula="of:=IF([$'realWorldCalibrationData-collectedUnscaled'.V33];[$'realWorldCalibrationData-collectedUnscaled'.V33]*[$'realWorldCalibrationData-collectedUnscaled'.$AV33];&quot;&quot;)">
            <text:p/>
          </table:table-cell>
          <table:table-cell table:formula="of:=IF([$'realWorldCalibrationData-collectedUnscaled'.W33];[$'realWorldCalibrationData-collectedUnscaled'.W33]*[$'realWorldCalibrationData-collectedUnscaled'.$AV33];&quot;&quot;)">
            <text:p/>
          </table:table-cell>
          <table:table-cell table:formula="of:=IF([$'realWorldCalibrationData-collectedUnscaled'.X33];[$'realWorldCalibrationData-collectedUnscaled'.X33]*[$'realWorldCalibrationData-collectedUnscaled'.$AV33];&quot;&quot;)">
            <text:p/>
          </table:table-cell>
          <table:table-cell table:formula="of:=IF([$'realWorldCalibrationData-collectedUnscaled'.Y33];[$'realWorldCalibrationData-collectedUnscaled'.Y33]*[$'realWorldCalibrationData-collectedUnscaled'.$AV33];&quot;&quot;)">
            <text:p/>
          </table:table-cell>
          <table:table-cell table:formula="of:=IF([$'realWorldCalibrationData-collectedUnscaled'.Z33];[$'realWorldCalibrationData-collectedUnscaled'.Z33]*[$'realWorldCalibrationData-collectedUnscaled'.$AV33];&quot;&quot;)">
            <text:p/>
          </table:table-cell>
          <table:table-cell table:formula="of:=IF([$'realWorldCalibrationData-collectedUnscaled'.AA33];[$'realWorldCalibrationData-collectedUnscaled'.AA33]*[$'realWorldCalibrationData-collectedUnscaled'.$AV33];&quot;&quot;)">
            <text:p/>
          </table:table-cell>
          <table:table-cell table:formula="of:=IF([$'realWorldCalibrationData-collectedUnscaled'.AB33];[$'realWorldCalibrationData-collectedUnscaled'.AB33]*[$'realWorldCalibrationData-collectedUnscaled'.$AV33];&quot;&quot;)">
            <text:p/>
          </table:table-cell>
          <table:table-cell table:formula="of:=IF([$'realWorldCalibrationData-collectedUnscaled'.AC33];[$'realWorldCalibrationData-collectedUnscaled'.AC33]*[$'realWorldCalibrationData-collectedUnscaled'.$AV33];&quot;&quot;)">
            <text:p/>
          </table:table-cell>
          <table:table-cell table:formula="of:=IF([$'realWorldCalibrationData-collectedUnscaled'.AD33];[$'realWorldCalibrationData-collectedUnscaled'.AD33]*[$'realWorldCalibrationData-collectedUnscaled'.$AV33];&quot;&quot;)">
            <text:p/>
          </table:table-cell>
          <table:table-cell table:formula="of:=IF([$'realWorldCalibrationData-collectedUnscaled'.AE33];[$'realWorldCalibrationData-collectedUnscaled'.AE33]*[$'realWorldCalibrationData-collectedUnscaled'.$AV33];&quot;&quot;)">
            <text:p/>
          </table:table-cell>
          <table:table-cell table:formula="of:=IF([$'realWorldCalibrationData-collectedUnscaled'.AF33];[$'realWorldCalibrationData-collectedUnscaled'.AF33]*[$'realWorldCalibrationData-collectedUnscaled'.$AV33];&quot;&quot;)">
            <text:p/>
          </table:table-cell>
          <table:table-cell table:formula="of:=IF([$'realWorldCalibrationData-collectedUnscaled'.AG33];[$'realWorldCalibrationData-collectedUnscaled'.AG33]*[$'realWorldCalibrationData-collectedUnscaled'.$AV33];&quot;&quot;)">
            <text:p/>
          </table:table-cell>
          <table:table-cell table:formula="of:=IF([$'realWorldCalibrationData-collectedUnscaled'.AH33];[$'realWorldCalibrationData-collectedUnscaled'.AH33]*[$'realWorldCalibrationData-collectedUnscaled'.$AV33];&quot;&quot;)">
            <text:p/>
          </table:table-cell>
          <table:table-cell table:formula="of:=IF([$'realWorldCalibrationData-collectedUnscaled'.AI33];[$'realWorldCalibrationData-collectedUnscaled'.AI33]*[$'realWorldCalibrationData-collectedUnscaled'.$AV33];&quot;&quot;)" office:value-type="float" office:value="30581559097.4116" calcext:value-type="float">
            <text:p>30581559097.4116</text:p>
          </table:table-cell>
          <table:table-cell table:formula="of:=IF([$'realWorldCalibrationData-collectedUnscaled'.AJ33];[$'realWorldCalibrationData-collectedUnscaled'.AJ33]*[$'realWorldCalibrationData-collectedUnscaled'.$AV33];&quot;&quot;)" office:value-type="float" office:value="31402107487.173" calcext:value-type="float">
            <text:p>31402107487.173</text:p>
          </table:table-cell>
          <table:table-cell table:formula="of:=IF([$'realWorldCalibrationData-collectedUnscaled'.AK33];[$'realWorldCalibrationData-collectedUnscaled'.AK33]*[$'realWorldCalibrationData-collectedUnscaled'.$AV33];&quot;&quot;)" office:value-type="float" office:value="36351936899.4684" calcext:value-type="float">
            <text:p>36351936899.4684</text:p>
          </table:table-cell>
          <table:table-cell table:formula="of:=IF([$'realWorldCalibrationData-collectedUnscaled'.AL33];[$'realWorldCalibrationData-collectedUnscaled'.AL33]*[$'realWorldCalibrationData-collectedUnscaled'.$AV33];&quot;&quot;)" office:value-type="float" office:value="15124789385.4299" calcext:value-type="float">
            <text:p>15124789385.4299</text:p>
          </table:table-cell>
          <table:table-cell table:formula="of:=IF([$'realWorldCalibrationData-collectedUnscaled'.AM33];[$'realWorldCalibrationData-collectedUnscaled'.AM33]*[$'realWorldCalibrationData-collectedUnscaled'.$AV33];&quot;&quot;)" office:value-type="float" office:value="14754378659.8017" calcext:value-type="float">
            <text:p>14754378659.8017</text:p>
          </table:table-cell>
          <table:table-cell table:formula="of:=IF([$'realWorldCalibrationData-collectedUnscaled'.AN33];[$'realWorldCalibrationData-collectedUnscaled'.AN33]*[$'realWorldCalibrationData-collectedUnscaled'.$AV33];&quot;&quot;)" office:value-type="float" office:value="23755649587.889" calcext:value-type="float">
            <text:p>23755649587.889</text:p>
          </table:table-cell>
          <table:table-cell table:formula="of:=IF([$'realWorldCalibrationData-collectedUnscaled'.AO33];[$'realWorldCalibrationData-collectedUnscaled'.AO33]*[$'realWorldCalibrationData-collectedUnscaled'.$AV33];&quot;&quot;)" office:value-type="float" office:value="21590848786.1061" calcext:value-type="float">
            <text:p>21590848786.1061</text:p>
          </table:table-cell>
          <table:table-cell table:formula="of:=IF([$'realWorldCalibrationData-collectedUnscaled'.AP33];[$'realWorldCalibrationData-collectedUnscaled'.AP33]*[$'realWorldCalibrationData-collectedUnscaled'.$AV33];&quot;&quot;)" office:value-type="float" office:value="15239060986.0399" calcext:value-type="float">
            <text:p>15239060986.0399</text:p>
          </table:table-cell>
          <table:table-cell table:formula="of:=IF([$'realWorldCalibrationData-collectedUnscaled'.AQ33];[$'realWorldCalibrationData-collectedUnscaled'.AQ33]*[$'realWorldCalibrationData-collectedUnscaled'.$AV33];&quot;&quot;)" office:value-type="float" office:value="15779467633.0754" calcext:value-type="float">
            <text:p>15779467633.0754</text:p>
          </table:table-cell>
          <table:table-cell table:formula="of:=IF([$'realWorldCalibrationData-collectedUnscaled'.AR33];[$'realWorldCalibrationData-collectedUnscaled'.AR33]*[$'realWorldCalibrationData-collectedUnscaled'.$AV33];&quot;&quot;)" office:value-type="float" office:value="8037430264.54908" calcext:value-type="float">
            <text:p>8037430264.54908</text:p>
          </table:table-cell>
          <table:table-cell table:formula="of:=IF([$'realWorldCalibrationData-collectedUnscaled'.AS33];[$'realWorldCalibrationData-collectedUnscaled'.AS33]*[$'realWorldCalibrationData-collectedUnscaled'.$AV33];&quot;&quot;)">
            <text:p/>
          </table:table-cell>
          <table:table-cell/>
          <table:table-cell table:formula="of:=IF(ISBLANK([$'realWorldCalibrationData-collectedUnscaled'.AW33]);&quot;&quot;;[$'realWorldCalibrationData-collectedUnscaled'.AW33])" office:value-type="string" office:string-value="2017G$" calcext:value-type="string">
            <text:p>2017G$</text:p>
          </table:table-cell>
          <table:table-cell table:formula="of:=IF(ISBLANK([$'realWorldCalibrationData-collectedUnscaled'.AX33]);&quot;&quot;;[$'realWorldCalibrationData-collectedUnscaled'.AX33])" office:value-type="string" office:string-value="world; summed over all excl. hydro solar and wind" calcext:value-type="string">
            <text:p>world; summed over all excl. hydro solar and wind</text:p>
          </table:table-cell>
          <table:table-cell table:formula="of:=IF(ISBLANK([$'realWorldCalibrationData-collectedUnscaled'.AY33]);&quot;&quot;;[$'realWorldCalibrationData-collectedUnscaled'.AY33])" office:value-type="string" office:string-value="IRENA and CPI (2023), Global landscape of renewable energy finance, 2023, International Renewable Energy Agency, Abu Dhabi." calcext:value-type="string">
            <text:p>IRENA and CPI (2023), Global landscape of renewable energy finance, 2023, International Renewable Energy Agency, Abu Dhabi.</text:p>
          </table:table-cell>
          <table:table-cell table:formula="of:=IF(ISBLANK([$'realWorldCalibrationData-collectedUnscaled'.AZ33]);&quot;&quot;;[$'realWorldCalibrationData-collectedUnscaled'.AZ33])">
            <text:p/>
          </table:table-cell>
          <table:table-cell table:formula="of:=IF(ISBLANK([$'realWorldCalibrationData-collectedUnscaled'.BA33]);&quot;&quot;;[$'realWorldCalibrationData-collectedUnscaled'.BA33])">
            <text:p/>
          </table:table-cell>
        </table:table-row>
        <table:table-row table:style-name="ro1">
          <table:table-cell table:formula="of:=[$'realWorldCalibrationData-collectedUnscaled'.A34]" office:value-type="string" office:string-value="wind and solar energy.Installation Cost of S&amp;W capacity[1]" calcext:value-type="string">
            <text:p>wind and solar energy.Installation Cost of S&amp;W capacity[1]</text:p>
          </table:table-cell>
          <table:table-cell table:formula="of:=IF([$'realWorldCalibrationData-collectedUnscaled'.B34];[$'realWorldCalibrationData-collectedUnscaled'.B34]*[$'realWorldCalibrationData-collectedUnscaled'.$AV34];&quot;&quot;)">
            <text:p/>
          </table:table-cell>
          <table:table-cell table:formula="of:=IF([$'realWorldCalibrationData-collectedUnscaled'.C34];[$'realWorldCalibrationData-collectedUnscaled'.C34]*[$'realWorldCalibrationData-collectedUnscaled'.$AV34];&quot;&quot;)">
            <text:p/>
          </table:table-cell>
          <table:table-cell table:formula="of:=IF([$'realWorldCalibrationData-collectedUnscaled'.D34];[$'realWorldCalibrationData-collectedUnscaled'.D34]*[$'realWorldCalibrationData-collectedUnscaled'.$AV34];&quot;&quot;)">
            <text:p/>
          </table:table-cell>
          <table:table-cell table:formula="of:=IF([$'realWorldCalibrationData-collectedUnscaled'.E34];[$'realWorldCalibrationData-collectedUnscaled'.E34]*[$'realWorldCalibrationData-collectedUnscaled'.$AV34];&quot;&quot;)">
            <text:p/>
          </table:table-cell>
          <table:table-cell table:formula="of:=IF([$'realWorldCalibrationData-collectedUnscaled'.F34];[$'realWorldCalibrationData-collectedUnscaled'.F34]*[$'realWorldCalibrationData-collectedUnscaled'.$AV34];&quot;&quot;)">
            <text:p/>
          </table:table-cell>
          <table:table-cell table:formula="of:=IF([$'realWorldCalibrationData-collectedUnscaled'.G34];[$'realWorldCalibrationData-collectedUnscaled'.G34]*[$'realWorldCalibrationData-collectedUnscaled'.$AV34];&quot;&quot;)">
            <text:p/>
          </table:table-cell>
          <table:table-cell table:formula="of:=IF([$'realWorldCalibrationData-collectedUnscaled'.H34];[$'realWorldCalibrationData-collectedUnscaled'.H34]*[$'realWorldCalibrationData-collectedUnscaled'.$AV34];&quot;&quot;)">
            <text:p/>
          </table:table-cell>
          <table:table-cell table:formula="of:=IF([$'realWorldCalibrationData-collectedUnscaled'.I34];[$'realWorldCalibrationData-collectedUnscaled'.I34]*[$'realWorldCalibrationData-collectedUnscaled'.$AV34];&quot;&quot;)">
            <text:p/>
          </table:table-cell>
          <table:table-cell table:formula="of:=IF([$'realWorldCalibrationData-collectedUnscaled'.J34];[$'realWorldCalibrationData-collectedUnscaled'.J34]*[$'realWorldCalibrationData-collectedUnscaled'.$AV34];&quot;&quot;)">
            <text:p/>
          </table:table-cell>
          <table:table-cell table:formula="of:=IF([$'realWorldCalibrationData-collectedUnscaled'.K34];[$'realWorldCalibrationData-collectedUnscaled'.K34]*[$'realWorldCalibrationData-collectedUnscaled'.$AV34];&quot;&quot;)">
            <text:p/>
          </table:table-cell>
          <table:table-cell table:formula="of:=IF([$'realWorldCalibrationData-collectedUnscaled'.L34];[$'realWorldCalibrationData-collectedUnscaled'.L34]*[$'realWorldCalibrationData-collectedUnscaled'.$AV34];&quot;&quot;)">
            <text:p/>
          </table:table-cell>
          <table:table-cell table:formula="of:=IF([$'realWorldCalibrationData-collectedUnscaled'.M34];[$'realWorldCalibrationData-collectedUnscaled'.M34]*[$'realWorldCalibrationData-collectedUnscaled'.$AV34];&quot;&quot;)">
            <text:p/>
          </table:table-cell>
          <table:table-cell table:formula="of:=IF([$'realWorldCalibrationData-collectedUnscaled'.N34];[$'realWorldCalibrationData-collectedUnscaled'.N34]*[$'realWorldCalibrationData-collectedUnscaled'.$AV34];&quot;&quot;)">
            <text:p/>
          </table:table-cell>
          <table:table-cell table:formula="of:=IF([$'realWorldCalibrationData-collectedUnscaled'.O34];[$'realWorldCalibrationData-collectedUnscaled'.O34]*[$'realWorldCalibrationData-collectedUnscaled'.$AV34];&quot;&quot;)">
            <text:p/>
          </table:table-cell>
          <table:table-cell table:formula="of:=IF([$'realWorldCalibrationData-collectedUnscaled'.P34];[$'realWorldCalibrationData-collectedUnscaled'.P34]*[$'realWorldCalibrationData-collectedUnscaled'.$AV34];&quot;&quot;)">
            <text:p/>
          </table:table-cell>
          <table:table-cell table:formula="of:=IF([$'realWorldCalibrationData-collectedUnscaled'.Q34];[$'realWorldCalibrationData-collectedUnscaled'.Q34]*[$'realWorldCalibrationData-collectedUnscaled'.$AV34];&quot;&quot;)">
            <text:p/>
          </table:table-cell>
          <table:table-cell table:formula="of:=IF([$'realWorldCalibrationData-collectedUnscaled'.R34];[$'realWorldCalibrationData-collectedUnscaled'.R34]*[$'realWorldCalibrationData-collectedUnscaled'.$AV34];&quot;&quot;)">
            <text:p/>
          </table:table-cell>
          <table:table-cell table:formula="of:=IF([$'realWorldCalibrationData-collectedUnscaled'.S34];[$'realWorldCalibrationData-collectedUnscaled'.S34]*[$'realWorldCalibrationData-collectedUnscaled'.$AV34];&quot;&quot;)">
            <text:p/>
          </table:table-cell>
          <table:table-cell table:formula="of:=IF([$'realWorldCalibrationData-collectedUnscaled'.T34];[$'realWorldCalibrationData-collectedUnscaled'.T34]*[$'realWorldCalibrationData-collectedUnscaled'.$AV34];&quot;&quot;)">
            <text:p/>
          </table:table-cell>
          <table:table-cell table:formula="of:=IF([$'realWorldCalibrationData-collectedUnscaled'.U34];[$'realWorldCalibrationData-collectedUnscaled'.U34]*[$'realWorldCalibrationData-collectedUnscaled'.$AV34];&quot;&quot;)">
            <text:p/>
          </table:table-cell>
          <table:table-cell table:formula="of:=IF([$'realWorldCalibrationData-collectedUnscaled'.V34];[$'realWorldCalibrationData-collectedUnscaled'.V34]*[$'realWorldCalibrationData-collectedUnscaled'.$AV34];&quot;&quot;)">
            <text:p/>
          </table:table-cell>
          <table:table-cell table:formula="of:=IF([$'realWorldCalibrationData-collectedUnscaled'.W34];[$'realWorldCalibrationData-collectedUnscaled'.W34]*[$'realWorldCalibrationData-collectedUnscaled'.$AV34];&quot;&quot;)">
            <text:p/>
          </table:table-cell>
          <table:table-cell table:formula="of:=IF([$'realWorldCalibrationData-collectedUnscaled'.X34];[$'realWorldCalibrationData-collectedUnscaled'.X34]*[$'realWorldCalibrationData-collectedUnscaled'.$AV34];&quot;&quot;)">
            <text:p/>
          </table:table-cell>
          <table:table-cell table:formula="of:=IF([$'realWorldCalibrationData-collectedUnscaled'.Y34];[$'realWorldCalibrationData-collectedUnscaled'.Y34]*[$'realWorldCalibrationData-collectedUnscaled'.$AV34];&quot;&quot;)">
            <text:p/>
          </table:table-cell>
          <table:table-cell table:formula="of:=IF([$'realWorldCalibrationData-collectedUnscaled'.Z34];[$'realWorldCalibrationData-collectedUnscaled'.Z34]*[$'realWorldCalibrationData-collectedUnscaled'.$AV34];&quot;&quot;)">
            <text:p/>
          </table:table-cell>
          <table:table-cell table:formula="of:=IF([$'realWorldCalibrationData-collectedUnscaled'.AA34];[$'realWorldCalibrationData-collectedUnscaled'.AA34]*[$'realWorldCalibrationData-collectedUnscaled'.$AV34];&quot;&quot;)">
            <text:p/>
          </table:table-cell>
          <table:table-cell table:formula="of:=IF([$'realWorldCalibrationData-collectedUnscaled'.AB34];[$'realWorldCalibrationData-collectedUnscaled'.AB34]*[$'realWorldCalibrationData-collectedUnscaled'.$AV34];&quot;&quot;)">
            <text:p/>
          </table:table-cell>
          <table:table-cell table:formula="of:=IF([$'realWorldCalibrationData-collectedUnscaled'.AC34];[$'realWorldCalibrationData-collectedUnscaled'.AC34]*[$'realWorldCalibrationData-collectedUnscaled'.$AV34];&quot;&quot;)">
            <text:p/>
          </table:table-cell>
          <table:table-cell table:formula="of:=IF([$'realWorldCalibrationData-collectedUnscaled'.AD34];[$'realWorldCalibrationData-collectedUnscaled'.AD34]*[$'realWorldCalibrationData-collectedUnscaled'.$AV34];&quot;&quot;)">
            <text:p/>
          </table:table-cell>
          <table:table-cell table:formula="of:=IF([$'realWorldCalibrationData-collectedUnscaled'.AE34];[$'realWorldCalibrationData-collectedUnscaled'.AE34]*[$'realWorldCalibrationData-collectedUnscaled'.$AV34];&quot;&quot;)">
            <text:p/>
          </table:table-cell>
          <table:table-cell table:formula="of:=IF([$'realWorldCalibrationData-collectedUnscaled'.AF34];[$'realWorldCalibrationData-collectedUnscaled'.AF34]*[$'realWorldCalibrationData-collectedUnscaled'.$AV34];&quot;&quot;)">
            <text:p/>
          </table:table-cell>
          <table:table-cell table:formula="of:=IF([$'realWorldCalibrationData-collectedUnscaled'.AG34];[$'realWorldCalibrationData-collectedUnscaled'.AG34]*[$'realWorldCalibrationData-collectedUnscaled'.$AV34];&quot;&quot;)">
            <text:p/>
          </table:table-cell>
          <table:table-cell table:formula="of:=IF([$'realWorldCalibrationData-collectedUnscaled'.AH34];[$'realWorldCalibrationData-collectedUnscaled'.AH34]*[$'realWorldCalibrationData-collectedUnscaled'.$AV34];&quot;&quot;)">
            <text:p/>
          </table:table-cell>
          <table:table-cell table:formula="of:=IF([$'realWorldCalibrationData-collectedUnscaled'.AI34];[$'realWorldCalibrationData-collectedUnscaled'.AI34]*[$'realWorldCalibrationData-collectedUnscaled'.$AV34];&quot;&quot;)">
            <text:p/>
          </table:table-cell>
          <table:table-cell table:formula="of:=IF([$'realWorldCalibrationData-collectedUnscaled'.AJ34];[$'realWorldCalibrationData-collectedUnscaled'.AJ34]*[$'realWorldCalibrationData-collectedUnscaled'.$AV34];&quot;&quot;)" office:value-type="float" office:value="918.117343001975" calcext:value-type="float">
            <text:p>918.117343001975</text:p>
          </table:table-cell>
          <table:table-cell table:formula="of:=IF([$'realWorldCalibrationData-collectedUnscaled'.AK34];[$'realWorldCalibrationData-collectedUnscaled'.AK34]*[$'realWorldCalibrationData-collectedUnscaled'.$AV34];&quot;&quot;)" office:value-type="float" office:value="831.081827090889" calcext:value-type="float">
            <text:p>831.081827090889</text:p>
          </table:table-cell>
          <table:table-cell table:formula="of:=IF([$'realWorldCalibrationData-collectedUnscaled'.AL34];[$'realWorldCalibrationData-collectedUnscaled'.AL34]*[$'realWorldCalibrationData-collectedUnscaled'.$AV34];&quot;&quot;)" office:value-type="float" office:value="729.052626759233" calcext:value-type="float">
            <text:p>729.052626759233</text:p>
          </table:table-cell>
          <table:table-cell table:formula="of:=IF([$'realWorldCalibrationData-collectedUnscaled'.AM34];[$'realWorldCalibrationData-collectedUnscaled'.AM34]*[$'realWorldCalibrationData-collectedUnscaled'.$AV34];&quot;&quot;)" office:value-type="float" office:value="617.464770674102" calcext:value-type="float">
            <text:p>617.464770674102</text:p>
          </table:table-cell>
          <table:table-cell table:formula="of:=IF([$'realWorldCalibrationData-collectedUnscaled'.AN34];[$'realWorldCalibrationData-collectedUnscaled'.AN34]*[$'realWorldCalibrationData-collectedUnscaled'.$AV34];&quot;&quot;)" office:value-type="float" office:value="520.585143553309" calcext:value-type="float">
            <text:p>520.585143553309</text:p>
          </table:table-cell>
          <table:table-cell table:formula="of:=IF([$'realWorldCalibrationData-collectedUnscaled'.AO34];[$'realWorldCalibrationData-collectedUnscaled'.AO34]*[$'realWorldCalibrationData-collectedUnscaled'.$AV34];&quot;&quot;)" office:value-type="float" office:value="470.710280598292" calcext:value-type="float">
            <text:p>470.710280598292</text:p>
          </table:table-cell>
          <table:table-cell table:formula="of:=IF([$'realWorldCalibrationData-collectedUnscaled'.AP34];[$'realWorldCalibrationData-collectedUnscaled'.AP34]*[$'realWorldCalibrationData-collectedUnscaled'.$AV34];&quot;&quot;)" office:value-type="float" office:value="465.077873405241" calcext:value-type="float">
            <text:p>465.077873405241</text:p>
          </table:table-cell>
          <table:table-cell table:formula="of:=IF([$'realWorldCalibrationData-collectedUnscaled'.AQ34];[$'realWorldCalibrationData-collectedUnscaled'.AQ34]*[$'realWorldCalibrationData-collectedUnscaled'.$AV34];&quot;&quot;)" office:value-type="float" office:value="464.536125786034" calcext:value-type="float">
            <text:p>464.536125786034</text:p>
          </table:table-cell>
          <table:table-cell table:formula="of:=IF([$'realWorldCalibrationData-collectedUnscaled'.AR34];[$'realWorldCalibrationData-collectedUnscaled'.AR34]*[$'realWorldCalibrationData-collectedUnscaled'.$AV34];&quot;&quot;)" office:value-type="float" office:value="464.091580846929" calcext:value-type="float">
            <text:p>464.091580846929</text:p>
          </table:table-cell>
          <table:table-cell table:formula="of:=IF([$'realWorldCalibrationData-collectedUnscaled'.AS34];[$'realWorldCalibrationData-collectedUnscaled'.AS34]*[$'realWorldCalibrationData-collectedUnscaled'.$AV34];&quot;&quot;)">
            <text:p/>
          </table:table-cell>
          <table:table-cell/>
          <table:table-cell table:formula="of:=IF(ISBLANK([$'realWorldCalibrationData-collectedUnscaled'.AW34]);&quot;&quot;;[$'realWorldCalibrationData-collectedUnscaled'.AW34])" office:value-type="string" office:string-value="2017$/kW" calcext:value-type="string">
            <text:p>2017$/kW</text:p>
          </table:table-cell>
          <table:table-cell table:formula="of:=IF(ISBLANK([$'realWorldCalibrationData-collectedUnscaled'.AX34]);&quot;&quot;;[$'realWorldCalibrationData-collectedUnscaled'.AX34])" office:value-type="string" office:string-value="inflation adjusted" calcext:value-type="string">
            <text:p>inflation adjusted</text:p>
          </table:table-cell>
          <table:table-cell table:formula="of:=IF(ISBLANK([$'realWorldCalibrationData-collectedUnscaled'.AY34]);&quot;&quot;;[$'realWorldCalibrationData-collectedUnscaled'.AY34])" office:value-type="string" office:string-value="https://www.iea.org/data-and-statistics/charts/average-prices-for-selected-technologies-2014-2022" calcext:value-type="string">
            <text:p>https://www.iea.org/data-and-statistics/charts/average-prices-for-selected-technologies-2014-2022</text:p>
          </table:table-cell>
          <table:table-cell table:formula="of:=IF(ISBLANK([$'realWorldCalibrationData-collectedUnscaled'.AZ34]);&quot;&quot;;[$'realWorldCalibrationData-collectedUnscaled'.AZ34])">
            <text:p/>
          </table:table-cell>
          <table:table-cell table:formula="of:=IF(ISBLANK([$'realWorldCalibrationData-collectedUnscaled'.BA34]);&quot;&quot;;[$'realWorldCalibrationData-collectedUnscaled'.BA34])">
            <text:p/>
          </table:table-cell>
        </table:table-row>
        <table:table-row table:style-name="ro1">
          <table:table-cell table:formula="of:=[$'realWorldCalibrationData-collectedUnscaled'.A35]" office:value-type="string" office:string-value="hydropower energy.Hydropower Installation Costs[1]" calcext:value-type="string">
            <text:p>hydropower energy.Hydropower Installation Costs[1]</text:p>
          </table:table-cell>
          <table:table-cell table:formula="of:=IF([$'realWorldCalibrationData-collectedUnscaled'.B35];[$'realWorldCalibrationData-collectedUnscaled'.B35]*[$'realWorldCalibrationData-collectedUnscaled'.$AV35];&quot;&quot;)">
            <text:p/>
          </table:table-cell>
          <table:table-cell table:formula="of:=IF([$'realWorldCalibrationData-collectedUnscaled'.C35];[$'realWorldCalibrationData-collectedUnscaled'.C35]*[$'realWorldCalibrationData-collectedUnscaled'.$AV35];&quot;&quot;)">
            <text:p/>
          </table:table-cell>
          <table:table-cell table:formula="of:=IF([$'realWorldCalibrationData-collectedUnscaled'.D35];[$'realWorldCalibrationData-collectedUnscaled'.D35]*[$'realWorldCalibrationData-collectedUnscaled'.$AV35];&quot;&quot;)">
            <text:p/>
          </table:table-cell>
          <table:table-cell table:formula="of:=IF([$'realWorldCalibrationData-collectedUnscaled'.E35];[$'realWorldCalibrationData-collectedUnscaled'.E35]*[$'realWorldCalibrationData-collectedUnscaled'.$AV35];&quot;&quot;)">
            <text:p/>
          </table:table-cell>
          <table:table-cell table:formula="of:=IF([$'realWorldCalibrationData-collectedUnscaled'.F35];[$'realWorldCalibrationData-collectedUnscaled'.F35]*[$'realWorldCalibrationData-collectedUnscaled'.$AV35];&quot;&quot;)">
            <text:p/>
          </table:table-cell>
          <table:table-cell table:formula="of:=IF([$'realWorldCalibrationData-collectedUnscaled'.G35];[$'realWorldCalibrationData-collectedUnscaled'.G35]*[$'realWorldCalibrationData-collectedUnscaled'.$AV35];&quot;&quot;)">
            <text:p/>
          </table:table-cell>
          <table:table-cell table:formula="of:=IF([$'realWorldCalibrationData-collectedUnscaled'.H35];[$'realWorldCalibrationData-collectedUnscaled'.H35]*[$'realWorldCalibrationData-collectedUnscaled'.$AV35];&quot;&quot;)">
            <text:p/>
          </table:table-cell>
          <table:table-cell table:formula="of:=IF([$'realWorldCalibrationData-collectedUnscaled'.I35];[$'realWorldCalibrationData-collectedUnscaled'.I35]*[$'realWorldCalibrationData-collectedUnscaled'.$AV35];&quot;&quot;)">
            <text:p/>
          </table:table-cell>
          <table:table-cell table:formula="of:=IF([$'realWorldCalibrationData-collectedUnscaled'.J35];[$'realWorldCalibrationData-collectedUnscaled'.J35]*[$'realWorldCalibrationData-collectedUnscaled'.$AV35];&quot;&quot;)">
            <text:p/>
          </table:table-cell>
          <table:table-cell table:formula="of:=IF([$'realWorldCalibrationData-collectedUnscaled'.K35];[$'realWorldCalibrationData-collectedUnscaled'.K35]*[$'realWorldCalibrationData-collectedUnscaled'.$AV35];&quot;&quot;)">
            <text:p/>
          </table:table-cell>
          <table:table-cell table:formula="of:=IF([$'realWorldCalibrationData-collectedUnscaled'.L35];[$'realWorldCalibrationData-collectedUnscaled'.L35]*[$'realWorldCalibrationData-collectedUnscaled'.$AV35];&quot;&quot;)">
            <text:p/>
          </table:table-cell>
          <table:table-cell table:formula="of:=IF([$'realWorldCalibrationData-collectedUnscaled'.M35];[$'realWorldCalibrationData-collectedUnscaled'.M35]*[$'realWorldCalibrationData-collectedUnscaled'.$AV35];&quot;&quot;)">
            <text:p/>
          </table:table-cell>
          <table:table-cell table:formula="of:=IF([$'realWorldCalibrationData-collectedUnscaled'.N35];[$'realWorldCalibrationData-collectedUnscaled'.N35]*[$'realWorldCalibrationData-collectedUnscaled'.$AV35];&quot;&quot;)">
            <text:p/>
          </table:table-cell>
          <table:table-cell table:formula="of:=IF([$'realWorldCalibrationData-collectedUnscaled'.O35];[$'realWorldCalibrationData-collectedUnscaled'.O35]*[$'realWorldCalibrationData-collectedUnscaled'.$AV35];&quot;&quot;)">
            <text:p/>
          </table:table-cell>
          <table:table-cell table:formula="of:=IF([$'realWorldCalibrationData-collectedUnscaled'.P35];[$'realWorldCalibrationData-collectedUnscaled'.P35]*[$'realWorldCalibrationData-collectedUnscaled'.$AV35];&quot;&quot;)">
            <text:p/>
          </table:table-cell>
          <table:table-cell table:formula="of:=IF([$'realWorldCalibrationData-collectedUnscaled'.Q35];[$'realWorldCalibrationData-collectedUnscaled'.Q35]*[$'realWorldCalibrationData-collectedUnscaled'.$AV35];&quot;&quot;)">
            <text:p/>
          </table:table-cell>
          <table:table-cell table:formula="of:=IF([$'realWorldCalibrationData-collectedUnscaled'.R35];[$'realWorldCalibrationData-collectedUnscaled'.R35]*[$'realWorldCalibrationData-collectedUnscaled'.$AV35];&quot;&quot;)">
            <text:p/>
          </table:table-cell>
          <table:table-cell table:formula="of:=IF([$'realWorldCalibrationData-collectedUnscaled'.S35];[$'realWorldCalibrationData-collectedUnscaled'.S35]*[$'realWorldCalibrationData-collectedUnscaled'.$AV35];&quot;&quot;)">
            <text:p/>
          </table:table-cell>
          <table:table-cell table:formula="of:=IF([$'realWorldCalibrationData-collectedUnscaled'.T35];[$'realWorldCalibrationData-collectedUnscaled'.T35]*[$'realWorldCalibrationData-collectedUnscaled'.$AV35];&quot;&quot;)">
            <text:p/>
          </table:table-cell>
          <table:table-cell table:formula="of:=IF([$'realWorldCalibrationData-collectedUnscaled'.U35];[$'realWorldCalibrationData-collectedUnscaled'.U35]*[$'realWorldCalibrationData-collectedUnscaled'.$AV35];&quot;&quot;)">
            <text:p/>
          </table:table-cell>
          <table:table-cell table:formula="of:=IF([$'realWorldCalibrationData-collectedUnscaled'.V35];[$'realWorldCalibrationData-collectedUnscaled'.V35]*[$'realWorldCalibrationData-collectedUnscaled'.$AV35];&quot;&quot;)">
            <text:p/>
          </table:table-cell>
          <table:table-cell table:formula="of:=IF([$'realWorldCalibrationData-collectedUnscaled'.W35];[$'realWorldCalibrationData-collectedUnscaled'.W35]*[$'realWorldCalibrationData-collectedUnscaled'.$AV35];&quot;&quot;)">
            <text:p/>
          </table:table-cell>
          <table:table-cell table:formula="of:=IF([$'realWorldCalibrationData-collectedUnscaled'.X35];[$'realWorldCalibrationData-collectedUnscaled'.X35]*[$'realWorldCalibrationData-collectedUnscaled'.$AV35];&quot;&quot;)">
            <text:p/>
          </table:table-cell>
          <table:table-cell table:formula="of:=IF([$'realWorldCalibrationData-collectedUnscaled'.Y35];[$'realWorldCalibrationData-collectedUnscaled'.Y35]*[$'realWorldCalibrationData-collectedUnscaled'.$AV35];&quot;&quot;)">
            <text:p/>
          </table:table-cell>
          <table:table-cell table:formula="of:=IF([$'realWorldCalibrationData-collectedUnscaled'.Z35];[$'realWorldCalibrationData-collectedUnscaled'.Z35]*[$'realWorldCalibrationData-collectedUnscaled'.$AV35];&quot;&quot;)">
            <text:p/>
          </table:table-cell>
          <table:table-cell table:formula="of:=IF([$'realWorldCalibrationData-collectedUnscaled'.AA35];[$'realWorldCalibrationData-collectedUnscaled'.AA35]*[$'realWorldCalibrationData-collectedUnscaled'.$AV35];&quot;&quot;)">
            <text:p/>
          </table:table-cell>
          <table:table-cell table:formula="of:=IF([$'realWorldCalibrationData-collectedUnscaled'.AB35];[$'realWorldCalibrationData-collectedUnscaled'.AB35]*[$'realWorldCalibrationData-collectedUnscaled'.$AV35];&quot;&quot;)">
            <text:p/>
          </table:table-cell>
          <table:table-cell table:formula="of:=IF([$'realWorldCalibrationData-collectedUnscaled'.AC35];[$'realWorldCalibrationData-collectedUnscaled'.AC35]*[$'realWorldCalibrationData-collectedUnscaled'.$AV35];&quot;&quot;)">
            <text:p/>
          </table:table-cell>
          <table:table-cell table:formula="of:=IF([$'realWorldCalibrationData-collectedUnscaled'.AD35];[$'realWorldCalibrationData-collectedUnscaled'.AD35]*[$'realWorldCalibrationData-collectedUnscaled'.$AV35];&quot;&quot;)">
            <text:p/>
          </table:table-cell>
          <table:table-cell table:formula="of:=IF([$'realWorldCalibrationData-collectedUnscaled'.AE35];[$'realWorldCalibrationData-collectedUnscaled'.AE35]*[$'realWorldCalibrationData-collectedUnscaled'.$AV35];&quot;&quot;)">
            <text:p/>
          </table:table-cell>
          <table:table-cell table:formula="of:=IF([$'realWorldCalibrationData-collectedUnscaled'.AF35];[$'realWorldCalibrationData-collectedUnscaled'.AF35]*[$'realWorldCalibrationData-collectedUnscaled'.$AV35];&quot;&quot;)" office:value-type="float" office:value="1711.327914" calcext:value-type="float">
            <text:p>1711.327914</text:p>
          </table:table-cell>
          <table:table-cell table:formula="of:=IF([$'realWorldCalibrationData-collectedUnscaled'.AG35];[$'realWorldCalibrationData-collectedUnscaled'.AG35]*[$'realWorldCalibrationData-collectedUnscaled'.$AV35];&quot;&quot;)" office:value-type="float" office:value="1632.368763" calcext:value-type="float">
            <text:p>1632.368763</text:p>
          </table:table-cell>
          <table:table-cell table:formula="of:=IF([$'realWorldCalibrationData-collectedUnscaled'.AH35];[$'realWorldCalibrationData-collectedUnscaled'.AH35]*[$'realWorldCalibrationData-collectedUnscaled'.$AV35];&quot;&quot;)" office:value-type="float" office:value="1663.93338" calcext:value-type="float">
            <text:p>1663.93338</text:p>
          </table:table-cell>
          <table:table-cell table:formula="of:=IF([$'realWorldCalibrationData-collectedUnscaled'.AI35];[$'realWorldCalibrationData-collectedUnscaled'.AI35]*[$'realWorldCalibrationData-collectedUnscaled'.$AV35];&quot;&quot;)" office:value-type="float" office:value="1814.165625" calcext:value-type="float">
            <text:p>1814.165625</text:p>
          </table:table-cell>
          <table:table-cell table:formula="of:=IF([$'realWorldCalibrationData-collectedUnscaled'.AJ35];[$'realWorldCalibrationData-collectedUnscaled'.AJ35]*[$'realWorldCalibrationData-collectedUnscaled'.$AV35];&quot;&quot;)" office:value-type="float" office:value="1630.707073" calcext:value-type="float">
            <text:p>1630.707073</text:p>
          </table:table-cell>
          <table:table-cell table:formula="of:=IF([$'realWorldCalibrationData-collectedUnscaled'.AK35];[$'realWorldCalibrationData-collectedUnscaled'.AK35]*[$'realWorldCalibrationData-collectedUnscaled'.$AV35];&quot;&quot;)" office:value-type="float" office:value="1740.630772" calcext:value-type="float">
            <text:p>1740.630772</text:p>
          </table:table-cell>
          <table:table-cell table:formula="of:=IF([$'realWorldCalibrationData-collectedUnscaled'.AL35];[$'realWorldCalibrationData-collectedUnscaled'.AL35]*[$'realWorldCalibrationData-collectedUnscaled'.$AV35];&quot;&quot;)" office:value-type="float" office:value="2033.970184" calcext:value-type="float">
            <text:p>2033.970184</text:p>
          </table:table-cell>
          <table:table-cell table:formula="of:=IF([$'realWorldCalibrationData-collectedUnscaled'.AM35];[$'realWorldCalibrationData-collectedUnscaled'.AM35]*[$'realWorldCalibrationData-collectedUnscaled'.$AV35];&quot;&quot;)" office:value-type="float" office:value="2054" calcext:value-type="float">
            <text:p>2054</text:p>
          </table:table-cell>
          <table:table-cell table:formula="of:=IF([$'realWorldCalibrationData-collectedUnscaled'.AN35];[$'realWorldCalibrationData-collectedUnscaled'.AN35]*[$'realWorldCalibrationData-collectedUnscaled'.$AV35];&quot;&quot;)" office:value-type="float" office:value="1574.985808" calcext:value-type="float">
            <text:p>1574.985808</text:p>
          </table:table-cell>
          <table:table-cell table:formula="of:=IF([$'realWorldCalibrationData-collectedUnscaled'.AO35];[$'realWorldCalibrationData-collectedUnscaled'.AO35]*[$'realWorldCalibrationData-collectedUnscaled'.$AV35];&quot;&quot;)" office:value-type="float" office:value="1825.820737" calcext:value-type="float">
            <text:p>1825.820737</text:p>
          </table:table-cell>
          <table:table-cell table:formula="of:=IF([$'realWorldCalibrationData-collectedUnscaled'.AP35];[$'realWorldCalibrationData-collectedUnscaled'.AP35]*[$'realWorldCalibrationData-collectedUnscaled'.$AV35];&quot;&quot;)" office:value-type="float" office:value="1939.068348" calcext:value-type="float">
            <text:p>1939.068348</text:p>
          </table:table-cell>
          <table:table-cell table:formula="of:=IF([$'realWorldCalibrationData-collectedUnscaled'.AQ35];[$'realWorldCalibrationData-collectedUnscaled'.AQ35]*[$'realWorldCalibrationData-collectedUnscaled'.$AV35];&quot;&quot;)" office:value-type="float" office:value="2107.902155" calcext:value-type="float">
            <text:p>2107.902155</text:p>
          </table:table-cell>
          <table:table-cell table:formula="of:=IF([$'realWorldCalibrationData-collectedUnscaled'.AR35];[$'realWorldCalibrationData-collectedUnscaled'.AR35]*[$'realWorldCalibrationData-collectedUnscaled'.$AV35];&quot;&quot;)" office:value-type="float" office:value="2553.013957" calcext:value-type="float">
            <text:p>2553.013957</text:p>
          </table:table-cell>
          <table:table-cell table:formula="of:=IF([$'realWorldCalibrationData-collectedUnscaled'.AS35];[$'realWorldCalibrationData-collectedUnscaled'.AS35]*[$'realWorldCalibrationData-collectedUnscaled'.$AV35];&quot;&quot;)">
            <text:p/>
          </table:table-cell>
          <table:table-cell/>
          <table:table-cell table:formula="of:=IF(ISBLANK([$'realWorldCalibrationData-collectedUnscaled'.AW35]);&quot;&quot;;[$'realWorldCalibrationData-collectedUnscaled'.AW35])" office:value-type="string" office:string-value="2017$/kW" calcext:value-type="string">
            <text:p>2017$/kW</text:p>
          </table:table-cell>
          <table:table-cell table:formula="of:=IF(ISBLANK([$'realWorldCalibrationData-collectedUnscaled'.AX35]);&quot;&quot;;[$'realWorldCalibrationData-collectedUnscaled'.AX35])" office:value-type="string" office:string-value="inflation adjusted " calcext:value-type="string">
            <text:p>inflation adjusted </text:p>
          </table:table-cell>
          <table:table-cell table:formula="of:=IF(ISBLANK([$'realWorldCalibrationData-collectedUnscaled'.AY35]);&quot;&quot;;[$'realWorldCalibrationData-collectedUnscaled'.AY35])" office:value-type="string" office:string-value="https://www.statista.com/statistics/799341/global-hydropower-installation-cost/" calcext:value-type="string">
            <text:p>https://www.statista.com/statistics/799341/global-hydropower-installation-cost/</text:p>
          </table:table-cell>
          <table:table-cell table:formula="of:=IF(ISBLANK([$'realWorldCalibrationData-collectedUnscaled'.AZ35]);&quot;&quot;;[$'realWorldCalibrationData-collectedUnscaled'.AZ35])">
            <text:p/>
          </table:table-cell>
          <table:table-cell table:formula="of:=IF(ISBLANK([$'realWorldCalibrationData-collectedUnscaled'.BA35]);&quot;&quot;;[$'realWorldCalibrationData-collectedUnscaled'.BA35])">
            <text:p/>
          </table:table-cell>
        </table:table-row>
        <table:table-row table:style-name="ro1">
          <table:table-cell table:formula="of:=[$'realWorldCalibrationData-collectedUnscaled'.A36]" office:value-type="string" office:string-value="nuclear energy.Nuclear Installation Costs[1]" calcext:value-type="string">
            <text:p>nuclear energy.Nuclear Installation Costs[1]</text:p>
          </table:table-cell>
          <table:table-cell table:formula="of:=IF([$'realWorldCalibrationData-collectedUnscaled'.B36];[$'realWorldCalibrationData-collectedUnscaled'.B36]*[$'realWorldCalibrationData-collectedUnscaled'.$AV36];&quot;&quot;)" office:value-type="float" office:value="2384.917673" calcext:value-type="float">
            <text:p>2384.917673</text:p>
          </table:table-cell>
          <table:table-cell table:formula="of:=IF([$'realWorldCalibrationData-collectedUnscaled'.C36];[$'realWorldCalibrationData-collectedUnscaled'.C36]*[$'realWorldCalibrationData-collectedUnscaled'.$AV36];&quot;&quot;)">
            <text:p/>
          </table:table-cell>
          <table:table-cell table:formula="of:=IF([$'realWorldCalibrationData-collectedUnscaled'.D36];[$'realWorldCalibrationData-collectedUnscaled'.D36]*[$'realWorldCalibrationData-collectedUnscaled'.$AV36];&quot;&quot;)">
            <text:p/>
          </table:table-cell>
          <table:table-cell table:formula="of:=IF([$'realWorldCalibrationData-collectedUnscaled'.E36];[$'realWorldCalibrationData-collectedUnscaled'.E36]*[$'realWorldCalibrationData-collectedUnscaled'.$AV36];&quot;&quot;)">
            <text:p/>
          </table:table-cell>
          <table:table-cell table:formula="of:=IF([$'realWorldCalibrationData-collectedUnscaled'.F36];[$'realWorldCalibrationData-collectedUnscaled'.F36]*[$'realWorldCalibrationData-collectedUnscaled'.$AV36];&quot;&quot;)">
            <text:p/>
          </table:table-cell>
          <table:table-cell table:formula="of:=IF([$'realWorldCalibrationData-collectedUnscaled'.G36];[$'realWorldCalibrationData-collectedUnscaled'.G36]*[$'realWorldCalibrationData-collectedUnscaled'.$AV36];&quot;&quot;)">
            <text:p/>
          </table:table-cell>
          <table:table-cell table:formula="of:=IF([$'realWorldCalibrationData-collectedUnscaled'.H36];[$'realWorldCalibrationData-collectedUnscaled'.H36]*[$'realWorldCalibrationData-collectedUnscaled'.$AV36];&quot;&quot;)">
            <text:p/>
          </table:table-cell>
          <table:table-cell table:formula="of:=IF([$'realWorldCalibrationData-collectedUnscaled'.I36];[$'realWorldCalibrationData-collectedUnscaled'.I36]*[$'realWorldCalibrationData-collectedUnscaled'.$AV36];&quot;&quot;)">
            <text:p/>
          </table:table-cell>
          <table:table-cell table:formula="of:=IF([$'realWorldCalibrationData-collectedUnscaled'.J36];[$'realWorldCalibrationData-collectedUnscaled'.J36]*[$'realWorldCalibrationData-collectedUnscaled'.$AV36];&quot;&quot;)">
            <text:p/>
          </table:table-cell>
          <table:table-cell table:formula="of:=IF([$'realWorldCalibrationData-collectedUnscaled'.K36];[$'realWorldCalibrationData-collectedUnscaled'.K36]*[$'realWorldCalibrationData-collectedUnscaled'.$AV36];&quot;&quot;)">
            <text:p/>
          </table:table-cell>
          <table:table-cell table:formula="of:=IF([$'realWorldCalibrationData-collectedUnscaled'.L36];[$'realWorldCalibrationData-collectedUnscaled'.L36]*[$'realWorldCalibrationData-collectedUnscaled'.$AV36];&quot;&quot;)">
            <text:p/>
          </table:table-cell>
          <table:table-cell table:formula="of:=IF([$'realWorldCalibrationData-collectedUnscaled'.M36];[$'realWorldCalibrationData-collectedUnscaled'.M36]*[$'realWorldCalibrationData-collectedUnscaled'.$AV36];&quot;&quot;)">
            <text:p/>
          </table:table-cell>
          <table:table-cell table:formula="of:=IF([$'realWorldCalibrationData-collectedUnscaled'.N36];[$'realWorldCalibrationData-collectedUnscaled'.N36]*[$'realWorldCalibrationData-collectedUnscaled'.$AV36];&quot;&quot;)">
            <text:p/>
          </table:table-cell>
          <table:table-cell table:formula="of:=IF([$'realWorldCalibrationData-collectedUnscaled'.O36];[$'realWorldCalibrationData-collectedUnscaled'.O36]*[$'realWorldCalibrationData-collectedUnscaled'.$AV36];&quot;&quot;)">
            <text:p/>
          </table:table-cell>
          <table:table-cell table:formula="of:=IF([$'realWorldCalibrationData-collectedUnscaled'.P36];[$'realWorldCalibrationData-collectedUnscaled'.P36]*[$'realWorldCalibrationData-collectedUnscaled'.$AV36];&quot;&quot;)">
            <text:p/>
          </table:table-cell>
          <table:table-cell table:formula="of:=IF([$'realWorldCalibrationData-collectedUnscaled'.Q36];[$'realWorldCalibrationData-collectedUnscaled'.Q36]*[$'realWorldCalibrationData-collectedUnscaled'.$AV36];&quot;&quot;)">
            <text:p/>
          </table:table-cell>
          <table:table-cell table:formula="of:=IF([$'realWorldCalibrationData-collectedUnscaled'.R36];[$'realWorldCalibrationData-collectedUnscaled'.R36]*[$'realWorldCalibrationData-collectedUnscaled'.$AV36];&quot;&quot;)">
            <text:p/>
          </table:table-cell>
          <table:table-cell table:formula="of:=IF([$'realWorldCalibrationData-collectedUnscaled'.S36];[$'realWorldCalibrationData-collectedUnscaled'.S36]*[$'realWorldCalibrationData-collectedUnscaled'.$AV36];&quot;&quot;)">
            <text:p/>
          </table:table-cell>
          <table:table-cell table:formula="of:=IF([$'realWorldCalibrationData-collectedUnscaled'.T36];[$'realWorldCalibrationData-collectedUnscaled'.T36]*[$'realWorldCalibrationData-collectedUnscaled'.$AV36];&quot;&quot;)">
            <text:p/>
          </table:table-cell>
          <table:table-cell table:formula="of:=IF([$'realWorldCalibrationData-collectedUnscaled'.U36];[$'realWorldCalibrationData-collectedUnscaled'.U36]*[$'realWorldCalibrationData-collectedUnscaled'.$AV36];&quot;&quot;)">
            <text:p/>
          </table:table-cell>
          <table:table-cell table:formula="of:=IF([$'realWorldCalibrationData-collectedUnscaled'.V36];[$'realWorldCalibrationData-collectedUnscaled'.V36]*[$'realWorldCalibrationData-collectedUnscaled'.$AV36];&quot;&quot;)">
            <text:p/>
          </table:table-cell>
          <table:table-cell table:formula="of:=IF([$'realWorldCalibrationData-collectedUnscaled'.W36];[$'realWorldCalibrationData-collectedUnscaled'.W36]*[$'realWorldCalibrationData-collectedUnscaled'.$AV36];&quot;&quot;)">
            <text:p/>
          </table:table-cell>
          <table:table-cell table:formula="of:=IF([$'realWorldCalibrationData-collectedUnscaled'.X36];[$'realWorldCalibrationData-collectedUnscaled'.X36]*[$'realWorldCalibrationData-collectedUnscaled'.$AV36];&quot;&quot;)" office:value-type="float" office:value="2168.622823" calcext:value-type="float">
            <text:p>2168.622823</text:p>
          </table:table-cell>
          <table:table-cell table:formula="of:=IF([$'realWorldCalibrationData-collectedUnscaled'.Y36];[$'realWorldCalibrationData-collectedUnscaled'.Y36]*[$'realWorldCalibrationData-collectedUnscaled'.$AV36];&quot;&quot;)" office:value-type="float" office:value="3103.590277" calcext:value-type="float">
            <text:p>3103.590277</text:p>
          </table:table-cell>
          <table:table-cell table:formula="of:=IF([$'realWorldCalibrationData-collectedUnscaled'.Z36];[$'realWorldCalibrationData-collectedUnscaled'.Z36]*[$'realWorldCalibrationData-collectedUnscaled'.$AV36];&quot;&quot;)">
            <text:p/>
          </table:table-cell>
          <table:table-cell table:formula="of:=IF([$'realWorldCalibrationData-collectedUnscaled'.AA36];[$'realWorldCalibrationData-collectedUnscaled'.AA36]*[$'realWorldCalibrationData-collectedUnscaled'.$AV36];&quot;&quot;)">
            <text:p/>
          </table:table-cell>
          <table:table-cell table:formula="of:=IF([$'realWorldCalibrationData-collectedUnscaled'.AB36];[$'realWorldCalibrationData-collectedUnscaled'.AB36]*[$'realWorldCalibrationData-collectedUnscaled'.$AV36];&quot;&quot;)">
            <text:p/>
          </table:table-cell>
          <table:table-cell table:formula="of:=IF([$'realWorldCalibrationData-collectedUnscaled'.AC36];[$'realWorldCalibrationData-collectedUnscaled'.AC36]*[$'realWorldCalibrationData-collectedUnscaled'.$AV36];&quot;&quot;)" office:value-type="float" office:value="4787.325263" calcext:value-type="float">
            <text:p>4787.325263</text:p>
          </table:table-cell>
          <table:table-cell table:formula="of:=IF([$'realWorldCalibrationData-collectedUnscaled'.AD36];[$'realWorldCalibrationData-collectedUnscaled'.AD36]*[$'realWorldCalibrationData-collectedUnscaled'.$AV36];&quot;&quot;)">
            <text:p/>
          </table:table-cell>
          <table:table-cell table:formula="of:=IF([$'realWorldCalibrationData-collectedUnscaled'.AE36];[$'realWorldCalibrationData-collectedUnscaled'.AE36]*[$'realWorldCalibrationData-collectedUnscaled'.$AV36];&quot;&quot;)">
            <text:p/>
          </table:table-cell>
          <table:table-cell table:formula="of:=IF([$'realWorldCalibrationData-collectedUnscaled'.AF36];[$'realWorldCalibrationData-collectedUnscaled'.AF36]*[$'realWorldCalibrationData-collectedUnscaled'.$AV36];&quot;&quot;)">
            <text:p/>
          </table:table-cell>
          <table:table-cell table:formula="of:=IF([$'realWorldCalibrationData-collectedUnscaled'.AG36];[$'realWorldCalibrationData-collectedUnscaled'.AG36]*[$'realWorldCalibrationData-collectedUnscaled'.$AV36];&quot;&quot;)">
            <text:p/>
          </table:table-cell>
          <table:table-cell table:formula="of:=IF([$'realWorldCalibrationData-collectedUnscaled'.AH36];[$'realWorldCalibrationData-collectedUnscaled'.AH36]*[$'realWorldCalibrationData-collectedUnscaled'.$AV36];&quot;&quot;)">
            <text:p/>
          </table:table-cell>
          <table:table-cell table:formula="of:=IF([$'realWorldCalibrationData-collectedUnscaled'.AI36];[$'realWorldCalibrationData-collectedUnscaled'.AI36]*[$'realWorldCalibrationData-collectedUnscaled'.$AV36];&quot;&quot;)">
            <text:p/>
          </table:table-cell>
          <table:table-cell table:formula="of:=IF([$'realWorldCalibrationData-collectedUnscaled'.AJ36];[$'realWorldCalibrationData-collectedUnscaled'.AJ36]*[$'realWorldCalibrationData-collectedUnscaled'.$AV36];&quot;&quot;)">
            <text:p/>
          </table:table-cell>
          <table:table-cell table:formula="of:=IF([$'realWorldCalibrationData-collectedUnscaled'.AK36];[$'realWorldCalibrationData-collectedUnscaled'.AK36]*[$'realWorldCalibrationData-collectedUnscaled'.$AV36];&quot;&quot;)">
            <text:p/>
          </table:table-cell>
          <table:table-cell table:formula="of:=IF([$'realWorldCalibrationData-collectedUnscaled'.AL36];[$'realWorldCalibrationData-collectedUnscaled'.AL36]*[$'realWorldCalibrationData-collectedUnscaled'.$AV36];&quot;&quot;)">
            <text:p/>
          </table:table-cell>
          <table:table-cell table:formula="of:=IF([$'realWorldCalibrationData-collectedUnscaled'.AM36];[$'realWorldCalibrationData-collectedUnscaled'.AM36]*[$'realWorldCalibrationData-collectedUnscaled'.$AV36];&quot;&quot;)">
            <text:p/>
          </table:table-cell>
          <table:table-cell table:formula="of:=IF([$'realWorldCalibrationData-collectedUnscaled'.AN36];[$'realWorldCalibrationData-collectedUnscaled'.AN36]*[$'realWorldCalibrationData-collectedUnscaled'.$AV36];&quot;&quot;)">
            <text:p/>
          </table:table-cell>
          <table:table-cell table:formula="of:=IF([$'realWorldCalibrationData-collectedUnscaled'.AO36];[$'realWorldCalibrationData-collectedUnscaled'.AO36]*[$'realWorldCalibrationData-collectedUnscaled'.$AV36];&quot;&quot;)">
            <text:p/>
          </table:table-cell>
          <table:table-cell table:formula="of:=IF([$'realWorldCalibrationData-collectedUnscaled'.AP36];[$'realWorldCalibrationData-collectedUnscaled'.AP36]*[$'realWorldCalibrationData-collectedUnscaled'.$AV36];&quot;&quot;)">
            <text:p/>
          </table:table-cell>
          <table:table-cell table:formula="of:=IF([$'realWorldCalibrationData-collectedUnscaled'.AQ36];[$'realWorldCalibrationData-collectedUnscaled'.AQ36]*[$'realWorldCalibrationData-collectedUnscaled'.$AV36];&quot;&quot;)">
            <text:p/>
          </table:table-cell>
          <table:table-cell table:formula="of:=IF([$'realWorldCalibrationData-collectedUnscaled'.AR36];[$'realWorldCalibrationData-collectedUnscaled'.AR36]*[$'realWorldCalibrationData-collectedUnscaled'.$AV36];&quot;&quot;)">
            <text:p/>
          </table:table-cell>
          <table:table-cell table:formula="of:=IF([$'realWorldCalibrationData-collectedUnscaled'.AS36];[$'realWorldCalibrationData-collectedUnscaled'.AS36]*[$'realWorldCalibrationData-collectedUnscaled'.$AV36];&quot;&quot;)">
            <text:p/>
          </table:table-cell>
          <table:table-cell/>
          <table:table-cell table:formula="of:=IF(ISBLANK([$'realWorldCalibrationData-collectedUnscaled'.AW36]);&quot;&quot;;[$'realWorldCalibrationData-collectedUnscaled'.AW36])" office:value-type="string" office:string-value="2017$/kW" calcext:value-type="string">
            <text:p>2017$/kW</text:p>
          </table:table-cell>
          <table:table-cell table:formula="of:=IF(ISBLANK([$'realWorldCalibrationData-collectedUnscaled'.AX36]);&quot;&quot;;[$'realWorldCalibrationData-collectedUnscaled'.AX36])" office:value-type="string" office:string-value="Inflation adjusted" calcext:value-type="string">
            <text:p>Inflation adjusted</text:p>
          </table:table-cell>
          <table:table-cell table:formula="of:=IF(ISBLANK([$'realWorldCalibrationData-collectedUnscaled'.AY36]);&quot;&quot;;[$'realWorldCalibrationData-collectedUnscaled'.AY36])" office:value-type="string" office:string-value="SOURCE: David Schlissel and Bruce Biewald 2008 “Nuclear Power Plant Constructin Costs”, Synapse Energy Economics" calcext:value-type="string">
            <text:p>SOURCE: David Schlissel and Bruce Biewald 2008 “Nuclear Power Plant Constructin Costs”, Synapse Energy Economics</text:p>
          </table:table-cell>
          <table:table-cell table:formula="of:=IF(ISBLANK([$'realWorldCalibrationData-collectedUnscaled'.AZ36]);&quot;&quot;;[$'realWorldCalibrationData-collectedUnscaled'.AZ36])">
            <text:p/>
          </table:table-cell>
          <table:table-cell table:formula="of:=IF(ISBLANK([$'realWorldCalibrationData-collectedUnscaled'.BA36]);&quot;&quot;;[$'realWorldCalibrationData-collectedUnscaled'.BA36])">
            <text:p/>
          </table:table-cell>
        </table:table-row>
        <table:table-row table:style-name="ro1">
          <table:table-cell table:formula="of:=[$'realWorldCalibrationData-collectedUnscaled'.A37]" office:value-type="string" office:string-value="energy investments.share of GDP invested in fuel extraction[1]" calcext:value-type="string">
            <text:p>energy investments.share of GDP invested in fuel extraction[1]</text:p>
          </table:table-cell>
          <table:table-cell table:formula="of:=IF([$'realWorldCalibrationData-collectedUnscaled'.B37];[$'realWorldCalibrationData-collectedUnscaled'.B37]*[$'realWorldCalibrationData-collectedUnscaled'.$AV37];&quot;&quot;)">
            <text:p/>
          </table:table-cell>
          <table:table-cell table:formula="of:=IF([$'realWorldCalibrationData-collectedUnscaled'.C37];[$'realWorldCalibrationData-collectedUnscaled'.C37]*[$'realWorldCalibrationData-collectedUnscaled'.$AV37];&quot;&quot;)">
            <text:p/>
          </table:table-cell>
          <table:table-cell table:formula="of:=IF([$'realWorldCalibrationData-collectedUnscaled'.D37];[$'realWorldCalibrationData-collectedUnscaled'.D37]*[$'realWorldCalibrationData-collectedUnscaled'.$AV37];&quot;&quot;)">
            <text:p/>
          </table:table-cell>
          <table:table-cell table:formula="of:=IF([$'realWorldCalibrationData-collectedUnscaled'.E37];[$'realWorldCalibrationData-collectedUnscaled'.E37]*[$'realWorldCalibrationData-collectedUnscaled'.$AV37];&quot;&quot;)">
            <text:p/>
          </table:table-cell>
          <table:table-cell table:formula="of:=IF([$'realWorldCalibrationData-collectedUnscaled'.F37];[$'realWorldCalibrationData-collectedUnscaled'.F37]*[$'realWorldCalibrationData-collectedUnscaled'.$AV37];&quot;&quot;)">
            <text:p/>
          </table:table-cell>
          <table:table-cell table:formula="of:=IF([$'realWorldCalibrationData-collectedUnscaled'.G37];[$'realWorldCalibrationData-collectedUnscaled'.G37]*[$'realWorldCalibrationData-collectedUnscaled'.$AV37];&quot;&quot;)">
            <text:p/>
          </table:table-cell>
          <table:table-cell table:formula="of:=IF([$'realWorldCalibrationData-collectedUnscaled'.H37];[$'realWorldCalibrationData-collectedUnscaled'.H37]*[$'realWorldCalibrationData-collectedUnscaled'.$AV37];&quot;&quot;)">
            <text:p/>
          </table:table-cell>
          <table:table-cell table:formula="of:=IF([$'realWorldCalibrationData-collectedUnscaled'.I37];[$'realWorldCalibrationData-collectedUnscaled'.I37]*[$'realWorldCalibrationData-collectedUnscaled'.$AV37];&quot;&quot;)">
            <text:p/>
          </table:table-cell>
          <table:table-cell table:formula="of:=IF([$'realWorldCalibrationData-collectedUnscaled'.J37];[$'realWorldCalibrationData-collectedUnscaled'.J37]*[$'realWorldCalibrationData-collectedUnscaled'.$AV37];&quot;&quot;)">
            <text:p/>
          </table:table-cell>
          <table:table-cell table:formula="of:=IF([$'realWorldCalibrationData-collectedUnscaled'.K37];[$'realWorldCalibrationData-collectedUnscaled'.K37]*[$'realWorldCalibrationData-collectedUnscaled'.$AV37];&quot;&quot;)">
            <text:p/>
          </table:table-cell>
          <table:table-cell table:formula="of:=IF([$'realWorldCalibrationData-collectedUnscaled'.L37];[$'realWorldCalibrationData-collectedUnscaled'.L37]*[$'realWorldCalibrationData-collectedUnscaled'.$AV37];&quot;&quot;)">
            <text:p/>
          </table:table-cell>
          <table:table-cell table:formula="of:=IF([$'realWorldCalibrationData-collectedUnscaled'.M37];[$'realWorldCalibrationData-collectedUnscaled'.M37]*[$'realWorldCalibrationData-collectedUnscaled'.$AV37];&quot;&quot;)">
            <text:p/>
          </table:table-cell>
          <table:table-cell table:formula="of:=IF([$'realWorldCalibrationData-collectedUnscaled'.N37];[$'realWorldCalibrationData-collectedUnscaled'.N37]*[$'realWorldCalibrationData-collectedUnscaled'.$AV37];&quot;&quot;)">
            <text:p/>
          </table:table-cell>
          <table:table-cell table:formula="of:=IF([$'realWorldCalibrationData-collectedUnscaled'.O37];[$'realWorldCalibrationData-collectedUnscaled'.O37]*[$'realWorldCalibrationData-collectedUnscaled'.$AV37];&quot;&quot;)">
            <text:p/>
          </table:table-cell>
          <table:table-cell table:formula="of:=IF([$'realWorldCalibrationData-collectedUnscaled'.P37];[$'realWorldCalibrationData-collectedUnscaled'.P37]*[$'realWorldCalibrationData-collectedUnscaled'.$AV37];&quot;&quot;)">
            <text:p/>
          </table:table-cell>
          <table:table-cell table:formula="of:=IF([$'realWorldCalibrationData-collectedUnscaled'.Q37];[$'realWorldCalibrationData-collectedUnscaled'.Q37]*[$'realWorldCalibrationData-collectedUnscaled'.$AV37];&quot;&quot;)">
            <text:p/>
          </table:table-cell>
          <table:table-cell table:formula="of:=IF([$'realWorldCalibrationData-collectedUnscaled'.R37];[$'realWorldCalibrationData-collectedUnscaled'.R37]*[$'realWorldCalibrationData-collectedUnscaled'.$AV37];&quot;&quot;)">
            <text:p/>
          </table:table-cell>
          <table:table-cell table:formula="of:=IF([$'realWorldCalibrationData-collectedUnscaled'.S37];[$'realWorldCalibrationData-collectedUnscaled'.S37]*[$'realWorldCalibrationData-collectedUnscaled'.$AV37];&quot;&quot;)">
            <text:p/>
          </table:table-cell>
          <table:table-cell table:formula="of:=IF([$'realWorldCalibrationData-collectedUnscaled'.T37];[$'realWorldCalibrationData-collectedUnscaled'.T37]*[$'realWorldCalibrationData-collectedUnscaled'.$AV37];&quot;&quot;)">
            <text:p/>
          </table:table-cell>
          <table:table-cell table:formula="of:=IF([$'realWorldCalibrationData-collectedUnscaled'.U37];[$'realWorldCalibrationData-collectedUnscaled'.U37]*[$'realWorldCalibrationData-collectedUnscaled'.$AV37];&quot;&quot;)">
            <text:p/>
          </table:table-cell>
          <table:table-cell table:formula="of:=IF([$'realWorldCalibrationData-collectedUnscaled'.V37];[$'realWorldCalibrationData-collectedUnscaled'.V37]*[$'realWorldCalibrationData-collectedUnscaled'.$AV37];&quot;&quot;)">
            <text:p/>
          </table:table-cell>
          <table:table-cell table:formula="of:=IF([$'realWorldCalibrationData-collectedUnscaled'.W37];[$'realWorldCalibrationData-collectedUnscaled'.W37]*[$'realWorldCalibrationData-collectedUnscaled'.$AV37];&quot;&quot;)">
            <text:p/>
          </table:table-cell>
          <table:table-cell table:formula="of:=IF([$'realWorldCalibrationData-collectedUnscaled'.X37];[$'realWorldCalibrationData-collectedUnscaled'.X37]*[$'realWorldCalibrationData-collectedUnscaled'.$AV37];&quot;&quot;)">
            <text:p/>
          </table:table-cell>
          <table:table-cell table:formula="of:=IF([$'realWorldCalibrationData-collectedUnscaled'.Y37];[$'realWorldCalibrationData-collectedUnscaled'.Y37]*[$'realWorldCalibrationData-collectedUnscaled'.$AV37];&quot;&quot;)">
            <text:p/>
          </table:table-cell>
          <table:table-cell table:formula="of:=IF([$'realWorldCalibrationData-collectedUnscaled'.Z37];[$'realWorldCalibrationData-collectedUnscaled'.Z37]*[$'realWorldCalibrationData-collectedUnscaled'.$AV37];&quot;&quot;)">
            <text:p/>
          </table:table-cell>
          <table:table-cell table:formula="of:=IF([$'realWorldCalibrationData-collectedUnscaled'.AA37];[$'realWorldCalibrationData-collectedUnscaled'.AA37]*[$'realWorldCalibrationData-collectedUnscaled'.$AV37];&quot;&quot;)">
            <text:p/>
          </table:table-cell>
          <table:table-cell table:formula="of:=IF([$'realWorldCalibrationData-collectedUnscaled'.AB37];[$'realWorldCalibrationData-collectedUnscaled'.AB37]*[$'realWorldCalibrationData-collectedUnscaled'.$AV37];&quot;&quot;)">
            <text:p/>
          </table:table-cell>
          <table:table-cell table:formula="of:=IF([$'realWorldCalibrationData-collectedUnscaled'.AC37];[$'realWorldCalibrationData-collectedUnscaled'.AC37]*[$'realWorldCalibrationData-collectedUnscaled'.$AV37];&quot;&quot;)">
            <text:p/>
          </table:table-cell>
          <table:table-cell table:formula="of:=IF([$'realWorldCalibrationData-collectedUnscaled'.AD37];[$'realWorldCalibrationData-collectedUnscaled'.AD37]*[$'realWorldCalibrationData-collectedUnscaled'.$AV37];&quot;&quot;)">
            <text:p/>
          </table:table-cell>
          <table:table-cell table:formula="of:=IF([$'realWorldCalibrationData-collectedUnscaled'.AE37];[$'realWorldCalibrationData-collectedUnscaled'.AE37]*[$'realWorldCalibrationData-collectedUnscaled'.$AV37];&quot;&quot;)">
            <text:p/>
          </table:table-cell>
          <table:table-cell table:formula="of:=IF([$'realWorldCalibrationData-collectedUnscaled'.AF37];[$'realWorldCalibrationData-collectedUnscaled'.AF37]*[$'realWorldCalibrationData-collectedUnscaled'.$AV37];&quot;&quot;)">
            <text:p/>
          </table:table-cell>
          <table:table-cell table:formula="of:=IF([$'realWorldCalibrationData-collectedUnscaled'.AG37];[$'realWorldCalibrationData-collectedUnscaled'.AG37]*[$'realWorldCalibrationData-collectedUnscaled'.$AV37];&quot;&quot;)">
            <text:p/>
          </table:table-cell>
          <table:table-cell table:formula="of:=IF([$'realWorldCalibrationData-collectedUnscaled'.AH37];[$'realWorldCalibrationData-collectedUnscaled'.AH37]*[$'realWorldCalibrationData-collectedUnscaled'.$AV37];&quot;&quot;)">
            <text:p/>
          </table:table-cell>
          <table:table-cell table:formula="of:=IF([$'realWorldCalibrationData-collectedUnscaled'.AI37];[$'realWorldCalibrationData-collectedUnscaled'.AI37]*[$'realWorldCalibrationData-collectedUnscaled'.$AV37];&quot;&quot;)">
            <text:p/>
          </table:table-cell>
          <table:table-cell table:formula="of:=IF([$'realWorldCalibrationData-collectedUnscaled'.AJ37];[$'realWorldCalibrationData-collectedUnscaled'.AJ37]*[$'realWorldCalibrationData-collectedUnscaled'.$AV37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37];[$'realWorldCalibrationData-collectedUnscaled'.AK37]*[$'realWorldCalibrationData-collectedUnscaled'.$AV37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37];[$'realWorldCalibrationData-collectedUnscaled'.AL37]*[$'realWorldCalibrationData-collectedUnscaled'.$AV37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37];[$'realWorldCalibrationData-collectedUnscaled'.AM37]*[$'realWorldCalibrationData-collectedUnscaled'.$AV37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37];[$'realWorldCalibrationData-collectedUnscaled'.AN37]*[$'realWorldCalibrationData-collectedUnscaled'.$AV37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37];[$'realWorldCalibrationData-collectedUnscaled'.AO37]*[$'realWorldCalibrationData-collectedUnscaled'.$AV37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37];[$'realWorldCalibrationData-collectedUnscaled'.AP37]*[$'realWorldCalibrationData-collectedUnscaled'.$AV37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37];[$'realWorldCalibrationData-collectedUnscaled'.AQ37]*[$'realWorldCalibrationData-collectedUnscaled'.$AV37];&quot;&quot;)">
            <text:p/>
          </table:table-cell>
          <table:table-cell table:formula="of:=IF([$'realWorldCalibrationData-collectedUnscaled'.AR37];[$'realWorldCalibrationData-collectedUnscaled'.AR37]*[$'realWorldCalibrationData-collectedUnscaled'.$AV37];&quot;&quot;)">
            <text:p/>
          </table:table-cell>
          <table:table-cell table:formula="of:=IF([$'realWorldCalibrationData-collectedUnscaled'.AS37];[$'realWorldCalibrationData-collectedUnscaled'.AS37]*[$'realWorldCalibrationData-collectedUnscaled'.$AV37];&quot;&quot;)">
            <text:p/>
          </table:table-cell>
          <table:table-cell/>
          <table:table-cell table:formula="of:=IF(ISBLANK([$'realWorldCalibrationData-collectedUnscaled'.AW37]);&quot;&quot;;[$'realWorldCalibrationData-collectedUnscaled'.AW37])" office:value-type="string" office:string-value="dmnl" calcext:value-type="string">
            <text:p>dmnl</text:p>
          </table:table-cell>
          <table:table-cell table:formula="of:=IF(ISBLANK([$'realWorldCalibrationData-collectedUnscaled'.AX37]);&quot;&quot;;[$'realWorldCalibrationData-collectedUnscaled'.AX37])" office:value-type="string" office:string-value="traced by hand" calcext:value-type="string">
            <text:p>traced by hand</text:p>
          </table:table-cell>
          <table:table-cell table:formula="of:=IF(ISBLANK([$'realWorldCalibrationData-collectedUnscaled'.AY37]);&quot;&quot;;[$'realWorldCalibrationData-collectedUnscaled'.AY37])" office:value-type="string" office:string-value="https://www.iea.org/data-and-statistics/charts/energy-investment-by-sector-as-a-share-of-global-gdp-2014-2020" calcext:value-type="string">
            <text:p>https://www.iea.org/data-and-statistics/charts/energy-investment-by-sector-as-a-share-of-global-gdp-2014-2020</text:p>
          </table:table-cell>
          <table:table-cell table:formula="of:=IF(ISBLANK([$'realWorldCalibrationData-collectedUnscaled'.AZ37]);&quot;&quot;;[$'realWorldCalibrationData-collectedUnscaled'.AZ37])">
            <text:p/>
          </table:table-cell>
          <table:table-cell table:formula="of:=IF(ISBLANK([$'realWorldCalibrationData-collectedUnscaled'.BA37]);&quot;&quot;;[$'realWorldCalibrationData-collectedUnscaled'.BA37])">
            <text:p/>
          </table:table-cell>
        </table:table-row>
        <table:table-row table:style-name="ro1">
          <table:table-cell table:formula="of:=[$'realWorldCalibrationData-collectedUnscaled'.A38]" office:value-type="string" office:string-value="energy investments.share of GDP invested in Energy w/o fuel[1]" calcext:value-type="string">
            <text:p>energy investments.share of GDP invested in Energy w/o fuel[1]</text:p>
          </table:table-cell>
          <table:table-cell table:formula="of:=IF([$'realWorldCalibrationData-collectedUnscaled'.B38];[$'realWorldCalibrationData-collectedUnscaled'.B38]*[$'realWorldCalibrationData-collectedUnscaled'.$AV38];&quot;&quot;)">
            <text:p/>
          </table:table-cell>
          <table:table-cell table:formula="of:=IF([$'realWorldCalibrationData-collectedUnscaled'.C38];[$'realWorldCalibrationData-collectedUnscaled'.C38]*[$'realWorldCalibrationData-collectedUnscaled'.$AV38];&quot;&quot;)">
            <text:p/>
          </table:table-cell>
          <table:table-cell table:formula="of:=IF([$'realWorldCalibrationData-collectedUnscaled'.D38];[$'realWorldCalibrationData-collectedUnscaled'.D38]*[$'realWorldCalibrationData-collectedUnscaled'.$AV38];&quot;&quot;)">
            <text:p/>
          </table:table-cell>
          <table:table-cell table:formula="of:=IF([$'realWorldCalibrationData-collectedUnscaled'.E38];[$'realWorldCalibrationData-collectedUnscaled'.E38]*[$'realWorldCalibrationData-collectedUnscaled'.$AV38];&quot;&quot;)">
            <text:p/>
          </table:table-cell>
          <table:table-cell table:formula="of:=IF([$'realWorldCalibrationData-collectedUnscaled'.F38];[$'realWorldCalibrationData-collectedUnscaled'.F38]*[$'realWorldCalibrationData-collectedUnscaled'.$AV38];&quot;&quot;)">
            <text:p/>
          </table:table-cell>
          <table:table-cell table:formula="of:=IF([$'realWorldCalibrationData-collectedUnscaled'.G38];[$'realWorldCalibrationData-collectedUnscaled'.G38]*[$'realWorldCalibrationData-collectedUnscaled'.$AV38];&quot;&quot;)">
            <text:p/>
          </table:table-cell>
          <table:table-cell table:formula="of:=IF([$'realWorldCalibrationData-collectedUnscaled'.H38];[$'realWorldCalibrationData-collectedUnscaled'.H38]*[$'realWorldCalibrationData-collectedUnscaled'.$AV38];&quot;&quot;)">
            <text:p/>
          </table:table-cell>
          <table:table-cell table:formula="of:=IF([$'realWorldCalibrationData-collectedUnscaled'.I38];[$'realWorldCalibrationData-collectedUnscaled'.I38]*[$'realWorldCalibrationData-collectedUnscaled'.$AV38];&quot;&quot;)">
            <text:p/>
          </table:table-cell>
          <table:table-cell table:formula="of:=IF([$'realWorldCalibrationData-collectedUnscaled'.J38];[$'realWorldCalibrationData-collectedUnscaled'.J38]*[$'realWorldCalibrationData-collectedUnscaled'.$AV38];&quot;&quot;)">
            <text:p/>
          </table:table-cell>
          <table:table-cell table:formula="of:=IF([$'realWorldCalibrationData-collectedUnscaled'.K38];[$'realWorldCalibrationData-collectedUnscaled'.K38]*[$'realWorldCalibrationData-collectedUnscaled'.$AV38];&quot;&quot;)">
            <text:p/>
          </table:table-cell>
          <table:table-cell table:formula="of:=IF([$'realWorldCalibrationData-collectedUnscaled'.L38];[$'realWorldCalibrationData-collectedUnscaled'.L38]*[$'realWorldCalibrationData-collectedUnscaled'.$AV38];&quot;&quot;)">
            <text:p/>
          </table:table-cell>
          <table:table-cell table:formula="of:=IF([$'realWorldCalibrationData-collectedUnscaled'.M38];[$'realWorldCalibrationData-collectedUnscaled'.M38]*[$'realWorldCalibrationData-collectedUnscaled'.$AV38];&quot;&quot;)">
            <text:p/>
          </table:table-cell>
          <table:table-cell table:formula="of:=IF([$'realWorldCalibrationData-collectedUnscaled'.N38];[$'realWorldCalibrationData-collectedUnscaled'.N38]*[$'realWorldCalibrationData-collectedUnscaled'.$AV38];&quot;&quot;)">
            <text:p/>
          </table:table-cell>
          <table:table-cell table:formula="of:=IF([$'realWorldCalibrationData-collectedUnscaled'.O38];[$'realWorldCalibrationData-collectedUnscaled'.O38]*[$'realWorldCalibrationData-collectedUnscaled'.$AV38];&quot;&quot;)">
            <text:p/>
          </table:table-cell>
          <table:table-cell table:formula="of:=IF([$'realWorldCalibrationData-collectedUnscaled'.P38];[$'realWorldCalibrationData-collectedUnscaled'.P38]*[$'realWorldCalibrationData-collectedUnscaled'.$AV38];&quot;&quot;)">
            <text:p/>
          </table:table-cell>
          <table:table-cell table:formula="of:=IF([$'realWorldCalibrationData-collectedUnscaled'.Q38];[$'realWorldCalibrationData-collectedUnscaled'.Q38]*[$'realWorldCalibrationData-collectedUnscaled'.$AV38];&quot;&quot;)">
            <text:p/>
          </table:table-cell>
          <table:table-cell table:formula="of:=IF([$'realWorldCalibrationData-collectedUnscaled'.R38];[$'realWorldCalibrationData-collectedUnscaled'.R38]*[$'realWorldCalibrationData-collectedUnscaled'.$AV38];&quot;&quot;)">
            <text:p/>
          </table:table-cell>
          <table:table-cell table:formula="of:=IF([$'realWorldCalibrationData-collectedUnscaled'.S38];[$'realWorldCalibrationData-collectedUnscaled'.S38]*[$'realWorldCalibrationData-collectedUnscaled'.$AV38];&quot;&quot;)">
            <text:p/>
          </table:table-cell>
          <table:table-cell table:formula="of:=IF([$'realWorldCalibrationData-collectedUnscaled'.T38];[$'realWorldCalibrationData-collectedUnscaled'.T38]*[$'realWorldCalibrationData-collectedUnscaled'.$AV38];&quot;&quot;)">
            <text:p/>
          </table:table-cell>
          <table:table-cell table:formula="of:=IF([$'realWorldCalibrationData-collectedUnscaled'.U38];[$'realWorldCalibrationData-collectedUnscaled'.U38]*[$'realWorldCalibrationData-collectedUnscaled'.$AV38];&quot;&quot;)">
            <text:p/>
          </table:table-cell>
          <table:table-cell table:formula="of:=IF([$'realWorldCalibrationData-collectedUnscaled'.V38];[$'realWorldCalibrationData-collectedUnscaled'.V38]*[$'realWorldCalibrationData-collectedUnscaled'.$AV38];&quot;&quot;)">
            <text:p/>
          </table:table-cell>
          <table:table-cell table:formula="of:=IF([$'realWorldCalibrationData-collectedUnscaled'.W38];[$'realWorldCalibrationData-collectedUnscaled'.W38]*[$'realWorldCalibrationData-collectedUnscaled'.$AV38];&quot;&quot;)">
            <text:p/>
          </table:table-cell>
          <table:table-cell table:formula="of:=IF([$'realWorldCalibrationData-collectedUnscaled'.X38];[$'realWorldCalibrationData-collectedUnscaled'.X38]*[$'realWorldCalibrationData-collectedUnscaled'.$AV38];&quot;&quot;)">
            <text:p/>
          </table:table-cell>
          <table:table-cell table:formula="of:=IF([$'realWorldCalibrationData-collectedUnscaled'.Y38];[$'realWorldCalibrationData-collectedUnscaled'.Y38]*[$'realWorldCalibrationData-collectedUnscaled'.$AV38];&quot;&quot;)">
            <text:p/>
          </table:table-cell>
          <table:table-cell table:formula="of:=IF([$'realWorldCalibrationData-collectedUnscaled'.Z38];[$'realWorldCalibrationData-collectedUnscaled'.Z38]*[$'realWorldCalibrationData-collectedUnscaled'.$AV38];&quot;&quot;)">
            <text:p/>
          </table:table-cell>
          <table:table-cell table:formula="of:=IF([$'realWorldCalibrationData-collectedUnscaled'.AA38];[$'realWorldCalibrationData-collectedUnscaled'.AA38]*[$'realWorldCalibrationData-collectedUnscaled'.$AV38];&quot;&quot;)">
            <text:p/>
          </table:table-cell>
          <table:table-cell table:formula="of:=IF([$'realWorldCalibrationData-collectedUnscaled'.AB38];[$'realWorldCalibrationData-collectedUnscaled'.AB38]*[$'realWorldCalibrationData-collectedUnscaled'.$AV38];&quot;&quot;)">
            <text:p/>
          </table:table-cell>
          <table:table-cell table:formula="of:=IF([$'realWorldCalibrationData-collectedUnscaled'.AC38];[$'realWorldCalibrationData-collectedUnscaled'.AC38]*[$'realWorldCalibrationData-collectedUnscaled'.$AV38];&quot;&quot;)">
            <text:p/>
          </table:table-cell>
          <table:table-cell table:formula="of:=IF([$'realWorldCalibrationData-collectedUnscaled'.AD38];[$'realWorldCalibrationData-collectedUnscaled'.AD38]*[$'realWorldCalibrationData-collectedUnscaled'.$AV38];&quot;&quot;)">
            <text:p/>
          </table:table-cell>
          <table:table-cell table:formula="of:=IF([$'realWorldCalibrationData-collectedUnscaled'.AE38];[$'realWorldCalibrationData-collectedUnscaled'.AE38]*[$'realWorldCalibrationData-collectedUnscaled'.$AV38];&quot;&quot;)">
            <text:p/>
          </table:table-cell>
          <table:table-cell table:formula="of:=IF([$'realWorldCalibrationData-collectedUnscaled'.AF38];[$'realWorldCalibrationData-collectedUnscaled'.AF38]*[$'realWorldCalibrationData-collectedUnscaled'.$AV38];&quot;&quot;)">
            <text:p/>
          </table:table-cell>
          <table:table-cell table:formula="of:=IF([$'realWorldCalibrationData-collectedUnscaled'.AG38];[$'realWorldCalibrationData-collectedUnscaled'.AG38]*[$'realWorldCalibrationData-collectedUnscaled'.$AV38];&quot;&quot;)">
            <text:p/>
          </table:table-cell>
          <table:table-cell table:formula="of:=IF([$'realWorldCalibrationData-collectedUnscaled'.AH38];[$'realWorldCalibrationData-collectedUnscaled'.AH38]*[$'realWorldCalibrationData-collectedUnscaled'.$AV38];&quot;&quot;)">
            <text:p/>
          </table:table-cell>
          <table:table-cell table:formula="of:=IF([$'realWorldCalibrationData-collectedUnscaled'.AI38];[$'realWorldCalibrationData-collectedUnscaled'.AI38]*[$'realWorldCalibrationData-collectedUnscaled'.$AV38];&quot;&quot;)">
            <text:p/>
          </table:table-cell>
          <table:table-cell table:formula="of:=IF([$'realWorldCalibrationData-collectedUnscaled'.AJ38];[$'realWorldCalibrationData-collectedUnscaled'.AJ38]*[$'realWorldCalibrationData-collectedUnscaled'.$AV38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38];[$'realWorldCalibrationData-collectedUnscaled'.AK38]*[$'realWorldCalibrationData-collectedUnscaled'.$AV38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38];[$'realWorldCalibrationData-collectedUnscaled'.AL38]*[$'realWorldCalibrationData-collectedUnscaled'.$AV38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38];[$'realWorldCalibrationData-collectedUnscaled'.AM38]*[$'realWorldCalibrationData-collectedUnscaled'.$AV38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38];[$'realWorldCalibrationData-collectedUnscaled'.AN38]*[$'realWorldCalibrationData-collectedUnscaled'.$AV38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38];[$'realWorldCalibrationData-collectedUnscaled'.AO38]*[$'realWorldCalibrationData-collectedUnscaled'.$AV38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38];[$'realWorldCalibrationData-collectedUnscaled'.AP38]*[$'realWorldCalibrationData-collectedUnscaled'.$AV38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38];[$'realWorldCalibrationData-collectedUnscaled'.AQ38]*[$'realWorldCalibrationData-collectedUnscaled'.$AV38];&quot;&quot;)">
            <text:p/>
          </table:table-cell>
          <table:table-cell table:formula="of:=IF([$'realWorldCalibrationData-collectedUnscaled'.AR38];[$'realWorldCalibrationData-collectedUnscaled'.AR38]*[$'realWorldCalibrationData-collectedUnscaled'.$AV38];&quot;&quot;)">
            <text:p/>
          </table:table-cell>
          <table:table-cell table:formula="of:=IF([$'realWorldCalibrationData-collectedUnscaled'.AS38];[$'realWorldCalibrationData-collectedUnscaled'.AS38]*[$'realWorldCalibrationData-collectedUnscaled'.$AV38];&quot;&quot;)">
            <text:p/>
          </table:table-cell>
          <table:table-cell/>
          <table:table-cell table:formula="of:=IF(ISBLANK([$'realWorldCalibrationData-collectedUnscaled'.AW38]);&quot;&quot;;[$'realWorldCalibrationData-collectedUnscaled'.AW38])" office:value-type="string" office:string-value="dmnl" calcext:value-type="string">
            <text:p>dmnl</text:p>
          </table:table-cell>
          <table:table-cell table:formula="of:=IF(ISBLANK([$'realWorldCalibrationData-collectedUnscaled'.AX38]);&quot;&quot;;[$'realWorldCalibrationData-collectedUnscaled'.AX38])" office:value-type="string" office:string-value="traced by hand" calcext:value-type="string">
            <text:p>traced by hand</text:p>
          </table:table-cell>
          <table:table-cell table:formula="of:=IF(ISBLANK([$'realWorldCalibrationData-collectedUnscaled'.AY38]);&quot;&quot;;[$'realWorldCalibrationData-collectedUnscaled'.AY38])" office:value-type="string" office:string-value="https://www.iea.org/data-and-statistics/charts/energy-investment-by-sector-as-a-share-of-global-gdp-2014-2020" calcext:value-type="string">
            <text:p>https://www.iea.org/data-and-statistics/charts/energy-investment-by-sector-as-a-share-of-global-gdp-2014-2020</text:p>
          </table:table-cell>
          <table:table-cell table:formula="of:=IF(ISBLANK([$'realWorldCalibrationData-collectedUnscaled'.AZ38]);&quot;&quot;;[$'realWorldCalibrationData-collectedUnscaled'.AZ38])">
            <text:p/>
          </table:table-cell>
          <table:table-cell table:formula="of:=IF(ISBLANK([$'realWorldCalibrationData-collectedUnscaled'.BA38]);&quot;&quot;;[$'realWorldCalibrationData-collectedUnscaled'.BA38])">
            <text:p/>
          </table:table-cell>
        </table:table-row>
        <table:table-row table:style-name="ro1">
          <table:table-cell table:formula="of:=[$'realWorldCalibrationData-collectedUnscaled'.A39]" office:value-type="string" office:string-value="energy.CO2 emissions[1]" calcext:value-type="string">
            <text:p>energy.CO2 emissions[1]</text:p>
          </table:table-cell>
          <table:table-cell table:formula="of:=IF([$'realWorldCalibrationData-collectedUnscaled'.B39];[$'realWorldCalibrationData-collectedUnscaled'.B39]*[$'realWorldCalibrationData-collectedUnscaled'.$AV39];&quot;&quot;)" office:value-type="float" office:value="19052.7618003299" calcext:value-type="float">
            <text:p>19052.7618003299</text:p>
          </table:table-cell>
          <table:table-cell table:formula="of:=IF([$'realWorldCalibrationData-collectedUnscaled'.C39];[$'realWorldCalibrationData-collectedUnscaled'.C39]*[$'realWorldCalibrationData-collectedUnscaled'.$AV39];&quot;&quot;)" office:value-type="float" office:value="18588.9619463705" calcext:value-type="float">
            <text:p>18588.9619463705</text:p>
          </table:table-cell>
          <table:table-cell table:formula="of:=IF([$'realWorldCalibrationData-collectedUnscaled'.D39];[$'realWorldCalibrationData-collectedUnscaled'.D39]*[$'realWorldCalibrationData-collectedUnscaled'.$AV39];&quot;&quot;)" office:value-type="float" office:value="18440.7824586149" calcext:value-type="float">
            <text:p>18440.7824586149</text:p>
          </table:table-cell>
          <table:table-cell table:formula="of:=IF([$'realWorldCalibrationData-collectedUnscaled'.E39];[$'realWorldCalibrationData-collectedUnscaled'.E39]*[$'realWorldCalibrationData-collectedUnscaled'.$AV39];&quot;&quot;)" office:value-type="float" office:value="18550.6533565753" calcext:value-type="float">
            <text:p>18550.6533565753</text:p>
          </table:table-cell>
          <table:table-cell table:formula="of:=IF([$'realWorldCalibrationData-collectedUnscaled'.F39];[$'realWorldCalibrationData-collectedUnscaled'.F39]*[$'realWorldCalibrationData-collectedUnscaled'.$AV39];&quot;&quot;)" office:value-type="float" office:value="19197.1526663156" calcext:value-type="float">
            <text:p>19197.1526663156</text:p>
          </table:table-cell>
          <table:table-cell table:formula="of:=IF([$'realWorldCalibrationData-collectedUnscaled'.G39];[$'realWorldCalibrationData-collectedUnscaled'.G39]*[$'realWorldCalibrationData-collectedUnscaled'.$AV39];&quot;&quot;)" office:value-type="float" office:value="19849.859749505" calcext:value-type="float">
            <text:p>19849.859749505</text:p>
          </table:table-cell>
          <table:table-cell table:formula="of:=IF([$'realWorldCalibrationData-collectedUnscaled'.H39];[$'realWorldCalibrationData-collectedUnscaled'.H39]*[$'realWorldCalibrationData-collectedUnscaled'.$AV39];&quot;&quot;)" office:value-type="float" office:value="20129.8117910404" calcext:value-type="float">
            <text:p>20129.8117910404</text:p>
          </table:table-cell>
          <table:table-cell table:formula="of:=IF([$'realWorldCalibrationData-collectedUnscaled'.I39];[$'realWorldCalibrationData-collectedUnscaled'.I39]*[$'realWorldCalibrationData-collectedUnscaled'.$AV39];&quot;&quot;)" office:value-type="float" office:value="20742.8328018478" calcext:value-type="float">
            <text:p>20742.8328018478</text:p>
          </table:table-cell>
          <table:table-cell table:formula="of:=IF([$'realWorldCalibrationData-collectedUnscaled'.J39];[$'realWorldCalibrationData-collectedUnscaled'.J39]*[$'realWorldCalibrationData-collectedUnscaled'.$AV39];&quot;&quot;)" office:value-type="float" office:value="21537.6458283009" calcext:value-type="float">
            <text:p>21537.6458283009</text:p>
          </table:table-cell>
          <table:table-cell table:formula="of:=IF([$'realWorldCalibrationData-collectedUnscaled'.K39];[$'realWorldCalibrationData-collectedUnscaled'.K39]*[$'realWorldCalibrationData-collectedUnscaled'.$AV39];&quot;&quot;)" office:value-type="float" office:value="21832.8513926012" calcext:value-type="float">
            <text:p>21832.8513926012</text:p>
          </table:table-cell>
          <table:table-cell table:formula="of:=IF([$'realWorldCalibrationData-collectedUnscaled'.L39];[$'realWorldCalibrationData-collectedUnscaled'.L39]*[$'realWorldCalibrationData-collectedUnscaled'.$AV39];&quot;&quot;)" office:value-type="float" office:value="22041.699273216" calcext:value-type="float">
            <text:p>22041.699273216</text:p>
          </table:table-cell>
          <table:table-cell table:formula="of:=IF([$'realWorldCalibrationData-collectedUnscaled'.M39];[$'realWorldCalibrationData-collectedUnscaled'.M39]*[$'realWorldCalibrationData-collectedUnscaled'.$AV39];&quot;&quot;)" office:value-type="float" office:value="22522.8498425012" calcext:value-type="float">
            <text:p>22522.8498425012</text:p>
          </table:table-cell>
          <table:table-cell table:formula="of:=IF([$'realWorldCalibrationData-collectedUnscaled'.N39];[$'realWorldCalibrationData-collectedUnscaled'.N39]*[$'realWorldCalibrationData-collectedUnscaled'.$AV39];&quot;&quot;)" office:value-type="float" office:value="21836.4067212029" calcext:value-type="float">
            <text:p>21836.4067212029</text:p>
          </table:table-cell>
          <table:table-cell table:formula="of:=IF([$'realWorldCalibrationData-collectedUnscaled'.O39];[$'realWorldCalibrationData-collectedUnscaled'.O39]*[$'realWorldCalibrationData-collectedUnscaled'.$AV39];&quot;&quot;)" office:value-type="float" office:value="22047.5215186396" calcext:value-type="float">
            <text:p>22047.5215186396</text:p>
          </table:table-cell>
          <table:table-cell table:formula="of:=IF([$'realWorldCalibrationData-collectedUnscaled'.P39];[$'realWorldCalibrationData-collectedUnscaled'.P39]*[$'realWorldCalibrationData-collectedUnscaled'.$AV39];&quot;&quot;)" office:value-type="float" office:value="22167.1222730407" calcext:value-type="float">
            <text:p>22167.1222730407</text:p>
          </table:table-cell>
          <table:table-cell table:formula="of:=IF([$'realWorldCalibrationData-collectedUnscaled'.Q39];[$'realWorldCalibrationData-collectedUnscaled'.Q39]*[$'realWorldCalibrationData-collectedUnscaled'.$AV39];&quot;&quot;)" office:value-type="float" office:value="22615.4850759198" calcext:value-type="float">
            <text:p>22615.4850759198</text:p>
          </table:table-cell>
          <table:table-cell table:formula="of:=IF([$'realWorldCalibrationData-collectedUnscaled'.R39];[$'realWorldCalibrationData-collectedUnscaled'.R39]*[$'realWorldCalibrationData-collectedUnscaled'.$AV39];&quot;&quot;)" office:value-type="float" office:value="23305.0073973432" calcext:value-type="float">
            <text:p>23305.0073973432</text:p>
          </table:table-cell>
          <table:table-cell table:formula="of:=IF([$'realWorldCalibrationData-collectedUnscaled'.S39];[$'realWorldCalibrationData-collectedUnscaled'.S39]*[$'realWorldCalibrationData-collectedUnscaled'.$AV39];&quot;&quot;)" office:value-type="float" office:value="23420.5244795503" calcext:value-type="float">
            <text:p>23420.5244795503</text:p>
          </table:table-cell>
          <table:table-cell table:formula="of:=IF([$'realWorldCalibrationData-collectedUnscaled'.T39];[$'realWorldCalibrationData-collectedUnscaled'.T39]*[$'realWorldCalibrationData-collectedUnscaled'.$AV39];&quot;&quot;)" office:value-type="float" office:value="23337.0216264251" calcext:value-type="float">
            <text:p>23337.0216264251</text:p>
          </table:table-cell>
          <table:table-cell table:formula="of:=IF([$'realWorldCalibrationData-collectedUnscaled'.U39];[$'realWorldCalibrationData-collectedUnscaled'.U39]*[$'realWorldCalibrationData-collectedUnscaled'.$AV39];&quot;&quot;)" office:value-type="float" office:value="23825.0668732969" calcext:value-type="float">
            <text:p>23825.0668732969</text:p>
          </table:table-cell>
          <table:table-cell table:formula="of:=IF([$'realWorldCalibrationData-collectedUnscaled'.V39];[$'realWorldCalibrationData-collectedUnscaled'.V39]*[$'realWorldCalibrationData-collectedUnscaled'.$AV39];&quot;&quot;)" office:value-type="float" office:value="24518.4138123653" calcext:value-type="float">
            <text:p>24518.4138123653</text:p>
          </table:table-cell>
          <table:table-cell table:formula="of:=IF([$'realWorldCalibrationData-collectedUnscaled'.W39];[$'realWorldCalibrationData-collectedUnscaled'.W39]*[$'realWorldCalibrationData-collectedUnscaled'.$AV39];&quot;&quot;)" office:value-type="float" office:value="24703.6473100738" calcext:value-type="float">
            <text:p>24703.6473100738</text:p>
          </table:table-cell>
          <table:table-cell table:formula="of:=IF([$'realWorldCalibrationData-collectedUnscaled'.X39];[$'realWorldCalibrationData-collectedUnscaled'.X39]*[$'realWorldCalibrationData-collectedUnscaled'.$AV39];&quot;&quot;)" office:value-type="float" office:value="25272.3087204166" calcext:value-type="float">
            <text:p>25272.3087204166</text:p>
          </table:table-cell>
          <table:table-cell table:formula="of:=IF([$'realWorldCalibrationData-collectedUnscaled'.Y39];[$'realWorldCalibrationData-collectedUnscaled'.Y39]*[$'realWorldCalibrationData-collectedUnscaled'.$AV39];&quot;&quot;)" office:value-type="float" office:value="26582.1991758423" calcext:value-type="float">
            <text:p>26582.1991758423</text:p>
          </table:table-cell>
          <table:table-cell table:formula="of:=IF([$'realWorldCalibrationData-collectedUnscaled'.Z39];[$'realWorldCalibrationData-collectedUnscaled'.Z39]*[$'realWorldCalibrationData-collectedUnscaled'.$AV39];&quot;&quot;)" office:value-type="float" office:value="27498.4306182001" calcext:value-type="float">
            <text:p>27498.4306182001</text:p>
          </table:table-cell>
          <table:table-cell table:formula="of:=IF([$'realWorldCalibrationData-collectedUnscaled'.AA39];[$'realWorldCalibrationData-collectedUnscaled'.AA39]*[$'realWorldCalibrationData-collectedUnscaled'.$AV39];&quot;&quot;)" office:value-type="float" office:value="28411.9541116871" calcext:value-type="float">
            <text:p>28411.9541116871</text:p>
          </table:table-cell>
          <table:table-cell table:formula="of:=IF([$'realWorldCalibrationData-collectedUnscaled'.AB39];[$'realWorldCalibrationData-collectedUnscaled'.AB39]*[$'realWorldCalibrationData-collectedUnscaled'.$AV39];&quot;&quot;)" office:value-type="float" office:value="29292.3987056594" calcext:value-type="float">
            <text:p>29292.3987056594</text:p>
          </table:table-cell>
          <table:table-cell table:formula="of:=IF([$'realWorldCalibrationData-collectedUnscaled'.AC39];[$'realWorldCalibrationData-collectedUnscaled'.AC39]*[$'realWorldCalibrationData-collectedUnscaled'.$AV39];&quot;&quot;)" office:value-type="float" office:value="30121.8132688879" calcext:value-type="float">
            <text:p>30121.8132688879</text:p>
          </table:table-cell>
          <table:table-cell table:formula="of:=IF([$'realWorldCalibrationData-collectedUnscaled'.AD39];[$'realWorldCalibrationData-collectedUnscaled'.AD39]*[$'realWorldCalibrationData-collectedUnscaled'.$AV39];&quot;&quot;)" office:value-type="float" office:value="30686.2244059293" calcext:value-type="float">
            <text:p>30686.2244059293</text:p>
          </table:table-cell>
          <table:table-cell table:formula="of:=IF([$'realWorldCalibrationData-collectedUnscaled'.AE39];[$'realWorldCalibrationData-collectedUnscaled'.AE39]*[$'realWorldCalibrationData-collectedUnscaled'.$AV39];&quot;&quot;)" office:value-type="float" office:value="30148.4043940044" calcext:value-type="float">
            <text:p>30148.4043940044</text:p>
          </table:table-cell>
          <table:table-cell table:formula="of:=IF([$'realWorldCalibrationData-collectedUnscaled'.AF39];[$'realWorldCalibrationData-collectedUnscaled'.AF39]*[$'realWorldCalibrationData-collectedUnscaled'.$AV39];&quot;&quot;)" office:value-type="float" office:value="31867.3790234856" calcext:value-type="float">
            <text:p>31867.3790234856</text:p>
          </table:table-cell>
          <table:table-cell table:formula="of:=IF([$'realWorldCalibrationData-collectedUnscaled'.AG39];[$'realWorldCalibrationData-collectedUnscaled'.AG39]*[$'realWorldCalibrationData-collectedUnscaled'.$AV39];&quot;&quot;)" office:value-type="float" office:value="32866.3961755341" calcext:value-type="float">
            <text:p>32866.3961755341</text:p>
          </table:table-cell>
          <table:table-cell table:formula="of:=IF([$'realWorldCalibrationData-collectedUnscaled'.AH39];[$'realWorldCalibrationData-collectedUnscaled'.AH39]*[$'realWorldCalibrationData-collectedUnscaled'.$AV39];&quot;&quot;)" office:value-type="float" office:value="33349.4731563762" calcext:value-type="float">
            <text:p>33349.4731563762</text:p>
          </table:table-cell>
          <table:table-cell table:formula="of:=IF([$'realWorldCalibrationData-collectedUnscaled'.AI39];[$'realWorldCalibrationData-collectedUnscaled'.AI39]*[$'realWorldCalibrationData-collectedUnscaled'.$AV39];&quot;&quot;)" office:value-type="float" office:value="33585.0847813671" calcext:value-type="float">
            <text:p>33585.0847813671</text:p>
          </table:table-cell>
          <table:table-cell table:formula="of:=IF([$'realWorldCalibrationData-collectedUnscaled'.AJ39];[$'realWorldCalibrationData-collectedUnscaled'.AJ39]*[$'realWorldCalibrationData-collectedUnscaled'.$AV39];&quot;&quot;)" office:value-type="float" office:value="33776.8659026317" calcext:value-type="float">
            <text:p>33776.8659026317</text:p>
          </table:table-cell>
          <table:table-cell table:formula="of:=IF([$'realWorldCalibrationData-collectedUnscaled'.AK39];[$'realWorldCalibrationData-collectedUnscaled'.AK39]*[$'realWorldCalibrationData-collectedUnscaled'.$AV39];&quot;&quot;)" office:value-type="float" office:value="33815.4791936955" calcext:value-type="float">
            <text:p>33815.4791936955</text:p>
          </table:table-cell>
          <table:table-cell table:formula="of:=IF([$'realWorldCalibrationData-collectedUnscaled'.AL39];[$'realWorldCalibrationData-collectedUnscaled'.AL39]*[$'realWorldCalibrationData-collectedUnscaled'.$AV39];&quot;&quot;)" office:value-type="float" office:value="33740.5819566107" calcext:value-type="float">
            <text:p>33740.5819566107</text:p>
          </table:table-cell>
          <table:table-cell table:formula="of:=IF([$'realWorldCalibrationData-collectedUnscaled'.AM39];[$'realWorldCalibrationData-collectedUnscaled'.AM39]*[$'realWorldCalibrationData-collectedUnscaled'.$AV39];&quot;&quot;)" office:value-type="float" office:value="34290.6983257504" calcext:value-type="float">
            <text:p>34290.6983257504</text:p>
          </table:table-cell>
          <table:table-cell table:formula="of:=IF([$'realWorldCalibrationData-collectedUnscaled'.AN39];[$'realWorldCalibrationData-collectedUnscaled'.AN39]*[$'realWorldCalibrationData-collectedUnscaled'.$AV39];&quot;&quot;)" office:value-type="float" office:value="34959.0671846834" calcext:value-type="float">
            <text:p>34959.0671846834</text:p>
          </table:table-cell>
          <table:table-cell table:formula="of:=IF([$'realWorldCalibrationData-collectedUnscaled'.AO39];[$'realWorldCalibrationData-collectedUnscaled'.AO39]*[$'realWorldCalibrationData-collectedUnscaled'.$AV39];&quot;&quot;)" office:value-type="float" office:value="35162.6960923174" calcext:value-type="float">
            <text:p>35162.6960923174</text:p>
          </table:table-cell>
          <table:table-cell table:formula="of:=IF([$'realWorldCalibrationData-collectedUnscaled'.AP39];[$'realWorldCalibrationData-collectedUnscaled'.AP39]*[$'realWorldCalibrationData-collectedUnscaled'.$AV39];&quot;&quot;)" office:value-type="float" office:value="33334.3063187952" calcext:value-type="float">
            <text:p>33334.3063187952</text:p>
          </table:table-cell>
          <table:table-cell table:formula="of:=IF([$'realWorldCalibrationData-collectedUnscaled'.AQ39];[$'realWorldCalibrationData-collectedUnscaled'.AQ39]*[$'realWorldCalibrationData-collectedUnscaled'.$AV39];&quot;&quot;)" office:value-type="float" office:value="35159.3943144017" calcext:value-type="float">
            <text:p>35159.3943144017</text:p>
          </table:table-cell>
          <table:table-cell table:formula="of:=IF([$'realWorldCalibrationData-collectedUnscaled'.AR39];[$'realWorldCalibrationData-collectedUnscaled'.AR39]*[$'realWorldCalibrationData-collectedUnscaled'.$AV39];&quot;&quot;)">
            <text:p/>
          </table:table-cell>
          <table:table-cell table:formula="of:=IF([$'realWorldCalibrationData-collectedUnscaled'.AS39];[$'realWorldCalibrationData-collectedUnscaled'.AS39]*[$'realWorldCalibrationData-collectedUnscaled'.$AV39];&quot;&quot;)">
            <text:p/>
          </table:table-cell>
          <table:table-cell/>
          <table:table-cell table:formula="of:=IF(ISBLANK([$'realWorldCalibrationData-collectedUnscaled'.AW39]);&quot;&quot;;[$'realWorldCalibrationData-collectedUnscaled'.AW39])" office:value-type="string" office:string-value="MtCO2/year" calcext:value-type="string">
            <text:p>MtCO2/year</text:p>
          </table:table-cell>
          <table:table-cell table:formula="of:=IF(ISBLANK([$'realWorldCalibrationData-collectedUnscaled'.AX39]);&quot;&quot;;[$'realWorldCalibrationData-collectedUnscaled'.AX39])" office:value-type="string" office:string-value="GCP" calcext:value-type="string">
            <text:p>GCP</text:p>
          </table:table-cell>
          <table:table-cell table:formula="of:=IF(ISBLANK([$'realWorldCalibrationData-collectedUnscaled'.AY39]);&quot;&quot;;[$'realWorldCalibrationData-collectedUnscaled'.AY39])">
            <text:p/>
          </table:table-cell>
          <table:table-cell table:formula="of:=IF(ISBLANK([$'realWorldCalibrationData-collectedUnscaled'.AZ39]);&quot;&quot;;[$'realWorldCalibrationData-collectedUnscaled'.AZ39])">
            <text:p/>
          </table:table-cell>
          <table:table-cell table:formula="of:=IF(ISBLANK([$'realWorldCalibrationData-collectedUnscaled'.BA39]);&quot;&quot;;[$'realWorldCalibrationData-collectedUnscaled'.BA39])">
            <text:p/>
          </table:table-cell>
        </table:table-row>
        <table:table-row table:style-name="ro1">
          <table:table-cell table:formula="of:=[$'realWorldCalibrationData-collectedUnscaled'.A40]" office:value-type="string" office:string-value="energy.CH4 emissions[1]" calcext:value-type="string">
            <text:p>energy.CH4 emissions[1]</text:p>
          </table:table-cell>
          <table:table-cell table:formula="of:=IF([$'realWorldCalibrationData-collectedUnscaled'.B40];[$'realWorldCalibrationData-collectedUnscaled'.B40]*[$'realWorldCalibrationData-collectedUnscaled'.$AV40];&quot;&quot;)" office:value-type="float" office:value="118.891267891857" calcext:value-type="float">
            <text:p>118.891267891857</text:p>
          </table:table-cell>
          <table:table-cell table:formula="of:=IF([$'realWorldCalibrationData-collectedUnscaled'.C40];[$'realWorldCalibrationData-collectedUnscaled'.C40]*[$'realWorldCalibrationData-collectedUnscaled'.$AV40];&quot;&quot;)" office:value-type="float" office:value="114.040256394576" calcext:value-type="float">
            <text:p>114.040256394576</text:p>
          </table:table-cell>
          <table:table-cell table:formula="of:=IF([$'realWorldCalibrationData-collectedUnscaled'.D40];[$'realWorldCalibrationData-collectedUnscaled'.D40]*[$'realWorldCalibrationData-collectedUnscaled'.$AV40];&quot;&quot;)" office:value-type="float" office:value="114.0396044931" calcext:value-type="float">
            <text:p>114.0396044931</text:p>
          </table:table-cell>
          <table:table-cell table:formula="of:=IF([$'realWorldCalibrationData-collectedUnscaled'.E40];[$'realWorldCalibrationData-collectedUnscaled'.E40]*[$'realWorldCalibrationData-collectedUnscaled'.$AV40];&quot;&quot;)" office:value-type="float" office:value="113.728487982937" calcext:value-type="float">
            <text:p>113.728487982937</text:p>
          </table:table-cell>
          <table:table-cell table:formula="of:=IF([$'realWorldCalibrationData-collectedUnscaled'.F40];[$'realWorldCalibrationData-collectedUnscaled'.F40]*[$'realWorldCalibrationData-collectedUnscaled'.$AV40];&quot;&quot;)" office:value-type="float" office:value="114.33025717311" calcext:value-type="float">
            <text:p>114.33025717311</text:p>
          </table:table-cell>
          <table:table-cell table:formula="of:=IF([$'realWorldCalibrationData-collectedUnscaled'.G40];[$'realWorldCalibrationData-collectedUnscaled'.G40]*[$'realWorldCalibrationData-collectedUnscaled'.$AV40];&quot;&quot;)" office:value-type="float" office:value="113.373024847311" calcext:value-type="float">
            <text:p>113.373024847311</text:p>
          </table:table-cell>
          <table:table-cell table:formula="of:=IF([$'realWorldCalibrationData-collectedUnscaled'.H40];[$'realWorldCalibrationData-collectedUnscaled'.H40]*[$'realWorldCalibrationData-collectedUnscaled'.$AV40];&quot;&quot;)" office:value-type="float" office:value="116.530286269535" calcext:value-type="float">
            <text:p>116.530286269535</text:p>
          </table:table-cell>
          <table:table-cell table:formula="of:=IF([$'realWorldCalibrationData-collectedUnscaled'.I40];[$'realWorldCalibrationData-collectedUnscaled'.I40]*[$'realWorldCalibrationData-collectedUnscaled'.$AV40];&quot;&quot;)" office:value-type="float" office:value="117.835265145496" calcext:value-type="float">
            <text:p>117.835265145496</text:p>
          </table:table-cell>
          <table:table-cell table:formula="of:=IF([$'realWorldCalibrationData-collectedUnscaled'.J40];[$'realWorldCalibrationData-collectedUnscaled'.J40]*[$'realWorldCalibrationData-collectedUnscaled'.$AV40];&quot;&quot;)" office:value-type="float" office:value="120.965464736499" calcext:value-type="float">
            <text:p>120.965464736499</text:p>
          </table:table-cell>
          <table:table-cell table:formula="of:=IF([$'realWorldCalibrationData-collectedUnscaled'.K40];[$'realWorldCalibrationData-collectedUnscaled'.K40]*[$'realWorldCalibrationData-collectedUnscaled'.$AV40];&quot;&quot;)" office:value-type="float" office:value="122.598632813481" calcext:value-type="float">
            <text:p>122.598632813481</text:p>
          </table:table-cell>
          <table:table-cell table:formula="of:=IF([$'realWorldCalibrationData-collectedUnscaled'.L40];[$'realWorldCalibrationData-collectedUnscaled'.L40]*[$'realWorldCalibrationData-collectedUnscaled'.$AV40];&quot;&quot;)" office:value-type="float" office:value="122.631562118799" calcext:value-type="float">
            <text:p>122.631562118799</text:p>
          </table:table-cell>
          <table:table-cell table:formula="of:=IF([$'realWorldCalibrationData-collectedUnscaled'.M40];[$'realWorldCalibrationData-collectedUnscaled'.M40]*[$'realWorldCalibrationData-collectedUnscaled'.$AV40];&quot;&quot;)" office:value-type="float" office:value="120.561048622222" calcext:value-type="float">
            <text:p>120.561048622222</text:p>
          </table:table-cell>
          <table:table-cell table:formula="of:=IF([$'realWorldCalibrationData-collectedUnscaled'.N40];[$'realWorldCalibrationData-collectedUnscaled'.N40]*[$'realWorldCalibrationData-collectedUnscaled'.$AV40];&quot;&quot;)" office:value-type="float" office:value="117.135742554693" calcext:value-type="float">
            <text:p>117.135742554693</text:p>
          </table:table-cell>
          <table:table-cell table:formula="of:=IF([$'realWorldCalibrationData-collectedUnscaled'.O40];[$'realWorldCalibrationData-collectedUnscaled'.O40]*[$'realWorldCalibrationData-collectedUnscaled'.$AV40];&quot;&quot;)" office:value-type="float" office:value="116.450729695393" calcext:value-type="float">
            <text:p>116.450729695393</text:p>
          </table:table-cell>
          <table:table-cell table:formula="of:=IF([$'realWorldCalibrationData-collectedUnscaled'.P40];[$'realWorldCalibrationData-collectedUnscaled'.P40]*[$'realWorldCalibrationData-collectedUnscaled'.$AV40];&quot;&quot;)" office:value-type="float" office:value="115.841758536183" calcext:value-type="float">
            <text:p>115.841758536183</text:p>
          </table:table-cell>
          <table:table-cell table:formula="of:=IF([$'realWorldCalibrationData-collectedUnscaled'.Q40];[$'realWorldCalibrationData-collectedUnscaled'.Q40]*[$'realWorldCalibrationData-collectedUnscaled'.$AV40];&quot;&quot;)" office:value-type="float" office:value="118.831379713127" calcext:value-type="float">
            <text:p>118.831379713127</text:p>
          </table:table-cell>
          <table:table-cell table:formula="of:=IF([$'realWorldCalibrationData-collectedUnscaled'.R40];[$'realWorldCalibrationData-collectedUnscaled'.R40]*[$'realWorldCalibrationData-collectedUnscaled'.$AV40];&quot;&quot;)" office:value-type="float" office:value="121.411925984392" calcext:value-type="float">
            <text:p>121.411925984392</text:p>
          </table:table-cell>
          <table:table-cell table:formula="of:=IF([$'realWorldCalibrationData-collectedUnscaled'.S40];[$'realWorldCalibrationData-collectedUnscaled'.S40]*[$'realWorldCalibrationData-collectedUnscaled'.$AV40];&quot;&quot;)" office:value-type="float" office:value="121.892114213974" calcext:value-type="float">
            <text:p>121.892114213974</text:p>
          </table:table-cell>
          <table:table-cell table:formula="of:=IF([$'realWorldCalibrationData-collectedUnscaled'.T40];[$'realWorldCalibrationData-collectedUnscaled'.T40]*[$'realWorldCalibrationData-collectedUnscaled'.$AV40];&quot;&quot;)" office:value-type="float" office:value="121.486898330985" calcext:value-type="float">
            <text:p>121.486898330985</text:p>
          </table:table-cell>
          <table:table-cell table:formula="of:=IF([$'realWorldCalibrationData-collectedUnscaled'.U40];[$'realWorldCalibrationData-collectedUnscaled'.U40]*[$'realWorldCalibrationData-collectedUnscaled'.$AV40];&quot;&quot;)" office:value-type="float" office:value="119.944281305481" calcext:value-type="float">
            <text:p>119.944281305481</text:p>
          </table:table-cell>
          <table:table-cell table:formula="of:=IF([$'realWorldCalibrationData-collectedUnscaled'.V40];[$'realWorldCalibrationData-collectedUnscaled'.V40]*[$'realWorldCalibrationData-collectedUnscaled'.$AV40];&quot;&quot;)" office:value-type="float" office:value="122.392881629777" calcext:value-type="float">
            <text:p>122.392881629777</text:p>
          </table:table-cell>
          <table:table-cell table:formula="of:=IF([$'realWorldCalibrationData-collectedUnscaled'.W40];[$'realWorldCalibrationData-collectedUnscaled'.W40]*[$'realWorldCalibrationData-collectedUnscaled'.$AV40];&quot;&quot;)" office:value-type="float" office:value="123.8904838903" calcext:value-type="float">
            <text:p>123.8904838903</text:p>
          </table:table-cell>
          <table:table-cell table:formula="of:=IF([$'realWorldCalibrationData-collectedUnscaled'.X40];[$'realWorldCalibrationData-collectedUnscaled'.X40]*[$'realWorldCalibrationData-collectedUnscaled'.$AV40];&quot;&quot;)" office:value-type="float" office:value="124.861146703742" calcext:value-type="float">
            <text:p>124.861146703742</text:p>
          </table:table-cell>
          <table:table-cell table:formula="of:=IF([$'realWorldCalibrationData-collectedUnscaled'.Y40];[$'realWorldCalibrationData-collectedUnscaled'.Y40]*[$'realWorldCalibrationData-collectedUnscaled'.$AV40];&quot;&quot;)" office:value-type="float" office:value="130.687267061304" calcext:value-type="float">
            <text:p>130.687267061304</text:p>
          </table:table-cell>
          <table:table-cell table:formula="of:=IF([$'realWorldCalibrationData-collectedUnscaled'.Z40];[$'realWorldCalibrationData-collectedUnscaled'.Z40]*[$'realWorldCalibrationData-collectedUnscaled'.$AV40];&quot;&quot;)" office:value-type="float" office:value="138.763717232827" calcext:value-type="float">
            <text:p>138.763717232827</text:p>
          </table:table-cell>
          <table:table-cell table:formula="of:=IF([$'realWorldCalibrationData-collectedUnscaled'.AA40];[$'realWorldCalibrationData-collectedUnscaled'.AA40]*[$'realWorldCalibrationData-collectedUnscaled'.$AV40];&quot;&quot;)" office:value-type="float" office:value="143.26814173951" calcext:value-type="float">
            <text:p>143.26814173951</text:p>
          </table:table-cell>
          <table:table-cell table:formula="of:=IF([$'realWorldCalibrationData-collectedUnscaled'.AB40];[$'realWorldCalibrationData-collectedUnscaled'.AB40]*[$'realWorldCalibrationData-collectedUnscaled'.$AV40];&quot;&quot;)" office:value-type="float" office:value="146.917595194835" calcext:value-type="float">
            <text:p>146.917595194835</text:p>
          </table:table-cell>
          <table:table-cell table:formula="of:=IF([$'realWorldCalibrationData-collectedUnscaled'.AC40];[$'realWorldCalibrationData-collectedUnscaled'.AC40]*[$'realWorldCalibrationData-collectedUnscaled'.$AV40];&quot;&quot;)" office:value-type="float" office:value="149.116696545918" calcext:value-type="float">
            <text:p>149.116696545918</text:p>
          </table:table-cell>
          <table:table-cell table:formula="of:=IF([$'realWorldCalibrationData-collectedUnscaled'.AD40];[$'realWorldCalibrationData-collectedUnscaled'.AD40]*[$'realWorldCalibrationData-collectedUnscaled'.$AV40];&quot;&quot;)" office:value-type="float" office:value="155.192920165377" calcext:value-type="float">
            <text:p>155.192920165377</text:p>
          </table:table-cell>
          <table:table-cell table:formula="of:=IF([$'realWorldCalibrationData-collectedUnscaled'.AE40];[$'realWorldCalibrationData-collectedUnscaled'.AE40]*[$'realWorldCalibrationData-collectedUnscaled'.$AV40];&quot;&quot;)" office:value-type="float" office:value="154.854402882264" calcext:value-type="float">
            <text:p>154.854402882264</text:p>
          </table:table-cell>
          <table:table-cell table:formula="of:=IF([$'realWorldCalibrationData-collectedUnscaled'.AF40];[$'realWorldCalibrationData-collectedUnscaled'.AF40]*[$'realWorldCalibrationData-collectedUnscaled'.$AV40];&quot;&quot;)" office:value-type="float" office:value="160.665001373648" calcext:value-type="float">
            <text:p>160.665001373648</text:p>
          </table:table-cell>
          <table:table-cell table:formula="of:=IF([$'realWorldCalibrationData-collectedUnscaled'.AG40];[$'realWorldCalibrationData-collectedUnscaled'.AG40]*[$'realWorldCalibrationData-collectedUnscaled'.$AV40];&quot;&quot;)" office:value-type="float" office:value="162.503086589809" calcext:value-type="float">
            <text:p>162.503086589809</text:p>
          </table:table-cell>
          <table:table-cell table:formula="of:=IF([$'realWorldCalibrationData-collectedUnscaled'.AH40];[$'realWorldCalibrationData-collectedUnscaled'.AH40]*[$'realWorldCalibrationData-collectedUnscaled'.$AV40];&quot;&quot;)" office:value-type="float" office:value="166.551461228884" calcext:value-type="float">
            <text:p>166.551461228884</text:p>
          </table:table-cell>
          <table:table-cell table:formula="of:=IF([$'realWorldCalibrationData-collectedUnscaled'.AI40];[$'realWorldCalibrationData-collectedUnscaled'.AI40]*[$'realWorldCalibrationData-collectedUnscaled'.$AV40];&quot;&quot;)" office:value-type="float" office:value="167.692172211274" calcext:value-type="float">
            <text:p>167.692172211274</text:p>
          </table:table-cell>
          <table:table-cell table:formula="of:=IF([$'realWorldCalibrationData-collectedUnscaled'.AJ40];[$'realWorldCalibrationData-collectedUnscaled'.AJ40]*[$'realWorldCalibrationData-collectedUnscaled'.$AV40];&quot;&quot;)" office:value-type="float" office:value="166.885650892668" calcext:value-type="float">
            <text:p>166.885650892668</text:p>
          </table:table-cell>
          <table:table-cell table:formula="of:=IF([$'realWorldCalibrationData-collectedUnscaled'.AK40];[$'realWorldCalibrationData-collectedUnscaled'.AK40]*[$'realWorldCalibrationData-collectedUnscaled'.$AV40];&quot;&quot;)">
            <text:p/>
          </table:table-cell>
          <table:table-cell table:formula="of:=IF([$'realWorldCalibrationData-collectedUnscaled'.AL40];[$'realWorldCalibrationData-collectedUnscaled'.AL40]*[$'realWorldCalibrationData-collectedUnscaled'.$AV40];&quot;&quot;)">
            <text:p/>
          </table:table-cell>
          <table:table-cell table:formula="of:=IF([$'realWorldCalibrationData-collectedUnscaled'.AM40];[$'realWorldCalibrationData-collectedUnscaled'.AM40]*[$'realWorldCalibrationData-collectedUnscaled'.$AV40];&quot;&quot;)">
            <text:p/>
          </table:table-cell>
          <table:table-cell table:formula="of:=IF([$'realWorldCalibrationData-collectedUnscaled'.AN40];[$'realWorldCalibrationData-collectedUnscaled'.AN40]*[$'realWorldCalibrationData-collectedUnscaled'.$AV40];&quot;&quot;)">
            <text:p/>
          </table:table-cell>
          <table:table-cell table:formula="of:=IF([$'realWorldCalibrationData-collectedUnscaled'.AO40];[$'realWorldCalibrationData-collectedUnscaled'.AO40]*[$'realWorldCalibrationData-collectedUnscaled'.$AV40];&quot;&quot;)">
            <text:p/>
          </table:table-cell>
          <table:table-cell table:formula="of:=IF([$'realWorldCalibrationData-collectedUnscaled'.AP40];[$'realWorldCalibrationData-collectedUnscaled'.AP40]*[$'realWorldCalibrationData-collectedUnscaled'.$AV40];&quot;&quot;)">
            <text:p/>
          </table:table-cell>
          <table:table-cell table:formula="of:=IF([$'realWorldCalibrationData-collectedUnscaled'.AQ40];[$'realWorldCalibrationData-collectedUnscaled'.AQ40]*[$'realWorldCalibrationData-collectedUnscaled'.$AV40];&quot;&quot;)">
            <text:p/>
          </table:table-cell>
          <table:table-cell table:formula="of:=IF([$'realWorldCalibrationData-collectedUnscaled'.AR40];[$'realWorldCalibrationData-collectedUnscaled'.AR40]*[$'realWorldCalibrationData-collectedUnscaled'.$AV40];&quot;&quot;)">
            <text:p/>
          </table:table-cell>
          <table:table-cell table:formula="of:=IF([$'realWorldCalibrationData-collectedUnscaled'.AS40];[$'realWorldCalibrationData-collectedUnscaled'.AS40]*[$'realWorldCalibrationData-collectedUnscaled'.$AV40];&quot;&quot;)">
            <text:p/>
          </table:table-cell>
          <table:table-cell/>
          <table:table-cell table:formula="of:=IF(ISBLANK([$'realWorldCalibrationData-collectedUnscaled'.AW40]);&quot;&quot;;[$'realWorldCalibrationData-collectedUnscaled'.AW40])" office:value-type="string" office:string-value="MtCH4/year" calcext:value-type="string">
            <text:p>MtCH4/year</text:p>
          </table:table-cell>
          <table:table-cell table:formula="of:=IF(ISBLANK([$'realWorldCalibrationData-collectedUnscaled'.AX40]);&quot;&quot;;[$'realWorldCalibrationData-collectedUnscaled'.AX40])" office:value-type="string" office:string-value="rcmip" calcext:value-type="string">
            <text:p>rcmip</text:p>
          </table:table-cell>
          <table:table-cell table:formula="of:=IF(ISBLANK([$'realWorldCalibrationData-collectedUnscaled'.AY40]);&quot;&quot;;[$'realWorldCalibrationData-collectedUnscaled'.AY40])">
            <text:p/>
          </table:table-cell>
          <table:table-cell table:formula="of:=IF(ISBLANK([$'realWorldCalibrationData-collectedUnscaled'.AZ40]);&quot;&quot;;[$'realWorldCalibrationData-collectedUnscaled'.AZ40])">
            <text:p/>
          </table:table-cell>
          <table:table-cell table:formula="of:=IF(ISBLANK([$'realWorldCalibrationData-collectedUnscaled'.BA40]);&quot;&quot;;[$'realWorldCalibrationData-collectedUnscaled'.BA40])">
            <text:p/>
          </table:table-cell>
        </table:table-row>
        <table:table-row table:style-name="ro1">
          <table:table-cell table:formula="of:=[$'realWorldCalibrationData-collectedUnscaled'.A41]" office:value-type="string" office:string-value="energy.N2O emissions[1]" calcext:value-type="string">
            <text:p>energy.N2O emissions[1]</text:p>
          </table:table-cell>
          <table:table-cell table:formula="of:=IF([$'realWorldCalibrationData-collectedUnscaled'.B41];[$'realWorldCalibrationData-collectedUnscaled'.B41]*[$'realWorldCalibrationData-collectedUnscaled'.$AV41];&quot;&quot;)" office:value-type="float" office:value="599.520311503673" calcext:value-type="float">
            <text:p>599.520311503673</text:p>
          </table:table-cell>
          <table:table-cell table:formula="of:=IF([$'realWorldCalibrationData-collectedUnscaled'.C41];[$'realWorldCalibrationData-collectedUnscaled'.C41]*[$'realWorldCalibrationData-collectedUnscaled'.$AV41];&quot;&quot;)" office:value-type="float" office:value="625.390941408956" calcext:value-type="float">
            <text:p>625.390941408956</text:p>
          </table:table-cell>
          <table:table-cell table:formula="of:=IF([$'realWorldCalibrationData-collectedUnscaled'.D41];[$'realWorldCalibrationData-collectedUnscaled'.D41]*[$'realWorldCalibrationData-collectedUnscaled'.$AV41];&quot;&quot;)" office:value-type="float" office:value="785.324049308535" calcext:value-type="float">
            <text:p>785.324049308535</text:p>
          </table:table-cell>
          <table:table-cell table:formula="of:=IF([$'realWorldCalibrationData-collectedUnscaled'.E41];[$'realWorldCalibrationData-collectedUnscaled'.E41]*[$'realWorldCalibrationData-collectedUnscaled'.$AV41];&quot;&quot;)" office:value-type="float" office:value="821.39777085711" calcext:value-type="float">
            <text:p>821.39777085711</text:p>
          </table:table-cell>
          <table:table-cell table:formula="of:=IF([$'realWorldCalibrationData-collectedUnscaled'.F41];[$'realWorldCalibrationData-collectedUnscaled'.F41]*[$'realWorldCalibrationData-collectedUnscaled'.$AV41];&quot;&quot;)" office:value-type="float" office:value="744.20193402416" calcext:value-type="float">
            <text:p>744.20193402416</text:p>
          </table:table-cell>
          <table:table-cell table:formula="of:=IF([$'realWorldCalibrationData-collectedUnscaled'.G41];[$'realWorldCalibrationData-collectedUnscaled'.G41]*[$'realWorldCalibrationData-collectedUnscaled'.$AV41];&quot;&quot;)" office:value-type="float" office:value="705.265036981322" calcext:value-type="float">
            <text:p>705.265036981322</text:p>
          </table:table-cell>
          <table:table-cell table:formula="of:=IF([$'realWorldCalibrationData-collectedUnscaled'.H41];[$'realWorldCalibrationData-collectedUnscaled'.H41]*[$'realWorldCalibrationData-collectedUnscaled'.$AV41];&quot;&quot;)" office:value-type="float" office:value="800.068714082827" calcext:value-type="float">
            <text:p>800.068714082827</text:p>
          </table:table-cell>
          <table:table-cell table:formula="of:=IF([$'realWorldCalibrationData-collectedUnscaled'.I41];[$'realWorldCalibrationData-collectedUnscaled'.I41]*[$'realWorldCalibrationData-collectedUnscaled'.$AV41];&quot;&quot;)" office:value-type="float" office:value="941.746343849533" calcext:value-type="float">
            <text:p>941.746343849533</text:p>
          </table:table-cell>
          <table:table-cell table:formula="of:=IF([$'realWorldCalibrationData-collectedUnscaled'.J41];[$'realWorldCalibrationData-collectedUnscaled'.J41]*[$'realWorldCalibrationData-collectedUnscaled'.$AV41];&quot;&quot;)" office:value-type="float" office:value="827.580603916707" calcext:value-type="float">
            <text:p>827.580603916707</text:p>
          </table:table-cell>
          <table:table-cell table:formula="of:=IF([$'realWorldCalibrationData-collectedUnscaled'.K41];[$'realWorldCalibrationData-collectedUnscaled'.K41]*[$'realWorldCalibrationData-collectedUnscaled'.$AV41];&quot;&quot;)" office:value-type="float" office:value="915.43466993834" calcext:value-type="float">
            <text:p>915.43466993834</text:p>
          </table:table-cell>
          <table:table-cell table:formula="of:=IF([$'realWorldCalibrationData-collectedUnscaled'.L41];[$'realWorldCalibrationData-collectedUnscaled'.L41]*[$'realWorldCalibrationData-collectedUnscaled'.$AV41];&quot;&quot;)" office:value-type="float" office:value="909.144746002712" calcext:value-type="float">
            <text:p>909.144746002712</text:p>
          </table:table-cell>
          <table:table-cell table:formula="of:=IF([$'realWorldCalibrationData-collectedUnscaled'.M41];[$'realWorldCalibrationData-collectedUnscaled'.M41]*[$'realWorldCalibrationData-collectedUnscaled'.$AV41];&quot;&quot;)" office:value-type="float" office:value="1151.01941458253" calcext:value-type="float">
            <text:p>1151.01941458253</text:p>
          </table:table-cell>
          <table:table-cell table:formula="of:=IF([$'realWorldCalibrationData-collectedUnscaled'.N41];[$'realWorldCalibrationData-collectedUnscaled'.N41]*[$'realWorldCalibrationData-collectedUnscaled'.$AV41];&quot;&quot;)" office:value-type="float" office:value="1213.20908111897" calcext:value-type="float">
            <text:p>1213.20908111897</text:p>
          </table:table-cell>
          <table:table-cell table:formula="of:=IF([$'realWorldCalibrationData-collectedUnscaled'.O41];[$'realWorldCalibrationData-collectedUnscaled'.O41]*[$'realWorldCalibrationData-collectedUnscaled'.$AV41];&quot;&quot;)" office:value-type="float" office:value="1063.6595944508" calcext:value-type="float">
            <text:p>1063.6595944508</text:p>
          </table:table-cell>
          <table:table-cell table:formula="of:=IF([$'realWorldCalibrationData-collectedUnscaled'.P41];[$'realWorldCalibrationData-collectedUnscaled'.P41]*[$'realWorldCalibrationData-collectedUnscaled'.$AV41];&quot;&quot;)" office:value-type="float" office:value="1169.68730255171" calcext:value-type="float">
            <text:p>1169.68730255171</text:p>
          </table:table-cell>
          <table:table-cell table:formula="of:=IF([$'realWorldCalibrationData-collectedUnscaled'.Q41];[$'realWorldCalibrationData-collectedUnscaled'.Q41]*[$'realWorldCalibrationData-collectedUnscaled'.$AV41];&quot;&quot;)" office:value-type="float" office:value="1079.39706542218" calcext:value-type="float">
            <text:p>1079.39706542218</text:p>
          </table:table-cell>
          <table:table-cell table:formula="of:=IF([$'realWorldCalibrationData-collectedUnscaled'.R41];[$'realWorldCalibrationData-collectedUnscaled'.R41]*[$'realWorldCalibrationData-collectedUnscaled'.$AV41];&quot;&quot;)" office:value-type="float" office:value="1028.81429768062" calcext:value-type="float">
            <text:p>1028.81429768062</text:p>
          </table:table-cell>
          <table:table-cell table:formula="of:=IF([$'realWorldCalibrationData-collectedUnscaled'.S41];[$'realWorldCalibrationData-collectedUnscaled'.S41]*[$'realWorldCalibrationData-collectedUnscaled'.$AV41];&quot;&quot;)" office:value-type="float" office:value="1424.70289584598" calcext:value-type="float">
            <text:p>1424.70289584598</text:p>
          </table:table-cell>
          <table:table-cell table:formula="of:=IF([$'realWorldCalibrationData-collectedUnscaled'.T41];[$'realWorldCalibrationData-collectedUnscaled'.T41]*[$'realWorldCalibrationData-collectedUnscaled'.$AV41];&quot;&quot;)" office:value-type="float" office:value="1017.56683574336" calcext:value-type="float">
            <text:p>1017.56683574336</text:p>
          </table:table-cell>
          <table:table-cell table:formula="of:=IF([$'realWorldCalibrationData-collectedUnscaled'.U41];[$'realWorldCalibrationData-collectedUnscaled'.U41]*[$'realWorldCalibrationData-collectedUnscaled'.$AV41];&quot;&quot;)" office:value-type="float" office:value="903.611658344026" calcext:value-type="float">
            <text:p>903.611658344026</text:p>
          </table:table-cell>
          <table:table-cell table:formula="of:=IF([$'realWorldCalibrationData-collectedUnscaled'.V41];[$'realWorldCalibrationData-collectedUnscaled'.V41]*[$'realWorldCalibrationData-collectedUnscaled'.$AV41];&quot;&quot;)" office:value-type="float" office:value="910.105697145982" calcext:value-type="float">
            <text:p>910.105697145982</text:p>
          </table:table-cell>
          <table:table-cell table:formula="of:=IF([$'realWorldCalibrationData-collectedUnscaled'.W41];[$'realWorldCalibrationData-collectedUnscaled'.W41]*[$'realWorldCalibrationData-collectedUnscaled'.$AV41];&quot;&quot;)" office:value-type="float" office:value="894.171363744367" calcext:value-type="float">
            <text:p>894.171363744367</text:p>
          </table:table-cell>
          <table:table-cell table:formula="of:=IF([$'realWorldCalibrationData-collectedUnscaled'.X41];[$'realWorldCalibrationData-collectedUnscaled'.X41]*[$'realWorldCalibrationData-collectedUnscaled'.$AV41];&quot;&quot;)" office:value-type="float" office:value="978.912869218947" calcext:value-type="float">
            <text:p>978.912869218947</text:p>
          </table:table-cell>
          <table:table-cell table:formula="of:=IF([$'realWorldCalibrationData-collectedUnscaled'.Y41];[$'realWorldCalibrationData-collectedUnscaled'.Y41]*[$'realWorldCalibrationData-collectedUnscaled'.$AV41];&quot;&quot;)" office:value-type="float" office:value="915.399550098554" calcext:value-type="float">
            <text:p>915.399550098554</text:p>
          </table:table-cell>
          <table:table-cell table:formula="of:=IF([$'realWorldCalibrationData-collectedUnscaled'.Z41];[$'realWorldCalibrationData-collectedUnscaled'.Z41]*[$'realWorldCalibrationData-collectedUnscaled'.$AV41];&quot;&quot;)" office:value-type="float" office:value="949.251797757946" calcext:value-type="float">
            <text:p>949.251797757946</text:p>
          </table:table-cell>
          <table:table-cell table:formula="of:=IF([$'realWorldCalibrationData-collectedUnscaled'.AA41];[$'realWorldCalibrationData-collectedUnscaled'.AA41]*[$'realWorldCalibrationData-collectedUnscaled'.$AV41];&quot;&quot;)" office:value-type="float" office:value="896.943824541488" calcext:value-type="float">
            <text:p>896.943824541488</text:p>
          </table:table-cell>
          <table:table-cell table:formula="of:=IF([$'realWorldCalibrationData-collectedUnscaled'.AB41];[$'realWorldCalibrationData-collectedUnscaled'.AB41]*[$'realWorldCalibrationData-collectedUnscaled'.$AV41];&quot;&quot;)" office:value-type="float" office:value="996.742797172011" calcext:value-type="float">
            <text:p>996.742797172011</text:p>
          </table:table-cell>
          <table:table-cell table:formula="of:=IF([$'realWorldCalibrationData-collectedUnscaled'.AC41];[$'realWorldCalibrationData-collectedUnscaled'.AC41]*[$'realWorldCalibrationData-collectedUnscaled'.$AV41];&quot;&quot;)" office:value-type="float" office:value="876.874547293947" calcext:value-type="float">
            <text:p>876.874547293947</text:p>
          </table:table-cell>
          <table:table-cell table:formula="of:=IF([$'realWorldCalibrationData-collectedUnscaled'.AD41];[$'realWorldCalibrationData-collectedUnscaled'.AD41]*[$'realWorldCalibrationData-collectedUnscaled'.$AV41];&quot;&quot;)" office:value-type="float" office:value="673.343918920299" calcext:value-type="float">
            <text:p>673.343918920299</text:p>
          </table:table-cell>
          <table:table-cell table:formula="of:=IF([$'realWorldCalibrationData-collectedUnscaled'.AE41];[$'realWorldCalibrationData-collectedUnscaled'.AE41]*[$'realWorldCalibrationData-collectedUnscaled'.$AV41];&quot;&quot;)" office:value-type="float" office:value="692.552219234329" calcext:value-type="float">
            <text:p>692.552219234329</text:p>
          </table:table-cell>
          <table:table-cell table:formula="of:=IF([$'realWorldCalibrationData-collectedUnscaled'.AF41];[$'realWorldCalibrationData-collectedUnscaled'.AF41]*[$'realWorldCalibrationData-collectedUnscaled'.$AV41];&quot;&quot;)" office:value-type="float" office:value="675.564752500571" calcext:value-type="float">
            <text:p>675.564752500571</text:p>
          </table:table-cell>
          <table:table-cell table:formula="of:=IF([$'realWorldCalibrationData-collectedUnscaled'.AG41];[$'realWorldCalibrationData-collectedUnscaled'.AG41]*[$'realWorldCalibrationData-collectedUnscaled'.$AV41];&quot;&quot;)" office:value-type="float" office:value="698.256317853123" calcext:value-type="float">
            <text:p>698.256317853123</text:p>
          </table:table-cell>
          <table:table-cell table:formula="of:=IF([$'realWorldCalibrationData-collectedUnscaled'.AH41];[$'realWorldCalibrationData-collectedUnscaled'.AH41]*[$'realWorldCalibrationData-collectedUnscaled'.$AV41];&quot;&quot;)" office:value-type="float" office:value="669.014747076612" calcext:value-type="float">
            <text:p>669.014747076612</text:p>
          </table:table-cell>
          <table:table-cell table:formula="of:=IF([$'realWorldCalibrationData-collectedUnscaled'.AI41];[$'realWorldCalibrationData-collectedUnscaled'.AI41]*[$'realWorldCalibrationData-collectedUnscaled'.$AV41];&quot;&quot;)" office:value-type="float" office:value="672.008426452217" calcext:value-type="float">
            <text:p>672.008426452217</text:p>
          </table:table-cell>
          <table:table-cell table:formula="of:=IF([$'realWorldCalibrationData-collectedUnscaled'.AJ41];[$'realWorldCalibrationData-collectedUnscaled'.AJ41]*[$'realWorldCalibrationData-collectedUnscaled'.$AV41];&quot;&quot;)" office:value-type="float" office:value="630.595480581728" calcext:value-type="float">
            <text:p>630.595480581728</text:p>
          </table:table-cell>
          <table:table-cell table:formula="of:=IF([$'realWorldCalibrationData-collectedUnscaled'.AK41];[$'realWorldCalibrationData-collectedUnscaled'.AK41]*[$'realWorldCalibrationData-collectedUnscaled'.$AV41];&quot;&quot;)">
            <text:p/>
          </table:table-cell>
          <table:table-cell table:formula="of:=IF([$'realWorldCalibrationData-collectedUnscaled'.AL41];[$'realWorldCalibrationData-collectedUnscaled'.AL41]*[$'realWorldCalibrationData-collectedUnscaled'.$AV41];&quot;&quot;)">
            <text:p/>
          </table:table-cell>
          <table:table-cell table:formula="of:=IF([$'realWorldCalibrationData-collectedUnscaled'.AM41];[$'realWorldCalibrationData-collectedUnscaled'.AM41]*[$'realWorldCalibrationData-collectedUnscaled'.$AV41];&quot;&quot;)">
            <text:p/>
          </table:table-cell>
          <table:table-cell table:formula="of:=IF([$'realWorldCalibrationData-collectedUnscaled'.AN41];[$'realWorldCalibrationData-collectedUnscaled'.AN41]*[$'realWorldCalibrationData-collectedUnscaled'.$AV41];&quot;&quot;)">
            <text:p/>
          </table:table-cell>
          <table:table-cell table:formula="of:=IF([$'realWorldCalibrationData-collectedUnscaled'.AO41];[$'realWorldCalibrationData-collectedUnscaled'.AO41]*[$'realWorldCalibrationData-collectedUnscaled'.$AV41];&quot;&quot;)">
            <text:p/>
          </table:table-cell>
          <table:table-cell table:formula="of:=IF([$'realWorldCalibrationData-collectedUnscaled'.AP41];[$'realWorldCalibrationData-collectedUnscaled'.AP41]*[$'realWorldCalibrationData-collectedUnscaled'.$AV41];&quot;&quot;)">
            <text:p/>
          </table:table-cell>
          <table:table-cell table:formula="of:=IF([$'realWorldCalibrationData-collectedUnscaled'.AQ41];[$'realWorldCalibrationData-collectedUnscaled'.AQ41]*[$'realWorldCalibrationData-collectedUnscaled'.$AV41];&quot;&quot;)">
            <text:p/>
          </table:table-cell>
          <table:table-cell table:formula="of:=IF([$'realWorldCalibrationData-collectedUnscaled'.AR41];[$'realWorldCalibrationData-collectedUnscaled'.AR41]*[$'realWorldCalibrationData-collectedUnscaled'.$AV41];&quot;&quot;)">
            <text:p/>
          </table:table-cell>
          <table:table-cell table:formula="of:=IF([$'realWorldCalibrationData-collectedUnscaled'.AS41];[$'realWorldCalibrationData-collectedUnscaled'.AS41]*[$'realWorldCalibrationData-collectedUnscaled'.$AV41];&quot;&quot;)">
            <text:p/>
          </table:table-cell>
          <table:table-cell/>
          <table:table-cell table:formula="of:=IF(ISBLANK([$'realWorldCalibrationData-collectedUnscaled'.AW41]);&quot;&quot;;[$'realWorldCalibrationData-collectedUnscaled'.AW41])" office:value-type="string" office:string-value="ktN2O/year" calcext:value-type="string">
            <text:p>ktN2O/year</text:p>
          </table:table-cell>
          <table:table-cell table:formula="of:=IF(ISBLANK([$'realWorldCalibrationData-collectedUnscaled'.AX41]);&quot;&quot;;[$'realWorldCalibrationData-collectedUnscaled'.AX41])" office:value-type="string" office:string-value="rcmip" calcext:value-type="string">
            <text:p>rcmip</text:p>
          </table:table-cell>
          <table:table-cell table:formula="of:=IF(ISBLANK([$'realWorldCalibrationData-collectedUnscaled'.AY41]);&quot;&quot;;[$'realWorldCalibrationData-collectedUnscaled'.AY41])">
            <text:p/>
          </table:table-cell>
          <table:table-cell table:formula="of:=IF(ISBLANK([$'realWorldCalibrationData-collectedUnscaled'.AZ41]);&quot;&quot;;[$'realWorldCalibrationData-collectedUnscaled'.AZ41])">
            <text:p/>
          </table:table-cell>
          <table:table-cell table:formula="of:=IF(ISBLANK([$'realWorldCalibrationData-collectedUnscaled'.BA41]);&quot;&quot;;[$'realWorldCalibrationData-collectedUnscaled'.BA41])">
            <text:p/>
          </table:table-cell>
        </table:table-row>
        <table:table-row table:style-name="ro1">
          <table:table-cell table:formula="of:=[$'realWorldCalibrationData-collectedUnscaled'.A42]" office:value-type="string" office:string-value="energy.SO2 emissions[1]" calcext:value-type="string">
            <text:p>energy.SO2 emissions[1]</text:p>
          </table:table-cell>
          <table:table-cell table:formula="of:=IF([$'realWorldCalibrationData-collectedUnscaled'.B42];[$'realWorldCalibrationData-collectedUnscaled'.B42]*[$'realWorldCalibrationData-collectedUnscaled'.$AV42];&quot;&quot;)" office:value-type="float" office:value="135.274361821225" calcext:value-type="float">
            <text:p>135.274361821225</text:p>
          </table:table-cell>
          <table:table-cell table:formula="of:=IF([$'realWorldCalibrationData-collectedUnscaled'.C42];[$'realWorldCalibrationData-collectedUnscaled'.C42]*[$'realWorldCalibrationData-collectedUnscaled'.$AV42];&quot;&quot;)" office:value-type="float" office:value="131.177243956212" calcext:value-type="float">
            <text:p>131.177243956212</text:p>
          </table:table-cell>
          <table:table-cell table:formula="of:=IF([$'realWorldCalibrationData-collectedUnscaled'.D42];[$'realWorldCalibrationData-collectedUnscaled'.D42]*[$'realWorldCalibrationData-collectedUnscaled'.$AV42];&quot;&quot;)" office:value-type="float" office:value="128.528124897505" calcext:value-type="float">
            <text:p>128.528124897505</text:p>
          </table:table-cell>
          <table:table-cell table:formula="of:=IF([$'realWorldCalibrationData-collectedUnscaled'.E42];[$'realWorldCalibrationData-collectedUnscaled'.E42]*[$'realWorldCalibrationData-collectedUnscaled'.$AV42];&quot;&quot;)" office:value-type="float" office:value="127.022248167481" calcext:value-type="float">
            <text:p>127.022248167481</text:p>
          </table:table-cell>
          <table:table-cell table:formula="of:=IF([$'realWorldCalibrationData-collectedUnscaled'.F42];[$'realWorldCalibrationData-collectedUnscaled'.F42]*[$'realWorldCalibrationData-collectedUnscaled'.$AV42];&quot;&quot;)" office:value-type="float" office:value="128.447947491398" calcext:value-type="float">
            <text:p>128.447947491398</text:p>
          </table:table-cell>
          <table:table-cell table:formula="of:=IF([$'realWorldCalibrationData-collectedUnscaled'.G42];[$'realWorldCalibrationData-collectedUnscaled'.G42]*[$'realWorldCalibrationData-collectedUnscaled'.$AV42];&quot;&quot;)" office:value-type="float" office:value="128.742190694862" calcext:value-type="float">
            <text:p>128.742190694862</text:p>
          </table:table-cell>
          <table:table-cell table:formula="of:=IF([$'realWorldCalibrationData-collectedUnscaled'.H42];[$'realWorldCalibrationData-collectedUnscaled'.H42]*[$'realWorldCalibrationData-collectedUnscaled'.$AV42];&quot;&quot;)" office:value-type="float" office:value="128.747593511274" calcext:value-type="float">
            <text:p>128.747593511274</text:p>
          </table:table-cell>
          <table:table-cell table:formula="of:=IF([$'realWorldCalibrationData-collectedUnscaled'.I42];[$'realWorldCalibrationData-collectedUnscaled'.I42]*[$'realWorldCalibrationData-collectedUnscaled'.$AV42];&quot;&quot;)" office:value-type="float" office:value="131.160046629886" calcext:value-type="float">
            <text:p>131.160046629886</text:p>
          </table:table-cell>
          <table:table-cell table:formula="of:=IF([$'realWorldCalibrationData-collectedUnscaled'.J42];[$'realWorldCalibrationData-collectedUnscaled'.J42]*[$'realWorldCalibrationData-collectedUnscaled'.$AV42];&quot;&quot;)" office:value-type="float" office:value="132.253269965877" calcext:value-type="float">
            <text:p>132.253269965877</text:p>
          </table:table-cell>
          <table:table-cell table:formula="of:=IF([$'realWorldCalibrationData-collectedUnscaled'.K42];[$'realWorldCalibrationData-collectedUnscaled'.K42]*[$'realWorldCalibrationData-collectedUnscaled'.$AV42];&quot;&quot;)" office:value-type="float" office:value="132.422804838463" calcext:value-type="float">
            <text:p>132.422804838463</text:p>
          </table:table-cell>
          <table:table-cell table:formula="of:=IF([$'realWorldCalibrationData-collectedUnscaled'.L42];[$'realWorldCalibrationData-collectedUnscaled'.L42]*[$'realWorldCalibrationData-collectedUnscaled'.$AV42];&quot;&quot;)" office:value-type="float" office:value="131.9264911168" calcext:value-type="float">
            <text:p>131.9264911168</text:p>
          </table:table-cell>
          <table:table-cell table:formula="of:=IF([$'realWorldCalibrationData-collectedUnscaled'.M42];[$'realWorldCalibrationData-collectedUnscaled'.M42]*[$'realWorldCalibrationData-collectedUnscaled'.$AV42];&quot;&quot;)" office:value-type="float" office:value="130.070576223647" calcext:value-type="float">
            <text:p>130.070576223647</text:p>
          </table:table-cell>
          <table:table-cell table:formula="of:=IF([$'realWorldCalibrationData-collectedUnscaled'.N42];[$'realWorldCalibrationData-collectedUnscaled'.N42]*[$'realWorldCalibrationData-collectedUnscaled'.$AV42];&quot;&quot;)" office:value-type="float" office:value="126.300515088782" calcext:value-type="float">
            <text:p>126.300515088782</text:p>
          </table:table-cell>
          <table:table-cell table:formula="of:=IF([$'realWorldCalibrationData-collectedUnscaled'.O42];[$'realWorldCalibrationData-collectedUnscaled'.O42]*[$'realWorldCalibrationData-collectedUnscaled'.$AV42];&quot;&quot;)" office:value-type="float" office:value="124.077416582409" calcext:value-type="float">
            <text:p>124.077416582409</text:p>
          </table:table-cell>
          <table:table-cell table:formula="of:=IF([$'realWorldCalibrationData-collectedUnscaled'.P42];[$'realWorldCalibrationData-collectedUnscaled'.P42]*[$'realWorldCalibrationData-collectedUnscaled'.$AV42];&quot;&quot;)" office:value-type="float" office:value="120.915694841301" calcext:value-type="float">
            <text:p>120.915694841301</text:p>
          </table:table-cell>
          <table:table-cell table:formula="of:=IF([$'realWorldCalibrationData-collectedUnscaled'.Q42];[$'realWorldCalibrationData-collectedUnscaled'.Q42]*[$'realWorldCalibrationData-collectedUnscaled'.$AV42];&quot;&quot;)" office:value-type="float" office:value="118.836578688368" calcext:value-type="float">
            <text:p>118.836578688368</text:p>
          </table:table-cell>
          <table:table-cell table:formula="of:=IF([$'realWorldCalibrationData-collectedUnscaled'.R42];[$'realWorldCalibrationData-collectedUnscaled'.R42]*[$'realWorldCalibrationData-collectedUnscaled'.$AV42];&quot;&quot;)" office:value-type="float" office:value="116.980543387329" calcext:value-type="float">
            <text:p>116.980543387329</text:p>
          </table:table-cell>
          <table:table-cell table:formula="of:=IF([$'realWorldCalibrationData-collectedUnscaled'.S42];[$'realWorldCalibrationData-collectedUnscaled'.S42]*[$'realWorldCalibrationData-collectedUnscaled'.$AV42];&quot;&quot;)" office:value-type="float" office:value="116.639342263335" calcext:value-type="float">
            <text:p>116.639342263335</text:p>
          </table:table-cell>
          <table:table-cell table:formula="of:=IF([$'realWorldCalibrationData-collectedUnscaled'.T42];[$'realWorldCalibrationData-collectedUnscaled'.T42]*[$'realWorldCalibrationData-collectedUnscaled'.$AV42];&quot;&quot;)" office:value-type="float" office:value="113.780333553251" calcext:value-type="float">
            <text:p>113.780333553251</text:p>
          </table:table-cell>
          <table:table-cell table:formula="of:=IF([$'realWorldCalibrationData-collectedUnscaled'.U42];[$'realWorldCalibrationData-collectedUnscaled'.U42]*[$'realWorldCalibrationData-collectedUnscaled'.$AV42];&quot;&quot;)" office:value-type="float" office:value="108.523575166655" calcext:value-type="float">
            <text:p>108.523575166655</text:p>
          </table:table-cell>
          <table:table-cell table:formula="of:=IF([$'realWorldCalibrationData-collectedUnscaled'.V42];[$'realWorldCalibrationData-collectedUnscaled'.V42]*[$'realWorldCalibrationData-collectedUnscaled'.$AV42];&quot;&quot;)" office:value-type="float" office:value="109.131206660588" calcext:value-type="float">
            <text:p>109.131206660588</text:p>
          </table:table-cell>
          <table:table-cell table:formula="of:=IF([$'realWorldCalibrationData-collectedUnscaled'.W42];[$'realWorldCalibrationData-collectedUnscaled'.W42]*[$'realWorldCalibrationData-collectedUnscaled'.$AV42];&quot;&quot;)" office:value-type="float" office:value="109.875295204526" calcext:value-type="float">
            <text:p>109.875295204526</text:p>
          </table:table-cell>
          <table:table-cell table:formula="of:=IF([$'realWorldCalibrationData-collectedUnscaled'.X42];[$'realWorldCalibrationData-collectedUnscaled'.X42]*[$'realWorldCalibrationData-collectedUnscaled'.$AV42];&quot;&quot;)" office:value-type="float" office:value="108.626517688117" calcext:value-type="float">
            <text:p>108.626517688117</text:p>
          </table:table-cell>
          <table:table-cell table:formula="of:=IF([$'realWorldCalibrationData-collectedUnscaled'.Y42];[$'realWorldCalibrationData-collectedUnscaled'.Y42]*[$'realWorldCalibrationData-collectedUnscaled'.$AV42];&quot;&quot;)" office:value-type="float" office:value="112.506874810505" calcext:value-type="float">
            <text:p>112.506874810505</text:p>
          </table:table-cell>
          <table:table-cell table:formula="of:=IF([$'realWorldCalibrationData-collectedUnscaled'.Z42];[$'realWorldCalibrationData-collectedUnscaled'.Z42]*[$'realWorldCalibrationData-collectedUnscaled'.$AV42];&quot;&quot;)" office:value-type="float" office:value="118.214671775208" calcext:value-type="float">
            <text:p>118.214671775208</text:p>
          </table:table-cell>
          <table:table-cell table:formula="of:=IF([$'realWorldCalibrationData-collectedUnscaled'.AA42];[$'realWorldCalibrationData-collectedUnscaled'.AA42]*[$'realWorldCalibrationData-collectedUnscaled'.$AV42];&quot;&quot;)" office:value-type="float" office:value="122.68864065259" calcext:value-type="float">
            <text:p>122.68864065259</text:p>
          </table:table-cell>
          <table:table-cell table:formula="of:=IF([$'realWorldCalibrationData-collectedUnscaled'.AB42];[$'realWorldCalibrationData-collectedUnscaled'.AB42]*[$'realWorldCalibrationData-collectedUnscaled'.$AV42];&quot;&quot;)" office:value-type="float" office:value="123.586368346891" calcext:value-type="float">
            <text:p>123.586368346891</text:p>
          </table:table-cell>
          <table:table-cell table:formula="of:=IF([$'realWorldCalibrationData-collectedUnscaled'.AC42];[$'realWorldCalibrationData-collectedUnscaled'.AC42]*[$'realWorldCalibrationData-collectedUnscaled'.$AV42];&quot;&quot;)" office:value-type="float" office:value="122.839257946234" calcext:value-type="float">
            <text:p>122.839257946234</text:p>
          </table:table-cell>
          <table:table-cell table:formula="of:=IF([$'realWorldCalibrationData-collectedUnscaled'.AD42];[$'realWorldCalibrationData-collectedUnscaled'.AD42]*[$'realWorldCalibrationData-collectedUnscaled'.$AV42];&quot;&quot;)" office:value-type="float" office:value="120.302673647715" calcext:value-type="float">
            <text:p>120.302673647715</text:p>
          </table:table-cell>
          <table:table-cell table:formula="of:=IF([$'realWorldCalibrationData-collectedUnscaled'.AE42];[$'realWorldCalibrationData-collectedUnscaled'.AE42]*[$'realWorldCalibrationData-collectedUnscaled'.$AV42];&quot;&quot;)" office:value-type="float" office:value="115.32608333834" calcext:value-type="float">
            <text:p>115.32608333834</text:p>
          </table:table-cell>
          <table:table-cell table:formula="of:=IF([$'realWorldCalibrationData-collectedUnscaled'.AF42];[$'realWorldCalibrationData-collectedUnscaled'.AF42]*[$'realWorldCalibrationData-collectedUnscaled'.$AV42];&quot;&quot;)" office:value-type="float" office:value="114.08239271754" calcext:value-type="float">
            <text:p>114.08239271754</text:p>
          </table:table-cell>
          <table:table-cell table:formula="of:=IF([$'realWorldCalibrationData-collectedUnscaled'.AG42];[$'realWorldCalibrationData-collectedUnscaled'.AG42]*[$'realWorldCalibrationData-collectedUnscaled'.$AV42];&quot;&quot;)" office:value-type="float" office:value="115.487077423088" calcext:value-type="float">
            <text:p>115.487077423088</text:p>
          </table:table-cell>
          <table:table-cell table:formula="of:=IF([$'realWorldCalibrationData-collectedUnscaled'.AH42];[$'realWorldCalibrationData-collectedUnscaled'.AH42]*[$'realWorldCalibrationData-collectedUnscaled'.$AV42];&quot;&quot;)" office:value-type="float" office:value="113.338982204123" calcext:value-type="float">
            <text:p>113.338982204123</text:p>
          </table:table-cell>
          <table:table-cell table:formula="of:=IF([$'realWorldCalibrationData-collectedUnscaled'.AI42];[$'realWorldCalibrationData-collectedUnscaled'.AI42]*[$'realWorldCalibrationData-collectedUnscaled'.$AV42];&quot;&quot;)" office:value-type="float" office:value="112.684135976888" calcext:value-type="float">
            <text:p>112.684135976888</text:p>
          </table:table-cell>
          <table:table-cell table:formula="of:=IF([$'realWorldCalibrationData-collectedUnscaled'.AJ42];[$'realWorldCalibrationData-collectedUnscaled'.AJ42]*[$'realWorldCalibrationData-collectedUnscaled'.$AV42];&quot;&quot;)" office:value-type="float" office:value="111.763264776835" calcext:value-type="float">
            <text:p>111.763264776835</text:p>
          </table:table-cell>
          <table:table-cell table:formula="of:=IF([$'realWorldCalibrationData-collectedUnscaled'.AK42];[$'realWorldCalibrationData-collectedUnscaled'.AK42]*[$'realWorldCalibrationData-collectedUnscaled'.$AV42];&quot;&quot;)">
            <text:p/>
          </table:table-cell>
          <table:table-cell table:formula="of:=IF([$'realWorldCalibrationData-collectedUnscaled'.AL42];[$'realWorldCalibrationData-collectedUnscaled'.AL42]*[$'realWorldCalibrationData-collectedUnscaled'.$AV42];&quot;&quot;)">
            <text:p/>
          </table:table-cell>
          <table:table-cell table:formula="of:=IF([$'realWorldCalibrationData-collectedUnscaled'.AM42];[$'realWorldCalibrationData-collectedUnscaled'.AM42]*[$'realWorldCalibrationData-collectedUnscaled'.$AV42];&quot;&quot;)">
            <text:p/>
          </table:table-cell>
          <table:table-cell table:formula="of:=IF([$'realWorldCalibrationData-collectedUnscaled'.AN42];[$'realWorldCalibrationData-collectedUnscaled'.AN42]*[$'realWorldCalibrationData-collectedUnscaled'.$AV42];&quot;&quot;)">
            <text:p/>
          </table:table-cell>
          <table:table-cell table:formula="of:=IF([$'realWorldCalibrationData-collectedUnscaled'.AO42];[$'realWorldCalibrationData-collectedUnscaled'.AO42]*[$'realWorldCalibrationData-collectedUnscaled'.$AV42];&quot;&quot;)">
            <text:p/>
          </table:table-cell>
          <table:table-cell table:formula="of:=IF([$'realWorldCalibrationData-collectedUnscaled'.AP42];[$'realWorldCalibrationData-collectedUnscaled'.AP42]*[$'realWorldCalibrationData-collectedUnscaled'.$AV42];&quot;&quot;)">
            <text:p/>
          </table:table-cell>
          <table:table-cell table:formula="of:=IF([$'realWorldCalibrationData-collectedUnscaled'.AQ42];[$'realWorldCalibrationData-collectedUnscaled'.AQ42]*[$'realWorldCalibrationData-collectedUnscaled'.$AV42];&quot;&quot;)">
            <text:p/>
          </table:table-cell>
          <table:table-cell table:formula="of:=IF([$'realWorldCalibrationData-collectedUnscaled'.AR42];[$'realWorldCalibrationData-collectedUnscaled'.AR42]*[$'realWorldCalibrationData-collectedUnscaled'.$AV42];&quot;&quot;)">
            <text:p/>
          </table:table-cell>
          <table:table-cell table:formula="of:=IF([$'realWorldCalibrationData-collectedUnscaled'.AS42];[$'realWorldCalibrationData-collectedUnscaled'.AS42]*[$'realWorldCalibrationData-collectedUnscaled'.$AV42];&quot;&quot;)">
            <text:p/>
          </table:table-cell>
          <table:table-cell/>
          <table:table-cell table:formula="of:=IF(ISBLANK([$'realWorldCalibrationData-collectedUnscaled'.AW42]);&quot;&quot;;[$'realWorldCalibrationData-collectedUnscaled'.AW42])" office:value-type="string" office:string-value="MtSO2/year" calcext:value-type="string">
            <text:p>MtSO2/year</text:p>
          </table:table-cell>
          <table:table-cell table:formula="of:=IF(ISBLANK([$'realWorldCalibrationData-collectedUnscaled'.AX42]);&quot;&quot;;[$'realWorldCalibrationData-collectedUnscaled'.AX42])" office:value-type="string" office:string-value="rcmip" calcext:value-type="string">
            <text:p>rcmip</text:p>
          </table:table-cell>
          <table:table-cell table:formula="of:=IF(ISBLANK([$'realWorldCalibrationData-collectedUnscaled'.AY42]);&quot;&quot;;[$'realWorldCalibrationData-collectedUnscaled'.AY42])">
            <text:p/>
          </table:table-cell>
          <table:table-cell table:formula="of:=IF(ISBLANK([$'realWorldCalibrationData-collectedUnscaled'.AZ42]);&quot;&quot;;[$'realWorldCalibrationData-collectedUnscaled'.AZ42])">
            <text:p/>
          </table:table-cell>
          <table:table-cell table:formula="of:=IF(ISBLANK([$'realWorldCalibrationData-collectedUnscaled'.BA42]);&quot;&quot;;[$'realWorldCalibrationData-collectedUnscaled'.BA42])">
            <text:p/>
          </table:table-cell>
        </table:table-row>
        <table:table-row table:style-name="ro1">
          <table:table-cell table:formula="of:=[$'realWorldCalibrationData-collectedUnscaled'.A43]" office:value-type="string" office:string-value="fossil energy.conversion efficiency of fossil fuels to secondary fossil energy[1]" calcext:value-type="string">
            <text:p>fossil energy.conversion efficiency of fossil fuels to secondary fossil energy[1]</text:p>
          </table:table-cell>
          <table:table-cell table:formula="of:=IF([$'realWorldCalibrationData-collectedUnscaled'.B43];[$'realWorldCalibrationData-collectedUnscaled'.B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C43];[$'realWorldCalibrationData-collectedUnscaled'.C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D43];[$'realWorldCalibrationData-collectedUnscaled'.D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E43];[$'realWorldCalibrationData-collectedUnscaled'.E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F43];[$'realWorldCalibrationData-collectedUnscaled'.F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G43];[$'realWorldCalibrationData-collectedUnscaled'.G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H43];[$'realWorldCalibrationData-collectedUnscaled'.H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I43];[$'realWorldCalibrationData-collectedUnscaled'.I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J43];[$'realWorldCalibrationData-collectedUnscaled'.J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K43];[$'realWorldCalibrationData-collectedUnscaled'.K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L43];[$'realWorldCalibrationData-collectedUnscaled'.L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M43];[$'realWorldCalibrationData-collectedUnscaled'.M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N43];[$'realWorldCalibrationData-collectedUnscaled'.N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O43];[$'realWorldCalibrationData-collectedUnscaled'.O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P43];[$'realWorldCalibrationData-collectedUnscaled'.P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Q43];[$'realWorldCalibrationData-collectedUnscaled'.Q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R43];[$'realWorldCalibrationData-collectedUnscaled'.R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S43];[$'realWorldCalibrationData-collectedUnscaled'.S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T43];[$'realWorldCalibrationData-collectedUnscaled'.T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U43];[$'realWorldCalibrationData-collectedUnscaled'.U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V43];[$'realWorldCalibrationData-collectedUnscaled'.V43]*[$'realWorldCalibrationData-collectedUnscaled'.$AV43];&quot;&quot;)" office:value-type="float" office:value="0.36" calcext:value-type="float">
            <text:p>0.36</text:p>
          </table:table-cell>
          <table:table-cell table:formula="of:=IF([$'realWorldCalibrationData-collectedUnscaled'.W43];[$'realWorldCalibrationData-collectedUnscaled'.W43]*[$'realWorldCalibrationData-collectedUnscaled'.$AV43];&quot;&quot;)" office:value-type="float" office:value="0.362352941176471" calcext:value-type="float">
            <text:p>0.362352941176471</text:p>
          </table:table-cell>
          <table:table-cell table:formula="of:=IF([$'realWorldCalibrationData-collectedUnscaled'.X43];[$'realWorldCalibrationData-collectedUnscaled'.X43]*[$'realWorldCalibrationData-collectedUnscaled'.$AV43];&quot;&quot;)" office:value-type="float" office:value="0.364705882352941" calcext:value-type="float">
            <text:p>0.364705882352941</text:p>
          </table:table-cell>
          <table:table-cell table:formula="of:=IF([$'realWorldCalibrationData-collectedUnscaled'.Y43];[$'realWorldCalibrationData-collectedUnscaled'.Y43]*[$'realWorldCalibrationData-collectedUnscaled'.$AV43];&quot;&quot;)" office:value-type="float" office:value="0.367058823529412" calcext:value-type="float">
            <text:p>0.367058823529412</text:p>
          </table:table-cell>
          <table:table-cell table:formula="of:=IF([$'realWorldCalibrationData-collectedUnscaled'.Z43];[$'realWorldCalibrationData-collectedUnscaled'.Z43]*[$'realWorldCalibrationData-collectedUnscaled'.$AV43];&quot;&quot;)" office:value-type="float" office:value="0.369411764705882" calcext:value-type="float">
            <text:p>0.369411764705882</text:p>
          </table:table-cell>
          <table:table-cell table:formula="of:=IF([$'realWorldCalibrationData-collectedUnscaled'.AA43];[$'realWorldCalibrationData-collectedUnscaled'.AA43]*[$'realWorldCalibrationData-collectedUnscaled'.$AV43];&quot;&quot;)" office:value-type="float" office:value="0.371764705882353" calcext:value-type="float">
            <text:p>0.371764705882353</text:p>
          </table:table-cell>
          <table:table-cell table:formula="of:=IF([$'realWorldCalibrationData-collectedUnscaled'.AB43];[$'realWorldCalibrationData-collectedUnscaled'.AB43]*[$'realWorldCalibrationData-collectedUnscaled'.$AV43];&quot;&quot;)" office:value-type="float" office:value="0.374117647058824" calcext:value-type="float">
            <text:p>0.374117647058824</text:p>
          </table:table-cell>
          <table:table-cell table:formula="of:=IF([$'realWorldCalibrationData-collectedUnscaled'.AC43];[$'realWorldCalibrationData-collectedUnscaled'.AC43]*[$'realWorldCalibrationData-collectedUnscaled'.$AV43];&quot;&quot;)" office:value-type="float" office:value="0.376470588235294" calcext:value-type="float">
            <text:p>0.376470588235294</text:p>
          </table:table-cell>
          <table:table-cell table:formula="of:=IF([$'realWorldCalibrationData-collectedUnscaled'.AD43];[$'realWorldCalibrationData-collectedUnscaled'.AD43]*[$'realWorldCalibrationData-collectedUnscaled'.$AV43];&quot;&quot;)" office:value-type="float" office:value="0.378823529411765" calcext:value-type="float">
            <text:p>0.378823529411765</text:p>
          </table:table-cell>
          <table:table-cell table:formula="of:=IF([$'realWorldCalibrationData-collectedUnscaled'.AE43];[$'realWorldCalibrationData-collectedUnscaled'.AE43]*[$'realWorldCalibrationData-collectedUnscaled'.$AV43];&quot;&quot;)" office:value-type="float" office:value="0.381176470588235" calcext:value-type="float">
            <text:p>0.381176470588235</text:p>
          </table:table-cell>
          <table:table-cell table:formula="of:=IF([$'realWorldCalibrationData-collectedUnscaled'.AF43];[$'realWorldCalibrationData-collectedUnscaled'.AF43]*[$'realWorldCalibrationData-collectedUnscaled'.$AV43];&quot;&quot;)" office:value-type="float" office:value="0.383529411764706" calcext:value-type="float">
            <text:p>0.383529411764706</text:p>
          </table:table-cell>
          <table:table-cell table:formula="of:=IF([$'realWorldCalibrationData-collectedUnscaled'.AG43];[$'realWorldCalibrationData-collectedUnscaled'.AG43]*[$'realWorldCalibrationData-collectedUnscaled'.$AV43];&quot;&quot;)" office:value-type="float" office:value="0.385882352941176" calcext:value-type="float">
            <text:p>0.385882352941176</text:p>
          </table:table-cell>
          <table:table-cell table:formula="of:=IF([$'realWorldCalibrationData-collectedUnscaled'.AH43];[$'realWorldCalibrationData-collectedUnscaled'.AH43]*[$'realWorldCalibrationData-collectedUnscaled'.$AV43];&quot;&quot;)" office:value-type="float" office:value="0.388235294117647" calcext:value-type="float">
            <text:p>0.388235294117647</text:p>
          </table:table-cell>
          <table:table-cell table:formula="of:=IF([$'realWorldCalibrationData-collectedUnscaled'.AI43];[$'realWorldCalibrationData-collectedUnscaled'.AI43]*[$'realWorldCalibrationData-collectedUnscaled'.$AV43];&quot;&quot;)" office:value-type="float" office:value="0.390588235294118" calcext:value-type="float">
            <text:p>0.390588235294118</text:p>
          </table:table-cell>
          <table:table-cell table:formula="of:=IF([$'realWorldCalibrationData-collectedUnscaled'.AJ43];[$'realWorldCalibrationData-collectedUnscaled'.AJ43]*[$'realWorldCalibrationData-collectedUnscaled'.$AV43];&quot;&quot;)" office:value-type="float" office:value="0.392941176470588" calcext:value-type="float">
            <text:p>0.392941176470588</text:p>
          </table:table-cell>
          <table:table-cell table:formula="of:=IF([$'realWorldCalibrationData-collectedUnscaled'.AK43];[$'realWorldCalibrationData-collectedUnscaled'.AK43]*[$'realWorldCalibrationData-collectedUnscaled'.$AV43];&quot;&quot;)" office:value-type="float" office:value="0.395294117647059" calcext:value-type="float">
            <text:p>0.395294117647059</text:p>
          </table:table-cell>
          <table:table-cell table:formula="of:=IF([$'realWorldCalibrationData-collectedUnscaled'.AL43];[$'realWorldCalibrationData-collectedUnscaled'.AL43]*[$'realWorldCalibrationData-collectedUnscaled'.$AV43];&quot;&quot;)" office:value-type="float" office:value="0.397647058823529" calcext:value-type="float">
            <text:p>0.397647058823529</text:p>
          </table:table-cell>
          <table:table-cell table:formula="of:=IF([$'realWorldCalibrationData-collectedUnscaled'.AM43];[$'realWorldCalibrationData-collectedUnscaled'.AM43]*[$'realWorldCalibrationData-collectedUnscaled'.$AV43];&quot;&quot;)" office:value-type="float" office:value="0.4" calcext:value-type="float">
            <text:p>0.4</text:p>
          </table:table-cell>
          <table:table-cell table:formula="of:=IF([$'realWorldCalibrationData-collectedUnscaled'.AN43];[$'realWorldCalibrationData-collectedUnscaled'.AN43]*[$'realWorldCalibrationData-collectedUnscaled'.$AV43];&quot;&quot;)" office:value-type="float" office:value="0.401515151515152" calcext:value-type="float">
            <text:p>0.401515151515152</text:p>
          </table:table-cell>
          <table:table-cell table:formula="of:=IF([$'realWorldCalibrationData-collectedUnscaled'.AO43];[$'realWorldCalibrationData-collectedUnscaled'.AO43]*[$'realWorldCalibrationData-collectedUnscaled'.$AV43];&quot;&quot;)" office:value-type="float" office:value="0.403030303030303" calcext:value-type="float">
            <text:p>0.403030303030303</text:p>
          </table:table-cell>
          <table:table-cell table:formula="of:=IF([$'realWorldCalibrationData-collectedUnscaled'.AP43];[$'realWorldCalibrationData-collectedUnscaled'.AP43]*[$'realWorldCalibrationData-collectedUnscaled'.$AV43];&quot;&quot;)" office:value-type="float" office:value="0.404545454545455" calcext:value-type="float">
            <text:p>0.404545454545455</text:p>
          </table:table-cell>
          <table:table-cell table:formula="of:=IF([$'realWorldCalibrationData-collectedUnscaled'.AQ43];[$'realWorldCalibrationData-collectedUnscaled'.AQ43]*[$'realWorldCalibrationData-collectedUnscaled'.$AV43];&quot;&quot;)" office:value-type="float" office:value="0.406060606060606" calcext:value-type="float">
            <text:p>0.406060606060606</text:p>
          </table:table-cell>
          <table:table-cell table:formula="of:=IF([$'realWorldCalibrationData-collectedUnscaled'.AR43];[$'realWorldCalibrationData-collectedUnscaled'.AR43]*[$'realWorldCalibrationData-collectedUnscaled'.$AV43];&quot;&quot;)" office:value-type="float" office:value="0.407575757575758" calcext:value-type="float">
            <text:p>0.407575757575758</text:p>
          </table:table-cell>
          <table:table-cell table:formula="of:=IF([$'realWorldCalibrationData-collectedUnscaled'.AS43];[$'realWorldCalibrationData-collectedUnscaled'.AS43]*[$'realWorldCalibrationData-collectedUnscaled'.$AV43];&quot;&quot;)" office:value-type="float" office:value="0.409090909090909" calcext:value-type="float">
            <text:p>0.409090909090909</text:p>
          </table:table-cell>
          <table:table-cell/>
          <table:table-cell table:formula="of:=IF(ISBLANK([$'realWorldCalibrationData-collectedUnscaled'.AW43]);&quot;&quot;;[$'realWorldCalibrationData-collectedUnscaled'.AW43])" office:value-type="string" office:string-value="dmnl" calcext:value-type="string">
            <text:p>dmnl</text:p>
          </table:table-cell>
          <table:table-cell table:formula="of:=IF(ISBLANK([$'realWorldCalibrationData-collectedUnscaled'.AX43]);&quot;&quot;;[$'realWorldCalibrationData-collectedUnscaled'.AX43])" office:value-type="string" office:string-value="conversion factors of primary energy to electricity in a traditional fossil fuel plant" calcext:value-type="string">
            <text:p>conversion factors of primary energy to electricity in a traditional fossil fuel plant</text:p>
          </table:table-cell>
          <table:table-cell table:formula="of:=IF(ISBLANK([$'realWorldCalibrationData-collectedUnscaled'.AY43]);&quot;&quot;;[$'realWorldCalibrationData-collectedUnscaled'.AY43])" office:value-type="string" office:string-value="https://www.energyinst.org/__data/assets/pdf_file/0003/1055541/Methodology.pdf" calcext:value-type="string">
            <text:p>https://www.energyinst.org/__data/assets/pdf_file/0003/1055541/Methodology.pdf</text:p>
          </table:table-cell>
          <table:table-cell table:formula="of:=IF(ISBLANK([$'realWorldCalibrationData-collectedUnscaled'.AZ43]);&quot;&quot;;[$'realWorldCalibrationData-collectedUnscaled'.AZ43])">
            <text:p/>
          </table:table-cell>
          <table:table-cell table:formula="of:=IF(ISBLANK([$'realWorldCalibrationData-collectedUnscaled'.BA43]);&quot;&quot;;[$'realWorldCalibrationData-collectedUnscaled'.BA43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DejaVu Sans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£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75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75">
      <number:text>-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04-18">00/00/0000</text:date></text:span><text:span text:style-name="MT1">, </text:span><text:span text:style-name="MT1"><text:time style:data-style-name="N2" text:time-value="11:00:36.39399861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14:40:35.486427113</dc:date>
    <dc:creator>Benjamin Blanz</dc:creator>
    <meta:editing-duration>P2DT3H27M29S</meta:editing-duration>
    <meta:editing-cycles>46</meta:editing-cycles>
    <meta:generator>LibreOffice/7.6.4.1$Linux_X86_64 LibreOffice_project/60$Build-1</meta:generator>
    <meta:document-statistic meta:table-count="2" meta:cell-count="3589" meta:object-count="0"/>
    <meta:user-defined meta:name=""/>
    <meta:user-defined meta:name="qrichtext">1</meta:user-defined>
  </office:meta>
</office:document-meta>
</file>